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1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bf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8f2a1"/>
    </style:style>
    <style:style style:name="ce1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ASTE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<text:s text:c="3"/>ncalls <text:s/>tottime <text:s/>percall <text:s/>cumtime <text:s/>percall filename:lineno(function)</text:p>
          </table:table-cell>
          <table:table-cell table:formula="of:=TRIM([.A1])" office:value-type="string" office:string-value="ncalls tottime percall cumtime percall filename:lineno(function)" calcext:value-type="string">
            <text:p>ncalls tottime percall cumtime percall filename:lineno(function)</text:p>
          </table:table-cell>
          <table:table-cell office:value-type="string" calcext:value-type="string">
            <text:p>ncalls</text:p>
          </table:table-cell>
          <table:table-cell office:value-type="string" calcext:value-type="string">
            <text:p>tottime</text:p>
          </table:table-cell>
          <table:table-cell office:value-type="string" calcext:value-type="string">
            <text:p>percall</text:p>
          </table:table-cell>
          <table:table-cell office:value-type="string" calcext:value-type="string">
            <text:p>cumtime</text:p>
          </table:table-cell>
          <table:table-cell office:value-type="string" calcext:value-type="string">
            <text:p>percall</text:p>
          </table:table-cell>
          <table:table-cell office:value-type="string" calcext:value-type="string">
            <text:p>filename:lineno(functio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4067.085 <text:s text:c="3"/>0.194 4067.085 <text:s text:c="3"/>0.194 {built-in method _winapi.CreateProcess}</text:p>
          </table:table-cell>
          <table:table-cell table:formula="of:=TRIM([.A2])" office:value-type="string" office:string-value="21000 4067.085 0.194 4067.085 0.194 {built-in method _winapi.CreateProcess}" calcext:value-type="string">
            <text:p>21000 4067.085 0.194 4067.085 0.194 {built-in method _winapi.CreateProcess}</text:p>
          </table:table-cell>
          <table:table-cell office:value-type="float" office:value="21000" calcext:value-type="float">
            <text:p>21000</text:p>
          </table:table-cell>
          <table:table-cell office:value-type="float" office:value="4067.085" calcext:value-type="float">
            <text:p>4067.085</text:p>
          </table:table-cell>
          <table:table-cell office:value-type="float" office:value="0.194" calcext:value-type="float">
            <text:p>0.194</text:p>
          </table:table-cell>
          <table:table-cell office:value-type="float" office:value="4067.085" calcext:value-type="float">
            <text:p>4067.085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winapi.CreateProcess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8086567 1040.076 <text:s text:c="3"/>0.000 2073.459 <text:s text:c="3"/>0.000 pathlib.py:556(_select_from)</text:p>
          </table:table-cell>
          <table:table-cell table:formula="of:=TRIM([.A3])" office:value-type="string" office:string-value="108086567 1040.076 0.000 2073.459 0.000 pathlib.py:556(_select_from)" calcext:value-type="string">
            <text:p>108086567 1040.076 0.000 2073.459 0.000 pathlib.py:556(_select_from)</text:p>
          </table:table-cell>
          <table:table-cell office:value-type="float" office:value="108086567" calcext:value-type="float">
            <text:p>108086567</text:p>
          </table:table-cell>
          <table:table-cell office:value-type="float" office:value="1040.076" calcext:value-type="float">
            <text:p>1040.076</text:p>
          </table:table-cell>
          <table:table-cell office:value-type="float" office:value="0" calcext:value-type="float">
            <text:p>0</text:p>
          </table:table-cell>
          <table:table-cell office:value-type="float" office:value="2073.459" calcext:value-type="float">
            <text:p>2073.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56(_select_fro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/>550.208 <text:s text:c="3"/>0.026 1008.188 <text:s text:c="3"/>0.048 evolve_executor.py:242(&lt;listcomp&gt;)</text:p>
          </table:table-cell>
          <table:table-cell table:formula="of:=TRIM([.A4])" office:value-type="string" office:string-value="21000 550.208 0.026 1008.188 0.048 evolve_executor.py:242(&lt;listcomp&gt;)" calcext:value-type="string">
            <text:p>21000 550.208 0.026 1008.188 0.048 evolve_executor.py:242(&lt;listcomp&gt;)</text:p>
          </table:table-cell>
          <table:table-cell office:value-type="float" office:value="21000" calcext:value-type="float">
            <text:p>21000</text:p>
          </table:table-cell>
          <table:table-cell office:value-type="float" office:value="550.208" calcext:value-type="float">
            <text:p>550.208</text:p>
          </table:table-cell>
          <table:table-cell office:value-type="float" office:value="0.026" calcext:value-type="float">
            <text:p>0.026</text:p>
          </table:table-cell>
          <table:table-cell office:value-type="float" office:value="1008.188" calcext:value-type="float">
            <text:p>1008.188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evolve_executor.py:242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0553902 <text:s/>505.048 <text:s text:c="3"/>0.000 <text:s/>505.048 <text:s text:c="3"/>0.000 {method 'replace' of 'str' objects}</text:p>
          </table:table-cell>
          <table:table-cell table:formula="of:=TRIM([.A5])" office:value-type="string" office:string-value="440553902 505.048 0.000 505.048 0.000 {method 'replace' of 'str' objects}" calcext:value-type="string">
            <text:p>440553902 505.048 0.000 505.048 0.000 {method 'replace' of 'str' objects}</text:p>
          </table:table-cell>
          <table:table-cell office:value-type="float" office:value="440553902" calcext:value-type="float">
            <text:p>440553902</text:p>
          </table:table-cell>
          <table:table-cell office:value-type="float" office:value="505.048" calcext:value-type="float">
            <text:p>505.048</text:p>
          </table:table-cell>
          <table:table-cell office:value-type="float" office:value="0" calcext:value-type="float">
            <text:p>0</text:p>
          </table:table-cell>
          <table:table-cell office:value-type="float" office:value="505.048" calcext:value-type="float">
            <text:p>505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plac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125440 <text:s/>469.700 <text:s text:c="3"/>0.000 <text:s/>469.700 <text:s text:c="3"/>0.000 {built-in method __new__ of type object at 0x00007FFFDBB9BC60}</text:p>
          </table:table-cell>
          <table:table-cell table:formula="of:=TRIM([.A6])" office:value-type="string" office:string-value="108125440 469.700 0.000 469.700 0.000 {built-in method __new__ of type object at 0x00007FFFDBB9BC60}" calcext:value-type="string">
            <text:p>108125440 469.700 0.000 469.700 0.000 {built-in method __new__ of type object at 0x00007FFFDBB9BC60}</text:p>
          </table:table-cell>
          <table:table-cell office:value-type="float" office:value="108125440" calcext:value-type="float">
            <text:p>108125440</text:p>
          </table:table-cell>
          <table:table-cell office:value-type="float" office:value="469.7" calcext:value-type="float">
            <text:p>469.7</text:p>
          </table:table-cell>
          <table:table-cell office:value-type="float" office:value="0" calcext:value-type="float">
            <text:p>0</text:p>
          </table:table-cell>
          <table:table-cell office:value-type="float" office:value="469.7" calcext:value-type="float">
            <text:p>46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_new__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0x00007FFFDBB9BC60}</text:p>
          </table:table-cell>
        </table:table-row>
        <table:table-row table:style-name="ro1">
          <table:table-cell office:value-type="string" calcext:value-type="string">
            <text:p><text:s text:c="4"/>21000 <text:s/>277.833 <text:s text:c="3"/>0.013 <text:s/>277.833 <text:s text:c="3"/>0.013 {built-in method _winapi.TerminateProcess}</text:p>
          </table:table-cell>
          <table:table-cell table:formula="of:=TRIM([.A7])" office:value-type="string" office:string-value="21000 277.833 0.013 277.833 0.013 {built-in method _winapi.TerminateProcess}" calcext:value-type="string">
            <text:p>21000 277.833 0.013 277.833 0.013 {built-in method _winapi.TerminateProcess}</text:p>
          </table:table-cell>
          <table:table-cell office:value-type="float" office:value="21000" calcext:value-type="float">
            <text:p>21000</text:p>
          </table:table-cell>
          <table:table-cell office:value-type="float" office:value="277.833" calcext:value-type="float">
            <text:p>277.833</text:p>
          </table:table-cell>
          <table:table-cell office:value-type="float" office:value="0.013" calcext:value-type="float">
            <text:p>0.013</text:p>
          </table:table-cell>
          <table:table-cell office:value-type="float" office:value="277.833" calcext:value-type="float">
            <text:p>277.83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winapi.TerminateProcess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4568453 <text:s/>244.039 <text:s text:c="3"/>0.000 <text:s/>344.149 <text:s text:c="3"/>0.000 pathlib.py:742(__str__)</text:p>
          </table:table-cell>
          <table:table-cell table:formula="of:=TRIM([.A8])" office:value-type="string" office:string-value="324568453 244.039 0.000 344.149 0.000 pathlib.py:742(__str__)" calcext:value-type="string">
            <text:p>324568453 244.039 0.000 344.149 0.000 pathlib.py:742(__str__)</text:p>
          </table:table-cell>
          <table:table-cell office:value-type="float" office:value="324568453" calcext:value-type="float">
            <text:p>324568453</text:p>
          </table:table-cell>
          <table:table-cell office:value-type="float" office:value="244.039" calcext:value-type="float">
            <text:p>244.039</text:p>
          </table:table-cell>
          <table:table-cell office:value-type="float" office:value="0" calcext:value-type="float">
            <text:p>0</text:p>
          </table:table-cell>
          <table:table-cell office:value-type="float" office:value="344.149" calcext:value-type="float">
            <text:p>344.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34580378 <text:s/>213.949 <text:s text:c="2"/>-0.000 <text:s/>213.949 <text:s text:c="2"/>-0.000 {built-in method builtins.len}</text:p>
          </table:table-cell>
          <table:table-cell table:formula="of:=TRIM([.A9])" office:value-type="string" office:string-value="-434580378 213.949 -0.000 213.949 -0.000 {built-in method builtins.len}" calcext:value-type="string">
            <text:p>-434580378 213.949 -0.000 213.949 -0.000 {built-in method builtins.len}</text:p>
          </table:table-cell>
          <table:table-cell office:value-type="float" office:value="-434580378" calcext:value-type="float">
            <text:p>-434580378</text:p>
          </table:table-cell>
          <table:table-cell office:value-type="float" office:value="213.949" calcext:value-type="float">
            <text:p>213.949</text:p>
          </table:table-cell>
          <table:table-cell office:value-type="float" office:value="-0" calcext:value-type="float">
            <text:p>0</text:p>
          </table:table-cell>
          <table:table-cell office:value-type="float" office:value="213.949" calcext:value-type="float">
            <text:p>213.949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le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8125440 <text:s/>186.291 <text:s text:c="3"/>0.000 <text:s/>706.240 <text:s text:c="3"/>0.000 pathlib.py:715(_from_parsed_parts)</text:p>
          </table:table-cell>
          <table:table-cell table:formula="of:=TRIM([.A10])" office:value-type="string" office:string-value="108125440 186.291 0.000 706.240 0.000 pathlib.py:715(_from_parsed_parts)" calcext:value-type="string">
            <text:p>108125440 186.291 0.000 706.240 0.000 pathlib.py:715(_from_parsed_parts)</text:p>
          </table:table-cell>
          <table:table-cell office:value-type="float" office:value="108125440" calcext:value-type="float">
            <text:p>108125440</text:p>
          </table:table-cell>
          <table:table-cell office:value-type="float" office:value="186.291" calcext:value-type="float">
            <text:p>186.291</text:p>
          </table:table-cell>
          <table:table-cell office:value-type="float" office:value="0" calcext:value-type="float">
            <text:p>0</text:p>
          </table:table-cell>
          <table:table-cell office:value-type="float" office:value="706.24" calcext:value-type="float">
            <text:p>706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8083440 <text:s/>170.109 <text:s text:c="3"/>0.000 <text:s/>876.250 <text:s text:c="3"/>0.000 pathlib.py:1098(_make_child_relpath)</text:p>
          </table:table-cell>
          <table:table-cell table:formula="of:=TRIM([.A11])" office:value-type="string" office:string-value="108083440 170.109 0.000 876.250 0.000 pathlib.py:1098(_make_child_relpath)" calcext:value-type="string">
            <text:p>108083440 170.109 0.000 876.250 0.000 pathlib.py:1098(_make_child_relpath)</text:p>
          </table:table-cell>
          <table:table-cell office:value-type="float" office:value="108083440" calcext:value-type="float">
            <text:p>108083440</text:p>
          </table:table-cell>
          <table:table-cell office:value-type="float" office:value="170.109" calcext:value-type="float">
            <text:p>170.109</text:p>
          </table:table-cell>
          <table:table-cell office:value-type="float" office:value="0" calcext:value-type="float">
            <text:p>0</text:p>
          </table:table-cell>
          <table:table-cell office:value-type="float" office:value="876.25" calcext:value-type="float">
            <text:p>8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98(_make_child_relpat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126000 <text:s/>117.600 <text:s text:c="3"/>0.001 <text:s/>123.075 <text:s text:c="3"/>0.001 evolve_executor.py:63(&lt;listcomp&gt;)</text:p>
          </table:table-cell>
          <table:table-cell table:formula="of:=TRIM([.A12])" office:value-type="string" office:string-value="126000 117.600 0.001 123.075 0.001 evolve_executor.py:63(&lt;listcomp&gt;)" calcext:value-type="string">
            <text:p>126000 117.600 0.001 123.075 0.001 evolve_executor.py:63(&lt;listcomp&gt;)</text:p>
          </table:table-cell>
          <table:table-cell office:value-type="float" office:value="126000" calcext:value-type="float">
            <text:p>126000</text:p>
          </table:table-cell>
          <table:table-cell office:value-type="float" office:value="117.6" calcext:value-type="float">
            <text:p>117.6</text:p>
          </table:table-cell>
          <table:table-cell office:value-type="float" office:value="0.001" calcext:value-type="float">
            <text:p>0.001</text:p>
          </table:table-cell>
          <table:table-cell office:value-type="float" office:value="123.075" calcext:value-type="float">
            <text:p>123.07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.py:63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0471031 <text:s/>115.810 <text:s text:c="3"/>0.000 <text:s/>115.810 <text:s text:c="3"/>0.000 {method 'split' of 'str' objects}</text:p>
          </table:table-cell>
          <table:table-cell table:formula="of:=TRIM([.A13])" office:value-type="string" office:string-value="260471031 115.810 0.000 115.810 0.000 {method 'split' of 'str' objects}" calcext:value-type="string">
            <text:p>260471031 115.810 0.000 115.810 0.000 {method 'split' of 'str' objects}</text:p>
          </table:table-cell>
          <table:table-cell office:value-type="float" office:value="260471031" calcext:value-type="float">
            <text:p>260471031</text:p>
          </table:table-cell>
          <table:table-cell office:value-type="float" office:value="115.81" calcext:value-type="float">
            <text:p>115.81</text:p>
          </table:table-cell>
          <table:table-cell office:value-type="float" office:value="0" calcext:value-type="float">
            <text:p>0</text:p>
          </table:table-cell>
          <table:table-cell office:value-type="float" office:value="115.81" calcext:value-type="float">
            <text:p>115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pli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4770135 <text:s/>109.679 <text:s text:c="3"/>0.000 <text:s/>538.380 <text:s text:c="3"/>0.000 evolve_executor.py:136(wrangle_biodata)</text:p>
          </table:table-cell>
          <table:table-cell table:formula="of:=TRIM([.A14])" office:value-type="string" office:string-value="14770135 109.679 0.000 538.380 0.000 evolve_executor.py:136(wrangle_biodata)" calcext:value-type="string">
            <text:p>14770135 109.679 0.000 538.380 0.000 evolve_executor.py:136(wrangle_biodata)</text:p>
          </table:table-cell>
          <table:table-cell office:value-type="float" office:value="14770135" calcext:value-type="float">
            <text:p>14770135</text:p>
          </table:table-cell>
          <table:table-cell office:value-type="float" office:value="109.679" calcext:value-type="float">
            <text:p>109.679</text:p>
          </table:table-cell>
          <table:table-cell office:value-type="float" office:value="0" calcext:value-type="float">
            <text:p>0</text:p>
          </table:table-cell>
          <table:table-cell office:value-type="float" office:value="538.38" calcext:value-type="float">
            <text:p>538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136(wrangle_biodat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8083440 <text:s/>103.930 <text:s text:c="3"/>0.000 <text:s/>103.930 <text:s text:c="3"/>0.000 {method 'fullmatch' of 're.Pattern' objects}</text:p>
          </table:table-cell>
          <table:table-cell table:formula="of:=TRIM([.A15])" office:value-type="string" office:string-value="108083440 103.930 0.000 103.930 0.000 {method 'fullmatch' of 're.Pattern' objects}" calcext:value-type="string">
            <text:p>108083440 103.930 0.000 103.930 0.000 {method 'fullmatch' of 're.Pattern' objects}</text:p>
          </table:table-cell>
          <table:table-cell office:value-type="float" office:value="108083440" calcext:value-type="float">
            <text:p>108083440</text:p>
          </table:table-cell>
          <table:table-cell office:value-type="float" office:value="103.93" calcext:value-type="float">
            <text:p>103.93</text:p>
          </table:table-cell>
          <table:table-cell office:value-type="float" office:value="0" calcext:value-type="float">
            <text:p>0</text:p>
          </table:table-cell>
          <table:table-cell office:value-type="float" office:value="103.93" calcext:value-type="float">
            <text:p>103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fullmatch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re.Pattern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3127 <text:s text:c="2"/>99.499 <text:s text:c="3"/>0.032 <text:s/>394.573 <text:s text:c="3"/>0.126 evolve_executor.py:188(&lt;listcomp&gt;)</text:p>
          </table:table-cell>
          <table:table-cell table:formula="of:=TRIM([.A16])" office:value-type="string" office:string-value="3127 99.499 0.032 394.573 0.126 evolve_executor.py:188(&lt;listcomp&gt;)" calcext:value-type="string">
            <text:p>3127 99.499 0.032 394.573 0.126 evolve_executor.py:188(&lt;listcomp&gt;)</text:p>
          </table:table-cell>
          <table:table-cell office:value-type="float" office:value="3127" calcext:value-type="float">
            <text:p>3127</text:p>
          </table:table-cell>
          <table:table-cell office:value-type="float" office:value="99.499" calcext:value-type="float">
            <text:p>99.499</text:p>
          </table:table-cell>
          <table:table-cell office:value-type="float" office:value="0.032" calcext:value-type="float">
            <text:p>0.032</text:p>
          </table:table-cell>
          <table:table-cell office:value-type="float" office:value="394.573" calcext:value-type="float">
            <text:p>394.573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evolve_executor.py:188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127 <text:s text:c="2"/>98.561 <text:s text:c="3"/>0.032 <text:s/>174.182 <text:s text:c="3"/>0.056 evolve_executor.py:189(&lt;listcomp&gt;)</text:p>
          </table:table-cell>
          <table:table-cell table:formula="of:=TRIM([.A17])" office:value-type="string" office:string-value="3127 98.561 0.032 174.182 0.056 evolve_executor.py:189(&lt;listcomp&gt;)" calcext:value-type="string">
            <text:p>3127 98.561 0.032 174.182 0.056 evolve_executor.py:189(&lt;listcomp&gt;)</text:p>
          </table:table-cell>
          <table:table-cell office:value-type="float" office:value="3127" calcext:value-type="float">
            <text:p>3127</text:p>
          </table:table-cell>
          <table:table-cell office:value-type="float" office:value="98.561" calcext:value-type="float">
            <text:p>98.561</text:p>
          </table:table-cell>
          <table:table-cell office:value-type="float" office:value="0.032" calcext:value-type="float">
            <text:p>0.032</text:p>
          </table:table-cell>
          <table:table-cell office:value-type="float" office:value="174.182" calcext:value-type="float">
            <text:p>174.182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evolve_executor.py:189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14770135 <text:s text:c="2"/>91.997 <text:s text:c="3"/>0.000 <text:s/>118.271 <text:s text:c="3"/>0.000 genome_handler.py:83(&lt;listcomp&gt;)</text:p>
          </table:table-cell>
          <table:table-cell table:formula="of:=TRIM([.A18])" office:value-type="string" office:string-value="14770135 91.997 0.000 118.271 0.000 genome_handler.py:83(&lt;listcomp&gt;)" calcext:value-type="string">
            <text:p>14770135 91.997 0.000 118.271 0.000 genome_handler.py:83(&lt;listcomp&gt;)</text:p>
          </table:table-cell>
          <table:table-cell office:value-type="float" office:value="14770135" calcext:value-type="float">
            <text:p>14770135</text:p>
          </table:table-cell>
          <table:table-cell office:value-type="float" office:value="91.997" calcext:value-type="float">
            <text:p>91.997</text:p>
          </table:table-cell>
          <table:table-cell office:value-type="float" office:value="0" calcext:value-type="float">
            <text:p>0</text:p>
          </table:table-cell>
          <table:table-cell office:value-type="float" office:value="118.271" calcext:value-type="float">
            <text:p>118.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127 <text:s text:c="2"/>76.495 <text:s text:c="3"/>0.024 <text:s/>100.540 <text:s text:c="3"/>0.032 evolve_executor.py:194(&lt;listcomp&gt;)</text:p>
          </table:table-cell>
          <table:table-cell table:formula="of:=TRIM([.A19])" office:value-type="string" office:string-value="3127 76.495 0.024 100.540 0.032 evolve_executor.py:194(&lt;listcomp&gt;)" calcext:value-type="string">
            <text:p>3127 76.495 0.024 100.540 0.032 evolve_executor.py:194(&lt;listcomp&gt;)</text:p>
          </table:table-cell>
          <table:table-cell office:value-type="float" office:value="3127" calcext:value-type="float">
            <text:p>3127</text:p>
          </table:table-cell>
          <table:table-cell office:value-type="float" office:value="76.495" calcext:value-type="float">
            <text:p>76.495</text:p>
          </table:table-cell>
          <table:table-cell office:value-type="float" office:value="0.024" calcext:value-type="float">
            <text:p>0.024</text:p>
          </table:table-cell>
          <table:table-cell office:value-type="float" office:value="100.54" calcext:value-type="float">
            <text:p>100.5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evolve_executor.py:194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8086567 <text:s text:c="2"/>75.141 <text:s text:c="3"/>0.000 2151.301 <text:s text:c="3"/>0.000 pathlib.py:1166(glob)</text:p>
          </table:table-cell>
          <table:table-cell table:formula="of:=TRIM([.A20])" office:value-type="string" office:string-value="108086567 75.141 0.000 2151.301 0.000 pathlib.py:1166(glob)" calcext:value-type="string">
            <text:p>108086567 75.141 0.000 2151.301 0.000 pathlib.py:1166(glob)</text:p>
          </table:table-cell>
          <table:table-cell office:value-type="float" office:value="108086567" calcext:value-type="float">
            <text:p>108086567</text:p>
          </table:table-cell>
          <table:table-cell office:value-type="float" office:value="75.141" calcext:value-type="float">
            <text:p>75.141</text:p>
          </table:table-cell>
          <table:table-cell office:value-type="float" office:value="0" calcext:value-type="float">
            <text:p>0</text:p>
          </table:table-cell>
          <table:table-cell office:value-type="float" office:value="2151.301" calcext:value-type="float">
            <text:p>2151.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66(glob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2"/>72.791 <text:s text:c="3"/>0.003 <text:s text:c="2"/>80.066 <text:s text:c="3"/>0.004 genome_handler.py:32(get_organics_from_universe)</text:p>
          </table:table-cell>
          <table:table-cell table:formula="of:=TRIM([.A21])" office:value-type="string" office:string-value="21000 72.791 0.003 80.066 0.004 genome_handler.py:32(get_organics_from_universe)" calcext:value-type="string">
            <text:p>21000 72.791 0.003 80.066 0.004 genome_handler.py:32(get_organics_from_universe)</text:p>
          </table:table-cell>
          <table:table-cell office:value-type="float" office:value="21000" calcext:value-type="float">
            <text:p>21000</text:p>
          </table:table-cell>
          <table:table-cell office:value-type="float" office:value="72.791" calcext:value-type="float">
            <text:p>72.791</text:p>
          </table:table-cell>
          <table:table-cell office:value-type="float" office:value="0.003" calcext:value-type="float">
            <text:p>0.003</text:p>
          </table:table-cell>
          <table:table-cell office:value-type="float" office:value="80.066" calcext:value-type="float">
            <text:p>80.06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14770135 <text:s text:c="2"/>68.872 <text:s text:c="3"/>0.000 <text:s text:c="2"/>96.414 <text:s text:c="3"/>0.000 genome_handler.py:82(&lt;listcomp&gt;)</text:p>
          </table:table-cell>
          <table:table-cell table:formula="of:=TRIM([.A22])" office:value-type="string" office:string-value="14770135 68.872 0.000 96.414 0.000 genome_handler.py:82(&lt;listcomp&gt;)" calcext:value-type="string">
            <text:p>14770135 68.872 0.000 96.414 0.000 genome_handler.py:82(&lt;listcomp&gt;)</text:p>
          </table:table-cell>
          <table:table-cell office:value-type="float" office:value="14770135" calcext:value-type="float">
            <text:p>14770135</text:p>
          </table:table-cell>
          <table:table-cell office:value-type="float" office:value="68.872" calcext:value-type="float">
            <text:p>68.872</text:p>
          </table:table-cell>
          <table:table-cell office:value-type="float" office:value="0" calcext:value-type="float">
            <text:p>0</text:p>
          </table:table-cell>
          <table:table-cell office:value-type="float" office:value="96.414" calcext:value-type="float">
            <text:p>96.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477851 <text:s text:c="2"/>68.108 <text:s text:c="3"/>0.000 <text:s text:c="2"/>68.108 <text:s text:c="3"/>0.000 {method 'join' of 'str' objects}</text:p>
          </table:table-cell>
          <table:table-cell table:formula="of:=TRIM([.A23])" office:value-type="string" office:string-value="152477851 68.108 0.000 68.108 0.000 {method 'join' of 'str' objects}" calcext:value-type="string">
            <text:p>152477851 68.108 0.000 68.108 0.000 {method 'join' of 'str' objects}</text:p>
          </table:table-cell>
          <table:table-cell office:value-type="float" office:value="152477851" calcext:value-type="float">
            <text:p>152477851</text:p>
          </table:table-cell>
          <table:table-cell office:value-type="float" office:value="68.108" calcext:value-type="float">
            <text:p>68.108</text:p>
          </table:table-cell>
          <table:table-cell office:value-type="float" office:value="0" calcext:value-type="float">
            <text:p>0</text:p>
          </table:table-cell>
          <table:table-cell office:value-type="float" office:value="68.108" calcext:value-type="float">
            <text:p>68.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join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3127 <text:s text:c="2"/>62.261 <text:s text:c="3"/>0.020 <text:s/>102.198 <text:s text:c="3"/>0.033 evolve_executor.py:195(&lt;listcomp&gt;)</text:p>
          </table:table-cell>
          <table:table-cell table:formula="of:=TRIM([.A24])" office:value-type="string" office:string-value="3127 62.261 0.020 102.198 0.033 evolve_executor.py:195(&lt;listcomp&gt;)" calcext:value-type="string">
            <text:p>3127 62.261 0.020 102.198 0.033 evolve_executor.py:195(&lt;listcomp&gt;)</text:p>
          </table:table-cell>
          <table:table-cell office:value-type="float" office:value="3127" calcext:value-type="float">
            <text:p>3127</text:p>
          </table:table-cell>
          <table:table-cell office:value-type="float" office:value="62.261" calcext:value-type="float">
            <text:p>62.261</text:p>
          </table:table-cell>
          <table:table-cell office:value-type="float" office:value="0.02" calcext:value-type="float">
            <text:p>0.02</text:p>
          </table:table-cell>
          <table:table-cell office:value-type="float" office:value="102.198" calcext:value-type="float">
            <text:p>102.198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evolve_executor.py:195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8125444 <text:s text:c="2"/>59.251 <text:s text:c="3"/>0.000 <text:s/>100.109 <text:s text:c="3"/>0.000 pathlib.py:725(_format_parsed_parts)</text:p>
          </table:table-cell>
          <table:table-cell table:formula="of:=TRIM([.A25])" office:value-type="string" office:string-value="108125444 59.251 0.000 100.109 0.000 pathlib.py:725(_format_parsed_parts)" calcext:value-type="string">
            <text:p>108125444 59.251 0.000 100.109 0.000 pathlib.py:725(_format_parsed_parts)</text:p>
          </table:table-cell>
          <table:table-cell office:value-type="float" office:value="108125444" calcext:value-type="float">
            <text:p>108125444</text:p>
          </table:table-cell>
          <table:table-cell office:value-type="float" office:value="59.251" calcext:value-type="float">
            <text:p>59.251</text:p>
          </table:table-cell>
          <table:table-cell office:value-type="float" office:value="0" calcext:value-type="float">
            <text:p>0</text:p>
          </table:table-cell>
          <table:table-cell office:value-type="float" office:value="100.109" calcext:value-type="float">
            <text:p>10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14770135 <text:s text:c="2"/>57.136 <text:s text:c="3"/>0.000 <text:s text:c="2"/>57.136 <text:s text:c="3"/>0.000 genome_handler.py:80(&lt;listcomp&gt;)</text:p>
          </table:table-cell>
          <table:table-cell table:formula="of:=TRIM([.A26])" office:value-type="string" office:string-value="14770135 57.136 0.000 57.136 0.000 genome_handler.py:80(&lt;listcomp&gt;)" calcext:value-type="string">
            <text:p>14770135 57.136 0.000 57.136 0.000 genome_handler.py:80(&lt;listcomp&gt;)</text:p>
          </table:table-cell>
          <table:table-cell office:value-type="float" office:value="14770135" calcext:value-type="float">
            <text:p>14770135</text:p>
          </table:table-cell>
          <table:table-cell office:value-type="float" office:value="57.136" calcext:value-type="float">
            <text:p>57.136</text:p>
          </table:table-cell>
          <table:table-cell office:value-type="float" office:value="0" calcext:value-type="float">
            <text:p>0</text:p>
          </table:table-cell>
          <table:table-cell office:value-type="float" office:value="57.136" calcext:value-type="float">
            <text:p>57.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9594592 <text:s text:c="2"/>53.816 <text:s text:c="3"/>0.000 <text:s text:c="2"/>53.816 <text:s text:c="3"/>0.000 {method 'isdigit' of 'str' objects}</text:p>
          </table:table-cell>
          <table:table-cell table:formula="of:=TRIM([.A27])" office:value-type="string" office:string-value="789594592 53.816 0.000 53.816 0.000 {method 'isdigit' of 'str' objects}" calcext:value-type="string">
            <text:p>789594592 53.816 0.000 53.816 0.000 {method 'isdigit' of 'str' objects}</text:p>
          </table:table-cell>
          <table:table-cell office:value-type="float" office:value="789594592" calcext:value-type="float">
            <text:p>789594592</text:p>
          </table:table-cell>
          <table:table-cell office:value-type="float" office:value="53.816" calcext:value-type="float">
            <text:p>53.816</text:p>
          </table:table-cell>
          <table:table-cell office:value-type="float" office:value="0" calcext:value-type="float">
            <text:p>0</text:p>
          </table:table-cell>
          <table:table-cell office:value-type="float" office:value="53.816" calcext:value-type="float">
            <text:p>53.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sdigi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125440 <text:s text:c="2"/>50.249 <text:s text:c="3"/>0.000 <text:s text:c="2"/>50.249 <text:s text:c="3"/>0.000 pathlib.py:1089(_init)</text:p>
          </table:table-cell>
          <table:table-cell table:formula="of:=TRIM([.A28])" office:value-type="string" office:string-value="108125440 50.249 0.000 50.249 0.000 pathlib.py:1089(_init)" calcext:value-type="string">
            <text:p>108125440 50.249 0.000 50.249 0.000 pathlib.py:1089(_init)</text:p>
          </table:table-cell>
          <table:table-cell office:value-type="float" office:value="108125440" calcext:value-type="float">
            <text:p>108125440</text:p>
          </table:table-cell>
          <table:table-cell office:value-type="float" office:value="50.249" calcext:value-type="float">
            <text:p>50.249</text:p>
          </table:table-cell>
          <table:table-cell office:value-type="float" office:value="0" calcext:value-type="float">
            <text:p>0</text:p>
          </table:table-cell>
          <table:table-cell office:value-type="float" office:value="50.249" calcext:value-type="float">
            <text:p>50.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6166880 <text:s text:c="2"/>44.673 <text:s text:c="3"/>0.000 <text:s text:c="2"/>44.673 <text:s text:c="3"/>0.000 pathlib.py:530(_select_from)</text:p>
          </table:table-cell>
          <table:table-cell table:formula="of:=TRIM([.A29])" office:value-type="string" office:string-value="216166880 44.673 0.000 44.673 0.000 pathlib.py:530(_select_from)" calcext:value-type="string">
            <text:p>216166880 44.673 0.000 44.673 0.000 pathlib.py:530(_select_from)</text:p>
          </table:table-cell>
          <table:table-cell office:value-type="float" office:value="216166880" calcext:value-type="float">
            <text:p>216166880</text:p>
          </table:table-cell>
          <table:table-cell office:value-type="float" office:value="44.673" calcext:value-type="float">
            <text:p>44.673</text:p>
          </table:table-cell>
          <table:table-cell office:value-type="float" office:value="0" calcext:value-type="float">
            <text:p>0</text:p>
          </table:table-cell>
          <table:table-cell office:value-type="float" office:value="44.673" calcext:value-type="float">
            <text:p>44.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30(_select_fro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14770135 <text:s text:c="2"/>41.464 <text:s text:c="3"/>0.000 <text:s text:c="2"/>41.464 <text:s text:c="3"/>0.000 genome_handler.py:85(&lt;listcomp&gt;)</text:p>
          </table:table-cell>
          <table:table-cell table:formula="of:=TRIM([.A30])" office:value-type="string" office:string-value="14770135 41.464 0.000 41.464 0.000 genome_handler.py:85(&lt;listcomp&gt;)" calcext:value-type="string">
            <text:p>14770135 41.464 0.000 41.464 0.000 genome_handler.py:85(&lt;listcomp&gt;)</text:p>
          </table:table-cell>
          <table:table-cell office:value-type="float" office:value="14770135" calcext:value-type="float">
            <text:p>14770135</text:p>
          </table:table-cell>
          <table:table-cell office:value-type="float" office:value="41.464" calcext:value-type="float">
            <text:p>41.464</text:p>
          </table:table-cell>
          <table:table-cell office:value-type="float" office:value="0" calcext:value-type="float">
            <text:p>0</text:p>
          </table:table-cell>
          <table:table-cell office:value-type="float" office:value="41.464" calcext:value-type="float">
            <text:p>41.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2"/>40.010 <text:s text:c="2"/>40.010 7389.923 7389.923 evolve_executor.py:163(bunch_run)</text:p>
          </table:table-cell>
          <table:table-cell table:formula="of:=TRIM([.A31])" office:value-type="string" office:string-value="1 40.010 40.010 7389.923 7389.923 evolve_executor.py:163(bunch_run)" calcext:value-type="string">
            <text:p>1 40.010 40.010 7389.923 7389.923 evolve_executor.py:163(bunch_ru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.01" calcext:value-type="float">
            <text:p>40.01</text:p>
          </table:table-cell>
          <table:table-cell table:number-columns-repeated="2" office:value-type="float" office:value="7389.923" calcext:value-type="float">
            <text:p>7389.923</text:p>
          </table:table-cell>
          <table:table-cell office:value-type="string" calcext:value-type="string">
            <text:p>evolve_executor.py:163(bunch_ru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127 <text:s text:c="2"/>37.675 <text:s text:c="3"/>0.012 2188.976 <text:s text:c="3"/>0.700 evolve_executor.py:181(&lt;listcomp&gt;)</text:p>
          </table:table-cell>
          <table:table-cell table:formula="of:=TRIM([.A32])" office:value-type="string" office:string-value="3127 37.675 0.012 2188.976 0.700 evolve_executor.py:181(&lt;listcomp&gt;)" calcext:value-type="string">
            <text:p>3127 37.675 0.012 2188.976 0.700 evolve_executor.py:181(&lt;listcomp&gt;)</text:p>
          </table:table-cell>
          <table:table-cell office:value-type="float" office:value="3127" calcext:value-type="float">
            <text:p>3127</text:p>
          </table:table-cell>
          <table:table-cell office:value-type="float" office:value="37.675" calcext:value-type="float">
            <text:p>37.675</text:p>
          </table:table-cell>
          <table:table-cell office:value-type="float" office:value="0.012" calcext:value-type="float">
            <text:p>0.012</text:p>
          </table:table-cell>
          <table:table-cell office:value-type="float" office:value="2188.976" calcext:value-type="float">
            <text:p>2188.97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volve_executor.py:181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1 <text:s text:c="2"/>32.487 <text:s text:c="3"/>0.002 <text:s text:c="2"/>32.487 <text:s text:c="3"/>0.002 {method 'splitlines' of 'str' objects}</text:p>
          </table:table-cell>
          <table:table-cell table:formula="of:=TRIM([.A33])" office:value-type="string" office:string-value="21001 32.487 0.002 32.487 0.002 {method 'splitlines' of 'str' objects}" calcext:value-type="string">
            <text:p>21001 32.487 0.002 32.487 0.002 {method 'splitlines' of 'str' objects}</text:p>
          </table:table-cell>
          <table:table-cell office:value-type="float" office:value="21001" calcext:value-type="float">
            <text:p>21001</text:p>
          </table:table-cell>
          <table:table-cell office:value-type="float" office:value="32.487" calcext:value-type="float">
            <text:p>32.487</text:p>
          </table:table-cell>
          <table:table-cell office:value-type="float" office:value="0.002" calcext:value-type="float">
            <text:p>0.002</text:p>
          </table:table-cell>
          <table:table-cell office:value-type="float" office:value="32.487" calcext:value-type="float">
            <text:p>32.48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plitline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st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42002 <text:s text:c="2"/>23.858 <text:s text:c="3"/>0.001 <text:s text:c="2"/>23.858 <text:s text:c="3"/>0.001 {method 'write' of '_io.TextIOWrapper' objects}</text:p>
          </table:table-cell>
          <table:table-cell table:formula="of:=TRIM([.A34])" office:value-type="string" office:string-value="42002 23.858 0.001 23.858 0.001 {method 'write' of '_io.TextIOWrapper' objects}" calcext:value-type="string">
            <text:p>42002 23.858 0.001 23.858 0.001 {method 'write' of '_io.TextIOWrapper' objects}</text:p>
          </table:table-cell>
          <table:table-cell office:value-type="float" office:value="42002" calcext:value-type="float">
            <text:p>42002</text:p>
          </table:table-cell>
          <table:table-cell office:value-type="float" office:value="23.858" calcext:value-type="float">
            <text:p>23.858</text:p>
          </table:table-cell>
          <table:table-cell office:value-type="float" office:value="0.001" calcext:value-type="float">
            <text:p>0.001</text:p>
          </table:table-cell>
          <table:table-cell office:value-type="float" office:value="23.858" calcext:value-type="float">
            <text:p>23.85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writ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TextIOWrapp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4770135 <text:s text:c="2"/>22.662 <text:s text:c="3"/>0.000 <text:s/>335.947 <text:s text:c="3"/>0.000 genome_handler.py:78(shrink_kforth_to_aaff)</text:p>
          </table:table-cell>
          <table:table-cell table:formula="of:=TRIM([.A35])" office:value-type="string" office:string-value="14770135 22.662 0.000 335.947 0.000 genome_handler.py:78(shrink_kforth_to_aaff)" calcext:value-type="string">
            <text:p>14770135 22.662 0.000 335.947 0.000 genome_handler.py:78(shrink_kforth_to_aaff)</text:p>
          </table:table-cell>
          <table:table-cell office:value-type="float" office:value="14770135" calcext:value-type="float">
            <text:p>14770135</text:p>
          </table:table-cell>
          <table:table-cell office:value-type="float" office:value="22.662" calcext:value-type="float">
            <text:p>22.662</text:p>
          </table:table-cell>
          <table:table-cell office:value-type="float" office:value="0" calcext:value-type="float">
            <text:p>0</text:p>
          </table:table-cell>
          <table:table-cell office:value-type="float" office:value="335.947" calcext:value-type="float">
            <text:p>335.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63003 <text:s text:c="2"/>21.628 <text:s text:c="3"/>0.000 <text:s text:c="2"/>21.676 <text:s text:c="3"/>0.000 {built-in method nt.open}</text:p>
          </table:table-cell>
          <table:table-cell table:formula="of:=TRIM([.A36])" office:value-type="string" office:string-value="63003 21.628 0.000 21.676 0.000 {built-in method nt.open}" calcext:value-type="string">
            <text:p>63003 21.628 0.000 21.676 0.000 {built-in method nt.open}</text:p>
          </table:table-cell>
          <table:table-cell office:value-type="float" office:value="63003" calcext:value-type="float">
            <text:p>63003</text:p>
          </table:table-cell>
          <table:table-cell office:value-type="float" office:value="21.628" calcext:value-type="float">
            <text:p>21.628</text:p>
          </table:table-cell>
          <table:table-cell office:value-type="float" office:value="0" calcext:value-type="float">
            <text:p>0</text:p>
          </table:table-cell>
          <table:table-cell office:value-type="float" office:value="21.676" calcext:value-type="float">
            <text:p>21.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t.ope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3127 <text:s text:c="2"/>20.368 <text:s text:c="3"/>0.007 <text:s text:c="2"/>20.368 <text:s text:c="3"/>0.007 evolve_executor.py:190(&lt;listcomp&gt;)</text:p>
          </table:table-cell>
          <table:table-cell table:formula="of:=TRIM([.A37])" office:value-type="string" office:string-value="3127 20.368 0.007 20.368 0.007 evolve_executor.py:190(&lt;listcomp&gt;)" calcext:value-type="string">
            <text:p>3127 20.368 0.007 20.368 0.007 evolve_executor.py:190(&lt;listcomp&gt;)</text:p>
          </table:table-cell>
          <table:table-cell office:value-type="float" office:value="3127" calcext:value-type="float">
            <text:p>3127</text:p>
          </table:table-cell>
          <table:table-cell office:value-type="float" office:value="20.368" calcext:value-type="float">
            <text:p>20.368</text:p>
          </table:table-cell>
          <table:table-cell office:value-type="float" office:value="0.007" calcext:value-type="float">
            <text:p>0.007</text:p>
          </table:table-cell>
          <table:table-cell office:value-type="float" office:value="20.368" calcext:value-type="float">
            <text:p>20.36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.py:190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87127 <text:s text:c="2"/>14.827 <text:s text:c="3"/>0.000 <text:s text:c="2"/>15.016 <text:s text:c="3"/>0.000 {built-in method nt.stat}</text:p>
          </table:table-cell>
          <table:table-cell table:formula="of:=TRIM([.A38])" office:value-type="string" office:string-value="87127 14.827 0.000 15.016 0.000 {built-in method nt.stat}" calcext:value-type="string">
            <text:p>87127 14.827 0.000 15.016 0.000 {built-in method nt.stat}</text:p>
          </table:table-cell>
          <table:table-cell office:value-type="float" office:value="87127" calcext:value-type="float">
            <text:p>87127</text:p>
          </table:table-cell>
          <table:table-cell office:value-type="float" office:value="14.827" calcext:value-type="float">
            <text:p>14.827</text:p>
          </table:table-cell>
          <table:table-cell office:value-type="float" office:value="0" calcext:value-type="float">
            <text:p>0</text:p>
          </table:table-cell>
          <table:table-cell office:value-type="float" office:value="15.016" calcext:value-type="float">
            <text:p>15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t.stat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3127 <text:s text:c="2"/>14.126 <text:s text:c="3"/>0.005 <text:s text:c="2"/>14.126 <text:s text:c="3"/>0.005 evolve_executor.py:196(&lt;listcomp&gt;)</text:p>
          </table:table-cell>
          <table:table-cell table:formula="of:=TRIM([.A39])" office:value-type="string" office:string-value="3127 14.126 0.005 14.126 0.005 evolve_executor.py:196(&lt;listcomp&gt;)" calcext:value-type="string">
            <text:p>3127 14.126 0.005 14.126 0.005 evolve_executor.py:196(&lt;listcomp&gt;)</text:p>
          </table:table-cell>
          <table:table-cell office:value-type="float" office:value="3127" calcext:value-type="float">
            <text:p>3127</text:p>
          </table:table-cell>
          <table:table-cell office:value-type="float" office:value="14.126" calcext:value-type="float">
            <text:p>14.126</text:p>
          </table:table-cell>
          <table:table-cell office:value-type="float" office:value="0.005" calcext:value-type="float">
            <text:p>0.005</text:p>
          </table:table-cell>
          <table:table-cell office:value-type="float" office:value="14.126" calcext:value-type="float">
            <text:p>14.12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evolve_executor.py:196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9833426 <text:s text:c="2"/>14.048 <text:s text:c="3"/>0.000 <text:s text:c="2"/>14.048 <text:s text:c="3"/>0.000 {method 'append' of 'list' objects}</text:p>
          </table:table-cell>
          <table:table-cell table:formula="of:=TRIM([.A40])" office:value-type="string" office:string-value="169833426 14.048 0.000 14.048 0.000 {method 'append' of 'list' objects}" calcext:value-type="string">
            <text:p>169833426 14.048 0.000 14.048 0.000 {method 'append' of 'list' objects}</text:p>
          </table:table-cell>
          <table:table-cell office:value-type="float" office:value="169833426" calcext:value-type="float">
            <text:p>169833426</text:p>
          </table:table-cell>
          <table:table-cell office:value-type="float" office:value="14.048" calcext:value-type="float">
            <text:p>14.048</text:p>
          </table:table-cell>
          <table:table-cell office:value-type="float" office:value="0" calcext:value-type="float">
            <text:p>0</text:p>
          </table:table-cell>
          <table:table-cell office:value-type="float" office:value="14.048" calcext:value-type="float">
            <text:p>14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ppe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21001 <text:s text:c="2"/>12.114 <text:s text:c="3"/>0.001 <text:s text:c="2"/>13.296 <text:s text:c="3"/>0.001 {method 'read' of '_io.TextIOWrapper' objects}</text:p>
          </table:table-cell>
          <table:table-cell table:formula="of:=TRIM([.A41])" office:value-type="string" office:string-value="21001 12.114 0.001 13.296 0.001 {method 'read' of '_io.TextIOWrapper' objects}" calcext:value-type="string">
            <text:p>21001 12.114 0.001 13.296 0.001 {method 'read' of '_io.TextIOWrapper' objects}</text:p>
          </table:table-cell>
          <table:table-cell office:value-type="float" office:value="21001" calcext:value-type="float">
            <text:p>21001</text:p>
          </table:table-cell>
          <table:table-cell office:value-type="float" office:value="12.114" calcext:value-type="float">
            <text:p>12.114</text:p>
          </table:table-cell>
          <table:table-cell office:value-type="float" office:value="0.001" calcext:value-type="float">
            <text:p>0.001</text:p>
          </table:table-cell>
          <table:table-cell office:value-type="float" office:value="13.296" calcext:value-type="float">
            <text:p>13.29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a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TextIOWrapp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42000 <text:s text:c="2"/>11.507 <text:s text:c="3"/>0.000 <text:s text:c="2"/>11.583 <text:s text:c="3"/>0.000 {built-in method nt.unlink}</text:p>
          </table:table-cell>
          <table:table-cell table:formula="of:=TRIM([.A42])" office:value-type="string" office:string-value="42000 11.507 0.000 11.583 0.000 {built-in method nt.unlink}" calcext:value-type="string">
            <text:p>42000 11.507 0.000 11.583 0.000 {built-in method nt.unlink}</text:p>
          </table:table-cell>
          <table:table-cell office:value-type="float" office:value="42000" calcext:value-type="float">
            <text:p>42000</text:p>
          </table:table-cell>
          <table:table-cell office:value-type="float" office:value="11.507" calcext:value-type="float">
            <text:p>11.507</text:p>
          </table:table-cell>
          <table:table-cell office:value-type="float" office:value="0" calcext:value-type="float">
            <text:p>0</text:p>
          </table:table-cell>
          <table:table-cell office:value-type="float" office:value="11.583" calcext:value-type="float">
            <text:p>11.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t.unlink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105003 <text:s text:c="2"/>11.238 <text:s text:c="3"/>0.000 <text:s text:c="2"/>33.354 <text:s text:c="3"/>0.000 {built-in method io.open}</text:p>
          </table:table-cell>
          <table:table-cell table:formula="of:=TRIM([.A43])" office:value-type="string" office:string-value="105003 11.238 0.000 33.354 0.000 {built-in method io.open}" calcext:value-type="string">
            <text:p>105003 11.238 0.000 33.354 0.000 {built-in method io.open}</text:p>
          </table:table-cell>
          <table:table-cell office:value-type="float" office:value="105003" calcext:value-type="float">
            <text:p>105003</text:p>
          </table:table-cell>
          <table:table-cell office:value-type="float" office:value="11.238" calcext:value-type="float">
            <text:p>11.238</text:p>
          </table:table-cell>
          <table:table-cell office:value-type="float" office:value="0" calcext:value-type="float">
            <text:p>0</text:p>
          </table:table-cell>
          <table:table-cell office:value-type="float" office:value="33.354" calcext:value-type="float">
            <text:p>33.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io.ope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105003 <text:s text:c="3"/>9.647 <text:s text:c="3"/>0.000 <text:s text:c="3"/>9.647 <text:s text:c="3"/>0.000 {method '__exit__' of '_io._IOBase' objects}</text:p>
          </table:table-cell>
          <table:table-cell table:formula="of:=TRIM([.A44])" office:value-type="string" office:string-value="105003 9.647 0.000 9.647 0.000 {method '__exit__' of '_io._IOBase' objects}" calcext:value-type="string">
            <text:p>105003 9.647 0.000 9.647 0.000 {method '__exit__' of '_io._IOBase' objects}</text:p>
          </table:table-cell>
          <table:table-cell office:value-type="float" office:value="105003" calcext:value-type="float">
            <text:p>105003</text:p>
          </table:table-cell>
          <table:table-cell office:value-type="float" office:value="9.647" calcext:value-type="float">
            <text:p>9.647</text:p>
          </table:table-cell>
          <table:table-cell office:value-type="float" office:value="0" calcext:value-type="float">
            <text:p>0</text:p>
          </table:table-cell>
          <table:table-cell office:value-type="float" office:value="9.647" calcext:value-type="float">
            <text:p>9.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exit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_IOBas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3127 <text:s text:c="3"/>8.511 <text:s text:c="3"/>0.003 <text:s text:c="3"/>8.520 <text:s text:c="3"/>0.003 {built-in method nt.scandir}</text:p>
          </table:table-cell>
          <table:table-cell table:formula="of:=TRIM([.A45])" office:value-type="string" office:string-value="3127 8.511 0.003 8.520 0.003 {built-in method nt.scandir}" calcext:value-type="string">
            <text:p>3127 8.511 0.003 8.520 0.003 {built-in method nt.scandir}</text:p>
          </table:table-cell>
          <table:table-cell office:value-type="float" office:value="3127" calcext:value-type="float">
            <text:p>3127</text:p>
          </table:table-cell>
          <table:table-cell office:value-type="float" office:value="8.511" calcext:value-type="float">
            <text:p>8.511</text:p>
          </table:table-cell>
          <table:table-cell office:value-type="float" office:value="0.003" calcext:value-type="float">
            <text:p>0.003</text:p>
          </table:table-cell>
          <table:table-cell office:value-type="float" office:value="8.52" calcext:value-type="float">
            <text:p>8.5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t.scandi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14770135 <text:s text:c="3"/>7.651 <text:s text:c="3"/>0.000 <text:s text:c="2"/>18.205 <text:s text:c="3"/>0.000 genome_handler.py:48(store_aaff)</text:p>
          </table:table-cell>
          <table:table-cell table:formula="of:=TRIM([.A46])" office:value-type="string" office:string-value="14770135 7.651 0.000 18.205 0.000 genome_handler.py:48(store_aaff)" calcext:value-type="string">
            <text:p>14770135 7.651 0.000 18.205 0.000 genome_handler.py:48(store_aaff)</text:p>
          </table:table-cell>
          <table:table-cell office:value-type="float" office:value="14770135" calcext:value-type="float">
            <text:p>14770135</text:p>
          </table:table-cell>
          <table:table-cell office:value-type="float" office:value="7.651" calcext:value-type="float">
            <text:p>7.651</text:p>
          </table:table-cell>
          <table:table-cell office:value-type="float" office:value="0" calcext:value-type="float">
            <text:p>0</text:p>
          </table:table-cell>
          <table:table-cell office:value-type="float" office:value="18.205" calcext:value-type="float">
            <text:p>18.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29540270 <text:s text:c="3"/>6.978 <text:s text:c="3"/>0.000 <text:s text:c="3"/>6.978 <text:s text:c="3"/>0.000 {method 'remove' of 'list' objects}</text:p>
          </table:table-cell>
          <table:table-cell table:formula="of:=TRIM([.A47])" office:value-type="string" office:string-value="29540270 6.978 0.000 6.978 0.000 {method 'remove' of 'list' objects}" calcext:value-type="string">
            <text:p>29540270 6.978 0.000 6.978 0.000 {method 'remove' of 'list' objects}</text:p>
          </table:table-cell>
          <table:table-cell office:value-type="float" office:value="29540270" calcext:value-type="float">
            <text:p>29540270</text:p>
          </table:table-cell>
          <table:table-cell office:value-type="float" office:value="6.978" calcext:value-type="float">
            <text:p>6.978</text:p>
          </table:table-cell>
          <table:table-cell office:value-type="float" office:value="0" calcext:value-type="float">
            <text:p>0</text:p>
          </table:table-cell>
          <table:table-cell office:value-type="float" office:value="6.978" calcext:value-type="float">
            <text:p>6.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mov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6254 <text:s text:c="3"/>6.439 <text:s text:c="3"/>0.001 <text:s text:c="3"/>6.439 <text:s text:c="3"/>0.001 {method 'sort' of 'list' objects}</text:p>
          </table:table-cell>
          <table:table-cell table:formula="of:=TRIM([.A48])" office:value-type="string" office:string-value="6254 6.439 0.001 6.439 0.001 {method 'sort' of 'list' objects}" calcext:value-type="string">
            <text:p>6254 6.439 0.001 6.439 0.001 {method 'sort' of 'list' objects}</text:p>
          </table:table-cell>
          <table:table-cell office:value-type="float" office:value="6254" calcext:value-type="float">
            <text:p>6254</text:p>
          </table:table-cell>
          <table:table-cell office:value-type="float" office:value="6.439" calcext:value-type="float">
            <text:p>6.439</text:p>
          </table:table-cell>
          <table:table-cell office:value-type="float" office:value="0.001" calcext:value-type="float">
            <text:p>0.001</text:p>
          </table:table-cell>
          <table:table-cell office:value-type="float" office:value="6.439" calcext:value-type="float">
            <text:p>6.43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ort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42000 <text:s text:c="3"/>3.564 <text:s text:c="3"/>0.000 <text:s/>126.639 <text:s text:c="3"/>0.003 evolve_executor.py:60(replace_old_with_new)</text:p>
          </table:table-cell>
          <table:table-cell table:formula="of:=TRIM([.A49])" office:value-type="string" office:string-value="42000 3.564 0.000 126.639 0.003 evolve_executor.py:60(replace_old_with_new)" calcext:value-type="string">
            <text:p>42000 3.564 0.000 126.639 0.003 evolve_executor.py:60(replace_old_with_new)</text:p>
          </table:table-cell>
          <table:table-cell office:value-type="float" office:value="42000" calcext:value-type="float">
            <text:p>42000</text:p>
          </table:table-cell>
          <table:table-cell office:value-type="float" office:value="3.564" calcext:value-type="float">
            <text:p>3.564</text:p>
          </table:table-cell>
          <table:table-cell office:value-type="float" office:value="0" calcext:value-type="float">
            <text:p>0</text:p>
          </table:table-cell>
          <table:table-cell office:value-type="float" office:value="126.639" calcext:value-type="float">
            <text:p>126.639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evolve_executor.py:60(replace_old_with_new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14770135 <text:s text:c="3"/>2.476 <text:s text:c="3"/>0.000 <text:s text:c="3"/>2.476 <text:s text:c="3"/>0.000 {method 'pop' of 'list' objects}</text:p>
          </table:table-cell>
          <table:table-cell table:formula="of:=TRIM([.A50])" office:value-type="string" office:string-value="14770135 2.476 0.000 2.476 0.000 {method 'pop' of 'list' objects}" calcext:value-type="string">
            <text:p>14770135 2.476 0.000 2.476 0.000 {method 'pop' of 'list' objects}</text:p>
          </table:table-cell>
          <table:table-cell office:value-type="float" office:value="14770135" calcext:value-type="float">
            <text:p>14770135</text:p>
          </table:table-cell>
          <table:table-cell office:value-type="float" office:value="2.476" calcext:value-type="float">
            <text:p>2.476</text:p>
          </table:table-cell>
          <table:table-cell office:value-type="float" office:value="0" calcext:value-type="float">
            <text:p>0</text:p>
          </table:table-cell>
          <table:table-cell office:value-type="float" office:value="2.476" calcext:value-type="float">
            <text:p>2.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pop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14770135 <text:s text:c="3"/>1.675 <text:s text:c="3"/>0.000 <text:s text:c="3"/>1.675 <text:s text:c="3"/>0.000 {method 'keys' of 'dict' objects}</text:p>
          </table:table-cell>
          <table:table-cell table:formula="of:=TRIM([.A51])" office:value-type="string" office:string-value="14770135 1.675 0.000 1.675 0.000 {method 'keys' of 'dict' objects}" calcext:value-type="string">
            <text:p>14770135 1.675 0.000 1.675 0.000 {method 'keys' of 'dict' objects}</text:p>
          </table:table-cell>
          <table:table-cell office:value-type="float" office:value="14770135" calcext:value-type="float">
            <text:p>14770135</text:p>
          </table:table-cell>
          <table:table-cell office:value-type="float" office:value="1.675" calcext:value-type="float">
            <text:p>1.675</text:p>
          </table:table-cell>
          <table:table-cell office:value-type="float" office:value="0" calcext:value-type="float">
            <text:p>0</text:p>
          </table:table-cell>
          <table:table-cell office:value-type="float" office:value="1.675" calcext:value-type="float">
            <text:p>1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key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21001 <text:s text:c="3"/>1.121 <text:s text:c="3"/>0.000 <text:s text:c="3"/>1.121 <text:s text:c="3"/>0.000 {built-in method _codecs.utf_8_decode}</text:p>
          </table:table-cell>
          <table:table-cell table:formula="of:=TRIM([.A52])" office:value-type="string" office:string-value="21001 1.121 0.000 1.121 0.000 {built-in method _codecs.utf_8_decode}" calcext:value-type="string">
            <text:p>21001 1.121 0.000 1.121 0.000 {built-in method _codecs.utf_8_decode}</text:p>
          </table:table-cell>
          <table:table-cell office:value-type="float" office:value="21001" calcext:value-type="float">
            <text:p>21001</text:p>
          </table:table-cell>
          <table:table-cell office:value-type="float" office:value="1.121" calcext:value-type="float">
            <text:p>1.121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.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codecs.utf_8_decod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1000 <text:s text:c="3"/>0.786 <text:s text:c="3"/>0.000 <text:s/>278.619 <text:s text:c="3"/>0.013 subprocess.py:1547(terminate)</text:p>
          </table:table-cell>
          <table:table-cell table:formula="of:=TRIM([.A53])" office:value-type="string" office:string-value="21000 0.786 0.000 278.619 0.013 subprocess.py:1547(terminate)" calcext:value-type="string">
            <text:p>21000 0.786 0.000 278.619 0.013 subprocess.py:1547(terminate)</text:p>
          </table:table-cell>
          <table:table-cell office:value-type="float" office:value="21000" calcext:value-type="float">
            <text:p>21000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  <table:table-cell office:value-type="float" office:value="278.619" calcext:value-type="float">
            <text:p>278.619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subprocess.py:1547(termin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463 <text:s text:c="3"/>0.000 4068.383 <text:s text:c="3"/>0.194 subprocess.py:1334(_execute_child)</text:p>
          </table:table-cell>
          <table:table-cell table:formula="of:=TRIM([.A54])" office:value-type="string" office:string-value="21000 0.463 0.000 4068.383 0.194 subprocess.py:1334(_execute_child)" calcext:value-type="string">
            <text:p>21000 0.463 0.000 4068.383 0.194 subprocess.py:1334(_execute_child)</text:p>
          </table:table-cell>
          <table:table-cell office:value-type="float" office:value="21000" calcext:value-type="float">
            <text:p>21000</text:p>
          </table:table-cell>
          <table:table-cell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office:value-type="float" office:value="4068.383" calcext:value-type="float">
            <text:p>4068.383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subprocess.py:1334(_execute_chil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2000 <text:s text:c="3"/>0.384 <text:s text:c="3"/>0.000 <text:s text:c="3"/>0.384 <text:s text:c="3"/>0.000 {method 'readinto' of '_io.BufferedReader' objects}</text:p>
          </table:table-cell>
          <table:table-cell table:formula="of:=TRIM([.A55])" office:value-type="string" office:string-value="42000 0.384 0.000 0.384 0.000 {method 'readinto' of '_io.BufferedReader' objects}" calcext:value-type="string">
            <text:p>42000 0.384 0.000 0.384 0.000 {method 'readinto' of '_io.BufferedReader' objects}</text:p>
          </table:table-cell>
          <table:table-cell office:value-type="float" office:value="42000" calcext:value-type="float">
            <text:p>4200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adinto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BufferedRead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2 <text:s text:c="3"/>0.379 <text:s text:c="3"/>0.189 <text:s text:c="3"/>0.540 <text:s text:c="3"/>0.270 evolve_executor.py:96(glue_book)</text:p>
          </table:table-cell>
          <table:table-cell table:formula="of:=TRIM([.A56])" office:value-type="string" office:string-value="2 0.379 0.189 0.540 0.270 evolve_executor.py:96(glue_book)" calcext:value-type="string">
            <text:p>2 0.379 0.189 0.540 0.270 evolve_executor.py:96(glue_book)</text:p>
          </table:table-cell>
          <table:table-cell office:value-type="float" office:value="2" calcext:value-type="float">
            <text:p>2</text:p>
          </table:table-cell>
          <table:table-cell office:value-type="float" office:value="0.379" calcext:value-type="float">
            <text:p>0.379</text:p>
          </table:table-cell>
          <table:table-cell office:value-type="float" office:value="0.189" calcext:value-type="float">
            <text:p>0.189</text:p>
          </table:table-cell>
          <table:table-cell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evolve_executor.py:96(glue_boo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5127 <text:s text:c="3"/>0.348 <text:s text:c="3"/>0.000 <text:s text:c="3"/>0.474 <text:s text:c="3"/>0.000 pathlib.py:64(parse_parts)</text:p>
          </table:table-cell>
          <table:table-cell table:formula="of:=TRIM([.A57])" office:value-type="string" office:string-value="45127 0.348 0.000 0.474 0.000 pathlib.py:64(parse_parts)" calcext:value-type="string">
            <text:p>45127 0.348 0.000 0.474 0.000 pathlib.py:64(parse_parts)</text:p>
          </table:table-cell>
          <table:table-cell office:value-type="float" office:value="45127" calcext:value-type="float">
            <text:p>45127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328 <text:s text:c="3"/>0.000 <text:s text:c="3"/>0.616 <text:s text:c="3"/>0.000 subprocess.py:1207(_close_pipe_fds)</text:p>
          </table:table-cell>
          <table:table-cell table:formula="of:=TRIM([.A58])" office:value-type="string" office:string-value="21000 0.328 0.000 0.616 0.000 subprocess.py:1207(_close_pipe_fds)" calcext:value-type="string">
            <text:p>21000 0.328 0.000 0.616 0.000 subprocess.py:1207(_close_pipe_fds)</text:p>
          </table:table-cell>
          <table:table-cell office:value-type="float" office:value="21000" calcext:value-type="float">
            <text:p>21000</text:p>
          </table:table-cell>
          <table:table-cell office:value-type="float" office:value="0.328" calcext:value-type="float">
            <text:p>0.328</text:p>
          </table:table-cell>
          <table:table-cell office:value-type="float" office:value="0" calcext:value-type="float">
            <text:p>0</text:p>
          </table:table-cell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07(_close_pipe_fd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321 <text:s text:c="3"/>0.000 4068.844 <text:s text:c="3"/>0.194 subprocess.py:756(__init__)</text:p>
          </table:table-cell>
          <table:table-cell table:formula="of:=TRIM([.A59])" office:value-type="string" office:string-value="21000 0.321 0.000 4068.844 0.194 subprocess.py:756(__init__)" calcext:value-type="string">
            <text:p>21000 0.321 0.000 4068.844 0.194 subprocess.py:756(__init__)</text:p>
          </table:table-cell>
          <table:table-cell office:value-type="float" office:value="21000" calcext:value-type="float">
            <text:p>21000</text:p>
          </table:table-cell>
          <table:table-cell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office:value-type="float" office:value="4068.844" calcext:value-type="float">
            <text:p>4068.844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subprocess.py:75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300260 <text:s text:c="3"/>0.298 <text:s text:c="3"/>0.000 <text:s text:c="3"/>0.595 <text:s text:c="3"/>0.000 pathlib.py:752(__fspath__)</text:p>
          </table:table-cell>
          <table:table-cell table:formula="of:=TRIM([.A60])" office:value-type="string" office:string-value="300260 0.298 0.000 0.595 0.000 pathlib.py:752(__fspath__)" calcext:value-type="string">
            <text:p>300260 0.298 0.000 0.595 0.000 pathlib.py:752(__fspath__)</text:p>
          </table:table-cell>
          <table:table-cell office:value-type="float" office:value="300260" calcext:value-type="float">
            <text:p>300260</text:p>
          </table:table-cell>
          <table:table-cell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127 <text:s text:c="3"/>0.260 <text:s text:c="3"/>0.000 <text:s text:c="3"/>0.260 <text:s text:c="3"/>0.000 evolve_executor.py:201(&lt;listcomp&gt;)</text:p>
          </table:table-cell>
          <table:table-cell table:formula="of:=TRIM([.A61])" office:value-type="string" office:string-value="3127 0.260 0.000 0.260 0.000 evolve_executor.py:201(&lt;listcomp&gt;)" calcext:value-type="string">
            <text:p>3127 0.260 0.000 0.260 0.000 evolve_executor.py:201(&lt;listcomp&gt;)</text:p>
          </table:table-cell>
          <table:table-cell office:value-type="float" office:value="3127" calcext:value-type="float">
            <text:p>312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201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242 <text:s text:c="3"/>0.000 <text:s text:c="2"/>25.706 <text:s text:c="3"/>0.001 shutil.py:234(copyfile)</text:p>
          </table:table-cell>
          <table:table-cell table:formula="of:=TRIM([.A62])" office:value-type="string" office:string-value="21000 0.242 0.000 25.706 0.001 shutil.py:234(copyfile)" calcext:value-type="string">
            <text:p>21000 0.242 0.000 25.706 0.001 shutil.py:234(copyfile)</text:p>
          </table:table-cell>
          <table:table-cell office:value-type="float" office:value="21000" calcext:value-type="float">
            <text:p>21000</text:p>
          </table:table-cell>
          <table:table-cell office:value-type="float" office:value="0.242" calcext:value-type="float">
            <text:p>0.242</text:p>
          </table:table-cell>
          <table:table-cell office:value-type="float" office:value="0" calcext:value-type="float">
            <text:p>0</text:p>
          </table:table-cell>
          <table:table-cell office:value-type="float" office:value="25.706" calcext:value-type="float">
            <text:p>25.70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234 <text:s text:c="3"/>0.234 <text:s text:c="2"/>36.427 <text:s text:c="2"/>36.427 evolve_executor.py:105(pregen_batches)</text:p>
          </table:table-cell>
          <table:table-cell table:formula="of:=TRIM([.A63])" office:value-type="string" office:string-value="1 0.234 0.234 36.427 36.427 evolve_executor.py:105(pregen_batches)" calcext:value-type="string">
            <text:p>1 0.234 0.234 36.427 36.427 evolve_executor.py:105(pregen_batche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4" calcext:value-type="float">
            <text:p>0.234</text:p>
          </table:table-cell>
          <table:table-cell table:number-columns-repeated="2" office:value-type="float" office:value="36.427" calcext:value-type="float">
            <text:p>36.427</text:p>
          </table:table-cell>
          <table:table-cell office:value-type="string" calcext:value-type="string">
            <text:p>evolve_executor.py:105(pregen_batch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232 <text:s text:c="3"/>0.000 <text:s text:c="3"/>0.232 <text:s text:c="3"/>0.000 {built-in method _warnings.warn}</text:p>
          </table:table-cell>
          <table:table-cell table:formula="of:=TRIM([.A64])" office:value-type="string" office:string-value="21000 0.232 0.000 0.232 0.000 {built-in method _warnings.warn}" calcext:value-type="string">
            <text:p>21000 0.232 0.000 0.232 0.000 {built-in method _warnings.warn}</text:p>
          </table:table-cell>
          <table:table-cell office:value-type="float" office:value="21000" calcext:value-type="float">
            <text:p>21000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warnings.war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1000 <text:s text:c="3"/>0.222 <text:s text:c="3"/>0.000 <text:s text:c="3"/>0.222 <text:s text:c="3"/>0.000 {method 'index' of 'list' objects}</text:p>
          </table:table-cell>
          <table:table-cell table:formula="of:=TRIM([.A65])" office:value-type="string" office:string-value="21000 0.222 0.000 0.222 0.000 {method 'index' of 'list' objects}" calcext:value-type="string">
            <text:p>21000 0.222 0.000 0.222 0.000 {method 'index' of 'list' objects}</text:p>
          </table:table-cell>
          <table:table-cell office:value-type="float" office:value="21000" calcext:value-type="float">
            <text:p>21000</text:p>
          </table:table-cell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ndex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42002 <text:s text:c="3"/>0.212 <text:s text:c="3"/>0.000 <text:s text:c="2"/>51.039 <text:s text:c="3"/>0.001 pathlib.py:1278(write_text)</text:p>
          </table:table-cell>
          <table:table-cell table:formula="of:=TRIM([.A66])" office:value-type="string" office:string-value="42002 0.212 0.000 51.039 0.001 pathlib.py:1278(write_text)" calcext:value-type="string">
            <text:p>42002 0.212 0.000 51.039 0.001 pathlib.py:1278(write_text)</text:p>
          </table:table-cell>
          <table:table-cell office:value-type="float" office:value="42002" calcext:value-type="float">
            <text:p>42002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51.039" calcext:value-type="float">
            <text:p>51.03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201 <text:s text:c="3"/>0.000 4069.045 <text:s text:c="3"/>0.194 spydercustomize.py:106(__init__)</text:p>
          </table:table-cell>
          <table:table-cell table:formula="of:=TRIM([.A67])" office:value-type="string" office:string-value="21000 0.201 0.000 4069.045 0.194 spydercustomize.py:106(__init__)" calcext:value-type="string">
            <text:p>21000 0.201 0.000 4069.045 0.194 spydercustomize.py:106(__init__)</text:p>
          </table:table-cell>
          <table:table-cell office:value-type="float" office:value="21000" calcext:value-type="float">
            <text:p>2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4069.045" calcext:value-type="float">
            <text:p>4069.045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spydercustomize.py:10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2000 <text:s text:c="3"/>0.148 <text:s text:c="3"/>0.000 <text:s text:c="3"/>0.485 <text:s text:c="3"/>0.000 pathlib.py:682(_parse_args)</text:p>
          </table:table-cell>
          <table:table-cell table:formula="of:=TRIM([.A68])" office:value-type="string" office:string-value="42000 0.148 0.000 0.485 0.000 pathlib.py:682(_parse_args)" calcext:value-type="string">
            <text:p>42000 0.148 0.000 0.485 0.000 pathlib.py:682(_parse_args)</text:p>
          </table:table-cell>
          <table:table-cell office:value-type="float" office:value="42000" calcext:value-type="float">
            <text:p>42000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135 <text:s text:c="3"/>0.000 <text:s text:c="3"/>0.176 <text:s text:c="3"/>0.000 contextlib.py:489(__exit__)</text:p>
          </table:table-cell>
          <table:table-cell table:formula="of:=TRIM([.A69])" office:value-type="string" office:string-value="21000 0.135 0.000 0.176 0.000 contextlib.py:489(__exit__)" calcext:value-type="string">
            <text:p>21000 0.135 0.000 0.176 0.000 contextlib.py:489(__exit__)</text:p>
          </table:table-cell>
          <table:table-cell office:value-type="float" office:value="21000" calcext:value-type="float">
            <text:p>21000</text:p>
          </table:table-cell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89(__ex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2000 <text:s text:c="3"/>0.127 <text:s text:c="3"/>0.000 <text:s text:c="3"/>0.735 <text:s text:c="3"/>0.000 pathlib.py:736(_make_child)</text:p>
          </table:table-cell>
          <table:table-cell table:formula="of:=TRIM([.A70])" office:value-type="string" office:string-value="42000 0.127 0.000 0.735 0.000 pathlib.py:736(_make_child)" calcext:value-type="string">
            <text:p>42000 0.127 0.000 0.735 0.000 pathlib.py:736(_make_child)</text:p>
          </table:table-cell>
          <table:table-cell office:value-type="float" office:value="42000" calcext:value-type="float">
            <text:p>42000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2000 <text:s text:c="3"/>0.123 <text:s text:c="3"/>0.000 <text:s text:c="3"/>0.123 <text:s text:c="3"/>0.000 {built-in method _winapi.CloseHandle}</text:p>
          </table:table-cell>
          <table:table-cell table:formula="of:=TRIM([.A71])" office:value-type="string" office:string-value="42000 0.123 0.000 0.123 0.000 {built-in method _winapi.CloseHandle}" calcext:value-type="string">
            <text:p>42000 0.123 0.000 0.123 0.000 {built-in method _winapi.CloseHandle}</text:p>
          </table:table-cell>
          <table:table-cell office:value-type="float" office:value="42000" calcext:value-type="float">
            <text:p>42000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winapi.CloseHandl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1000 <text:s text:c="3"/>0.116 <text:s text:c="3"/>0.000 <text:s text:c="3"/>0.116 <text:s text:c="3"/>0.000 subprocess.py:175(__init__)</text:p>
          </table:table-cell>
          <table:table-cell table:formula="of:=TRIM([.A72])" office:value-type="string" office:string-value="21000 0.116 0.000 0.116 0.000 subprocess.py:175(__init__)" calcext:value-type="string">
            <text:p>21000 0.116 0.000 0.116 0.000 subprocess.py:175(__init__)</text:p>
          </table:table-cell>
          <table:table-cell office:value-type="float" office:value="21000" calcext:value-type="float">
            <text:p>21000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75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63003 <text:s text:c="3"/>0.107 <text:s text:c="3"/>0.000 <text:s text:c="2"/>24.776 <text:s text:c="3"/>0.000 pathlib.py:1246(open)</text:p>
          </table:table-cell>
          <table:table-cell table:formula="of:=TRIM([.A73])" office:value-type="string" office:string-value="63003 0.107 0.000 24.776 0.000 pathlib.py:1246(open)" calcext:value-type="string">
            <text:p>63003 0.107 0.000 24.776 0.000 pathlib.py:1246(open)</text:p>
          </table:table-cell>
          <table:table-cell office:value-type="float" office:value="63003" calcext:value-type="float">
            <text:p>63003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office:value-type="float" office:value="24.776" calcext:value-type="float">
            <text:p>24.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106 <text:s text:c="3"/>0.000 <text:s text:c="3"/>0.106 <text:s text:c="3"/>0.000 {built-in method _thread.allocate_lock}</text:p>
          </table:table-cell>
          <table:table-cell table:formula="of:=TRIM([.A74])" office:value-type="string" office:string-value="21000 0.106 0.000 0.106 0.000 {built-in method _thread.allocate_lock}" calcext:value-type="string">
            <text:p>21000 0.106 0.000 0.106 0.000 {built-in method _thread.allocate_lock}</text:p>
          </table:table-cell>
          <table:table-cell office:value-type="float" office:value="21000" calcext:value-type="float">
            <text:p>21000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thread.allocate_lock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1000 <text:s text:c="3"/>0.080 <text:s text:c="3"/>0.000 <text:s text:c="3"/>0.080 <text:s text:c="3"/>0.000 contextlib.py:408(__init__)</text:p>
          </table:table-cell>
          <table:table-cell table:formula="of:=TRIM([.A75])" office:value-type="string" office:string-value="21000 0.080 0.000 0.080 0.000 contextlib.py:408(__init__)" calcext:value-type="string">
            <text:p>21000 0.080 0.000 0.080 0.000 contextlib.py:408(__init__)</text:p>
          </table:table-cell>
          <table:table-cell office:value-type="float" office:value="21000" calcext:value-type="float">
            <text:p>2100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08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63003 <text:s text:c="3"/>0.078 <text:s text:c="3"/>0.000 <text:s text:c="2"/>21.754 <text:s text:c="3"/>0.000 pathlib.py:1118(_opener)</text:p>
          </table:table-cell>
          <table:table-cell table:formula="of:=TRIM([.A76])" office:value-type="string" office:string-value="63003 0.078 0.000 21.754 0.000 pathlib.py:1118(_opener)" calcext:value-type="string">
            <text:p>63003 0.078 0.000 21.754 0.000 pathlib.py:1118(_opener)</text:p>
          </table:table-cell>
          <table:table-cell office:value-type="float" office:value="63003" calcext:value-type="float">
            <text:p>63003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office:value-type="float" office:value="21.754" calcext:value-type="float">
            <text:p>21.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1 <text:s text:c="3"/>0.075 <text:s text:c="3"/>0.000 <text:s text:c="2"/>17.251 <text:s text:c="3"/>0.001 pathlib.py:1262(read_text)</text:p>
          </table:table-cell>
          <table:table-cell table:formula="of:=TRIM([.A77])" office:value-type="string" office:string-value="21001 0.075 0.000 17.251 0.001 pathlib.py:1262(read_text)" calcext:value-type="string">
            <text:p>21001 0.075 0.000 17.251 0.001 pathlib.py:1262(read_text)</text:p>
          </table:table-cell>
          <table:table-cell office:value-type="float" office:value="21001" calcext:value-type="float">
            <text:p>21001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17.251" calcext:value-type="float">
            <text:p>17.25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5127 <text:s text:c="3"/>0.071 <text:s text:c="3"/>0.000 <text:s text:c="3"/>0.071 <text:s text:c="3"/>0.000 pathlib.py:155(splitroot)</text:p>
          </table:table-cell>
          <table:table-cell table:formula="of:=TRIM([.A78])" office:value-type="string" office:string-value="45127 0.071 0.000 0.071 0.000 pathlib.py:155(splitroot)" calcext:value-type="string">
            <text:p>45127 0.071 0.000 0.071 0.000 pathlib.py:155(splitroot)</text:p>
          </table:table-cell>
          <table:table-cell office:value-type="float" office:value="45127" calcext:value-type="float">
            <text:p>45127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2000 <text:s text:c="3"/>0.067 <text:s text:c="3"/>0.000 <text:s text:c="2"/>11.650 <text:s text:c="3"/>0.000 pathlib.py:1348(unlink)</text:p>
          </table:table-cell>
          <table:table-cell table:formula="of:=TRIM([.A79])" office:value-type="string" office:string-value="42000 0.067 0.000 11.650 0.000 pathlib.py:1348(unlink)" calcext:value-type="string">
            <text:p>42000 0.067 0.000 11.650 0.000 pathlib.py:1348(unlink)</text:p>
          </table:table-cell>
          <table:table-cell office:value-type="float" office:value="42000" calcext:value-type="float">
            <text:p>42000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11.65" calcext:value-type="float">
            <text:p>11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066 <text:s text:c="3"/>0.000 <text:s text:c="3"/>0.463 <text:s text:c="3"/>0.000 shutil.py:178(_copyfileobj_readinto)</text:p>
          </table:table-cell>
          <table:table-cell table:formula="of:=TRIM([.A80])" office:value-type="string" office:string-value="21000 0.066 0.000 0.463 0.000 shutil.py:178(_copyfileobj_readinto)" calcext:value-type="string">
            <text:p>21000 0.066 0.000 0.463 0.000 shutil.py:178(_copyfileobj_readinto)</text:p>
          </table:table-cell>
          <table:table-cell office:value-type="float" office:value="21000" calcext:value-type="float">
            <text:p>2100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066 <text:s text:c="3"/>0.000 <text:s text:c="3"/>6.613 <text:s text:c="3"/>0.000 shutil.py:210(_samefile)</text:p>
          </table:table-cell>
          <table:table-cell table:formula="of:=TRIM([.A81])" office:value-type="string" office:string-value="21000 0.066 0.000 6.613 0.000 shutil.py:210(_samefile)" calcext:value-type="string">
            <text:p>21000 0.066 0.000 6.613 0.000 shutil.py:210(_samefile)</text:p>
          </table:table-cell>
          <table:table-cell office:value-type="float" office:value="21000" calcext:value-type="float">
            <text:p>2100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6.613" calcext:value-type="float">
            <text:p>6.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1 <text:s text:c="3"/>0.062 <text:s text:c="3"/>0.000 <text:s text:c="3"/>1.182 <text:s text:c="3"/>0.000 codecs.py:319(decode)</text:p>
          </table:table-cell>
          <table:table-cell table:formula="of:=TRIM([.A82])" office:value-type="string" office:string-value="21001 0.062 0.000 1.182 0.000 codecs.py:319(decode)" calcext:value-type="string">
            <text:p>21001 0.062 0.000 1.182 0.000 codecs.py:319(decode)</text:p>
          </table:table-cell>
          <table:table-cell office:value-type="float" office:value="21001" calcext:value-type="float">
            <text:p>21001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 office:value-type="float" office:value="1.182" calcext:value-type="float">
            <text:p>1.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058 <text:s text:c="3"/>0.000 <text:s text:c="3"/>0.379 <text:s text:c="3"/>0.000 subprocess.py:1045(__del__)</text:p>
          </table:table-cell>
          <table:table-cell table:formula="of:=TRIM([.A83])" office:value-type="string" office:string-value="21000 0.058 0.000 0.379 0.000 subprocess.py:1045(__del__)" calcext:value-type="string">
            <text:p>21000 0.058 0.000 0.379 0.000 subprocess.py:1045(__del__)</text:p>
          </table:table-cell>
          <table:table-cell office:value-type="float" office:value="21000" calcext:value-type="float">
            <text:p>2100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0.379" calcext:value-type="float">
            <text:p>0.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045(__del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3"/>232668 <text:s text:c="3"/>0.057 <text:s text:c="3"/>0.000 <text:s text:c="3"/>0.057 <text:s text:c="3"/>0.000 {built-in method builtins.isinstance}</text:p>
          </table:table-cell>
          <table:table-cell table:formula="of:=TRIM([.A84])" office:value-type="string" office:string-value="232668 0.057 0.000 0.057 0.000 {built-in method builtins.isinstance}" calcext:value-type="string">
            <text:p>232668 0.057 0.000 0.057 0.000 {built-in method builtins.isinstance}</text:p>
          </table:table-cell>
          <table:table-cell office:value-type="float" office:value="232668" calcext:value-type="float">
            <text:p>232668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isinstance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42000 <text:s text:c="3"/>0.047 <text:s text:c="3"/>0.000 <text:s text:c="3"/>6.095 <text:s text:c="3"/>0.000 shutil.py:228(_stat)</text:p>
          </table:table-cell>
          <table:table-cell table:formula="of:=TRIM([.A85])" office:value-type="string" office:string-value="42000 0.047 0.000 6.095 0.000 shutil.py:228(_stat)" calcext:value-type="string">
            <text:p>42000 0.047 0.000 6.095 0.000 shutil.py:228(_stat)</text:p>
          </table:table-cell>
          <table:table-cell office:value-type="float" office:value="42000" calcext:value-type="float">
            <text:p>4200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6.095" calcext:value-type="float">
            <text:p>6.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2147 <text:s text:c="3"/>0.041 <text:s text:c="3"/>0.000 <text:s text:c="3"/>0.041 <text:s text:c="3"/>0.000 socket.py:480(send)</text:p>
          </table:table-cell>
          <table:table-cell table:formula="of:=TRIM([.A86])" office:value-type="string" office:string-value="2147 0.041 0.000 0.041 0.000 socket.py:480(send)" calcext:value-type="string">
            <text:p>2147 0.041 0.000 0.041 0.000 socket.py:480(send)</text:p>
          </table:table-cell>
          <table:table-cell office:value-type="float" office:value="2147" calcext:value-type="float">
            <text:p>2147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041 <text:s text:c="3"/>0.000 <text:s text:c="3"/>0.041 <text:s text:c="3"/>0.000 {built-in method sys.exc_info}</text:p>
          </table:table-cell>
          <table:table-cell table:formula="of:=TRIM([.A87])" office:value-type="string" office:string-value="21000 0.041 0.000 0.041 0.000 {built-in method sys.exc_info}" calcext:value-type="string">
            <text:p>21000 0.041 0.000 0.041 0.000 {built-in method sys.exc_info}</text:p>
          </table:table-cell>
          <table:table-cell office:value-type="float" office:value="21000" calcext:value-type="float">
            <text:p>21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ys.exc_info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1000 <text:s text:c="3"/>0.040 <text:s text:c="3"/>0.000 <text:s text:c="3"/>0.040 <text:s text:c="3"/>0.000 {built-in method _winapi.WaitForSingleObject}</text:p>
          </table:table-cell>
          <table:table-cell table:formula="of:=TRIM([.A88])" office:value-type="string" office:string-value="21000 0.040 0.000 0.040 0.000 {built-in method _winapi.WaitForSingleObject}" calcext:value-type="string">
            <text:p>21000 0.040 0.000 0.040 0.000 {built-in method _winapi.WaitForSingleObject}</text:p>
          </table:table-cell>
          <table:table-cell office:value-type="float" office:value="21000" calcext:value-type="float">
            <text:p>210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winapi.WaitForSingleObject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1001 <text:s text:c="3"/>0.040 <text:s text:c="3"/>0.000 <text:s text:c="3"/>0.053 <text:s text:c="3"/>0.000 codecs.py:309(__init__)</text:p>
          </table:table-cell>
          <table:table-cell table:formula="of:=TRIM([.A89])" office:value-type="string" office:string-value="21001 0.040 0.000 0.053 0.000 codecs.py:309(__init__)" calcext:value-type="string">
            <text:p>21001 0.040 0.000 0.053 0.000 codecs.py:309(__init__)</text:p>
          </table:table-cell>
          <table:table-cell office:value-type="float" office:value="21001" calcext:value-type="float">
            <text:p>210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2000 <text:s text:c="3"/>0.039 <text:s text:c="3"/>0.000 <text:s text:c="3"/>0.774 <text:s text:c="3"/>0.000 pathlib.py:974(__truediv__)</text:p>
          </table:table-cell>
          <table:table-cell table:formula="of:=TRIM([.A90])" office:value-type="string" office:string-value="42000 0.039 0.000 0.774 0.000 pathlib.py:974(__truediv__)" calcext:value-type="string">
            <text:p>42000 0.039 0.000 0.774 0.000 pathlib.py:974(__truediv__)</text:p>
          </table:table-cell>
          <table:table-cell office:value-type="float" office:value="42000" calcext:value-type="float">
            <text:p>4200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2002 <text:s text:c="3"/>0.037 <text:s text:c="3"/>0.000 <text:s text:c="3"/>0.037 <text:s text:c="3"/>0.000 codecs.py:186(__init__)</text:p>
          </table:table-cell>
          <table:table-cell table:formula="of:=TRIM([.A91])" office:value-type="string" office:string-value="42002 0.037 0.000 0.037 0.000 codecs.py:186(__init__)" calcext:value-type="string">
            <text:p>42002 0.037 0.000 0.037 0.000 codecs.py:186(__init__)</text:p>
          </table:table-cell>
          <table:table-cell office:value-type="float" office:value="42002" calcext:value-type="float">
            <text:p>42002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034 <text:s text:c="3"/>0.000 <text:s text:c="3"/>6.535 <text:s text:c="3"/>0.000 genericpath.py:94(samefile)</text:p>
          </table:table-cell>
          <table:table-cell table:formula="of:=TRIM([.A92])" office:value-type="string" office:string-value="21000 0.034 0.000 6.535 0.000 genericpath.py:94(samefile)" calcext:value-type="string">
            <text:p>21000 0.034 0.000 6.535 0.000 genericpath.py:94(samefile)</text:p>
          </table:table-cell>
          <table:table-cell office:value-type="float" office:value="21000" calcext:value-type="float">
            <text:p>2100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6.535" calcext:value-type="float">
            <text:p>6.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5127 <text:s text:c="3"/>0.031 <text:s text:c="3"/>0.000 <text:s text:c="3"/>0.031 <text:s text:c="3"/>0.000 {built-in method sys.intern}</text:p>
          </table:table-cell>
          <table:table-cell table:formula="of:=TRIM([.A93])" office:value-type="string" office:string-value="45127 0.031 0.000 0.031 0.000 {built-in method sys.intern}" calcext:value-type="string">
            <text:p>45127 0.031 0.000 0.031 0.000 {built-in method sys.intern}</text:p>
          </table:table-cell>
          <table:table-cell office:value-type="float" office:value="45127" calcext:value-type="float">
            <text:p>45127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ys.inter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1000 <text:s text:c="3"/>0.029 <text:s text:c="3"/>0.000 <text:s text:c="3"/>0.029 <text:s text:c="3"/>0.000 {built-in method builtins.max}</text:p>
          </table:table-cell>
          <table:table-cell table:formula="of:=TRIM([.A94])" office:value-type="string" office:string-value="21000 0.029 0.000 0.029 0.000 {built-in method builtins.max}" calcext:value-type="string">
            <text:p>21000 0.029 0.000 0.029 0.000 {built-in method builtins.max}</text:p>
          </table:table-cell>
          <table:table-cell office:value-type="float" office:value="21000" calcext:value-type="float">
            <text:p>2100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max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27 <text:s text:c="3"/>0.027 <text:s text:c="3"/>0.027 <text:s text:c="3"/>0.027 {built-in method numpy.asarray}</text:p>
          </table:table-cell>
          <table:table-cell table:formula="of:=TRIM([.A95])" office:value-type="string" office:string-value="1 0.027 0.027 0.027 0.027 {built-in method numpy.asarray}" calcext:value-type="string">
            <text:p>1 0.027 0.027 0.027 0.027 {built-in method numpy.asarray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027" calcext:value-type="float">
            <text:p>0.027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asarray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1212 <text:s text:c="3"/>0.025 <text:s text:c="3"/>0.000 <text:s text:c="3"/>0.025 <text:s text:c="3"/>0.000 {built-in method builtins.getattr}</text:p>
          </table:table-cell>
          <table:table-cell table:formula="of:=TRIM([.A96])" office:value-type="string" office:string-value="21212 0.025 0.000 0.025 0.000 {built-in method builtins.getattr}" calcext:value-type="string">
            <text:p>21212 0.025 0.000 0.025 0.000 {built-in method builtins.getattr}</text:p>
          </table:table-cell>
          <table:table-cell office:value-type="float" office:value="21212" calcext:value-type="float">
            <text:p>21212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getatt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1000 <text:s text:c="3"/>0.024 <text:s text:c="3"/>0.000 <text:s text:c="3"/>0.089 <text:s text:c="3"/>0.000 subprocess.py:1445(_internal_poll)</text:p>
          </table:table-cell>
          <table:table-cell table:formula="of:=TRIM([.A97])" office:value-type="string" office:string-value="21000 0.024 0.000 0.089 0.000 subprocess.py:1445(_internal_poll)" calcext:value-type="string">
            <text:p>21000 0.024 0.000 0.089 0.000 subprocess.py:1445(_internal_poll)</text:p>
          </table:table-cell>
          <table:table-cell office:value-type="float" office:value="21000" calcext:value-type="float">
            <text:p>2100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445(_internal_pol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7304 <text:s text:c="3"/>0.024 <text:s text:c="3"/>0.000 <text:s text:c="3"/>0.024 <text:s text:c="3"/>0.000 {built-in method _winapi.GetExitCodeProcess}</text:p>
          </table:table-cell>
          <table:table-cell table:formula="of:=TRIM([.A98])" office:value-type="string" office:string-value="17304 0.024 0.000 0.024 0.000 {built-in method _winapi.GetExitCodeProcess}" calcext:value-type="string">
            <text:p>17304 0.024 0.000 0.024 0.000 {built-in method _winapi.GetExitCodeProcess}</text:p>
          </table:table-cell>
          <table:table-cell office:value-type="float" office:value="17304" calcext:value-type="float">
            <text:p>17304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winapi.GetExitCodeProcess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42000 <text:s text:c="3"/>0.024 <text:s text:c="3"/>0.000 <text:s text:c="3"/>0.024 <text:s text:c="3"/>0.000 pathlib.py:102(join_parsed_parts)</text:p>
          </table:table-cell>
          <table:table-cell table:formula="of:=TRIM([.A99])" office:value-type="string" office:string-value="42000 0.024 0.000 0.024 0.000 pathlib.py:102(join_parsed_parts)" calcext:value-type="string">
            <text:p>42000 0.024 0.000 0.024 0.000 pathlib.py:102(join_parsed_parts)</text:p>
          </table:table-cell>
          <table:table-cell office:value-type="float" office:value="42000" calcext:value-type="float">
            <text:p>4200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5127 <text:s text:c="3"/>0.022 <text:s text:c="3"/>0.000 <text:s text:c="3"/>0.022 <text:s text:c="3"/>0.000 {built-in method sys.audit}</text:p>
          </table:table-cell>
          <table:table-cell table:formula="of:=TRIM([.A100])" office:value-type="string" office:string-value="45127 0.022 0.000 0.022 0.000 {built-in method sys.audit}" calcext:value-type="string">
            <text:p>45127 0.022 0.000 0.022 0.000 {built-in method sys.audit}</text:p>
          </table:table-cell>
          <table:table-cell office:value-type="float" office:value="45127" calcext:value-type="float">
            <text:p>45127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ys.audit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3127 <text:s text:c="3"/>0.020 <text:s text:c="3"/>0.000 <text:s text:c="3"/>2.524 <text:s text:c="3"/>0.001 pathlib.py:516(select_from)</text:p>
          </table:table-cell>
          <table:table-cell table:formula="of:=TRIM([.A101])" office:value-type="string" office:string-value="3127 0.020 0.000 2.524 0.001 pathlib.py:516(select_from)" calcext:value-type="string">
            <text:p>3127 0.020 0.000 2.524 0.001 pathlib.py:516(select_from)</text:p>
          </table:table-cell>
          <table:table-cell office:value-type="float" office:value="3127" calcext:value-type="float">
            <text:p>312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.524" calcext:value-type="float">
            <text:p>2.52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516(select_fro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016 <text:s text:c="3"/>0.000 <text:s text:c="3"/>0.053 <text:s text:c="3"/>0.000 subprocess.py:200(Close)</text:p>
          </table:table-cell>
          <table:table-cell table:formula="of:=TRIM([.A102])" office:value-type="string" office:string-value="21000 0.016 0.000 0.053 0.000 subprocess.py:200(Close)" calcext:value-type="string">
            <text:p>21000 0.016 0.000 0.053 0.000 subprocess.py:200(Close)</text:p>
          </table:table-cell>
          <table:table-cell office:value-type="float" office:value="21000" calcext:value-type="float">
            <text:p>21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00(Clo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016 <text:s text:c="3"/>0.000 <text:s text:c="3"/>0.016 <text:s text:c="3"/>0.000 subprocess.py:1240(_get_handles)</text:p>
          </table:table-cell>
          <table:table-cell table:formula="of:=TRIM([.A103])" office:value-type="string" office:string-value="21000 0.016 0.000 0.016 0.000 subprocess.py:1240(_get_handles)" calcext:value-type="string">
            <text:p>21000 0.016 0.000 0.016 0.000 subprocess.py:1240(_get_handles)</text:p>
          </table:table-cell>
          <table:table-cell office:value-type="float" office:value="21000" calcext:value-type="float">
            <text:p>21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40(_get_handl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014 <text:s text:c="3"/>0.000 <text:s text:c="3"/>0.014 <text:s text:c="3"/>0.000 {built-in method builtins.min}</text:p>
          </table:table-cell>
          <table:table-cell table:formula="of:=TRIM([.A104])" office:value-type="string" office:string-value="21000 0.014 0.000 0.014 0.000 {built-in method builtins.min}" calcext:value-type="string">
            <text:p>21000 0.014 0.000 0.014 0.000 {built-in method builtins.min}</text:p>
          </table:table-cell>
          <table:table-cell office:value-type="float" office:value="21000" calcext:value-type="float">
            <text:p>2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mi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3127 <text:s text:c="3"/>0.014 <text:s text:c="3"/>0.000 <text:s text:c="3"/>2.504 <text:s text:c="3"/>0.001 pathlib.py:1434(is_dir)</text:p>
          </table:table-cell>
          <table:table-cell table:formula="of:=TRIM([.A105])" office:value-type="string" office:string-value="3127 0.014 0.000 2.504 0.001 pathlib.py:1434(is_dir)" calcext:value-type="string">
            <text:p>3127 0.014 0.000 2.504 0.001 pathlib.py:1434(is_dir)</text:p>
          </table:table-cell>
          <table:table-cell office:value-type="float" office:value="3127" calcext:value-type="float">
            <text:p>3127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2.504" calcext:value-type="float">
            <text:p>2.50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434(is_di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1 <text:s text:c="3"/>0.014 <text:s text:c="3"/>0.000 <text:s text:c="3"/>0.014 <text:s text:c="3"/>0.000 codecs.py:260(__init__)</text:p>
          </table:table-cell>
          <table:table-cell table:formula="of:=TRIM([.A106])" office:value-type="string" office:string-value="21001 0.014 0.000 0.014 0.000 codecs.py:260(__init__)" calcext:value-type="string">
            <text:p>21001 0.014 0.000 0.014 0.000 codecs.py:260(__init__)</text:p>
          </table:table-cell>
          <table:table-cell office:value-type="float" office:value="21001" calcext:value-type="float">
            <text:p>21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3127 <text:s text:c="3"/>0.011 <text:s text:c="3"/>0.000 <text:s text:c="3"/>0.011 <text:s text:c="3"/>0.000 {method '__exit__' of 'nt.ScandirIterator' objects}</text:p>
          </table:table-cell>
          <table:table-cell table:formula="of:=TRIM([.A107])" office:value-type="string" office:string-value="3127 0.011 0.000 0.011 0.000 {method '__exit__' of 'nt.ScandirIterator' objects}" calcext:value-type="string">
            <text:p>3127 0.011 0.000 0.011 0.000 {method '__exit__' of 'nt.ScandirIterator' objects}</text:p>
          </table:table-cell>
          <table:table-cell office:value-type="float" office:value="3127" calcext:value-type="float">
            <text:p>3127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exit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t.ScandirIterato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21000 <text:s text:c="3"/>0.011 <text:s text:c="3"/>0.000 <text:s text:c="3"/>0.011 <text:s text:c="3"/>0.000 subprocess.py:241(_cleanup)</text:p>
          </table:table-cell>
          <table:table-cell table:formula="of:=TRIM([.A108])" office:value-type="string" office:string-value="21000 0.011 0.000 0.011 0.000 subprocess.py:241(_cleanup)" calcext:value-type="string">
            <text:p>21000 0.011 0.000 0.011 0.000 subprocess.py:241(_cleanup)</text:p>
          </table:table-cell>
          <table:table-cell office:value-type="float" office:value="21000" calcext:value-type="float">
            <text:p>2100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41(_clean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313 <text:s text:c="3"/>0.010 <text:s text:c="3"/>0.000 <text:s text:c="3"/>0.010 <text:s text:c="3"/>0.000 {method 'strftime' of 'datetime.date' objects}</text:p>
          </table:table-cell>
          <table:table-cell table:formula="of:=TRIM([.A109])" office:value-type="string" office:string-value="313 0.010 0.000 0.010 0.000 {method 'strftime' of 'datetime.date' objects}" calcext:value-type="string">
            <text:p>313 0.010 0.000 0.010 0.000 {method 'strftime' of 'datetime.date' objects}</text:p>
          </table:table-cell>
          <table:table-cell office:value-type="float" office:value="313" calcext:value-type="float">
            <text:p>31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trftim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atetime.dat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42000 <text:s text:c="3"/>0.009 <text:s text:c="3"/>0.000 <text:s text:c="3"/>0.009 <text:s text:c="3"/>0.000 {built-in method nt.fspath}</text:p>
          </table:table-cell>
          <table:table-cell table:formula="of:=TRIM([.A110])" office:value-type="string" office:string-value="42000 0.009 0.000 0.009 0.000 {built-in method nt.fspath}" calcext:value-type="string">
            <text:p>42000 0.009 0.000 0.009 0.000 {built-in method nt.fspath}</text:p>
          </table:table-cell>
          <table:table-cell office:value-type="float" office:value="42000" calcext:value-type="float">
            <text:p>42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t.fspath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9 <text:s text:c="3"/>0.009 <text:s text:c="3"/>0.012 <text:s text:c="3"/>0.012 evolve_executor.py:107(&lt;listcomp&gt;)</text:p>
          </table:table-cell>
          <table:table-cell table:formula="of:=TRIM([.A111])" office:value-type="string" office:string-value="1 0.009 0.009 0.012 0.012 evolve_executor.py:107(&lt;listcomp&gt;)" calcext:value-type="string">
            <text:p>1 0.009 0.009 0.012 0.012 evolve_executor.py:107(&lt;listcomp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evolve_executor.py:107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2147 <text:s text:c="3"/>0.008 <text:s text:c="3"/>0.000 <text:s text:c="3"/>0.060 <text:s text:c="3"/>0.000 iostream.py:208(schedule)</text:p>
          </table:table-cell>
          <table:table-cell table:formula="of:=TRIM([.A112])" office:value-type="string" office:string-value="2147 0.008 0.000 0.060 0.000 iostream.py:208(schedule)" calcext:value-type="string">
            <text:p>2147 0.008 0.000 0.060 0.000 iostream.py:208(schedule)</text:p>
          </table:table-cell>
          <table:table-cell office:value-type="float" office:value="2147" calcext:value-type="float">
            <text:p>2147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45127 <text:s text:c="3"/>0.008 <text:s text:c="3"/>0.000 <text:s text:c="3"/>0.008 <text:s text:c="3"/>0.000 {method 'reverse' of 'list' objects}</text:p>
          </table:table-cell>
          <table:table-cell table:formula="of:=TRIM([.A113])" office:value-type="string" office:string-value="45127 0.008 0.000 0.008 0.000 {method 'reverse' of 'list' objects}" calcext:value-type="string">
            <text:p>45127 0.008 0.000 0.008 0.000 {method 'reverse' of 'list' objects}</text:p>
          </table:table-cell>
          <table:table-cell office:value-type="float" office:value="45127" calcext:value-type="float">
            <text:p>45127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revers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lis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1666 <text:s text:c="3"/>0.008 <text:s text:c="3"/>0.000 <text:s text:c="3"/>0.073 <text:s text:c="3"/>0.000 iostream.py:502(write)</text:p>
          </table:table-cell>
          <table:table-cell table:formula="of:=TRIM([.A114])" office:value-type="string" office:string-value="1666 0.008 0.000 0.073 0.000 iostream.py:502(write)" calcext:value-type="string">
            <text:p>1666 0.008 0.000 0.073 0.000 iostream.py:502(write)</text:p>
          </table:table-cell>
          <table:table-cell office:value-type="float" office:value="1666" calcext:value-type="float">
            <text:p>1666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7 <text:s text:c="3"/>0.007 <text:s text:c="3"/>0.007 <text:s text:c="3"/>0.007 evolve_executor.py:108(&lt;listcomp&gt;)</text:p>
          </table:table-cell>
          <table:table-cell table:formula="of:=TRIM([.A115])" office:value-type="string" office:string-value="1 0.007 0.007 0.007 0.007 evolve_executor.py:108(&lt;listcomp&gt;)" calcext:value-type="string">
            <text:p>1 0.007 0.007 0.007 0.007 evolve_executor.py:108(&lt;listcomp&gt;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007" calcext:value-type="float">
            <text:p>0.007</text:p>
          </table:table-cell>
          <table:table-cell office:value-type="string" calcext:value-type="string">
            <text:p>evolve_executor.py:108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7 <text:s text:c="3"/>0.007 <text:s text:c="3"/>0.172 <text:s text:c="3"/>0.172 evolve_executor.py:109(&lt;listcomp&gt;)</text:p>
          </table:table-cell>
          <table:table-cell table:formula="of:=TRIM([.A116])" office:value-type="string" office:string-value="1 0.007 0.007 0.172 0.172 evolve_executor.py:109(&lt;listcomp&gt;)" calcext:value-type="string">
            <text:p>1 0.007 0.007 0.172 0.172 evolve_executor.py:109(&lt;listcomp&gt;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7" calcext:value-type="float">
            <text:p>0.007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string" calcext:value-type="string">
            <text:p>evolve_executor.py:109(&lt;listcomp&gt;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007 <text:s text:c="3"/>0.000 <text:s text:c="3"/>0.007 <text:s text:c="3"/>0.000 {built-in method builtins.hasattr}</text:p>
          </table:table-cell>
          <table:table-cell table:formula="of:=TRIM([.A117])" office:value-type="string" office:string-value="21000 0.007 0.000 0.007 0.000 {built-in method builtins.hasattr}" calcext:value-type="string">
            <text:p>21000 0.007 0.000 0.007 0.000 {built-in method builtins.hasattr}</text:p>
          </table:table-cell>
          <table:table-cell office:value-type="float" office:value="21000" calcext:value-type="float">
            <text:p>2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hasatt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1000 <text:s text:c="3"/>0.006 <text:s text:c="3"/>0.000 <text:s text:c="3"/>0.006 <text:s text:c="3"/>0.000 contextlib.py:486(__enter__)</text:p>
          </table:table-cell>
          <table:table-cell table:formula="of:=TRIM([.A118])" office:value-type="string" office:string-value="21000 0.006 0.000 0.006 0.000 contextlib.py:486(__enter__)" calcext:value-type="string">
            <text:p>21000 0.006 0.000 0.006 0.000 contextlib.py:486(__enter__)</text:p>
          </table:table-cell>
          <table:table-cell office:value-type="float" office:value="21000" calcext:value-type="float">
            <text:p>2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86(__enter__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000 <text:s text:c="3"/>0.006 <text:s text:c="3"/>0.000 <text:s text:c="3"/>0.006 <text:s text:c="3"/>0.000 {method '__exit__' of 'memoryview' objects}</text:p>
          </table:table-cell>
          <table:table-cell table:formula="of:=TRIM([.A119])" office:value-type="string" office:string-value="21000 0.006 0.000 0.006 0.000 {method '__exit__' of 'memoryview' objects}" calcext:value-type="string">
            <text:p>21000 0.006 0.000 0.006 0.000 {method '__exit__' of 'memoryview' objects}</text:p>
          </table:table-cell>
          <table:table-cell office:value-type="float" office:value="21000" calcext:value-type="float">
            <text:p>2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__exit__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memoryview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21000 <text:s text:c="3"/>0.006 <text:s text:c="3"/>0.000 <text:s text:c="3"/>0.006 <text:s text:c="3"/>0.000 {built-in method _stat.S_ISFIFO}</text:p>
          </table:table-cell>
          <table:table-cell table:formula="of:=TRIM([.A120])" office:value-type="string" office:string-value="21000 0.006 0.000 0.006 0.000 {built-in method _stat.S_ISFIFO}" calcext:value-type="string">
            <text:p>21000 0.006 0.000 0.006 0.000 {built-in method _stat.S_ISFIFO}</text:p>
          </table:table-cell>
          <table:table-cell office:value-type="float" office:value="21000" calcext:value-type="float">
            <text:p>2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stat.S_ISFIFO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21000 <text:s text:c="3"/>0.006 <text:s text:c="3"/>0.000 <text:s text:c="3"/>0.006 <text:s text:c="3"/>0.000 {method 'write' of '_io.BufferedWriter' objects}</text:p>
          </table:table-cell>
          <table:table-cell table:formula="of:=TRIM([.A121])" office:value-type="string" office:string-value="21000 0.006 0.000 0.006 0.000 {method 'write' of '_io.BufferedWriter' objects}" calcext:value-type="string">
            <text:p>21000 0.006 0.000 0.006 0.000 {method 'write' of '_io.BufferedWriter' objects}</text:p>
          </table:table-cell>
          <table:table-cell office:value-type="float" office:value="21000" calcext:value-type="float">
            <text:p>2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writ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io.BufferedWrit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3127 <text:s text:c="3"/>0.006 <text:s text:c="3"/>0.000 <text:s text:c="3"/>2.487 <text:s text:c="3"/>0.001 pathlib.py:1227(stat)</text:p>
          </table:table-cell>
          <table:table-cell table:formula="of:=TRIM([.A122])" office:value-type="string" office:string-value="3127 0.006 0.000 2.487 0.001 pathlib.py:1227(stat)" calcext:value-type="string">
            <text:p>3127 0.006 0.000 2.487 0.001 pathlib.py:1227(stat)</text:p>
          </table:table-cell>
          <table:table-cell office:value-type="float" office:value="3127" calcext:value-type="float">
            <text:p>3127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2.487" calcext:value-type="float">
            <text:p>2.48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27(sta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2147 <text:s text:c="3"/>0.004 <text:s text:c="3"/>0.000 <text:s text:c="3"/>0.009 <text:s text:c="3"/>0.000 threading.py:1126(is_alive)</text:p>
          </table:table-cell>
          <table:table-cell table:formula="of:=TRIM([.A123])" office:value-type="string" office:string-value="2147 0.004 0.000 0.009 0.000 threading.py:1126(is_alive)" calcext:value-type="string">
            <text:p>2147 0.004 0.000 0.009 0.000 threading.py:1126(is_alive)</text:p>
          </table:table-cell>
          <table:table-cell office:value-type="float" office:value="2147" calcext:value-type="float">
            <text:p>2147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833 <text:s text:c="3"/>0.004 <text:s text:c="3"/>0.000 <text:s text:c="3"/>0.077 <text:s text:c="3"/>0.000 {built-in method builtins.print}</text:p>
          </table:table-cell>
          <table:table-cell table:formula="of:=TRIM([.A124])" office:value-type="string" office:string-value="833 0.004 0.000 0.077 0.000 {built-in method builtins.print}" calcext:value-type="string">
            <text:p>833 0.004 0.000 0.077 0.000 {built-in method builtins.print}</text:p>
          </table:table-cell>
          <table:table-cell office:value-type="float" office:value="833" calcext:value-type="float">
            <text:p>83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print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3127 <text:s text:c="3"/>0.003 <text:s text:c="3"/>0.000 <text:s text:c="3"/>0.003 <text:s text:c="3"/>0.000 {built-in method _stat.S_ISDIR}</text:p>
          </table:table-cell>
          <table:table-cell table:formula="of:=TRIM([.A125])" office:value-type="string" office:string-value="3127 0.003 0.000 0.003 0.000 {built-in method _stat.S_ISDIR}" calcext:value-type="string">
            <text:p>3127 0.003 0.000 0.003 0.000 {built-in method _stat.S_ISDIR}</text:p>
          </table:table-cell>
          <table:table-cell office:value-type="float" office:value="3127" calcext:value-type="float">
            <text:p>312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_stat.S_ISDIR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1666 <text:s text:c="3"/>0.003 <text:s text:c="3"/>0.000 <text:s text:c="3"/>0.003 <text:s text:c="3"/>0.000 iostream.py:420(_is_master_process)</text:p>
          </table:table-cell>
          <table:table-cell table:formula="of:=TRIM([.A126])" office:value-type="string" office:string-value="1666 0.003 0.000 0.003 0.000 iostream.py:420(_is_master_process)" calcext:value-type="string">
            <text:p>1666 0.003 0.000 0.003 0.000 iostream.py:420(_is_master_process)</text:p>
          </table:table-cell>
          <table:table-cell office:value-type="float" office:value="1666" calcext:value-type="float">
            <text:p>166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2147 <text:s text:c="3"/>0.002 <text:s text:c="3"/>0.000 <text:s text:c="3"/>0.004 <text:s text:c="3"/>0.000 threading.py:1059(_wait_for_tstate_lock)</text:p>
          </table:table-cell>
          <table:table-cell table:formula="of:=TRIM([.A127])" office:value-type="string" office:string-value="2147 0.002 0.000 0.004 0.000 threading.py:1059(_wait_for_tstate_lock)" calcext:value-type="string">
            <text:p>2147 0.002 0.000 0.004 0.000 threading.py:1059(_wait_for_tstate_lock)</text:p>
          </table:table-cell>
          <table:table-cell office:value-type="float" office:value="2147" calcext:value-type="float">
            <text:p>214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2147 <text:s text:c="3"/>0.002 <text:s text:c="3"/>0.000 <text:s text:c="3"/>0.002 <text:s text:c="3"/>0.000 iostream.py:97(_event_pipe)</text:p>
          </table:table-cell>
          <table:table-cell table:formula="of:=TRIM([.A128])" office:value-type="string" office:string-value="2147 0.002 0.000 0.002 0.000 iostream.py:97(_event_pipe)" calcext:value-type="string">
            <text:p>2147 0.002 0.000 0.002 0.000 iostream.py:97(_event_pipe)</text:p>
          </table:table-cell>
          <table:table-cell office:value-type="float" office:value="2147" calcext:value-type="float">
            <text:p>214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2147 <text:s text:c="3"/>0.002 <text:s text:c="3"/>0.000 <text:s text:c="3"/>0.002 <text:s text:c="3"/>0.000 {method 'acquire' of '_thread.lock' objects}</text:p>
          </table:table-cell>
          <table:table-cell table:formula="of:=TRIM([.A129])" office:value-type="string" office:string-value="2147 0.002 0.000 0.002 0.000 {method 'acquire' of '_thread.lock' objects}" calcext:value-type="string">
            <text:p>2147 0.002 0.000 0.002 0.000 {method 'acquire' of '_thread.lock' objects}</text:p>
          </table:table-cell>
          <table:table-cell office:value-type="float" office:value="2147" calcext:value-type="float">
            <text:p>214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cquir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thread.lock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313 <text:s text:c="3"/>0.001 <text:s text:c="3"/>0.000 <text:s text:c="3"/>0.001 <text:s text:c="3"/>0.000 {built-in method now}</text:p>
          </table:table-cell>
          <table:table-cell table:formula="of:=TRIM([.A130])" office:value-type="string" office:string-value="313 0.001 0.000 0.001 0.000 {built-in method now}" calcext:value-type="string">
            <text:p>313 0.001 0.000 0.001 0.000 {built-in method now}</text:p>
          </table:table-cell>
          <table:table-cell office:value-type="float" office:value="313" calcext:value-type="float">
            <text:p>31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ow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1666 <text:s text:c="3"/>0.001 <text:s text:c="3"/>0.000 <text:s text:c="3"/>0.014 <text:s text:c="3"/>0.000 iostream.py:439(_schedule_flush)</text:p>
          </table:table-cell>
          <table:table-cell table:formula="of:=TRIM([.A131])" office:value-type="string" office:string-value="1666 0.001 0.000 0.014 0.000 iostream.py:439(_schedule_flush)" calcext:value-type="string">
            <text:p>1666 0.001 0.000 0.014 0.000 iostream.py:439(_schedule_flush)</text:p>
          </table:table-cell>
          <table:table-cell office:value-type="float" office:value="1666" calcext:value-type="float">
            <text:p>166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1666 <text:s text:c="3"/>0.001 <text:s text:c="3"/>0.000 <text:s text:c="3"/>0.001 <text:s text:c="3"/>0.000 {built-in method nt.getpid}</text:p>
          </table:table-cell>
          <table:table-cell table:formula="of:=TRIM([.A132])" office:value-type="string" office:string-value="1666 0.001 0.000 0.001 0.000 {built-in method nt.getpid}" calcext:value-type="string">
            <text:p>1666 0.001 0.000 0.001 0.000 {built-in method nt.getpid}</text:p>
          </table:table-cell>
          <table:table-cell office:value-type="float" office:value="1666" calcext:value-type="float">
            <text:p>166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t.getpi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5"/>2147 <text:s text:c="3"/>0.001 <text:s text:c="3"/>0.000 <text:s text:c="3"/>0.001 <text:s text:c="3"/>0.000 threading.py:529(is_set)</text:p>
          </table:table-cell>
          <table:table-cell table:formula="of:=TRIM([.A133])" office:value-type="string" office:string-value="2147 0.001 0.000 0.001 0.000 threading.py:529(is_set)" calcext:value-type="string">
            <text:p>2147 0.001 0.000 0.001 0.000 threading.py:529(is_set)</text:p>
          </table:table-cell>
          <table:table-cell office:value-type="float" office:value="2147" calcext:value-type="float">
            <text:p>214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5"/>2147 <text:s text:c="3"/>0.000 <text:s text:c="3"/>0.000 <text:s text:c="3"/>0.000 <text:s text:c="3"/>0.000 {method 'append' of 'collections.deque' objects}</text:p>
          </table:table-cell>
          <table:table-cell table:formula="of:=TRIM([.A134])" office:value-type="string" office:string-value="2147 0.000 0.000 0.000 0.000 {method 'append' of 'collections.deque' objects}" calcext:value-type="string">
            <text:p>2147 0.000 0.000 0.000 0.000 {method 'append' of 'collections.deque' objects}</text:p>
          </table:table-cell>
          <table:table-cell office:value-type="float" office:value="2147" calcext:value-type="float">
            <text:p>2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append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collections.deque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28 <text:s text:c="3"/>0.028 shape_base.py:739(array_split)</text:p>
          </table:table-cell>
          <table:table-cell table:formula="of:=TRIM([.A135])" office:value-type="string" office:string-value="1 0.000 0.000 0.028 0.028 shape_base.py:739(array_split)" calcext:value-type="string">
            <text:p>1 0.000 0.000 0.028 0.028 shape_base.py:739(array_split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shape_base.py:739(array_spl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211 <text:s text:c="3"/>0.000 <text:s text:c="3"/>0.000 <text:s text:c="3"/>0.027 <text:s text:c="3"/>0.000 &lt;__array_function__ internals&gt;:2(swapaxes)</text:p>
          </table:table-cell>
          <table:table-cell table:formula="of:=TRIM([.A136])" office:value-type="string" office:string-value="211 0.000 0.000 0.027 0.000 &lt;__array_function__ internals&gt;:2(swapaxes)" calcext:value-type="string">
            <text:p>211 0.000 0.000 0.027 0.000 &lt;__array_function__ internals&gt;:2(swapaxes)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__array_function__</text:p>
          </table:table-cell>
          <table:table-cell office:value-type="string" calcext:value-type="string">
            <text:p>internals&gt;:2(swapax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6"/>211 <text:s text:c="3"/>0.000 <text:s text:c="3"/>0.000 <text:s text:c="3"/>0.027 <text:s text:c="3"/>0.000 fromnumeric.py:51(_wrapfunc)</text:p>
          </table:table-cell>
          <table:table-cell table:formula="of:=TRIM([.A137])" office:value-type="string" office:string-value="211 0.000 0.000 0.027 0.000 fromnumeric.py:51(_wrapfunc)" calcext:value-type="string">
            <text:p>211 0.000 0.000 0.027 0.000 fromnumeric.py:51(_wrapfunc)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numeric.py:51(_wrapfun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6"/>211 <text:s text:c="3"/>0.000 <text:s text:c="3"/>0.000 <text:s text:c="3"/>0.000 <text:s text:c="3"/>0.000 {method 'swapaxes' of 'numpy.ndarray' objects}</text:p>
          </table:table-cell>
          <table:table-cell table:formula="of:=TRIM([.A138])" office:value-type="string" office:string-value="211 0.000 0.000 0.000 0.000 {method 'swapaxes' of 'numpy.ndarray' objects}" calcext:value-type="string">
            <text:p>211 0.000 0.000 0.000 0.000 {method 'swapaxes' of 'numpy.ndarray' objects}</text:p>
          </table:table-cell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swapaxe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umpy.nd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11 <text:s text:c="3"/>0.000 <text:s text:c="3"/>0.000 <text:s text:c="3"/>0.027 <text:s text:c="3"/>0.000 fromnumeric.py:550(swapaxes)</text:p>
          </table:table-cell>
          <table:table-cell table:formula="of:=TRIM([.A139])" office:value-type="string" office:string-value="211 0.000 0.000 0.027 0.000 fromnumeric.py:550(swapaxes)" calcext:value-type="string">
            <text:p>211 0.000 0.000 0.027 0.000 fromnumeric.py:550(swapaxes)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numeric.py:550(swapax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212/1 <text:s text:c="3"/>0.000 <text:s text:c="3"/>0.000 <text:s text:c="3"/>0.028 <text:s text:c="3"/>0.028 {built-in method numpy.core._multiarray_umath.implement_array_function}</text:p>
          </table:table-cell>
          <table:table-cell table:formula="of:=TRIM([.A140])" office:value-type="string" office:string-value="212/1 0.000 0.000 0.028 0.028 {built-in method numpy.core._multiarray_umath.implement_array_function}" calcext:value-type="string">
            <text:p>212/1 0.000 0.000 0.028 0.028 {built-in method numpy.core._multiarray_umath.implement_array_function}</text:p>
          </table:table-cell>
          <table:table-cell office:value-type="string" calcext:value-type="string">
            <text:p>212/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core._multiarray_umath.implement_array_function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6"/>211 <text:s text:c="3"/>0.000 <text:s text:c="3"/>0.000 <text:s text:c="3"/>0.000 <text:s text:c="3"/>0.000 fromnumeric.py:546(_swapaxes_dispatcher)</text:p>
          </table:table-cell>
          <table:table-cell table:formula="of:=TRIM([.A141])" office:value-type="string" office:string-value="211 0.000 0.000 0.000 0.000 fromnumeric.py:546(_swapaxes_dispatcher)" calcext:value-type="string">
            <text:p>211 0.000 0.000 0.000 0.000 fromnumeric.py:546(_swapaxes_dispatcher)</text:p>
          </table:table-cell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omnumeric.py:546(_swapaxes_dispatch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method 'cumsum' of 'numpy.ndarray' objects}</text:p>
          </table:table-cell>
          <table:table-cell table:formula="of:=TRIM([.A142])" office:value-type="string" office:string-value="1 0.000 0.000 0.000 0.000 {method 'cumsum' of 'numpy.ndarray' objects}" calcext:value-type="string">
            <text:p>1 0.000 0.000 0.000 0.000 {method 'cumsum' of 'numpy.ndarray' objects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cumsum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numpy.ndarray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numpy.array}</text:p>
          </table:table-cell>
          <table:table-cell table:formula="of:=TRIM([.A143])" office:value-type="string" office:string-value="1 0.000 0.000 0.000 0.000 {built-in method numpy.array}" calcext:value-type="string">
            <text:p>1 0.000 0.000 0.000 0.000 {built-in method numpy.array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umpy.array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27 <text:s text:c="3"/>0.027 fromnumeric.py:38(_wrapit)</text:p>
          </table:table-cell>
          <table:table-cell table:formula="of:=TRIM([.A144])" office:value-type="string" office:string-value="1 0.000 0.000 0.027 0.027 fromnumeric.py:38(_wrapit)" calcext:value-type="string">
            <text:p>1 0.000 0.000 0.027 0.027 fromnumeric.py:38(_wrapit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fromnumeric.py:38(_wrapi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28 <text:s text:c="3"/>0.028 &lt;__array_function__ internals&gt;:2(array_split)</text:p>
          </table:table-cell>
          <table:table-cell table:formula="of:=TRIM([.A145])" office:value-type="string" office:string-value="1 0.000 0.000 0.028 0.028 &lt;__array_function__ internals&gt;:2(array_split)" calcext:value-type="string">
            <text:p>1 0.000 0.000 0.028 0.028 &lt;__array_function__ internals&gt;:2(array_split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&lt;__array_function__</text:p>
          </table:table-cell>
          <table:table-cell office:value-type="string" calcext:value-type="string">
            <text:p>internals&gt;:2(array_spli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 <text:s text:c="3"/>0.000 <text:s text:c="3"/>0.000 <text:s text:c="3"/>0.000 <text:s text:c="3"/>0.000 {method 'items' of 'dict' objects}</text:p>
          </table:table-cell>
          <table:table-cell table:formula="of:=TRIM([.A146])" office:value-type="string" office:string-value="2 0.000 0.000 0.000 0.000 {method 'items' of 'dict' objects}" calcext:value-type="string">
            <text:p>2 0.000 0.000 0.000 0.000 {method 'items' of 'dict' objects}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items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dict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built-in method builtins.divmod}</text:p>
          </table:table-cell>
          <table:table-cell table:formula="of:=TRIM([.A147])" office:value-type="string" office:string-value="1 0.000 0.000 0.000 0.000 {built-in method builtins.divmod}" calcext:value-type="string">
            <text:p>1 0.000 0.000 0.000 0.000 {built-in method builtins.divmod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uiltins.divmod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{method 'disable' of '_lsprof.Profiler' objects}</text:p>
          </table:table-cell>
          <table:table-cell table:formula="of:=TRIM([.A148])" office:value-type="string" office:string-value="1 0.000 0.000 0.000 0.000 {method 'disable' of '_lsprof.Profiler' objects}" calcext:value-type="string">
            <text:p>1 0.000 0.000 0.000 0.000 {method 'disable' of '_lsprof.Profiler' objects}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</text:p>
          </table:table-cell>
          <table:table-cell office:value-type="string" calcext:value-type="string">
            <text:p>'disable'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'_lsprof.Profiler'</text:p>
          </table:table-cell>
          <table:table-cell office:value-type="string" calcext:value-type="string">
            <text:p>objects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 <text:s text:c="3"/>0.000 <text:s text:c="3"/>0.000 <text:s text:c="3"/>0.000 <text:s text:c="3"/>0.000 shape_base.py:735(_array_split_dispatcher)</text:p>
          </table:table-cell>
          <table:table-cell table:formula="of:=TRIM([.A149])" office:value-type="string" office:string-value="1 0.000 0.000 0.000 0.000 shape_base.py:735(_array_split_dispatcher)" calcext:value-type="string">
            <text:p>1 0.000 0.000 0.000 0.000 shape_base.py:735(_array_split_dispatcher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ape_base.py:735(_array_split_dispatcher)</text:p>
          </table:table-cell>
          <table:table-cell table:number-columns-repeated="7"/>
        </table:table-row>
      </table:table>
      <table:table table:name="PRCS" table:style-name="ta1">
        <table:table-column table:style-name="co1" table:number-columns-repeated="11" table:default-cell-style-name="Default"/>
        <table:table-row table:style-name="ro1">
          <table:table-cell table:formula="of:=[$PASTE.C1]" office:value-type="string" office:string-value="ncalls" calcext:value-type="string">
            <text:p>ncalls</text:p>
          </table:table-cell>
          <table:table-cell table:formula="of:=[$PASTE.D1]" office:value-type="string" office:string-value="tottime" calcext:value-type="string">
            <text:p>tottime</text:p>
          </table:table-cell>
          <table:table-cell table:formula="of:=[$PASTE.E1]" office:value-type="string" office:string-value="percall" calcext:value-type="string">
            <text:p>percall</text:p>
          </table:table-cell>
          <table:table-cell table:formula="of:=[$PASTE.F1]" office:value-type="string" office:string-value="cumtime" calcext:value-type="string">
            <text:p>cumtime</text:p>
          </table:table-cell>
          <table:table-cell table:formula="of:=[$PASTE.G1]" office:value-type="string" office:string-value="percall" calcext:value-type="string">
            <text:p>percall</text:p>
          </table:table-cell>
          <table:table-cell table:formula="of:=[$PASTE.H1]" office:value-type="string" office:string-value="filename:lineno(function)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table:formula="of:=[$PASTE.C2]" office:value-type="float" office:value="21000" calcext:value-type="float">
            <text:p>21000</text:p>
          </table:table-cell>
          <table:table-cell table:formula="of:=[$PASTE.D2]" office:value-type="float" office:value="4067.085" calcext:value-type="float">
            <text:p>4067.085</text:p>
          </table:table-cell>
          <table:table-cell table:formula="of:=[$PASTE.E2]" office:value-type="float" office:value="0.194" calcext:value-type="float">
            <text:p>0.194</text:p>
          </table:table-cell>
          <table:table-cell table:formula="of:=[$PASTE.F2]" office:value-type="float" office:value="4067.085" calcext:value-type="float">
            <text:p>4067.085</text:p>
          </table:table-cell>
          <table:table-cell table:formula="of:=[$PASTE.G2]" office:value-type="float" office:value="0.194" calcext:value-type="float">
            <text:p>0.194</text:p>
          </table:table-cell>
          <table:table-cell table:formula="of:=TRIM(COM.MICROSOFT.CONCAT([$PASTE.H2];&quot; &quot;; [$PASTE.I2];&quot; &quot;; [$PASTE.J2];&quot; &quot;; [$PASTE.K2];&quot; &quot;; [$PASTE.L2];&quot; &quot;; [$PASTE.M2];&quot; &quot;; [$PASTE.N2];&quot; &quot;; [$PASTE.O2];&quot; &quot;; [$PASTE.P2];&quot; &quot;))" office:value-type="string" office:string-value="{built-in method _winapi.CreateProcess}" calcext:value-type="string">
            <text:p>{built-in method _winapi.CreateProcess}</text:p>
          </table:table-cell>
          <table:table-cell table:number-columns-repeated="3"/>
          <table:table-cell table:style-name="ce1" office:value-type="string" calcext:value-type="string">
            <text:p><text:s text:c="9"/>2949312870 function calls (2949312659 primitive calls) in 9523.499 seconds</text:p>
          </table:table-cell>
          <table:table-cell table:formula="of:=TRIM([.J2])" office:value-type="string" office:string-value="2949312870 function calls (2949312659 primitive calls) in 9523.499 seconds" calcext:value-type="string">
            <text:p>2949312870 function calls (2949312659 primitive calls) in 9523.499 seconds</text:p>
          </table:table-cell>
        </table:table-row>
        <table:table-row table:style-name="ro1">
          <table:table-cell table:formula="of:=[$PASTE.C3]" office:value-type="float" office:value="108086567" calcext:value-type="float">
            <text:p>108086567</text:p>
          </table:table-cell>
          <table:table-cell table:formula="of:=[$PASTE.D3]" office:value-type="float" office:value="1040.076" calcext:value-type="float">
            <text:p>1040.076</text:p>
          </table:table-cell>
          <table:table-cell table:formula="of:=[$PASTE.E3]" office:value-type="float" office:value="0" calcext:value-type="float">
            <text:p>0</text:p>
          </table:table-cell>
          <table:table-cell table:formula="of:=[$PASTE.F3]" office:value-type="float" office:value="2073.459" calcext:value-type="float">
            <text:p>2073.459</text:p>
          </table:table-cell>
          <table:table-cell table:formula="of:=[$PASTE.G3]" office:value-type="float" office:value="0" calcext:value-type="float">
            <text:p>0</text:p>
          </table:table-cell>
          <table:table-cell table:formula="of:=TRIM(COM.MICROSOFT.CONCAT([$PASTE.H3];&quot; &quot;; [$PASTE.I3];&quot; &quot;; [$PASTE.J3];&quot; &quot;; [$PASTE.K3];&quot; &quot;; [$PASTE.L3];&quot; &quot;; [$PASTE.M3];&quot; &quot;; [$PASTE.N3];&quot; &quot;; [$PASTE.O3];&quot; &quot;; [$PASTE.P3];&quot; &quot;))" office:value-type="string" office:string-value="pathlib.py:556(_select_from)" calcext:value-type="string">
            <text:p>pathlib.py:556(_select_from)</text:p>
          </table:table-cell>
          <table:table-cell table:number-columns-repeated="4"/>
          <table:table-cell table:formula="of:=TRIM([.J4])" office:value-type="string" office:string-value="Ordered by: internal time" calcext:value-type="string">
            <text:p>Ordered by: internal time</text:p>
          </table:table-cell>
        </table:table-row>
        <table:table-row table:style-name="ro1">
          <table:table-cell table:formula="of:=[$PASTE.C4]" office:value-type="float" office:value="21000" calcext:value-type="float">
            <text:p>21000</text:p>
          </table:table-cell>
          <table:table-cell table:formula="of:=[$PASTE.D4]" office:value-type="float" office:value="550.208" calcext:value-type="float">
            <text:p>550.208</text:p>
          </table:table-cell>
          <table:table-cell table:formula="of:=[$PASTE.E4]" office:value-type="float" office:value="0.026" calcext:value-type="float">
            <text:p>0.026</text:p>
          </table:table-cell>
          <table:table-cell table:formula="of:=[$PASTE.F4]" office:value-type="float" office:value="1008.188" calcext:value-type="float">
            <text:p>1008.188</text:p>
          </table:table-cell>
          <table:table-cell table:formula="of:=[$PASTE.G4]" office:value-type="float" office:value="0.048" calcext:value-type="float">
            <text:p>0.048</text:p>
          </table:table-cell>
          <table:table-cell table:formula="of:=TRIM(COM.MICROSOFT.CONCAT([$PASTE.H4];&quot; &quot;; [$PASTE.I4];&quot; &quot;; [$PASTE.J4];&quot; &quot;; [$PASTE.K4];&quot; &quot;; [$PASTE.L4];&quot; &quot;; [$PASTE.M4];&quot; &quot;; [$PASTE.N4];&quot; &quot;; [$PASTE.O4];&quot; &quot;; [$PASTE.P4];&quot; &quot;))" office:value-type="string" office:string-value="evolve_executor.py:242(&lt;listcomp&gt;)" calcext:value-type="string">
            <text:p>evolve_executor.py:242(&lt;listcomp&gt;)</text:p>
          </table:table-cell>
          <table:table-cell table:number-columns-repeated="3"/>
          <table:table-cell office:value-type="string" calcext:value-type="string">
            <text:p><text:s text:c="3"/>Ordered by: internal time</text:p>
          </table:table-cell>
          <table:table-cell/>
        </table:table-row>
        <table:table-row table:style-name="ro1">
          <table:table-cell table:formula="of:=[$PASTE.C5]" office:value-type="float" office:value="440553902" calcext:value-type="float">
            <text:p>440553902</text:p>
          </table:table-cell>
          <table:table-cell table:formula="of:=[$PASTE.D5]" office:value-type="float" office:value="505.048" calcext:value-type="float">
            <text:p>505.048</text:p>
          </table:table-cell>
          <table:table-cell table:formula="of:=[$PASTE.E5]" office:value-type="float" office:value="0" calcext:value-type="float">
            <text:p>0</text:p>
          </table:table-cell>
          <table:table-cell table:formula="of:=[$PASTE.F5]" office:value-type="float" office:value="505.048" calcext:value-type="float">
            <text:p>505.048</text:p>
          </table:table-cell>
          <table:table-cell table:formula="of:=[$PASTE.G5]" office:value-type="float" office:value="0" calcext:value-type="float">
            <text:p>0</text:p>
          </table:table-cell>
          <table:table-cell table:formula="of:=TRIM(COM.MICROSOFT.CONCAT([$PASTE.H5];&quot; &quot;; [$PASTE.I5];&quot; &quot;; [$PASTE.J5];&quot; &quot;; [$PASTE.K5];&quot; &quot;; [$PASTE.L5];&quot; &quot;; [$PASTE.M5];&quot; &quot;; [$PASTE.N5];&quot; &quot;; [$PASTE.O5];&quot; &quot;; [$PASTE.P5];&quot; &quot;))" office:value-type="string" office:string-value="{method 'replace' of 'str' objects}" calcext:value-type="string">
            <text:p>{method 'replace' of 'str' objects}</text:p>
          </table:table-cell>
          <table:table-cell table:number-columns-repeated="5"/>
        </table:table-row>
        <table:table-row table:style-name="ro1">
          <table:table-cell table:formula="of:=[$PASTE.C6]" office:value-type="float" office:value="108125440" calcext:value-type="float">
            <text:p>108125440</text:p>
          </table:table-cell>
          <table:table-cell table:formula="of:=[$PASTE.D6]" office:value-type="float" office:value="469.7" calcext:value-type="float">
            <text:p>469.7</text:p>
          </table:table-cell>
          <table:table-cell table:formula="of:=[$PASTE.E6]" office:value-type="float" office:value="0" calcext:value-type="float">
            <text:p>0</text:p>
          </table:table-cell>
          <table:table-cell table:formula="of:=[$PASTE.F6]" office:value-type="float" office:value="469.7" calcext:value-type="float">
            <text:p>469.7</text:p>
          </table:table-cell>
          <table:table-cell table:formula="of:=[$PASTE.G6]" office:value-type="float" office:value="0" calcext:value-type="float">
            <text:p>0</text:p>
          </table:table-cell>
          <table:table-cell table:formula="of:=TRIM(COM.MICROSOFT.CONCAT([$PASTE.H6];&quot; &quot;; [$PASTE.I6];&quot; &quot;; [$PASTE.J6];&quot; &quot;; [$PASTE.K6];&quot; &quot;; [$PASTE.L6];&quot; &quot;; [$PASTE.M6];&quot; &quot;; [$PASTE.N6];&quot; &quot;; [$PASTE.O6];&quot; &quot;; [$PASTE.P6];&quot; &quot;))" office:value-type="string" office:string-value="{built-in method __new__ of type object at 0x00007FFFDBB9BC60}" calcext:value-type="string">
            <text:p>{built-in method __new__ of type object at 0x00007FFFDBB9BC60}</text:p>
          </table:table-cell>
          <table:table-cell table:number-columns-repeated="5"/>
        </table:table-row>
        <table:table-row table:style-name="ro1">
          <table:table-cell table:formula="of:=[$PASTE.C7]" office:value-type="float" office:value="21000" calcext:value-type="float">
            <text:p>21000</text:p>
          </table:table-cell>
          <table:table-cell table:formula="of:=[$PASTE.D7]" office:value-type="float" office:value="277.833" calcext:value-type="float">
            <text:p>277.833</text:p>
          </table:table-cell>
          <table:table-cell table:formula="of:=[$PASTE.E7]" office:value-type="float" office:value="0.013" calcext:value-type="float">
            <text:p>0.013</text:p>
          </table:table-cell>
          <table:table-cell table:formula="of:=[$PASTE.F7]" office:value-type="float" office:value="277.833" calcext:value-type="float">
            <text:p>277.833</text:p>
          </table:table-cell>
          <table:table-cell table:formula="of:=[$PASTE.G7]" office:value-type="float" office:value="0.013" calcext:value-type="float">
            <text:p>0.013</text:p>
          </table:table-cell>
          <table:table-cell table:formula="of:=TRIM(COM.MICROSOFT.CONCAT([$PASTE.H7];&quot; &quot;; [$PASTE.I7];&quot; &quot;; [$PASTE.J7];&quot; &quot;; [$PASTE.K7];&quot; &quot;; [$PASTE.L7];&quot; &quot;; [$PASTE.M7];&quot; &quot;; [$PASTE.N7];&quot; &quot;; [$PASTE.O7];&quot; &quot;; [$PASTE.P7];&quot; &quot;))" office:value-type="string" office:string-value="{built-in method _winapi.TerminateProcess}" calcext:value-type="string">
            <text:p>{built-in method _winapi.TerminateProcess}</text:p>
          </table:table-cell>
          <table:table-cell table:number-columns-repeated="5"/>
        </table:table-row>
        <table:table-row table:style-name="ro1">
          <table:table-cell table:formula="of:=[$PASTE.C8]" office:value-type="float" office:value="324568453" calcext:value-type="float">
            <text:p>324568453</text:p>
          </table:table-cell>
          <table:table-cell table:formula="of:=[$PASTE.D8]" office:value-type="float" office:value="244.039" calcext:value-type="float">
            <text:p>244.039</text:p>
          </table:table-cell>
          <table:table-cell table:formula="of:=[$PASTE.E8]" office:value-type="float" office:value="0" calcext:value-type="float">
            <text:p>0</text:p>
          </table:table-cell>
          <table:table-cell table:formula="of:=[$PASTE.F8]" office:value-type="float" office:value="344.149" calcext:value-type="float">
            <text:p>344.149</text:p>
          </table:table-cell>
          <table:table-cell table:formula="of:=[$PASTE.G8]" office:value-type="float" office:value="0" calcext:value-type="float">
            <text:p>0</text:p>
          </table:table-cell>
          <table:table-cell table:formula="of:=TRIM(COM.MICROSOFT.CONCAT([$PASTE.H8];&quot; &quot;; [$PASTE.I8];&quot; &quot;; [$PASTE.J8];&quot; &quot;; [$PASTE.K8];&quot; &quot;; [$PASTE.L8];&quot; &quot;; [$PASTE.M8];&quot; &quot;; [$PASTE.N8];&quot; &quot;; [$PASTE.O8];&quot; &quot;; [$PASTE.P8];&quot; &quot;))" office:value-type="string" office:string-value="pathlib.py:742(__str__)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table:formula="of:=[$PASTE.C9]" office:value-type="float" office:value="-434580378" calcext:value-type="float">
            <text:p>-434580378</text:p>
          </table:table-cell>
          <table:table-cell table:formula="of:=[$PASTE.D9]" office:value-type="float" office:value="213.949" calcext:value-type="float">
            <text:p>213.949</text:p>
          </table:table-cell>
          <table:table-cell table:formula="of:=[$PASTE.E9]" office:value-type="float" office:value="-0" calcext:value-type="float">
            <text:p>0</text:p>
          </table:table-cell>
          <table:table-cell table:formula="of:=[$PASTE.F9]" office:value-type="float" office:value="213.949" calcext:value-type="float">
            <text:p>213.949</text:p>
          </table:table-cell>
          <table:table-cell table:formula="of:=[$PASTE.G9]" office:value-type="float" office:value="-0" calcext:value-type="float">
            <text:p>0</text:p>
          </table:table-cell>
          <table:table-cell table:formula="of:=TRIM(COM.MICROSOFT.CONCAT([$PASTE.H9];&quot; &quot;; [$PASTE.I9];&quot; &quot;; [$PASTE.J9];&quot; &quot;; [$PASTE.K9];&quot; &quot;; [$PASTE.L9];&quot; &quot;; [$PASTE.M9];&quot; &quot;; [$PASTE.N9];&quot; &quot;; [$PASTE.O9];&quot; &quot;; [$PASTE.P9];&quot; &quot;))" office:value-type="string" office:string-value="{built-in method builtins.len}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table:formula="of:=[$PASTE.C10]" office:value-type="float" office:value="108125440" calcext:value-type="float">
            <text:p>108125440</text:p>
          </table:table-cell>
          <table:table-cell table:formula="of:=[$PASTE.D10]" office:value-type="float" office:value="186.291" calcext:value-type="float">
            <text:p>186.291</text:p>
          </table:table-cell>
          <table:table-cell table:formula="of:=[$PASTE.E10]" office:value-type="float" office:value="0" calcext:value-type="float">
            <text:p>0</text:p>
          </table:table-cell>
          <table:table-cell table:formula="of:=[$PASTE.F10]" office:value-type="float" office:value="706.24" calcext:value-type="float">
            <text:p>706.24</text:p>
          </table:table-cell>
          <table:table-cell table:formula="of:=[$PASTE.G10]" office:value-type="float" office:value="0" calcext:value-type="float">
            <text:p>0</text:p>
          </table:table-cell>
          <table:table-cell table:formula="of:=TRIM(COM.MICROSOFT.CONCAT([$PASTE.H10];&quot; &quot;; [$PASTE.I10];&quot; &quot;; [$PASTE.J10];&quot; &quot;; [$PASTE.K10];&quot; &quot;; [$PASTE.L10];&quot; &quot;; [$PASTE.M10];&quot; &quot;; [$PASTE.N10];&quot; &quot;; [$PASTE.O10];&quot; &quot;; [$PASTE.P10];&quot; &quot;))" office:value-type="string" office:string-value="pathlib.py:715(_from_parsed_parts)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table:formula="of:=[$PASTE.C11]" office:value-type="float" office:value="108083440" calcext:value-type="float">
            <text:p>108083440</text:p>
          </table:table-cell>
          <table:table-cell table:formula="of:=[$PASTE.D11]" office:value-type="float" office:value="170.109" calcext:value-type="float">
            <text:p>170.109</text:p>
          </table:table-cell>
          <table:table-cell table:formula="of:=[$PASTE.E11]" office:value-type="float" office:value="0" calcext:value-type="float">
            <text:p>0</text:p>
          </table:table-cell>
          <table:table-cell table:formula="of:=[$PASTE.F11]" office:value-type="float" office:value="876.25" calcext:value-type="float">
            <text:p>876.25</text:p>
          </table:table-cell>
          <table:table-cell table:formula="of:=[$PASTE.G11]" office:value-type="float" office:value="0" calcext:value-type="float">
            <text:p>0</text:p>
          </table:table-cell>
          <table:table-cell table:formula="of:=TRIM(COM.MICROSOFT.CONCAT([$PASTE.H11];&quot; &quot;; [$PASTE.I11];&quot; &quot;; [$PASTE.J11];&quot; &quot;; [$PASTE.K11];&quot; &quot;; [$PASTE.L11];&quot; &quot;; [$PASTE.M11];&quot; &quot;; [$PASTE.N11];&quot; &quot;; [$PASTE.O11];&quot; &quot;; [$PASTE.P11];&quot; &quot;))" office:value-type="string" office:string-value="pathlib.py:1098(_make_child_relpath)" calcext:value-type="string">
            <text:p>pathlib.py:1098(_make_child_relpath)</text:p>
          </table:table-cell>
          <table:table-cell table:number-columns-repeated="5"/>
        </table:table-row>
        <table:table-row table:style-name="ro1">
          <table:table-cell table:formula="of:=[$PASTE.C12]" office:value-type="float" office:value="126000" calcext:value-type="float">
            <text:p>126000</text:p>
          </table:table-cell>
          <table:table-cell table:formula="of:=[$PASTE.D12]" office:value-type="float" office:value="117.6" calcext:value-type="float">
            <text:p>117.6</text:p>
          </table:table-cell>
          <table:table-cell table:formula="of:=[$PASTE.E12]" office:value-type="float" office:value="0.001" calcext:value-type="float">
            <text:p>0.001</text:p>
          </table:table-cell>
          <table:table-cell table:formula="of:=[$PASTE.F12]" office:value-type="float" office:value="123.075" calcext:value-type="float">
            <text:p>123.075</text:p>
          </table:table-cell>
          <table:table-cell table:formula="of:=[$PASTE.G12]" office:value-type="float" office:value="0.001" calcext:value-type="float">
            <text:p>0.001</text:p>
          </table:table-cell>
          <table:table-cell table:formula="of:=TRIM(COM.MICROSOFT.CONCAT([$PASTE.H12];&quot; &quot;; [$PASTE.I12];&quot; &quot;; [$PASTE.J12];&quot; &quot;; [$PASTE.K12];&quot; &quot;; [$PASTE.L12];&quot; &quot;; [$PASTE.M12];&quot; &quot;; [$PASTE.N12];&quot; &quot;; [$PASTE.O12];&quot; &quot;; [$PASTE.P12];&quot; &quot;))" office:value-type="string" office:string-value="evolve_executor.py:63(&lt;listcomp&gt;)" calcext:value-type="string">
            <text:p>evolve_executor.py:63(&lt;listcomp&gt;)</text:p>
          </table:table-cell>
          <table:table-cell table:number-columns-repeated="5"/>
        </table:table-row>
        <table:table-row table:style-name="ro1">
          <table:table-cell table:formula="of:=[$PASTE.C13]" office:value-type="float" office:value="260471031" calcext:value-type="float">
            <text:p>260471031</text:p>
          </table:table-cell>
          <table:table-cell table:formula="of:=[$PASTE.D13]" office:value-type="float" office:value="115.81" calcext:value-type="float">
            <text:p>115.81</text:p>
          </table:table-cell>
          <table:table-cell table:formula="of:=[$PASTE.E13]" office:value-type="float" office:value="0" calcext:value-type="float">
            <text:p>0</text:p>
          </table:table-cell>
          <table:table-cell table:formula="of:=[$PASTE.F13]" office:value-type="float" office:value="115.81" calcext:value-type="float">
            <text:p>115.81</text:p>
          </table:table-cell>
          <table:table-cell table:formula="of:=[$PASTE.G13]" office:value-type="float" office:value="0" calcext:value-type="float">
            <text:p>0</text:p>
          </table:table-cell>
          <table:table-cell table:formula="of:=TRIM(COM.MICROSOFT.CONCAT([$PASTE.H13];&quot; &quot;; [$PASTE.I13];&quot; &quot;; [$PASTE.J13];&quot; &quot;; [$PASTE.K13];&quot; &quot;; [$PASTE.L13];&quot; &quot;; [$PASTE.M13];&quot; &quot;; [$PASTE.N13];&quot; &quot;; [$PASTE.O13];&quot; &quot;; [$PASTE.P13];&quot; &quot;))" office:value-type="string" office:string-value="{method 'split' of 'str' objects}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table:formula="of:=[$PASTE.C14]" office:value-type="float" office:value="14770135" calcext:value-type="float">
            <text:p>14770135</text:p>
          </table:table-cell>
          <table:table-cell table:formula="of:=[$PASTE.D14]" office:value-type="float" office:value="109.679" calcext:value-type="float">
            <text:p>109.679</text:p>
          </table:table-cell>
          <table:table-cell table:formula="of:=[$PASTE.E14]" office:value-type="float" office:value="0" calcext:value-type="float">
            <text:p>0</text:p>
          </table:table-cell>
          <table:table-cell table:formula="of:=[$PASTE.F14]" office:value-type="float" office:value="538.38" calcext:value-type="float">
            <text:p>538.38</text:p>
          </table:table-cell>
          <table:table-cell table:formula="of:=[$PASTE.G14]" office:value-type="float" office:value="0" calcext:value-type="float">
            <text:p>0</text:p>
          </table:table-cell>
          <table:table-cell table:formula="of:=TRIM(COM.MICROSOFT.CONCAT([$PASTE.H14];&quot; &quot;; [$PASTE.I14];&quot; &quot;; [$PASTE.J14];&quot; &quot;; [$PASTE.K14];&quot; &quot;; [$PASTE.L14];&quot; &quot;; [$PASTE.M14];&quot; &quot;; [$PASTE.N14];&quot; &quot;; [$PASTE.O14];&quot; &quot;; [$PASTE.P14];&quot; &quot;))" office:value-type="string" office:string-value="evolve_executor.py:136(wrangle_biodata)" calcext:value-type="string">
            <text:p>evolve_executor.py:136(wrangle_biodata)</text:p>
          </table:table-cell>
          <table:table-cell table:number-columns-repeated="5"/>
        </table:table-row>
        <table:table-row table:style-name="ro1">
          <table:table-cell table:formula="of:=[$PASTE.C15]" office:value-type="float" office:value="108083440" calcext:value-type="float">
            <text:p>108083440</text:p>
          </table:table-cell>
          <table:table-cell table:formula="of:=[$PASTE.D15]" office:value-type="float" office:value="103.93" calcext:value-type="float">
            <text:p>103.93</text:p>
          </table:table-cell>
          <table:table-cell table:formula="of:=[$PASTE.E15]" office:value-type="float" office:value="0" calcext:value-type="float">
            <text:p>0</text:p>
          </table:table-cell>
          <table:table-cell table:formula="of:=[$PASTE.F15]" office:value-type="float" office:value="103.93" calcext:value-type="float">
            <text:p>103.93</text:p>
          </table:table-cell>
          <table:table-cell table:formula="of:=[$PASTE.G15]" office:value-type="float" office:value="0" calcext:value-type="float">
            <text:p>0</text:p>
          </table:table-cell>
          <table:table-cell table:formula="of:=TRIM(COM.MICROSOFT.CONCAT([$PASTE.H15];&quot; &quot;; [$PASTE.I15];&quot; &quot;; [$PASTE.J15];&quot; &quot;; [$PASTE.K15];&quot; &quot;; [$PASTE.L15];&quot; &quot;; [$PASTE.M15];&quot; &quot;; [$PASTE.N15];&quot; &quot;; [$PASTE.O15];&quot; &quot;; [$PASTE.P15];&quot; &quot;))" office:value-type="string" office:string-value="{method 'fullmatch' of 're.Pattern' objects}" calcext:value-type="string">
            <text:p>{method 'fullmatch' of 're.Pattern' objects}</text:p>
          </table:table-cell>
          <table:table-cell table:number-columns-repeated="5"/>
        </table:table-row>
        <table:table-row table:style-name="ro1">
          <table:table-cell table:formula="of:=[$PASTE.C16]" office:value-type="float" office:value="3127" calcext:value-type="float">
            <text:p>3127</text:p>
          </table:table-cell>
          <table:table-cell table:formula="of:=[$PASTE.D16]" office:value-type="float" office:value="99.499" calcext:value-type="float">
            <text:p>99.499</text:p>
          </table:table-cell>
          <table:table-cell table:formula="of:=[$PASTE.E16]" office:value-type="float" office:value="0.032" calcext:value-type="float">
            <text:p>0.032</text:p>
          </table:table-cell>
          <table:table-cell table:formula="of:=[$PASTE.F16]" office:value-type="float" office:value="394.573" calcext:value-type="float">
            <text:p>394.573</text:p>
          </table:table-cell>
          <table:table-cell table:formula="of:=[$PASTE.G16]" office:value-type="float" office:value="0.126" calcext:value-type="float">
            <text:p>0.126</text:p>
          </table:table-cell>
          <table:table-cell table:formula="of:=TRIM(COM.MICROSOFT.CONCAT([$PASTE.H16];&quot; &quot;; [$PASTE.I16];&quot; &quot;; [$PASTE.J16];&quot; &quot;; [$PASTE.K16];&quot; &quot;; [$PASTE.L16];&quot; &quot;; [$PASTE.M16];&quot; &quot;; [$PASTE.N16];&quot; &quot;; [$PASTE.O16];&quot; &quot;; [$PASTE.P16];&quot; &quot;))" office:value-type="string" office:string-value="evolve_executor.py:188(&lt;listcomp&gt;)" calcext:value-type="string">
            <text:p>evolve_executor.py:188(&lt;listcomp&gt;)</text:p>
          </table:table-cell>
          <table:table-cell table:number-columns-repeated="5"/>
        </table:table-row>
        <table:table-row table:style-name="ro1">
          <table:table-cell table:formula="of:=[$PASTE.C17]" office:value-type="float" office:value="3127" calcext:value-type="float">
            <text:p>3127</text:p>
          </table:table-cell>
          <table:table-cell table:formula="of:=[$PASTE.D17]" office:value-type="float" office:value="98.561" calcext:value-type="float">
            <text:p>98.561</text:p>
          </table:table-cell>
          <table:table-cell table:formula="of:=[$PASTE.E17]" office:value-type="float" office:value="0.032" calcext:value-type="float">
            <text:p>0.032</text:p>
          </table:table-cell>
          <table:table-cell table:formula="of:=[$PASTE.F17]" office:value-type="float" office:value="174.182" calcext:value-type="float">
            <text:p>174.182</text:p>
          </table:table-cell>
          <table:table-cell table:formula="of:=[$PASTE.G17]" office:value-type="float" office:value="0.056" calcext:value-type="float">
            <text:p>0.056</text:p>
          </table:table-cell>
          <table:table-cell table:formula="of:=TRIM(COM.MICROSOFT.CONCAT([$PASTE.H17];&quot; &quot;; [$PASTE.I17];&quot; &quot;; [$PASTE.J17];&quot; &quot;; [$PASTE.K17];&quot; &quot;; [$PASTE.L17];&quot; &quot;; [$PASTE.M17];&quot; &quot;; [$PASTE.N17];&quot; &quot;; [$PASTE.O17];&quot; &quot;; [$PASTE.P17];&quot; &quot;))" office:value-type="string" office:string-value="evolve_executor.py:189(&lt;listcomp&gt;)" calcext:value-type="string">
            <text:p>evolve_executor.py:189(&lt;listcomp&gt;)</text:p>
          </table:table-cell>
          <table:table-cell table:number-columns-repeated="5"/>
        </table:table-row>
        <table:table-row table:style-name="ro1">
          <table:table-cell table:formula="of:=[$PASTE.C18]" office:value-type="float" office:value="14770135" calcext:value-type="float">
            <text:p>14770135</text:p>
          </table:table-cell>
          <table:table-cell table:formula="of:=[$PASTE.D18]" office:value-type="float" office:value="91.997" calcext:value-type="float">
            <text:p>91.997</text:p>
          </table:table-cell>
          <table:table-cell table:formula="of:=[$PASTE.E18]" office:value-type="float" office:value="0" calcext:value-type="float">
            <text:p>0</text:p>
          </table:table-cell>
          <table:table-cell table:formula="of:=[$PASTE.F18]" office:value-type="float" office:value="118.271" calcext:value-type="float">
            <text:p>118.271</text:p>
          </table:table-cell>
          <table:table-cell table:formula="of:=[$PASTE.G18]" office:value-type="float" office:value="0" calcext:value-type="float">
            <text:p>0</text:p>
          </table:table-cell>
          <table:table-cell table:formula="of:=TRIM(COM.MICROSOFT.CONCAT([$PASTE.H18];&quot; &quot;; [$PASTE.I18];&quot; &quot;; [$PASTE.J18];&quot; &quot;; [$PASTE.K18];&quot; &quot;; [$PASTE.L18];&quot; &quot;; [$PASTE.M18];&quot; &quot;; [$PASTE.N18];&quot; &quot;; [$PASTE.O18];&quot; &quot;; [$PASTE.P18];&quot; &quot;))" office:value-type="string" office:string-value="genome_handler.py:83(&lt;listcomp&gt;)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table:formula="of:=[$PASTE.C19]" office:value-type="float" office:value="3127" calcext:value-type="float">
            <text:p>3127</text:p>
          </table:table-cell>
          <table:table-cell table:formula="of:=[$PASTE.D19]" office:value-type="float" office:value="76.495" calcext:value-type="float">
            <text:p>76.495</text:p>
          </table:table-cell>
          <table:table-cell table:formula="of:=[$PASTE.E19]" office:value-type="float" office:value="0.024" calcext:value-type="float">
            <text:p>0.024</text:p>
          </table:table-cell>
          <table:table-cell table:formula="of:=[$PASTE.F19]" office:value-type="float" office:value="100.54" calcext:value-type="float">
            <text:p>100.54</text:p>
          </table:table-cell>
          <table:table-cell table:formula="of:=[$PASTE.G19]" office:value-type="float" office:value="0.032" calcext:value-type="float">
            <text:p>0.032</text:p>
          </table:table-cell>
          <table:table-cell table:formula="of:=TRIM(COM.MICROSOFT.CONCAT([$PASTE.H19];&quot; &quot;; [$PASTE.I19];&quot; &quot;; [$PASTE.J19];&quot; &quot;; [$PASTE.K19];&quot; &quot;; [$PASTE.L19];&quot; &quot;; [$PASTE.M19];&quot; &quot;; [$PASTE.N19];&quot; &quot;; [$PASTE.O19];&quot; &quot;; [$PASTE.P19];&quot; &quot;))" office:value-type="string" office:string-value="evolve_executor.py:194(&lt;listcomp&gt;)" calcext:value-type="string">
            <text:p>evolve_executor.py:194(&lt;listcomp&gt;)</text:p>
          </table:table-cell>
          <table:table-cell table:number-columns-repeated="5"/>
        </table:table-row>
        <table:table-row table:style-name="ro1">
          <table:table-cell table:formula="of:=[$PASTE.C20]" office:value-type="float" office:value="108086567" calcext:value-type="float">
            <text:p>108086567</text:p>
          </table:table-cell>
          <table:table-cell table:formula="of:=[$PASTE.D20]" office:value-type="float" office:value="75.141" calcext:value-type="float">
            <text:p>75.141</text:p>
          </table:table-cell>
          <table:table-cell table:formula="of:=[$PASTE.E20]" office:value-type="float" office:value="0" calcext:value-type="float">
            <text:p>0</text:p>
          </table:table-cell>
          <table:table-cell table:formula="of:=[$PASTE.F20]" office:value-type="float" office:value="2151.301" calcext:value-type="float">
            <text:p>2151.301</text:p>
          </table:table-cell>
          <table:table-cell table:formula="of:=[$PASTE.G20]" office:value-type="float" office:value="0" calcext:value-type="float">
            <text:p>0</text:p>
          </table:table-cell>
          <table:table-cell table:formula="of:=TRIM(COM.MICROSOFT.CONCAT([$PASTE.H20];&quot; &quot;; [$PASTE.I20];&quot; &quot;; [$PASTE.J20];&quot; &quot;; [$PASTE.K20];&quot; &quot;; [$PASTE.L20];&quot; &quot;; [$PASTE.M20];&quot; &quot;; [$PASTE.N20];&quot; &quot;; [$PASTE.O20];&quot; &quot;; [$PASTE.P20];&quot; &quot;))" office:value-type="string" office:string-value="pathlib.py:1166(glob)" calcext:value-type="string">
            <text:p>pathlib.py:1166(glob)</text:p>
          </table:table-cell>
          <table:table-cell table:number-columns-repeated="5"/>
        </table:table-row>
        <table:table-row table:style-name="ro1">
          <table:table-cell table:formula="of:=[$PASTE.C21]" office:value-type="float" office:value="21000" calcext:value-type="float">
            <text:p>21000</text:p>
          </table:table-cell>
          <table:table-cell table:formula="of:=[$PASTE.D21]" office:value-type="float" office:value="72.791" calcext:value-type="float">
            <text:p>72.791</text:p>
          </table:table-cell>
          <table:table-cell table:formula="of:=[$PASTE.E21]" office:value-type="float" office:value="0.003" calcext:value-type="float">
            <text:p>0.003</text:p>
          </table:table-cell>
          <table:table-cell table:formula="of:=[$PASTE.F21]" office:value-type="float" office:value="80.066" calcext:value-type="float">
            <text:p>80.066</text:p>
          </table:table-cell>
          <table:table-cell table:formula="of:=[$PASTE.G21]" office:value-type="float" office:value="0.004" calcext:value-type="float">
            <text:p>0.004</text:p>
          </table:table-cell>
          <table:table-cell table:formula="of:=TRIM(COM.MICROSOFT.CONCAT([$PASTE.H21];&quot; &quot;; [$PASTE.I21];&quot; &quot;; [$PASTE.J21];&quot; &quot;; [$PASTE.K21];&quot; &quot;; [$PASTE.L21];&quot; &quot;; [$PASTE.M21];&quot; &quot;; [$PASTE.N21];&quot; &quot;; [$PASTE.O21];&quot; &quot;; [$PASTE.P21];&quot; &quot;))" office:value-type="string" office:string-value="genome_handler.py:32(get_organics_from_universe)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table:formula="of:=[$PASTE.C22]" office:value-type="float" office:value="14770135" calcext:value-type="float">
            <text:p>14770135</text:p>
          </table:table-cell>
          <table:table-cell table:formula="of:=[$PASTE.D22]" office:value-type="float" office:value="68.872" calcext:value-type="float">
            <text:p>68.872</text:p>
          </table:table-cell>
          <table:table-cell table:formula="of:=[$PASTE.E22]" office:value-type="float" office:value="0" calcext:value-type="float">
            <text:p>0</text:p>
          </table:table-cell>
          <table:table-cell table:formula="of:=[$PASTE.F22]" office:value-type="float" office:value="96.414" calcext:value-type="float">
            <text:p>96.414</text:p>
          </table:table-cell>
          <table:table-cell table:formula="of:=[$PASTE.G22]" office:value-type="float" office:value="0" calcext:value-type="float">
            <text:p>0</text:p>
          </table:table-cell>
          <table:table-cell table:formula="of:=TRIM(COM.MICROSOFT.CONCAT([$PASTE.H22];&quot; &quot;; [$PASTE.I22];&quot; &quot;; [$PASTE.J22];&quot; &quot;; [$PASTE.K22];&quot; &quot;; [$PASTE.L22];&quot; &quot;; [$PASTE.M22];&quot; &quot;; [$PASTE.N22];&quot; &quot;; [$PASTE.O22];&quot; &quot;; [$PASTE.P22];&quot; &quot;))" office:value-type="string" office:string-value="genome_handler.py:82(&lt;listcomp&gt;)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table:formula="of:=[$PASTE.C23]" office:value-type="float" office:value="152477851" calcext:value-type="float">
            <text:p>152477851</text:p>
          </table:table-cell>
          <table:table-cell table:formula="of:=[$PASTE.D23]" office:value-type="float" office:value="68.108" calcext:value-type="float">
            <text:p>68.108</text:p>
          </table:table-cell>
          <table:table-cell table:formula="of:=[$PASTE.E23]" office:value-type="float" office:value="0" calcext:value-type="float">
            <text:p>0</text:p>
          </table:table-cell>
          <table:table-cell table:formula="of:=[$PASTE.F23]" office:value-type="float" office:value="68.108" calcext:value-type="float">
            <text:p>68.108</text:p>
          </table:table-cell>
          <table:table-cell table:formula="of:=[$PASTE.G23]" office:value-type="float" office:value="0" calcext:value-type="float">
            <text:p>0</text:p>
          </table:table-cell>
          <table:table-cell table:formula="of:=TRIM(COM.MICROSOFT.CONCAT([$PASTE.H23];&quot; &quot;; [$PASTE.I23];&quot; &quot;; [$PASTE.J23];&quot; &quot;; [$PASTE.K23];&quot; &quot;; [$PASTE.L23];&quot; &quot;; [$PASTE.M23];&quot; &quot;; [$PASTE.N23];&quot; &quot;; [$PASTE.O23];&quot; &quot;; [$PASTE.P23];&quot; &quot;))" office:value-type="string" office:string-value="{method 'join' of 'str' objects}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table:formula="of:=[$PASTE.C24]" office:value-type="float" office:value="3127" calcext:value-type="float">
            <text:p>3127</text:p>
          </table:table-cell>
          <table:table-cell table:formula="of:=[$PASTE.D24]" office:value-type="float" office:value="62.261" calcext:value-type="float">
            <text:p>62.261</text:p>
          </table:table-cell>
          <table:table-cell table:formula="of:=[$PASTE.E24]" office:value-type="float" office:value="0.02" calcext:value-type="float">
            <text:p>0.02</text:p>
          </table:table-cell>
          <table:table-cell table:formula="of:=[$PASTE.F24]" office:value-type="float" office:value="102.198" calcext:value-type="float">
            <text:p>102.198</text:p>
          </table:table-cell>
          <table:table-cell table:formula="of:=[$PASTE.G24]" office:value-type="float" office:value="0.033" calcext:value-type="float">
            <text:p>0.033</text:p>
          </table:table-cell>
          <table:table-cell table:formula="of:=TRIM(COM.MICROSOFT.CONCAT([$PASTE.H24];&quot; &quot;; [$PASTE.I24];&quot; &quot;; [$PASTE.J24];&quot; &quot;; [$PASTE.K24];&quot; &quot;; [$PASTE.L24];&quot; &quot;; [$PASTE.M24];&quot; &quot;; [$PASTE.N24];&quot; &quot;; [$PASTE.O24];&quot; &quot;; [$PASTE.P24];&quot; &quot;))" office:value-type="string" office:string-value="evolve_executor.py:195(&lt;listcomp&gt;)" calcext:value-type="string">
            <text:p>evolve_executor.py:195(&lt;listcomp&gt;)</text:p>
          </table:table-cell>
          <table:table-cell table:number-columns-repeated="5"/>
        </table:table-row>
        <table:table-row table:style-name="ro1">
          <table:table-cell table:formula="of:=[$PASTE.C25]" office:value-type="float" office:value="108125444" calcext:value-type="float">
            <text:p>108125444</text:p>
          </table:table-cell>
          <table:table-cell table:formula="of:=[$PASTE.D25]" office:value-type="float" office:value="59.251" calcext:value-type="float">
            <text:p>59.251</text:p>
          </table:table-cell>
          <table:table-cell table:formula="of:=[$PASTE.E25]" office:value-type="float" office:value="0" calcext:value-type="float">
            <text:p>0</text:p>
          </table:table-cell>
          <table:table-cell table:formula="of:=[$PASTE.F25]" office:value-type="float" office:value="100.109" calcext:value-type="float">
            <text:p>100.109</text:p>
          </table:table-cell>
          <table:table-cell table:formula="of:=[$PASTE.G25]" office:value-type="float" office:value="0" calcext:value-type="float">
            <text:p>0</text:p>
          </table:table-cell>
          <table:table-cell table:formula="of:=TRIM(COM.MICROSOFT.CONCAT([$PASTE.H25];&quot; &quot;; [$PASTE.I25];&quot; &quot;; [$PASTE.J25];&quot; &quot;; [$PASTE.K25];&quot; &quot;; [$PASTE.L25];&quot; &quot;; [$PASTE.M25];&quot; &quot;; [$PASTE.N25];&quot; &quot;; [$PASTE.O25];&quot; &quot;; [$PASTE.P25];&quot; &quot;))" office:value-type="string" office:string-value="pathlib.py:725(_format_parsed_parts)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table:formula="of:=[$PASTE.C26]" office:value-type="float" office:value="14770135" calcext:value-type="float">
            <text:p>14770135</text:p>
          </table:table-cell>
          <table:table-cell table:formula="of:=[$PASTE.D26]" office:value-type="float" office:value="57.136" calcext:value-type="float">
            <text:p>57.136</text:p>
          </table:table-cell>
          <table:table-cell table:formula="of:=[$PASTE.E26]" office:value-type="float" office:value="0" calcext:value-type="float">
            <text:p>0</text:p>
          </table:table-cell>
          <table:table-cell table:formula="of:=[$PASTE.F26]" office:value-type="float" office:value="57.136" calcext:value-type="float">
            <text:p>57.136</text:p>
          </table:table-cell>
          <table:table-cell table:formula="of:=[$PASTE.G26]" office:value-type="float" office:value="0" calcext:value-type="float">
            <text:p>0</text:p>
          </table:table-cell>
          <table:table-cell table:formula="of:=TRIM(COM.MICROSOFT.CONCAT([$PASTE.H26];&quot; &quot;; [$PASTE.I26];&quot; &quot;; [$PASTE.J26];&quot; &quot;; [$PASTE.K26];&quot; &quot;; [$PASTE.L26];&quot; &quot;; [$PASTE.M26];&quot; &quot;; [$PASTE.N26];&quot; &quot;; [$PASTE.O26];&quot; &quot;; [$PASTE.P26];&quot; &quot;))" office:value-type="string" office:string-value="genome_handler.py:80(&lt;listcomp&gt;)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table:formula="of:=[$PASTE.C27]" office:value-type="float" office:value="789594592" calcext:value-type="float">
            <text:p>789594592</text:p>
          </table:table-cell>
          <table:table-cell table:formula="of:=[$PASTE.D27]" office:value-type="float" office:value="53.816" calcext:value-type="float">
            <text:p>53.816</text:p>
          </table:table-cell>
          <table:table-cell table:formula="of:=[$PASTE.E27]" office:value-type="float" office:value="0" calcext:value-type="float">
            <text:p>0</text:p>
          </table:table-cell>
          <table:table-cell table:formula="of:=[$PASTE.F27]" office:value-type="float" office:value="53.816" calcext:value-type="float">
            <text:p>53.816</text:p>
          </table:table-cell>
          <table:table-cell table:formula="of:=[$PASTE.G27]" office:value-type="float" office:value="0" calcext:value-type="float">
            <text:p>0</text:p>
          </table:table-cell>
          <table:table-cell table:formula="of:=TRIM(COM.MICROSOFT.CONCAT([$PASTE.H27];&quot; &quot;; [$PASTE.I27];&quot; &quot;; [$PASTE.J27];&quot; &quot;; [$PASTE.K27];&quot; &quot;; [$PASTE.L27];&quot; &quot;; [$PASTE.M27];&quot; &quot;; [$PASTE.N27];&quot; &quot;; [$PASTE.O27];&quot; &quot;; [$PASTE.P27];&quot; &quot;))" office:value-type="string" office:string-value="{method 'isdigit' of 'str' objects}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table:formula="of:=[$PASTE.C28]" office:value-type="float" office:value="108125440" calcext:value-type="float">
            <text:p>108125440</text:p>
          </table:table-cell>
          <table:table-cell table:formula="of:=[$PASTE.D28]" office:value-type="float" office:value="50.249" calcext:value-type="float">
            <text:p>50.249</text:p>
          </table:table-cell>
          <table:table-cell table:formula="of:=[$PASTE.E28]" office:value-type="float" office:value="0" calcext:value-type="float">
            <text:p>0</text:p>
          </table:table-cell>
          <table:table-cell table:formula="of:=[$PASTE.F28]" office:value-type="float" office:value="50.249" calcext:value-type="float">
            <text:p>50.249</text:p>
          </table:table-cell>
          <table:table-cell table:formula="of:=[$PASTE.G28]" office:value-type="float" office:value="0" calcext:value-type="float">
            <text:p>0</text:p>
          </table:table-cell>
          <table:table-cell table:formula="of:=TRIM(COM.MICROSOFT.CONCAT([$PASTE.H28];&quot; &quot;; [$PASTE.I28];&quot; &quot;; [$PASTE.J28];&quot; &quot;; [$PASTE.K28];&quot; &quot;; [$PASTE.L28];&quot; &quot;; [$PASTE.M28];&quot; &quot;; [$PASTE.N28];&quot; &quot;; [$PASTE.O28];&quot; &quot;; [$PASTE.P28];&quot; &quot;))" office:value-type="string" office:string-value="pathlib.py:1089(_init)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table:formula="of:=[$PASTE.C29]" office:value-type="float" office:value="216166880" calcext:value-type="float">
            <text:p>216166880</text:p>
          </table:table-cell>
          <table:table-cell table:formula="of:=[$PASTE.D29]" office:value-type="float" office:value="44.673" calcext:value-type="float">
            <text:p>44.673</text:p>
          </table:table-cell>
          <table:table-cell table:formula="of:=[$PASTE.E29]" office:value-type="float" office:value="0" calcext:value-type="float">
            <text:p>0</text:p>
          </table:table-cell>
          <table:table-cell table:formula="of:=[$PASTE.F29]" office:value-type="float" office:value="44.673" calcext:value-type="float">
            <text:p>44.673</text:p>
          </table:table-cell>
          <table:table-cell table:formula="of:=[$PASTE.G29]" office:value-type="float" office:value="0" calcext:value-type="float">
            <text:p>0</text:p>
          </table:table-cell>
          <table:table-cell table:formula="of:=TRIM(COM.MICROSOFT.CONCAT([$PASTE.H29];&quot; &quot;; [$PASTE.I29];&quot; &quot;; [$PASTE.J29];&quot; &quot;; [$PASTE.K29];&quot; &quot;; [$PASTE.L29];&quot; &quot;; [$PASTE.M29];&quot; &quot;; [$PASTE.N29];&quot; &quot;; [$PASTE.O29];&quot; &quot;; [$PASTE.P29];&quot; &quot;))" office:value-type="string" office:string-value="pathlib.py:530(_select_from)" calcext:value-type="string">
            <text:p>pathlib.py:530(_select_from)</text:p>
          </table:table-cell>
          <table:table-cell table:number-columns-repeated="5"/>
        </table:table-row>
        <table:table-row table:style-name="ro1">
          <table:table-cell table:formula="of:=[$PASTE.C30]" office:value-type="float" office:value="14770135" calcext:value-type="float">
            <text:p>14770135</text:p>
          </table:table-cell>
          <table:table-cell table:formula="of:=[$PASTE.D30]" office:value-type="float" office:value="41.464" calcext:value-type="float">
            <text:p>41.464</text:p>
          </table:table-cell>
          <table:table-cell table:formula="of:=[$PASTE.E30]" office:value-type="float" office:value="0" calcext:value-type="float">
            <text:p>0</text:p>
          </table:table-cell>
          <table:table-cell table:formula="of:=[$PASTE.F30]" office:value-type="float" office:value="41.464" calcext:value-type="float">
            <text:p>41.464</text:p>
          </table:table-cell>
          <table:table-cell table:formula="of:=[$PASTE.G30]" office:value-type="float" office:value="0" calcext:value-type="float">
            <text:p>0</text:p>
          </table:table-cell>
          <table:table-cell table:formula="of:=TRIM(COM.MICROSOFT.CONCAT([$PASTE.H30];&quot; &quot;; [$PASTE.I30];&quot; &quot;; [$PASTE.J30];&quot; &quot;; [$PASTE.K30];&quot; &quot;; [$PASTE.L30];&quot; &quot;; [$PASTE.M30];&quot; &quot;; [$PASTE.N30];&quot; &quot;; [$PASTE.O30];&quot; &quot;; [$PASTE.P30];&quot; &quot;))" office:value-type="string" office:string-value="genome_handler.py:85(&lt;listcomp&gt;)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table:formula="of:=[$PASTE.C31]" office:value-type="float" office:value="1" calcext:value-type="float">
            <text:p>1</text:p>
          </table:table-cell>
          <table:table-cell table:formula="of:=[$PASTE.D31]" office:value-type="float" office:value="40.01" calcext:value-type="float">
            <text:p>40.01</text:p>
          </table:table-cell>
          <table:table-cell table:formula="of:=[$PASTE.E31]" office:value-type="float" office:value="40.01" calcext:value-type="float">
            <text:p>40.01</text:p>
          </table:table-cell>
          <table:table-cell table:formula="of:=[$PASTE.F31]" office:value-type="float" office:value="7389.923" calcext:value-type="float">
            <text:p>7389.923</text:p>
          </table:table-cell>
          <table:table-cell table:formula="of:=[$PASTE.G31]" office:value-type="float" office:value="7389.923" calcext:value-type="float">
            <text:p>7389.923</text:p>
          </table:table-cell>
          <table:table-cell table:formula="of:=TRIM(COM.MICROSOFT.CONCAT([$PASTE.H31];&quot; &quot;; [$PASTE.I31];&quot; &quot;; [$PASTE.J31];&quot; &quot;; [$PASTE.K31];&quot; &quot;; [$PASTE.L31];&quot; &quot;; [$PASTE.M31];&quot; &quot;; [$PASTE.N31];&quot; &quot;; [$PASTE.O31];&quot; &quot;; [$PASTE.P31];&quot; &quot;))" office:value-type="string" office:string-value="evolve_executor.py:163(bunch_run)" calcext:value-type="string">
            <text:p>evolve_executor.py:163(bunch_run)</text:p>
          </table:table-cell>
          <table:table-cell table:number-columns-repeated="5"/>
        </table:table-row>
        <table:table-row table:style-name="ro1">
          <table:table-cell table:formula="of:=[$PASTE.C32]" office:value-type="float" office:value="3127" calcext:value-type="float">
            <text:p>3127</text:p>
          </table:table-cell>
          <table:table-cell table:formula="of:=[$PASTE.D32]" office:value-type="float" office:value="37.675" calcext:value-type="float">
            <text:p>37.675</text:p>
          </table:table-cell>
          <table:table-cell table:formula="of:=[$PASTE.E32]" office:value-type="float" office:value="0.012" calcext:value-type="float">
            <text:p>0.012</text:p>
          </table:table-cell>
          <table:table-cell table:formula="of:=[$PASTE.F32]" office:value-type="float" office:value="2188.976" calcext:value-type="float">
            <text:p>2188.976</text:p>
          </table:table-cell>
          <table:table-cell table:formula="of:=[$PASTE.G32]" office:value-type="float" office:value="0.7" calcext:value-type="float">
            <text:p>0.7</text:p>
          </table:table-cell>
          <table:table-cell table:formula="of:=TRIM(COM.MICROSOFT.CONCAT([$PASTE.H32];&quot; &quot;; [$PASTE.I32];&quot; &quot;; [$PASTE.J32];&quot; &quot;; [$PASTE.K32];&quot; &quot;; [$PASTE.L32];&quot; &quot;; [$PASTE.M32];&quot; &quot;; [$PASTE.N32];&quot; &quot;; [$PASTE.O32];&quot; &quot;; [$PASTE.P32];&quot; &quot;))" office:value-type="string" office:string-value="evolve_executor.py:181(&lt;listcomp&gt;)" calcext:value-type="string">
            <text:p>evolve_executor.py:181(&lt;listcomp&gt;)</text:p>
          </table:table-cell>
          <table:table-cell table:number-columns-repeated="5"/>
        </table:table-row>
        <table:table-row table:style-name="ro1">
          <table:table-cell table:formula="of:=[$PASTE.C33]" office:value-type="float" office:value="21001" calcext:value-type="float">
            <text:p>21001</text:p>
          </table:table-cell>
          <table:table-cell table:formula="of:=[$PASTE.D33]" office:value-type="float" office:value="32.487" calcext:value-type="float">
            <text:p>32.487</text:p>
          </table:table-cell>
          <table:table-cell table:formula="of:=[$PASTE.E33]" office:value-type="float" office:value="0.002" calcext:value-type="float">
            <text:p>0.002</text:p>
          </table:table-cell>
          <table:table-cell table:formula="of:=[$PASTE.F33]" office:value-type="float" office:value="32.487" calcext:value-type="float">
            <text:p>32.487</text:p>
          </table:table-cell>
          <table:table-cell table:formula="of:=[$PASTE.G33]" office:value-type="float" office:value="0.002" calcext:value-type="float">
            <text:p>0.002</text:p>
          </table:table-cell>
          <table:table-cell table:formula="of:=TRIM(COM.MICROSOFT.CONCAT([$PASTE.H33];&quot; &quot;; [$PASTE.I33];&quot; &quot;; [$PASTE.J33];&quot; &quot;; [$PASTE.K33];&quot; &quot;; [$PASTE.L33];&quot; &quot;; [$PASTE.M33];&quot; &quot;; [$PASTE.N33];&quot; &quot;; [$PASTE.O33];&quot; &quot;; [$PASTE.P33];&quot; &quot;))" office:value-type="string" office:string-value="{method 'splitlines' of 'str' objects}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table:formula="of:=[$PASTE.C34]" office:value-type="float" office:value="42002" calcext:value-type="float">
            <text:p>42002</text:p>
          </table:table-cell>
          <table:table-cell table:formula="of:=[$PASTE.D34]" office:value-type="float" office:value="23.858" calcext:value-type="float">
            <text:p>23.858</text:p>
          </table:table-cell>
          <table:table-cell table:formula="of:=[$PASTE.E34]" office:value-type="float" office:value="0.001" calcext:value-type="float">
            <text:p>0.001</text:p>
          </table:table-cell>
          <table:table-cell table:formula="of:=[$PASTE.F34]" office:value-type="float" office:value="23.858" calcext:value-type="float">
            <text:p>23.858</text:p>
          </table:table-cell>
          <table:table-cell table:formula="of:=[$PASTE.G34]" office:value-type="float" office:value="0.001" calcext:value-type="float">
            <text:p>0.001</text:p>
          </table:table-cell>
          <table:table-cell table:formula="of:=TRIM(COM.MICROSOFT.CONCAT([$PASTE.H34];&quot; &quot;; [$PASTE.I34];&quot; &quot;; [$PASTE.J34];&quot; &quot;; [$PASTE.K34];&quot; &quot;; [$PASTE.L34];&quot; &quot;; [$PASTE.M34];&quot; &quot;; [$PASTE.N34];&quot; &quot;; [$PASTE.O34];&quot; &quot;; [$PASTE.P34];&quot; &quot;))" office:value-type="string" office:string-value="{method 'write' of '_io.TextIOWrapper' objects}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table:formula="of:=[$PASTE.C35]" office:value-type="float" office:value="14770135" calcext:value-type="float">
            <text:p>14770135</text:p>
          </table:table-cell>
          <table:table-cell table:formula="of:=[$PASTE.D35]" office:value-type="float" office:value="22.662" calcext:value-type="float">
            <text:p>22.662</text:p>
          </table:table-cell>
          <table:table-cell table:formula="of:=[$PASTE.E35]" office:value-type="float" office:value="0" calcext:value-type="float">
            <text:p>0</text:p>
          </table:table-cell>
          <table:table-cell table:formula="of:=[$PASTE.F35]" office:value-type="float" office:value="335.947" calcext:value-type="float">
            <text:p>335.947</text:p>
          </table:table-cell>
          <table:table-cell table:formula="of:=[$PASTE.G35]" office:value-type="float" office:value="0" calcext:value-type="float">
            <text:p>0</text:p>
          </table:table-cell>
          <table:table-cell table:formula="of:=TRIM(COM.MICROSOFT.CONCAT([$PASTE.H35];&quot; &quot;; [$PASTE.I35];&quot; &quot;; [$PASTE.J35];&quot; &quot;; [$PASTE.K35];&quot; &quot;; [$PASTE.L35];&quot; &quot;; [$PASTE.M35];&quot; &quot;; [$PASTE.N35];&quot; &quot;; [$PASTE.O35];&quot; &quot;; [$PASTE.P35];&quot; &quot;))" office:value-type="string" office:string-value="genome_handler.py:78(shrink_kforth_to_aaff)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table:formula="of:=[$PASTE.C36]" office:value-type="float" office:value="63003" calcext:value-type="float">
            <text:p>63003</text:p>
          </table:table-cell>
          <table:table-cell table:formula="of:=[$PASTE.D36]" office:value-type="float" office:value="21.628" calcext:value-type="float">
            <text:p>21.628</text:p>
          </table:table-cell>
          <table:table-cell table:formula="of:=[$PASTE.E36]" office:value-type="float" office:value="0" calcext:value-type="float">
            <text:p>0</text:p>
          </table:table-cell>
          <table:table-cell table:formula="of:=[$PASTE.F36]" office:value-type="float" office:value="21.676" calcext:value-type="float">
            <text:p>21.676</text:p>
          </table:table-cell>
          <table:table-cell table:formula="of:=[$PASTE.G36]" office:value-type="float" office:value="0" calcext:value-type="float">
            <text:p>0</text:p>
          </table:table-cell>
          <table:table-cell table:formula="of:=TRIM(COM.MICROSOFT.CONCAT([$PASTE.H36];&quot; &quot;; [$PASTE.I36];&quot; &quot;; [$PASTE.J36];&quot; &quot;; [$PASTE.K36];&quot; &quot;; [$PASTE.L36];&quot; &quot;; [$PASTE.M36];&quot; &quot;; [$PASTE.N36];&quot; &quot;; [$PASTE.O36];&quot; &quot;; [$PASTE.P36];&quot; &quot;))" office:value-type="string" office:string-value="{built-in method nt.open}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table:formula="of:=[$PASTE.C37]" office:value-type="float" office:value="3127" calcext:value-type="float">
            <text:p>3127</text:p>
          </table:table-cell>
          <table:table-cell table:formula="of:=[$PASTE.D37]" office:value-type="float" office:value="20.368" calcext:value-type="float">
            <text:p>20.368</text:p>
          </table:table-cell>
          <table:table-cell table:formula="of:=[$PASTE.E37]" office:value-type="float" office:value="0.007" calcext:value-type="float">
            <text:p>0.007</text:p>
          </table:table-cell>
          <table:table-cell table:formula="of:=[$PASTE.F37]" office:value-type="float" office:value="20.368" calcext:value-type="float">
            <text:p>20.368</text:p>
          </table:table-cell>
          <table:table-cell table:formula="of:=[$PASTE.G37]" office:value-type="float" office:value="0.007" calcext:value-type="float">
            <text:p>0.007</text:p>
          </table:table-cell>
          <table:table-cell table:formula="of:=TRIM(COM.MICROSOFT.CONCAT([$PASTE.H37];&quot; &quot;; [$PASTE.I37];&quot; &quot;; [$PASTE.J37];&quot; &quot;; [$PASTE.K37];&quot; &quot;; [$PASTE.L37];&quot; &quot;; [$PASTE.M37];&quot; &quot;; [$PASTE.N37];&quot; &quot;; [$PASTE.O37];&quot; &quot;; [$PASTE.P37];&quot; &quot;))" office:value-type="string" office:string-value="evolve_executor.py:190(&lt;listcomp&gt;)" calcext:value-type="string">
            <text:p>evolve_executor.py:190(&lt;listcomp&gt;)</text:p>
          </table:table-cell>
          <table:table-cell table:number-columns-repeated="5"/>
        </table:table-row>
        <table:table-row table:style-name="ro1">
          <table:table-cell table:formula="of:=[$PASTE.C38]" office:value-type="float" office:value="87127" calcext:value-type="float">
            <text:p>87127</text:p>
          </table:table-cell>
          <table:table-cell table:formula="of:=[$PASTE.D38]" office:value-type="float" office:value="14.827" calcext:value-type="float">
            <text:p>14.827</text:p>
          </table:table-cell>
          <table:table-cell table:formula="of:=[$PASTE.E38]" office:value-type="float" office:value="0" calcext:value-type="float">
            <text:p>0</text:p>
          </table:table-cell>
          <table:table-cell table:formula="of:=[$PASTE.F38]" office:value-type="float" office:value="15.016" calcext:value-type="float">
            <text:p>15.016</text:p>
          </table:table-cell>
          <table:table-cell table:formula="of:=[$PASTE.G38]" office:value-type="float" office:value="0" calcext:value-type="float">
            <text:p>0</text:p>
          </table:table-cell>
          <table:table-cell table:formula="of:=TRIM(COM.MICROSOFT.CONCAT([$PASTE.H38];&quot; &quot;; [$PASTE.I38];&quot; &quot;; [$PASTE.J38];&quot; &quot;; [$PASTE.K38];&quot; &quot;; [$PASTE.L38];&quot; &quot;; [$PASTE.M38];&quot; &quot;; [$PASTE.N38];&quot; &quot;; [$PASTE.O38];&quot; &quot;; [$PASTE.P38];&quot; &quot;))" office:value-type="string" office:string-value="{built-in method nt.stat}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table:formula="of:=[$PASTE.C39]" office:value-type="float" office:value="3127" calcext:value-type="float">
            <text:p>3127</text:p>
          </table:table-cell>
          <table:table-cell table:formula="of:=[$PASTE.D39]" office:value-type="float" office:value="14.126" calcext:value-type="float">
            <text:p>14.126</text:p>
          </table:table-cell>
          <table:table-cell table:formula="of:=[$PASTE.E39]" office:value-type="float" office:value="0.005" calcext:value-type="float">
            <text:p>0.005</text:p>
          </table:table-cell>
          <table:table-cell table:formula="of:=[$PASTE.F39]" office:value-type="float" office:value="14.126" calcext:value-type="float">
            <text:p>14.126</text:p>
          </table:table-cell>
          <table:table-cell table:formula="of:=[$PASTE.G39]" office:value-type="float" office:value="0.005" calcext:value-type="float">
            <text:p>0.005</text:p>
          </table:table-cell>
          <table:table-cell table:formula="of:=TRIM(COM.MICROSOFT.CONCAT([$PASTE.H39];&quot; &quot;; [$PASTE.I39];&quot; &quot;; [$PASTE.J39];&quot; &quot;; [$PASTE.K39];&quot; &quot;; [$PASTE.L39];&quot; &quot;; [$PASTE.M39];&quot; &quot;; [$PASTE.N39];&quot; &quot;; [$PASTE.O39];&quot; &quot;; [$PASTE.P39];&quot; &quot;))" office:value-type="string" office:string-value="evolve_executor.py:196(&lt;listcomp&gt;)" calcext:value-type="string">
            <text:p>evolve_executor.py:196(&lt;listcomp&gt;)</text:p>
          </table:table-cell>
          <table:table-cell table:number-columns-repeated="5"/>
        </table:table-row>
        <table:table-row table:style-name="ro1">
          <table:table-cell table:formula="of:=[$PASTE.C40]" office:value-type="float" office:value="169833426" calcext:value-type="float">
            <text:p>169833426</text:p>
          </table:table-cell>
          <table:table-cell table:formula="of:=[$PASTE.D40]" office:value-type="float" office:value="14.048" calcext:value-type="float">
            <text:p>14.048</text:p>
          </table:table-cell>
          <table:table-cell table:formula="of:=[$PASTE.E40]" office:value-type="float" office:value="0" calcext:value-type="float">
            <text:p>0</text:p>
          </table:table-cell>
          <table:table-cell table:formula="of:=[$PASTE.F40]" office:value-type="float" office:value="14.048" calcext:value-type="float">
            <text:p>14.048</text:p>
          </table:table-cell>
          <table:table-cell table:formula="of:=[$PASTE.G40]" office:value-type="float" office:value="0" calcext:value-type="float">
            <text:p>0</text:p>
          </table:table-cell>
          <table:table-cell table:formula="of:=TRIM(COM.MICROSOFT.CONCAT([$PASTE.H40];&quot; &quot;; [$PASTE.I40];&quot; &quot;; [$PASTE.J40];&quot; &quot;; [$PASTE.K40];&quot; &quot;; [$PASTE.L40];&quot; &quot;; [$PASTE.M40];&quot; &quot;; [$PASTE.N40];&quot; &quot;; [$PASTE.O40];&quot; &quot;; [$PASTE.P40];&quot; &quot;))" office:value-type="string" office:string-value="{method 'append' of 'list' objects}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table:formula="of:=[$PASTE.C41]" office:value-type="float" office:value="21001" calcext:value-type="float">
            <text:p>21001</text:p>
          </table:table-cell>
          <table:table-cell table:formula="of:=[$PASTE.D41]" office:value-type="float" office:value="12.114" calcext:value-type="float">
            <text:p>12.114</text:p>
          </table:table-cell>
          <table:table-cell table:formula="of:=[$PASTE.E41]" office:value-type="float" office:value="0.001" calcext:value-type="float">
            <text:p>0.001</text:p>
          </table:table-cell>
          <table:table-cell table:formula="of:=[$PASTE.F41]" office:value-type="float" office:value="13.296" calcext:value-type="float">
            <text:p>13.296</text:p>
          </table:table-cell>
          <table:table-cell table:formula="of:=[$PASTE.G41]" office:value-type="float" office:value="0.001" calcext:value-type="float">
            <text:p>0.001</text:p>
          </table:table-cell>
          <table:table-cell table:formula="of:=TRIM(COM.MICROSOFT.CONCAT([$PASTE.H41];&quot; &quot;; [$PASTE.I41];&quot; &quot;; [$PASTE.J41];&quot; &quot;; [$PASTE.K41];&quot; &quot;; [$PASTE.L41];&quot; &quot;; [$PASTE.M41];&quot; &quot;; [$PASTE.N41];&quot; &quot;; [$PASTE.O41];&quot; &quot;; [$PASTE.P41];&quot; &quot;))" office:value-type="string" office:string-value="{method 'read' of '_io.TextIOWrapper' objects}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table:formula="of:=[$PASTE.C42]" office:value-type="float" office:value="42000" calcext:value-type="float">
            <text:p>42000</text:p>
          </table:table-cell>
          <table:table-cell table:formula="of:=[$PASTE.D42]" office:value-type="float" office:value="11.507" calcext:value-type="float">
            <text:p>11.507</text:p>
          </table:table-cell>
          <table:table-cell table:formula="of:=[$PASTE.E42]" office:value-type="float" office:value="0" calcext:value-type="float">
            <text:p>0</text:p>
          </table:table-cell>
          <table:table-cell table:formula="of:=[$PASTE.F42]" office:value-type="float" office:value="11.583" calcext:value-type="float">
            <text:p>11.583</text:p>
          </table:table-cell>
          <table:table-cell table:formula="of:=[$PASTE.G42]" office:value-type="float" office:value="0" calcext:value-type="float">
            <text:p>0</text:p>
          </table:table-cell>
          <table:table-cell table:formula="of:=TRIM(COM.MICROSOFT.CONCAT([$PASTE.H42];&quot; &quot;; [$PASTE.I42];&quot; &quot;; [$PASTE.J42];&quot; &quot;; [$PASTE.K42];&quot; &quot;; [$PASTE.L42];&quot; &quot;; [$PASTE.M42];&quot; &quot;; [$PASTE.N42];&quot; &quot;; [$PASTE.O42];&quot; &quot;; [$PASTE.P42];&quot; &quot;))" office:value-type="string" office:string-value="{built-in method nt.unlink}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table:formula="of:=[$PASTE.C43]" office:value-type="float" office:value="105003" calcext:value-type="float">
            <text:p>105003</text:p>
          </table:table-cell>
          <table:table-cell table:formula="of:=[$PASTE.D43]" office:value-type="float" office:value="11.238" calcext:value-type="float">
            <text:p>11.238</text:p>
          </table:table-cell>
          <table:table-cell table:formula="of:=[$PASTE.E43]" office:value-type="float" office:value="0" calcext:value-type="float">
            <text:p>0</text:p>
          </table:table-cell>
          <table:table-cell table:formula="of:=[$PASTE.F43]" office:value-type="float" office:value="33.354" calcext:value-type="float">
            <text:p>33.354</text:p>
          </table:table-cell>
          <table:table-cell table:formula="of:=[$PASTE.G43]" office:value-type="float" office:value="0" calcext:value-type="float">
            <text:p>0</text:p>
          </table:table-cell>
          <table:table-cell table:formula="of:=TRIM(COM.MICROSOFT.CONCAT([$PASTE.H43];&quot; &quot;; [$PASTE.I43];&quot; &quot;; [$PASTE.J43];&quot; &quot;; [$PASTE.K43];&quot; &quot;; [$PASTE.L43];&quot; &quot;; [$PASTE.M43];&quot; &quot;; [$PASTE.N43];&quot; &quot;; [$PASTE.O43];&quot; &quot;; [$PASTE.P43];&quot; &quot;))" office:value-type="string" office:string-value="{built-in method io.open}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table:formula="of:=[$PASTE.C44]" office:value-type="float" office:value="105003" calcext:value-type="float">
            <text:p>105003</text:p>
          </table:table-cell>
          <table:table-cell table:formula="of:=[$PASTE.D44]" office:value-type="float" office:value="9.647" calcext:value-type="float">
            <text:p>9.647</text:p>
          </table:table-cell>
          <table:table-cell table:formula="of:=[$PASTE.E44]" office:value-type="float" office:value="0" calcext:value-type="float">
            <text:p>0</text:p>
          </table:table-cell>
          <table:table-cell table:formula="of:=[$PASTE.F44]" office:value-type="float" office:value="9.647" calcext:value-type="float">
            <text:p>9.647</text:p>
          </table:table-cell>
          <table:table-cell table:formula="of:=[$PASTE.G44]" office:value-type="float" office:value="0" calcext:value-type="float">
            <text:p>0</text:p>
          </table:table-cell>
          <table:table-cell table:formula="of:=TRIM(COM.MICROSOFT.CONCAT([$PASTE.H44];&quot; &quot;; [$PASTE.I44];&quot; &quot;; [$PASTE.J44];&quot; &quot;; [$PASTE.K44];&quot; &quot;; [$PASTE.L44];&quot; &quot;; [$PASTE.M44];&quot; &quot;; [$PASTE.N44];&quot; &quot;; [$PASTE.O44];&quot; &quot;; [$PASTE.P44];&quot; &quot;))" office:value-type="string" office:string-value="{method '__exit__' of '_io._IOBase' objects}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table:formula="of:=[$PASTE.C45]" office:value-type="float" office:value="3127" calcext:value-type="float">
            <text:p>3127</text:p>
          </table:table-cell>
          <table:table-cell table:formula="of:=[$PASTE.D45]" office:value-type="float" office:value="8.511" calcext:value-type="float">
            <text:p>8.511</text:p>
          </table:table-cell>
          <table:table-cell table:formula="of:=[$PASTE.E45]" office:value-type="float" office:value="0.003" calcext:value-type="float">
            <text:p>0.003</text:p>
          </table:table-cell>
          <table:table-cell table:formula="of:=[$PASTE.F45]" office:value-type="float" office:value="8.52" calcext:value-type="float">
            <text:p>8.52</text:p>
          </table:table-cell>
          <table:table-cell table:formula="of:=[$PASTE.G45]" office:value-type="float" office:value="0.003" calcext:value-type="float">
            <text:p>0.003</text:p>
          </table:table-cell>
          <table:table-cell table:formula="of:=TRIM(COM.MICROSOFT.CONCAT([$PASTE.H45];&quot; &quot;; [$PASTE.I45];&quot; &quot;; [$PASTE.J45];&quot; &quot;; [$PASTE.K45];&quot; &quot;; [$PASTE.L45];&quot; &quot;; [$PASTE.M45];&quot; &quot;; [$PASTE.N45];&quot; &quot;; [$PASTE.O45];&quot; &quot;; [$PASTE.P45];&quot; &quot;))" office:value-type="string" office:string-value="{built-in method nt.scandir}" calcext:value-type="string">
            <text:p>{built-in method nt.scandir}</text:p>
          </table:table-cell>
          <table:table-cell table:number-columns-repeated="5"/>
        </table:table-row>
        <table:table-row table:style-name="ro1">
          <table:table-cell table:formula="of:=[$PASTE.C46]" office:value-type="float" office:value="14770135" calcext:value-type="float">
            <text:p>14770135</text:p>
          </table:table-cell>
          <table:table-cell table:formula="of:=[$PASTE.D46]" office:value-type="float" office:value="7.651" calcext:value-type="float">
            <text:p>7.651</text:p>
          </table:table-cell>
          <table:table-cell table:formula="of:=[$PASTE.E46]" office:value-type="float" office:value="0" calcext:value-type="float">
            <text:p>0</text:p>
          </table:table-cell>
          <table:table-cell table:formula="of:=[$PASTE.F46]" office:value-type="float" office:value="18.205" calcext:value-type="float">
            <text:p>18.205</text:p>
          </table:table-cell>
          <table:table-cell table:formula="of:=[$PASTE.G46]" office:value-type="float" office:value="0" calcext:value-type="float">
            <text:p>0</text:p>
          </table:table-cell>
          <table:table-cell table:formula="of:=TRIM(COM.MICROSOFT.CONCAT([$PASTE.H46];&quot; &quot;; [$PASTE.I46];&quot; &quot;; [$PASTE.J46];&quot; &quot;; [$PASTE.K46];&quot; &quot;; [$PASTE.L46];&quot; &quot;; [$PASTE.M46];&quot; &quot;; [$PASTE.N46];&quot; &quot;; [$PASTE.O46];&quot; &quot;; [$PASTE.P46];&quot; &quot;))" office:value-type="string" office:string-value="genome_handler.py:48(store_aaff)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table:formula="of:=[$PASTE.C47]" office:value-type="float" office:value="29540270" calcext:value-type="float">
            <text:p>29540270</text:p>
          </table:table-cell>
          <table:table-cell table:formula="of:=[$PASTE.D47]" office:value-type="float" office:value="6.978" calcext:value-type="float">
            <text:p>6.978</text:p>
          </table:table-cell>
          <table:table-cell table:formula="of:=[$PASTE.E47]" office:value-type="float" office:value="0" calcext:value-type="float">
            <text:p>0</text:p>
          </table:table-cell>
          <table:table-cell table:formula="of:=[$PASTE.F47]" office:value-type="float" office:value="6.978" calcext:value-type="float">
            <text:p>6.978</text:p>
          </table:table-cell>
          <table:table-cell table:formula="of:=[$PASTE.G47]" office:value-type="float" office:value="0" calcext:value-type="float">
            <text:p>0</text:p>
          </table:table-cell>
          <table:table-cell table:formula="of:=TRIM(COM.MICROSOFT.CONCAT([$PASTE.H47];&quot; &quot;; [$PASTE.I47];&quot; &quot;; [$PASTE.J47];&quot; &quot;; [$PASTE.K47];&quot; &quot;; [$PASTE.L47];&quot; &quot;; [$PASTE.M47];&quot; &quot;; [$PASTE.N47];&quot; &quot;; [$PASTE.O47];&quot; &quot;; [$PASTE.P47];&quot; &quot;))" office:value-type="string" office:string-value="{method 'remove' of 'list' objects}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table:formula="of:=[$PASTE.C48]" office:value-type="float" office:value="6254" calcext:value-type="float">
            <text:p>6254</text:p>
          </table:table-cell>
          <table:table-cell table:formula="of:=[$PASTE.D48]" office:value-type="float" office:value="6.439" calcext:value-type="float">
            <text:p>6.439</text:p>
          </table:table-cell>
          <table:table-cell table:formula="of:=[$PASTE.E48]" office:value-type="float" office:value="0.001" calcext:value-type="float">
            <text:p>0.001</text:p>
          </table:table-cell>
          <table:table-cell table:formula="of:=[$PASTE.F48]" office:value-type="float" office:value="6.439" calcext:value-type="float">
            <text:p>6.439</text:p>
          </table:table-cell>
          <table:table-cell table:formula="of:=[$PASTE.G48]" office:value-type="float" office:value="0.001" calcext:value-type="float">
            <text:p>0.001</text:p>
          </table:table-cell>
          <table:table-cell table:formula="of:=TRIM(COM.MICROSOFT.CONCAT([$PASTE.H48];&quot; &quot;; [$PASTE.I48];&quot; &quot;; [$PASTE.J48];&quot; &quot;; [$PASTE.K48];&quot; &quot;; [$PASTE.L48];&quot; &quot;; [$PASTE.M48];&quot; &quot;; [$PASTE.N48];&quot; &quot;; [$PASTE.O48];&quot; &quot;; [$PASTE.P48];&quot; &quot;))" office:value-type="string" office:string-value="{method 'sort' of 'list' objects}" calcext:value-type="string">
            <text:p>{method 'sort' of 'list' objects}</text:p>
          </table:table-cell>
          <table:table-cell table:number-columns-repeated="5"/>
        </table:table-row>
        <table:table-row table:style-name="ro1">
          <table:table-cell table:formula="of:=[$PASTE.C49]" office:value-type="float" office:value="42000" calcext:value-type="float">
            <text:p>42000</text:p>
          </table:table-cell>
          <table:table-cell table:formula="of:=[$PASTE.D49]" office:value-type="float" office:value="3.564" calcext:value-type="float">
            <text:p>3.564</text:p>
          </table:table-cell>
          <table:table-cell table:formula="of:=[$PASTE.E49]" office:value-type="float" office:value="0" calcext:value-type="float">
            <text:p>0</text:p>
          </table:table-cell>
          <table:table-cell table:formula="of:=[$PASTE.F49]" office:value-type="float" office:value="126.639" calcext:value-type="float">
            <text:p>126.639</text:p>
          </table:table-cell>
          <table:table-cell table:formula="of:=[$PASTE.G49]" office:value-type="float" office:value="0.003" calcext:value-type="float">
            <text:p>0.003</text:p>
          </table:table-cell>
          <table:table-cell table:formula="of:=TRIM(COM.MICROSOFT.CONCAT([$PASTE.H49];&quot; &quot;; [$PASTE.I49];&quot; &quot;; [$PASTE.J49];&quot; &quot;; [$PASTE.K49];&quot; &quot;; [$PASTE.L49];&quot; &quot;; [$PASTE.M49];&quot; &quot;; [$PASTE.N49];&quot; &quot;; [$PASTE.O49];&quot; &quot;; [$PASTE.P49];&quot; &quot;))" office:value-type="string" office:string-value="evolve_executor.py:60(replace_old_with_new)" calcext:value-type="string">
            <text:p>evolve_executor.py:60(replace_old_with_new)</text:p>
          </table:table-cell>
          <table:table-cell table:number-columns-repeated="5"/>
        </table:table-row>
        <table:table-row table:style-name="ro1">
          <table:table-cell table:formula="of:=[$PASTE.C50]" office:value-type="float" office:value="14770135" calcext:value-type="float">
            <text:p>14770135</text:p>
          </table:table-cell>
          <table:table-cell table:formula="of:=[$PASTE.D50]" office:value-type="float" office:value="2.476" calcext:value-type="float">
            <text:p>2.476</text:p>
          </table:table-cell>
          <table:table-cell table:formula="of:=[$PASTE.E50]" office:value-type="float" office:value="0" calcext:value-type="float">
            <text:p>0</text:p>
          </table:table-cell>
          <table:table-cell table:formula="of:=[$PASTE.F50]" office:value-type="float" office:value="2.476" calcext:value-type="float">
            <text:p>2.476</text:p>
          </table:table-cell>
          <table:table-cell table:formula="of:=[$PASTE.G50]" office:value-type="float" office:value="0" calcext:value-type="float">
            <text:p>0</text:p>
          </table:table-cell>
          <table:table-cell table:formula="of:=TRIM(COM.MICROSOFT.CONCAT([$PASTE.H50];&quot; &quot;; [$PASTE.I50];&quot; &quot;; [$PASTE.J50];&quot; &quot;; [$PASTE.K50];&quot; &quot;; [$PASTE.L50];&quot; &quot;; [$PASTE.M50];&quot; &quot;; [$PASTE.N50];&quot; &quot;; [$PASTE.O50];&quot; &quot;; [$PASTE.P50];&quot; &quot;))" office:value-type="string" office:string-value="{method 'pop' of 'list' objects}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table:formula="of:=[$PASTE.C51]" office:value-type="float" office:value="14770135" calcext:value-type="float">
            <text:p>14770135</text:p>
          </table:table-cell>
          <table:table-cell table:formula="of:=[$PASTE.D51]" office:value-type="float" office:value="1.675" calcext:value-type="float">
            <text:p>1.675</text:p>
          </table:table-cell>
          <table:table-cell table:formula="of:=[$PASTE.E51]" office:value-type="float" office:value="0" calcext:value-type="float">
            <text:p>0</text:p>
          </table:table-cell>
          <table:table-cell table:formula="of:=[$PASTE.F51]" office:value-type="float" office:value="1.675" calcext:value-type="float">
            <text:p>1.675</text:p>
          </table:table-cell>
          <table:table-cell table:formula="of:=[$PASTE.G51]" office:value-type="float" office:value="0" calcext:value-type="float">
            <text:p>0</text:p>
          </table:table-cell>
          <table:table-cell table:formula="of:=TRIM(COM.MICROSOFT.CONCAT([$PASTE.H51];&quot; &quot;; [$PASTE.I51];&quot; &quot;; [$PASTE.J51];&quot; &quot;; [$PASTE.K51];&quot; &quot;; [$PASTE.L51];&quot; &quot;; [$PASTE.M51];&quot; &quot;; [$PASTE.N51];&quot; &quot;; [$PASTE.O51];&quot; &quot;; [$PASTE.P51];&quot; &quot;))" office:value-type="string" office:string-value="{method 'keys' of 'dict' objects}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table:formula="of:=[$PASTE.C52]" office:value-type="float" office:value="21001" calcext:value-type="float">
            <text:p>21001</text:p>
          </table:table-cell>
          <table:table-cell table:formula="of:=[$PASTE.D52]" office:value-type="float" office:value="1.121" calcext:value-type="float">
            <text:p>1.121</text:p>
          </table:table-cell>
          <table:table-cell table:formula="of:=[$PASTE.E52]" office:value-type="float" office:value="0" calcext:value-type="float">
            <text:p>0</text:p>
          </table:table-cell>
          <table:table-cell table:formula="of:=[$PASTE.F52]" office:value-type="float" office:value="1.121" calcext:value-type="float">
            <text:p>1.121</text:p>
          </table:table-cell>
          <table:table-cell table:formula="of:=[$PASTE.G52]" office:value-type="float" office:value="0" calcext:value-type="float">
            <text:p>0</text:p>
          </table:table-cell>
          <table:table-cell table:formula="of:=TRIM(COM.MICROSOFT.CONCAT([$PASTE.H52];&quot; &quot;; [$PASTE.I52];&quot; &quot;; [$PASTE.J52];&quot; &quot;; [$PASTE.K52];&quot; &quot;; [$PASTE.L52];&quot; &quot;; [$PASTE.M52];&quot; &quot;; [$PASTE.N52];&quot; &quot;; [$PASTE.O52];&quot; &quot;; [$PASTE.P52];&quot; &quot;))" office:value-type="string" office:string-value="{built-in method _codecs.utf_8_decode}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table:formula="of:=[$PASTE.C53]" office:value-type="float" office:value="21000" calcext:value-type="float">
            <text:p>21000</text:p>
          </table:table-cell>
          <table:table-cell table:formula="of:=[$PASTE.D53]" office:value-type="float" office:value="0.786" calcext:value-type="float">
            <text:p>0.786</text:p>
          </table:table-cell>
          <table:table-cell table:formula="of:=[$PASTE.E53]" office:value-type="float" office:value="0" calcext:value-type="float">
            <text:p>0</text:p>
          </table:table-cell>
          <table:table-cell table:formula="of:=[$PASTE.F53]" office:value-type="float" office:value="278.619" calcext:value-type="float">
            <text:p>278.619</text:p>
          </table:table-cell>
          <table:table-cell table:formula="of:=[$PASTE.G53]" office:value-type="float" office:value="0.013" calcext:value-type="float">
            <text:p>0.013</text:p>
          </table:table-cell>
          <table:table-cell table:formula="of:=TRIM(COM.MICROSOFT.CONCAT([$PASTE.H53];&quot; &quot;; [$PASTE.I53];&quot; &quot;; [$PASTE.J53];&quot; &quot;; [$PASTE.K53];&quot; &quot;; [$PASTE.L53];&quot; &quot;; [$PASTE.M53];&quot; &quot;; [$PASTE.N53];&quot; &quot;; [$PASTE.O53];&quot; &quot;; [$PASTE.P53];&quot; &quot;))" office:value-type="string" office:string-value="subprocess.py:1547(terminate)" calcext:value-type="string">
            <text:p>subprocess.py:1547(terminate)</text:p>
          </table:table-cell>
          <table:table-cell table:number-columns-repeated="5"/>
        </table:table-row>
        <table:table-row table:style-name="ro1">
          <table:table-cell table:formula="of:=[$PASTE.C54]" office:value-type="float" office:value="21000" calcext:value-type="float">
            <text:p>21000</text:p>
          </table:table-cell>
          <table:table-cell table:formula="of:=[$PASTE.D54]" office:value-type="float" office:value="0.463" calcext:value-type="float">
            <text:p>0.463</text:p>
          </table:table-cell>
          <table:table-cell table:formula="of:=[$PASTE.E54]" office:value-type="float" office:value="0" calcext:value-type="float">
            <text:p>0</text:p>
          </table:table-cell>
          <table:table-cell table:formula="of:=[$PASTE.F54]" office:value-type="float" office:value="4068.383" calcext:value-type="float">
            <text:p>4068.383</text:p>
          </table:table-cell>
          <table:table-cell table:formula="of:=[$PASTE.G54]" office:value-type="float" office:value="0.194" calcext:value-type="float">
            <text:p>0.194</text:p>
          </table:table-cell>
          <table:table-cell table:formula="of:=TRIM(COM.MICROSOFT.CONCAT([$PASTE.H54];&quot; &quot;; [$PASTE.I54];&quot; &quot;; [$PASTE.J54];&quot; &quot;; [$PASTE.K54];&quot; &quot;; [$PASTE.L54];&quot; &quot;; [$PASTE.M54];&quot; &quot;; [$PASTE.N54];&quot; &quot;; [$PASTE.O54];&quot; &quot;; [$PASTE.P54];&quot; &quot;))" office:value-type="string" office:string-value="subprocess.py:1334(_execute_child)" calcext:value-type="string">
            <text:p>subprocess.py:1334(_execute_child)</text:p>
          </table:table-cell>
          <table:table-cell table:number-columns-repeated="5"/>
        </table:table-row>
        <table:table-row table:style-name="ro1">
          <table:table-cell table:formula="of:=[$PASTE.C55]" office:value-type="float" office:value="42000" calcext:value-type="float">
            <text:p>42000</text:p>
          </table:table-cell>
          <table:table-cell table:formula="of:=[$PASTE.D55]" office:value-type="float" office:value="0.384" calcext:value-type="float">
            <text:p>0.384</text:p>
          </table:table-cell>
          <table:table-cell table:formula="of:=[$PASTE.E55]" office:value-type="float" office:value="0" calcext:value-type="float">
            <text:p>0</text:p>
          </table:table-cell>
          <table:table-cell table:formula="of:=[$PASTE.F55]" office:value-type="float" office:value="0.384" calcext:value-type="float">
            <text:p>0.384</text:p>
          </table:table-cell>
          <table:table-cell table:formula="of:=[$PASTE.G55]" office:value-type="float" office:value="0" calcext:value-type="float">
            <text:p>0</text:p>
          </table:table-cell>
          <table:table-cell table:formula="of:=TRIM(COM.MICROSOFT.CONCAT([$PASTE.H55];&quot; &quot;; [$PASTE.I55];&quot; &quot;; [$PASTE.J55];&quot; &quot;; [$PASTE.K55];&quot; &quot;; [$PASTE.L55];&quot; &quot;; [$PASTE.M55];&quot; &quot;; [$PASTE.N55];&quot; &quot;; [$PASTE.O55];&quot; &quot;; [$PASTE.P55];&quot; &quot;))" office:value-type="string" office:string-value="{method 'readinto' of '_io.BufferedReader' objects}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table:formula="of:=[$PASTE.C56]" office:value-type="float" office:value="2" calcext:value-type="float">
            <text:p>2</text:p>
          </table:table-cell>
          <table:table-cell table:formula="of:=[$PASTE.D56]" office:value-type="float" office:value="0.379" calcext:value-type="float">
            <text:p>0.379</text:p>
          </table:table-cell>
          <table:table-cell table:formula="of:=[$PASTE.E56]" office:value-type="float" office:value="0.189" calcext:value-type="float">
            <text:p>0.189</text:p>
          </table:table-cell>
          <table:table-cell table:formula="of:=[$PASTE.F56]" office:value-type="float" office:value="0.54" calcext:value-type="float">
            <text:p>0.54</text:p>
          </table:table-cell>
          <table:table-cell table:formula="of:=[$PASTE.G56]" office:value-type="float" office:value="0.27" calcext:value-type="float">
            <text:p>0.27</text:p>
          </table:table-cell>
          <table:table-cell table:formula="of:=TRIM(COM.MICROSOFT.CONCAT([$PASTE.H56];&quot; &quot;; [$PASTE.I56];&quot; &quot;; [$PASTE.J56];&quot; &quot;; [$PASTE.K56];&quot; &quot;; [$PASTE.L56];&quot; &quot;; [$PASTE.M56];&quot; &quot;; [$PASTE.N56];&quot; &quot;; [$PASTE.O56];&quot; &quot;; [$PASTE.P56];&quot; &quot;))" office:value-type="string" office:string-value="evolve_executor.py:96(glue_book)" calcext:value-type="string">
            <text:p>evolve_executor.py:96(glue_book)</text:p>
          </table:table-cell>
          <table:table-cell table:number-columns-repeated="5"/>
        </table:table-row>
        <table:table-row table:style-name="ro1">
          <table:table-cell table:formula="of:=[$PASTE.C57]" office:value-type="float" office:value="45127" calcext:value-type="float">
            <text:p>45127</text:p>
          </table:table-cell>
          <table:table-cell table:formula="of:=[$PASTE.D57]" office:value-type="float" office:value="0.348" calcext:value-type="float">
            <text:p>0.348</text:p>
          </table:table-cell>
          <table:table-cell table:formula="of:=[$PASTE.E57]" office:value-type="float" office:value="0" calcext:value-type="float">
            <text:p>0</text:p>
          </table:table-cell>
          <table:table-cell table:formula="of:=[$PASTE.F57]" office:value-type="float" office:value="0.474" calcext:value-type="float">
            <text:p>0.474</text:p>
          </table:table-cell>
          <table:table-cell table:formula="of:=[$PASTE.G57]" office:value-type="float" office:value="0" calcext:value-type="float">
            <text:p>0</text:p>
          </table:table-cell>
          <table:table-cell table:formula="of:=TRIM(COM.MICROSOFT.CONCAT([$PASTE.H57];&quot; &quot;; [$PASTE.I57];&quot; &quot;; [$PASTE.J57];&quot; &quot;; [$PASTE.K57];&quot; &quot;; [$PASTE.L57];&quot; &quot;; [$PASTE.M57];&quot; &quot;; [$PASTE.N57];&quot; &quot;; [$PASTE.O57];&quot; &quot;; [$PASTE.P57];&quot; &quot;))" office:value-type="string" office:string-value="pathlib.py:64(parse_parts)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table:formula="of:=[$PASTE.C58]" office:value-type="float" office:value="21000" calcext:value-type="float">
            <text:p>21000</text:p>
          </table:table-cell>
          <table:table-cell table:formula="of:=[$PASTE.D58]" office:value-type="float" office:value="0.328" calcext:value-type="float">
            <text:p>0.328</text:p>
          </table:table-cell>
          <table:table-cell table:formula="of:=[$PASTE.E58]" office:value-type="float" office:value="0" calcext:value-type="float">
            <text:p>0</text:p>
          </table:table-cell>
          <table:table-cell table:formula="of:=[$PASTE.F58]" office:value-type="float" office:value="0.616" calcext:value-type="float">
            <text:p>0.616</text:p>
          </table:table-cell>
          <table:table-cell table:formula="of:=[$PASTE.G58]" office:value-type="float" office:value="0" calcext:value-type="float">
            <text:p>0</text:p>
          </table:table-cell>
          <table:table-cell table:formula="of:=TRIM(COM.MICROSOFT.CONCAT([$PASTE.H58];&quot; &quot;; [$PASTE.I58];&quot; &quot;; [$PASTE.J58];&quot; &quot;; [$PASTE.K58];&quot; &quot;; [$PASTE.L58];&quot; &quot;; [$PASTE.M58];&quot; &quot;; [$PASTE.N58];&quot; &quot;; [$PASTE.O58];&quot; &quot;; [$PASTE.P58];&quot; &quot;))" office:value-type="string" office:string-value="subprocess.py:1207(_close_pipe_fds)" calcext:value-type="string">
            <text:p>subprocess.py:1207(_close_pipe_fds)</text:p>
          </table:table-cell>
          <table:table-cell table:number-columns-repeated="5"/>
        </table:table-row>
        <table:table-row table:style-name="ro1">
          <table:table-cell table:formula="of:=[$PASTE.C59]" office:value-type="float" office:value="21000" calcext:value-type="float">
            <text:p>21000</text:p>
          </table:table-cell>
          <table:table-cell table:formula="of:=[$PASTE.D59]" office:value-type="float" office:value="0.321" calcext:value-type="float">
            <text:p>0.321</text:p>
          </table:table-cell>
          <table:table-cell table:formula="of:=[$PASTE.E59]" office:value-type="float" office:value="0" calcext:value-type="float">
            <text:p>0</text:p>
          </table:table-cell>
          <table:table-cell table:formula="of:=[$PASTE.F59]" office:value-type="float" office:value="4068.844" calcext:value-type="float">
            <text:p>4068.844</text:p>
          </table:table-cell>
          <table:table-cell table:formula="of:=[$PASTE.G59]" office:value-type="float" office:value="0.194" calcext:value-type="float">
            <text:p>0.194</text:p>
          </table:table-cell>
          <table:table-cell table:formula="of:=TRIM(COM.MICROSOFT.CONCAT([$PASTE.H59];&quot; &quot;; [$PASTE.I59];&quot; &quot;; [$PASTE.J59];&quot; &quot;; [$PASTE.K59];&quot; &quot;; [$PASTE.L59];&quot; &quot;; [$PASTE.M59];&quot; &quot;; [$PASTE.N59];&quot; &quot;; [$PASTE.O59];&quot; &quot;; [$PASTE.P59];&quot; &quot;))" office:value-type="string" office:string-value="subprocess.py:756(__init__)" calcext:value-type="string">
            <text:p>subprocess.py:756(__init__)</text:p>
          </table:table-cell>
          <table:table-cell table:number-columns-repeated="5"/>
        </table:table-row>
        <table:table-row table:style-name="ro1">
          <table:table-cell table:formula="of:=[$PASTE.C60]" office:value-type="float" office:value="300260" calcext:value-type="float">
            <text:p>300260</text:p>
          </table:table-cell>
          <table:table-cell table:formula="of:=[$PASTE.D60]" office:value-type="float" office:value="0.298" calcext:value-type="float">
            <text:p>0.298</text:p>
          </table:table-cell>
          <table:table-cell table:formula="of:=[$PASTE.E60]" office:value-type="float" office:value="0" calcext:value-type="float">
            <text:p>0</text:p>
          </table:table-cell>
          <table:table-cell table:formula="of:=[$PASTE.F60]" office:value-type="float" office:value="0.595" calcext:value-type="float">
            <text:p>0.595</text:p>
          </table:table-cell>
          <table:table-cell table:formula="of:=[$PASTE.G60]" office:value-type="float" office:value="0" calcext:value-type="float">
            <text:p>0</text:p>
          </table:table-cell>
          <table:table-cell table:formula="of:=TRIM(COM.MICROSOFT.CONCAT([$PASTE.H60];&quot; &quot;; [$PASTE.I60];&quot; &quot;; [$PASTE.J60];&quot; &quot;; [$PASTE.K60];&quot; &quot;; [$PASTE.L60];&quot; &quot;; [$PASTE.M60];&quot; &quot;; [$PASTE.N60];&quot; &quot;; [$PASTE.O60];&quot; &quot;; [$PASTE.P60];&quot; &quot;))" office:value-type="string" office:string-value="pathlib.py:752(__fspath__)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table:formula="of:=[$PASTE.C61]" office:value-type="float" office:value="3127" calcext:value-type="float">
            <text:p>3127</text:p>
          </table:table-cell>
          <table:table-cell table:formula="of:=[$PASTE.D61]" office:value-type="float" office:value="0.26" calcext:value-type="float">
            <text:p>0.26</text:p>
          </table:table-cell>
          <table:table-cell table:formula="of:=[$PASTE.E61]" office:value-type="float" office:value="0" calcext:value-type="float">
            <text:p>0</text:p>
          </table:table-cell>
          <table:table-cell table:formula="of:=[$PASTE.F61]" office:value-type="float" office:value="0.26" calcext:value-type="float">
            <text:p>0.26</text:p>
          </table:table-cell>
          <table:table-cell table:formula="of:=[$PASTE.G61]" office:value-type="float" office:value="0" calcext:value-type="float">
            <text:p>0</text:p>
          </table:table-cell>
          <table:table-cell table:formula="of:=TRIM(COM.MICROSOFT.CONCAT([$PASTE.H61];&quot; &quot;; [$PASTE.I61];&quot; &quot;; [$PASTE.J61];&quot; &quot;; [$PASTE.K61];&quot; &quot;; [$PASTE.L61];&quot; &quot;; [$PASTE.M61];&quot; &quot;; [$PASTE.N61];&quot; &quot;; [$PASTE.O61];&quot; &quot;; [$PASTE.P61];&quot; &quot;))" office:value-type="string" office:string-value="evolve_executor.py:201(&lt;listcomp&gt;)" calcext:value-type="string">
            <text:p>evolve_executor.py:201(&lt;listcomp&gt;)</text:p>
          </table:table-cell>
          <table:table-cell table:number-columns-repeated="5"/>
        </table:table-row>
        <table:table-row table:style-name="ro1">
          <table:table-cell table:formula="of:=[$PASTE.C62]" office:value-type="float" office:value="21000" calcext:value-type="float">
            <text:p>21000</text:p>
          </table:table-cell>
          <table:table-cell table:formula="of:=[$PASTE.D62]" office:value-type="float" office:value="0.242" calcext:value-type="float">
            <text:p>0.242</text:p>
          </table:table-cell>
          <table:table-cell table:formula="of:=[$PASTE.E62]" office:value-type="float" office:value="0" calcext:value-type="float">
            <text:p>0</text:p>
          </table:table-cell>
          <table:table-cell table:formula="of:=[$PASTE.F62]" office:value-type="float" office:value="25.706" calcext:value-type="float">
            <text:p>25.706</text:p>
          </table:table-cell>
          <table:table-cell table:formula="of:=[$PASTE.G62]" office:value-type="float" office:value="0.001" calcext:value-type="float">
            <text:p>0.001</text:p>
          </table:table-cell>
          <table:table-cell table:formula="of:=TRIM(COM.MICROSOFT.CONCAT([$PASTE.H62];&quot; &quot;; [$PASTE.I62];&quot; &quot;; [$PASTE.J62];&quot; &quot;; [$PASTE.K62];&quot; &quot;; [$PASTE.L62];&quot; &quot;; [$PASTE.M62];&quot; &quot;; [$PASTE.N62];&quot; &quot;; [$PASTE.O62];&quot; &quot;; [$PASTE.P62];&quot; &quot;))" office:value-type="string" office:string-value="shutil.py:234(copyfile)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table:formula="of:=[$PASTE.C63]" office:value-type="float" office:value="1" calcext:value-type="float">
            <text:p>1</text:p>
          </table:table-cell>
          <table:table-cell table:formula="of:=[$PASTE.D63]" office:value-type="float" office:value="0.234" calcext:value-type="float">
            <text:p>0.234</text:p>
          </table:table-cell>
          <table:table-cell table:formula="of:=[$PASTE.E63]" office:value-type="float" office:value="0.234" calcext:value-type="float">
            <text:p>0.234</text:p>
          </table:table-cell>
          <table:table-cell table:formula="of:=[$PASTE.F63]" office:value-type="float" office:value="36.427" calcext:value-type="float">
            <text:p>36.427</text:p>
          </table:table-cell>
          <table:table-cell table:formula="of:=[$PASTE.G63]" office:value-type="float" office:value="36.427" calcext:value-type="float">
            <text:p>36.427</text:p>
          </table:table-cell>
          <table:table-cell table:formula="of:=TRIM(COM.MICROSOFT.CONCAT([$PASTE.H63];&quot; &quot;; [$PASTE.I63];&quot; &quot;; [$PASTE.J63];&quot; &quot;; [$PASTE.K63];&quot; &quot;; [$PASTE.L63];&quot; &quot;; [$PASTE.M63];&quot; &quot;; [$PASTE.N63];&quot; &quot;; [$PASTE.O63];&quot; &quot;; [$PASTE.P63];&quot; &quot;))" office:value-type="string" office:string-value="evolve_executor.py:105(pregen_batches)" calcext:value-type="string">
            <text:p>evolve_executor.py:105(pregen_batches)</text:p>
          </table:table-cell>
          <table:table-cell table:number-columns-repeated="5"/>
        </table:table-row>
        <table:table-row table:style-name="ro1">
          <table:table-cell table:formula="of:=[$PASTE.C64]" office:value-type="float" office:value="21000" calcext:value-type="float">
            <text:p>21000</text:p>
          </table:table-cell>
          <table:table-cell table:formula="of:=[$PASTE.D64]" office:value-type="float" office:value="0.232" calcext:value-type="float">
            <text:p>0.232</text:p>
          </table:table-cell>
          <table:table-cell table:formula="of:=[$PASTE.E64]" office:value-type="float" office:value="0" calcext:value-type="float">
            <text:p>0</text:p>
          </table:table-cell>
          <table:table-cell table:formula="of:=[$PASTE.F64]" office:value-type="float" office:value="0.232" calcext:value-type="float">
            <text:p>0.232</text:p>
          </table:table-cell>
          <table:table-cell table:formula="of:=[$PASTE.G64]" office:value-type="float" office:value="0" calcext:value-type="float">
            <text:p>0</text:p>
          </table:table-cell>
          <table:table-cell table:formula="of:=TRIM(COM.MICROSOFT.CONCAT([$PASTE.H64];&quot; &quot;; [$PASTE.I64];&quot; &quot;; [$PASTE.J64];&quot; &quot;; [$PASTE.K64];&quot; &quot;; [$PASTE.L64];&quot; &quot;; [$PASTE.M64];&quot; &quot;; [$PASTE.N64];&quot; &quot;; [$PASTE.O64];&quot; &quot;; [$PASTE.P64];&quot; &quot;))" office:value-type="string" office:string-value="{built-in method _warnings.warn}" calcext:value-type="string">
            <text:p>{built-in method _warnings.warn}</text:p>
          </table:table-cell>
          <table:table-cell table:number-columns-repeated="5"/>
        </table:table-row>
        <table:table-row table:style-name="ro1">
          <table:table-cell table:formula="of:=[$PASTE.C65]" office:value-type="float" office:value="21000" calcext:value-type="float">
            <text:p>21000</text:p>
          </table:table-cell>
          <table:table-cell table:formula="of:=[$PASTE.D65]" office:value-type="float" office:value="0.222" calcext:value-type="float">
            <text:p>0.222</text:p>
          </table:table-cell>
          <table:table-cell table:formula="of:=[$PASTE.E65]" office:value-type="float" office:value="0" calcext:value-type="float">
            <text:p>0</text:p>
          </table:table-cell>
          <table:table-cell table:formula="of:=[$PASTE.F65]" office:value-type="float" office:value="0.222" calcext:value-type="float">
            <text:p>0.222</text:p>
          </table:table-cell>
          <table:table-cell table:formula="of:=[$PASTE.G65]" office:value-type="float" office:value="0" calcext:value-type="float">
            <text:p>0</text:p>
          </table:table-cell>
          <table:table-cell table:formula="of:=TRIM(COM.MICROSOFT.CONCAT([$PASTE.H65];&quot; &quot;; [$PASTE.I65];&quot; &quot;; [$PASTE.J65];&quot; &quot;; [$PASTE.K65];&quot; &quot;; [$PASTE.L65];&quot; &quot;; [$PASTE.M65];&quot; &quot;; [$PASTE.N65];&quot; &quot;; [$PASTE.O65];&quot; &quot;; [$PASTE.P65];&quot; &quot;))" office:value-type="string" office:string-value="{method 'index' of 'list' objects}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table:formula="of:=[$PASTE.C66]" office:value-type="float" office:value="42002" calcext:value-type="float">
            <text:p>42002</text:p>
          </table:table-cell>
          <table:table-cell table:formula="of:=[$PASTE.D66]" office:value-type="float" office:value="0.212" calcext:value-type="float">
            <text:p>0.212</text:p>
          </table:table-cell>
          <table:table-cell table:formula="of:=[$PASTE.E66]" office:value-type="float" office:value="0" calcext:value-type="float">
            <text:p>0</text:p>
          </table:table-cell>
          <table:table-cell table:formula="of:=[$PASTE.F66]" office:value-type="float" office:value="51.039" calcext:value-type="float">
            <text:p>51.039</text:p>
          </table:table-cell>
          <table:table-cell table:formula="of:=[$PASTE.G66]" office:value-type="float" office:value="0.001" calcext:value-type="float">
            <text:p>0.001</text:p>
          </table:table-cell>
          <table:table-cell table:formula="of:=TRIM(COM.MICROSOFT.CONCAT([$PASTE.H66];&quot; &quot;; [$PASTE.I66];&quot; &quot;; [$PASTE.J66];&quot; &quot;; [$PASTE.K66];&quot; &quot;; [$PASTE.L66];&quot; &quot;; [$PASTE.M66];&quot; &quot;; [$PASTE.N66];&quot; &quot;; [$PASTE.O66];&quot; &quot;; [$PASTE.P66];&quot; &quot;))" office:value-type="string" office:string-value="pathlib.py:1278(write_text)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table:formula="of:=[$PASTE.C67]" office:value-type="float" office:value="21000" calcext:value-type="float">
            <text:p>21000</text:p>
          </table:table-cell>
          <table:table-cell table:formula="of:=[$PASTE.D67]" office:value-type="float" office:value="0.201" calcext:value-type="float">
            <text:p>0.201</text:p>
          </table:table-cell>
          <table:table-cell table:formula="of:=[$PASTE.E67]" office:value-type="float" office:value="0" calcext:value-type="float">
            <text:p>0</text:p>
          </table:table-cell>
          <table:table-cell table:formula="of:=[$PASTE.F67]" office:value-type="float" office:value="4069.045" calcext:value-type="float">
            <text:p>4069.045</text:p>
          </table:table-cell>
          <table:table-cell table:formula="of:=[$PASTE.G67]" office:value-type="float" office:value="0.194" calcext:value-type="float">
            <text:p>0.194</text:p>
          </table:table-cell>
          <table:table-cell table:formula="of:=TRIM(COM.MICROSOFT.CONCAT([$PASTE.H67];&quot; &quot;; [$PASTE.I67];&quot; &quot;; [$PASTE.J67];&quot; &quot;; [$PASTE.K67];&quot; &quot;; [$PASTE.L67];&quot; &quot;; [$PASTE.M67];&quot; &quot;; [$PASTE.N67];&quot; &quot;; [$PASTE.O67];&quot; &quot;; [$PASTE.P67];&quot; &quot;))" office:value-type="string" office:string-value="spydercustomize.py:106(__init__)" calcext:value-type="string">
            <text:p>spydercustomize.py:106(__init__)</text:p>
          </table:table-cell>
          <table:table-cell table:number-columns-repeated="5"/>
        </table:table-row>
        <table:table-row table:style-name="ro1">
          <table:table-cell table:formula="of:=[$PASTE.C68]" office:value-type="float" office:value="42000" calcext:value-type="float">
            <text:p>42000</text:p>
          </table:table-cell>
          <table:table-cell table:formula="of:=[$PASTE.D68]" office:value-type="float" office:value="0.148" calcext:value-type="float">
            <text:p>0.148</text:p>
          </table:table-cell>
          <table:table-cell table:formula="of:=[$PASTE.E68]" office:value-type="float" office:value="0" calcext:value-type="float">
            <text:p>0</text:p>
          </table:table-cell>
          <table:table-cell table:formula="of:=[$PASTE.F68]" office:value-type="float" office:value="0.485" calcext:value-type="float">
            <text:p>0.485</text:p>
          </table:table-cell>
          <table:table-cell table:formula="of:=[$PASTE.G68]" office:value-type="float" office:value="0" calcext:value-type="float">
            <text:p>0</text:p>
          </table:table-cell>
          <table:table-cell table:formula="of:=TRIM(COM.MICROSOFT.CONCAT([$PASTE.H68];&quot; &quot;; [$PASTE.I68];&quot; &quot;; [$PASTE.J68];&quot; &quot;; [$PASTE.K68];&quot; &quot;; [$PASTE.L68];&quot; &quot;; [$PASTE.M68];&quot; &quot;; [$PASTE.N68];&quot; &quot;; [$PASTE.O68];&quot; &quot;; [$PASTE.P68];&quot; &quot;))" office:value-type="string" office:string-value="pathlib.py:682(_parse_args)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table:formula="of:=[$PASTE.C69]" office:value-type="float" office:value="21000" calcext:value-type="float">
            <text:p>21000</text:p>
          </table:table-cell>
          <table:table-cell table:formula="of:=[$PASTE.D69]" office:value-type="float" office:value="0.135" calcext:value-type="float">
            <text:p>0.135</text:p>
          </table:table-cell>
          <table:table-cell table:formula="of:=[$PASTE.E69]" office:value-type="float" office:value="0" calcext:value-type="float">
            <text:p>0</text:p>
          </table:table-cell>
          <table:table-cell table:formula="of:=[$PASTE.F69]" office:value-type="float" office:value="0.176" calcext:value-type="float">
            <text:p>0.176</text:p>
          </table:table-cell>
          <table:table-cell table:formula="of:=[$PASTE.G69]" office:value-type="float" office:value="0" calcext:value-type="float">
            <text:p>0</text:p>
          </table:table-cell>
          <table:table-cell table:formula="of:=TRIM(COM.MICROSOFT.CONCAT([$PASTE.H69];&quot; &quot;; [$PASTE.I69];&quot; &quot;; [$PASTE.J69];&quot; &quot;; [$PASTE.K69];&quot; &quot;; [$PASTE.L69];&quot; &quot;; [$PASTE.M69];&quot; &quot;; [$PASTE.N69];&quot; &quot;; [$PASTE.O69];&quot; &quot;; [$PASTE.P69];&quot; &quot;))" office:value-type="string" office:string-value="contextlib.py:489(__exit__)" calcext:value-type="string">
            <text:p>contextlib.py:489(__exit__)</text:p>
          </table:table-cell>
          <table:table-cell table:number-columns-repeated="5"/>
        </table:table-row>
        <table:table-row table:style-name="ro1">
          <table:table-cell table:formula="of:=[$PASTE.C70]" office:value-type="float" office:value="42000" calcext:value-type="float">
            <text:p>42000</text:p>
          </table:table-cell>
          <table:table-cell table:formula="of:=[$PASTE.D70]" office:value-type="float" office:value="0.127" calcext:value-type="float">
            <text:p>0.127</text:p>
          </table:table-cell>
          <table:table-cell table:formula="of:=[$PASTE.E70]" office:value-type="float" office:value="0" calcext:value-type="float">
            <text:p>0</text:p>
          </table:table-cell>
          <table:table-cell table:formula="of:=[$PASTE.F70]" office:value-type="float" office:value="0.735" calcext:value-type="float">
            <text:p>0.735</text:p>
          </table:table-cell>
          <table:table-cell table:formula="of:=[$PASTE.G70]" office:value-type="float" office:value="0" calcext:value-type="float">
            <text:p>0</text:p>
          </table:table-cell>
          <table:table-cell table:formula="of:=TRIM(COM.MICROSOFT.CONCAT([$PASTE.H70];&quot; &quot;; [$PASTE.I70];&quot; &quot;; [$PASTE.J70];&quot; &quot;; [$PASTE.K70];&quot; &quot;; [$PASTE.L70];&quot; &quot;; [$PASTE.M70];&quot; &quot;; [$PASTE.N70];&quot; &quot;; [$PASTE.O70];&quot; &quot;; [$PASTE.P70];&quot; &quot;))" office:value-type="string" office:string-value="pathlib.py:736(_make_child)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table:formula="of:=[$PASTE.C71]" office:value-type="float" office:value="42000" calcext:value-type="float">
            <text:p>42000</text:p>
          </table:table-cell>
          <table:table-cell table:formula="of:=[$PASTE.D71]" office:value-type="float" office:value="0.123" calcext:value-type="float">
            <text:p>0.123</text:p>
          </table:table-cell>
          <table:table-cell table:formula="of:=[$PASTE.E71]" office:value-type="float" office:value="0" calcext:value-type="float">
            <text:p>0</text:p>
          </table:table-cell>
          <table:table-cell table:formula="of:=[$PASTE.F71]" office:value-type="float" office:value="0.123" calcext:value-type="float">
            <text:p>0.123</text:p>
          </table:table-cell>
          <table:table-cell table:formula="of:=[$PASTE.G71]" office:value-type="float" office:value="0" calcext:value-type="float">
            <text:p>0</text:p>
          </table:table-cell>
          <table:table-cell table:formula="of:=TRIM(COM.MICROSOFT.CONCAT([$PASTE.H71];&quot; &quot;; [$PASTE.I71];&quot; &quot;; [$PASTE.J71];&quot; &quot;; [$PASTE.K71];&quot; &quot;; [$PASTE.L71];&quot; &quot;; [$PASTE.M71];&quot; &quot;; [$PASTE.N71];&quot; &quot;; [$PASTE.O71];&quot; &quot;; [$PASTE.P71];&quot; &quot;))" office:value-type="string" office:string-value="{built-in method _winapi.CloseHandle}" calcext:value-type="string">
            <text:p>{built-in method _winapi.CloseHandle}</text:p>
          </table:table-cell>
          <table:table-cell table:number-columns-repeated="5"/>
        </table:table-row>
        <table:table-row table:style-name="ro1">
          <table:table-cell table:formula="of:=[$PASTE.C72]" office:value-type="float" office:value="21000" calcext:value-type="float">
            <text:p>21000</text:p>
          </table:table-cell>
          <table:table-cell table:formula="of:=[$PASTE.D72]" office:value-type="float" office:value="0.116" calcext:value-type="float">
            <text:p>0.116</text:p>
          </table:table-cell>
          <table:table-cell table:formula="of:=[$PASTE.E72]" office:value-type="float" office:value="0" calcext:value-type="float">
            <text:p>0</text:p>
          </table:table-cell>
          <table:table-cell table:formula="of:=[$PASTE.F72]" office:value-type="float" office:value="0.116" calcext:value-type="float">
            <text:p>0.116</text:p>
          </table:table-cell>
          <table:table-cell table:formula="of:=[$PASTE.G72]" office:value-type="float" office:value="0" calcext:value-type="float">
            <text:p>0</text:p>
          </table:table-cell>
          <table:table-cell table:formula="of:=TRIM(COM.MICROSOFT.CONCAT([$PASTE.H72];&quot; &quot;; [$PASTE.I72];&quot; &quot;; [$PASTE.J72];&quot; &quot;; [$PASTE.K72];&quot; &quot;; [$PASTE.L72];&quot; &quot;; [$PASTE.M72];&quot; &quot;; [$PASTE.N72];&quot; &quot;; [$PASTE.O72];&quot; &quot;; [$PASTE.P72];&quot; &quot;))" office:value-type="string" office:string-value="subprocess.py:175(__init__)" calcext:value-type="string">
            <text:p>subprocess.py:175(__init__)</text:p>
          </table:table-cell>
          <table:table-cell table:number-columns-repeated="5"/>
        </table:table-row>
        <table:table-row table:style-name="ro1">
          <table:table-cell table:formula="of:=[$PASTE.C73]" office:value-type="float" office:value="63003" calcext:value-type="float">
            <text:p>63003</text:p>
          </table:table-cell>
          <table:table-cell table:formula="of:=[$PASTE.D73]" office:value-type="float" office:value="0.107" calcext:value-type="float">
            <text:p>0.107</text:p>
          </table:table-cell>
          <table:table-cell table:formula="of:=[$PASTE.E73]" office:value-type="float" office:value="0" calcext:value-type="float">
            <text:p>0</text:p>
          </table:table-cell>
          <table:table-cell table:formula="of:=[$PASTE.F73]" office:value-type="float" office:value="24.776" calcext:value-type="float">
            <text:p>24.776</text:p>
          </table:table-cell>
          <table:table-cell table:formula="of:=[$PASTE.G73]" office:value-type="float" office:value="0" calcext:value-type="float">
            <text:p>0</text:p>
          </table:table-cell>
          <table:table-cell table:formula="of:=TRIM(COM.MICROSOFT.CONCAT([$PASTE.H73];&quot; &quot;; [$PASTE.I73];&quot; &quot;; [$PASTE.J73];&quot; &quot;; [$PASTE.K73];&quot; &quot;; [$PASTE.L73];&quot; &quot;; [$PASTE.M73];&quot; &quot;; [$PASTE.N73];&quot; &quot;; [$PASTE.O73];&quot; &quot;; [$PASTE.P73];&quot; &quot;))" office:value-type="string" office:string-value="pathlib.py:1246(open)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table:formula="of:=[$PASTE.C74]" office:value-type="float" office:value="21000" calcext:value-type="float">
            <text:p>21000</text:p>
          </table:table-cell>
          <table:table-cell table:formula="of:=[$PASTE.D74]" office:value-type="float" office:value="0.106" calcext:value-type="float">
            <text:p>0.106</text:p>
          </table:table-cell>
          <table:table-cell table:formula="of:=[$PASTE.E74]" office:value-type="float" office:value="0" calcext:value-type="float">
            <text:p>0</text:p>
          </table:table-cell>
          <table:table-cell table:formula="of:=[$PASTE.F74]" office:value-type="float" office:value="0.106" calcext:value-type="float">
            <text:p>0.106</text:p>
          </table:table-cell>
          <table:table-cell table:formula="of:=[$PASTE.G74]" office:value-type="float" office:value="0" calcext:value-type="float">
            <text:p>0</text:p>
          </table:table-cell>
          <table:table-cell table:formula="of:=TRIM(COM.MICROSOFT.CONCAT([$PASTE.H74];&quot; &quot;; [$PASTE.I74];&quot; &quot;; [$PASTE.J74];&quot; &quot;; [$PASTE.K74];&quot; &quot;; [$PASTE.L74];&quot; &quot;; [$PASTE.M74];&quot; &quot;; [$PASTE.N74];&quot; &quot;; [$PASTE.O74];&quot; &quot;; [$PASTE.P74];&quot; &quot;))" office:value-type="string" office:string-value="{built-in method _thread.allocate_lock}" calcext:value-type="string">
            <text:p>{built-in method _thread.allocate_lock}</text:p>
          </table:table-cell>
          <table:table-cell table:number-columns-repeated="5"/>
        </table:table-row>
        <table:table-row table:style-name="ro1">
          <table:table-cell table:formula="of:=[$PASTE.C75]" office:value-type="float" office:value="21000" calcext:value-type="float">
            <text:p>21000</text:p>
          </table:table-cell>
          <table:table-cell table:formula="of:=[$PASTE.D75]" office:value-type="float" office:value="0.08" calcext:value-type="float">
            <text:p>0.08</text:p>
          </table:table-cell>
          <table:table-cell table:formula="of:=[$PASTE.E75]" office:value-type="float" office:value="0" calcext:value-type="float">
            <text:p>0</text:p>
          </table:table-cell>
          <table:table-cell table:formula="of:=[$PASTE.F75]" office:value-type="float" office:value="0.08" calcext:value-type="float">
            <text:p>0.08</text:p>
          </table:table-cell>
          <table:table-cell table:formula="of:=[$PASTE.G75]" office:value-type="float" office:value="0" calcext:value-type="float">
            <text:p>0</text:p>
          </table:table-cell>
          <table:table-cell table:formula="of:=TRIM(COM.MICROSOFT.CONCAT([$PASTE.H75];&quot; &quot;; [$PASTE.I75];&quot; &quot;; [$PASTE.J75];&quot; &quot;; [$PASTE.K75];&quot; &quot;; [$PASTE.L75];&quot; &quot;; [$PASTE.M75];&quot; &quot;; [$PASTE.N75];&quot; &quot;; [$PASTE.O75];&quot; &quot;; [$PASTE.P75];&quot; &quot;))" office:value-type="string" office:string-value="contextlib.py:408(__init__)" calcext:value-type="string">
            <text:p>contextlib.py:408(__init__)</text:p>
          </table:table-cell>
          <table:table-cell table:number-columns-repeated="5"/>
        </table:table-row>
        <table:table-row table:style-name="ro1">
          <table:table-cell table:formula="of:=[$PASTE.C76]" office:value-type="float" office:value="63003" calcext:value-type="float">
            <text:p>63003</text:p>
          </table:table-cell>
          <table:table-cell table:formula="of:=[$PASTE.D76]" office:value-type="float" office:value="0.078" calcext:value-type="float">
            <text:p>0.078</text:p>
          </table:table-cell>
          <table:table-cell table:formula="of:=[$PASTE.E76]" office:value-type="float" office:value="0" calcext:value-type="float">
            <text:p>0</text:p>
          </table:table-cell>
          <table:table-cell table:formula="of:=[$PASTE.F76]" office:value-type="float" office:value="21.754" calcext:value-type="float">
            <text:p>21.754</text:p>
          </table:table-cell>
          <table:table-cell table:formula="of:=[$PASTE.G76]" office:value-type="float" office:value="0" calcext:value-type="float">
            <text:p>0</text:p>
          </table:table-cell>
          <table:table-cell table:formula="of:=TRIM(COM.MICROSOFT.CONCAT([$PASTE.H76];&quot; &quot;; [$PASTE.I76];&quot; &quot;; [$PASTE.J76];&quot; &quot;; [$PASTE.K76];&quot; &quot;; [$PASTE.L76];&quot; &quot;; [$PASTE.M76];&quot; &quot;; [$PASTE.N76];&quot; &quot;; [$PASTE.O76];&quot; &quot;; [$PASTE.P76];&quot; &quot;))" office:value-type="string" office:string-value="pathlib.py:1118(_opener)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table:formula="of:=[$PASTE.C77]" office:value-type="float" office:value="21001" calcext:value-type="float">
            <text:p>21001</text:p>
          </table:table-cell>
          <table:table-cell table:formula="of:=[$PASTE.D77]" office:value-type="float" office:value="0.075" calcext:value-type="float">
            <text:p>0.075</text:p>
          </table:table-cell>
          <table:table-cell table:formula="of:=[$PASTE.E77]" office:value-type="float" office:value="0" calcext:value-type="float">
            <text:p>0</text:p>
          </table:table-cell>
          <table:table-cell table:formula="of:=[$PASTE.F77]" office:value-type="float" office:value="17.251" calcext:value-type="float">
            <text:p>17.251</text:p>
          </table:table-cell>
          <table:table-cell table:formula="of:=[$PASTE.G77]" office:value-type="float" office:value="0.001" calcext:value-type="float">
            <text:p>0.001</text:p>
          </table:table-cell>
          <table:table-cell table:formula="of:=TRIM(COM.MICROSOFT.CONCAT([$PASTE.H77];&quot; &quot;; [$PASTE.I77];&quot; &quot;; [$PASTE.J77];&quot; &quot;; [$PASTE.K77];&quot; &quot;; [$PASTE.L77];&quot; &quot;; [$PASTE.M77];&quot; &quot;; [$PASTE.N77];&quot; &quot;; [$PASTE.O77];&quot; &quot;; [$PASTE.P77];&quot; &quot;))" office:value-type="string" office:string-value="pathlib.py:1262(read_text)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table:formula="of:=[$PASTE.C78]" office:value-type="float" office:value="45127" calcext:value-type="float">
            <text:p>45127</text:p>
          </table:table-cell>
          <table:table-cell table:formula="of:=[$PASTE.D78]" office:value-type="float" office:value="0.071" calcext:value-type="float">
            <text:p>0.071</text:p>
          </table:table-cell>
          <table:table-cell table:formula="of:=[$PASTE.E78]" office:value-type="float" office:value="0" calcext:value-type="float">
            <text:p>0</text:p>
          </table:table-cell>
          <table:table-cell table:formula="of:=[$PASTE.F78]" office:value-type="float" office:value="0.071" calcext:value-type="float">
            <text:p>0.071</text:p>
          </table:table-cell>
          <table:table-cell table:formula="of:=[$PASTE.G78]" office:value-type="float" office:value="0" calcext:value-type="float">
            <text:p>0</text:p>
          </table:table-cell>
          <table:table-cell table:formula="of:=TRIM(COM.MICROSOFT.CONCAT([$PASTE.H78];&quot; &quot;; [$PASTE.I78];&quot; &quot;; [$PASTE.J78];&quot; &quot;; [$PASTE.K78];&quot; &quot;; [$PASTE.L78];&quot; &quot;; [$PASTE.M78];&quot; &quot;; [$PASTE.N78];&quot; &quot;; [$PASTE.O78];&quot; &quot;; [$PASTE.P78];&quot; &quot;))" office:value-type="string" office:string-value="pathlib.py:155(splitroot)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table:formula="of:=[$PASTE.C79]" office:value-type="float" office:value="42000" calcext:value-type="float">
            <text:p>42000</text:p>
          </table:table-cell>
          <table:table-cell table:formula="of:=[$PASTE.D79]" office:value-type="float" office:value="0.067" calcext:value-type="float">
            <text:p>0.067</text:p>
          </table:table-cell>
          <table:table-cell table:formula="of:=[$PASTE.E79]" office:value-type="float" office:value="0" calcext:value-type="float">
            <text:p>0</text:p>
          </table:table-cell>
          <table:table-cell table:formula="of:=[$PASTE.F79]" office:value-type="float" office:value="11.65" calcext:value-type="float">
            <text:p>11.65</text:p>
          </table:table-cell>
          <table:table-cell table:formula="of:=[$PASTE.G79]" office:value-type="float" office:value="0" calcext:value-type="float">
            <text:p>0</text:p>
          </table:table-cell>
          <table:table-cell table:formula="of:=TRIM(COM.MICROSOFT.CONCAT([$PASTE.H79];&quot; &quot;; [$PASTE.I79];&quot; &quot;; [$PASTE.J79];&quot; &quot;; [$PASTE.K79];&quot; &quot;; [$PASTE.L79];&quot; &quot;; [$PASTE.M79];&quot; &quot;; [$PASTE.N79];&quot; &quot;; [$PASTE.O79];&quot; &quot;; [$PASTE.P79];&quot; &quot;))" office:value-type="string" office:string-value="pathlib.py:1348(unlink)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table:formula="of:=[$PASTE.C80]" office:value-type="float" office:value="21000" calcext:value-type="float">
            <text:p>21000</text:p>
          </table:table-cell>
          <table:table-cell table:formula="of:=[$PASTE.D80]" office:value-type="float" office:value="0.066" calcext:value-type="float">
            <text:p>0.066</text:p>
          </table:table-cell>
          <table:table-cell table:formula="of:=[$PASTE.E80]" office:value-type="float" office:value="0" calcext:value-type="float">
            <text:p>0</text:p>
          </table:table-cell>
          <table:table-cell table:formula="of:=[$PASTE.F80]" office:value-type="float" office:value="0.463" calcext:value-type="float">
            <text:p>0.463</text:p>
          </table:table-cell>
          <table:table-cell table:formula="of:=[$PASTE.G80]" office:value-type="float" office:value="0" calcext:value-type="float">
            <text:p>0</text:p>
          </table:table-cell>
          <table:table-cell table:formula="of:=TRIM(COM.MICROSOFT.CONCAT([$PASTE.H80];&quot; &quot;; [$PASTE.I80];&quot; &quot;; [$PASTE.J80];&quot; &quot;; [$PASTE.K80];&quot; &quot;; [$PASTE.L80];&quot; &quot;; [$PASTE.M80];&quot; &quot;; [$PASTE.N80];&quot; &quot;; [$PASTE.O80];&quot; &quot;; [$PASTE.P80];&quot; &quot;))" office:value-type="string" office:string-value="shutil.py:178(_copyfileobj_readinto)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table:formula="of:=[$PASTE.C81]" office:value-type="float" office:value="21000" calcext:value-type="float">
            <text:p>21000</text:p>
          </table:table-cell>
          <table:table-cell table:formula="of:=[$PASTE.D81]" office:value-type="float" office:value="0.066" calcext:value-type="float">
            <text:p>0.066</text:p>
          </table:table-cell>
          <table:table-cell table:formula="of:=[$PASTE.E81]" office:value-type="float" office:value="0" calcext:value-type="float">
            <text:p>0</text:p>
          </table:table-cell>
          <table:table-cell table:formula="of:=[$PASTE.F81]" office:value-type="float" office:value="6.613" calcext:value-type="float">
            <text:p>6.613</text:p>
          </table:table-cell>
          <table:table-cell table:formula="of:=[$PASTE.G81]" office:value-type="float" office:value="0" calcext:value-type="float">
            <text:p>0</text:p>
          </table:table-cell>
          <table:table-cell table:formula="of:=TRIM(COM.MICROSOFT.CONCAT([$PASTE.H81];&quot; &quot;; [$PASTE.I81];&quot; &quot;; [$PASTE.J81];&quot; &quot;; [$PASTE.K81];&quot; &quot;; [$PASTE.L81];&quot; &quot;; [$PASTE.M81];&quot; &quot;; [$PASTE.N81];&quot; &quot;; [$PASTE.O81];&quot; &quot;; [$PASTE.P81];&quot; &quot;))" office:value-type="string" office:string-value="shutil.py:210(_samefile)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table:formula="of:=[$PASTE.C82]" office:value-type="float" office:value="21001" calcext:value-type="float">
            <text:p>21001</text:p>
          </table:table-cell>
          <table:table-cell table:formula="of:=[$PASTE.D82]" office:value-type="float" office:value="0.062" calcext:value-type="float">
            <text:p>0.062</text:p>
          </table:table-cell>
          <table:table-cell table:formula="of:=[$PASTE.E82]" office:value-type="float" office:value="0" calcext:value-type="float">
            <text:p>0</text:p>
          </table:table-cell>
          <table:table-cell table:formula="of:=[$PASTE.F82]" office:value-type="float" office:value="1.182" calcext:value-type="float">
            <text:p>1.182</text:p>
          </table:table-cell>
          <table:table-cell table:formula="of:=[$PASTE.G82]" office:value-type="float" office:value="0" calcext:value-type="float">
            <text:p>0</text:p>
          </table:table-cell>
          <table:table-cell table:formula="of:=TRIM(COM.MICROSOFT.CONCAT([$PASTE.H82];&quot; &quot;; [$PASTE.I82];&quot; &quot;; [$PASTE.J82];&quot; &quot;; [$PASTE.K82];&quot; &quot;; [$PASTE.L82];&quot; &quot;; [$PASTE.M82];&quot; &quot;; [$PASTE.N82];&quot; &quot;; [$PASTE.O82];&quot; &quot;; [$PASTE.P82];&quot; &quot;))" office:value-type="string" office:string-value="codecs.py:319(decode)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table:formula="of:=[$PASTE.C83]" office:value-type="float" office:value="21000" calcext:value-type="float">
            <text:p>21000</text:p>
          </table:table-cell>
          <table:table-cell table:formula="of:=[$PASTE.D83]" office:value-type="float" office:value="0.058" calcext:value-type="float">
            <text:p>0.058</text:p>
          </table:table-cell>
          <table:table-cell table:formula="of:=[$PASTE.E83]" office:value-type="float" office:value="0" calcext:value-type="float">
            <text:p>0</text:p>
          </table:table-cell>
          <table:table-cell table:formula="of:=[$PASTE.F83]" office:value-type="float" office:value="0.379" calcext:value-type="float">
            <text:p>0.379</text:p>
          </table:table-cell>
          <table:table-cell table:formula="of:=[$PASTE.G83]" office:value-type="float" office:value="0" calcext:value-type="float">
            <text:p>0</text:p>
          </table:table-cell>
          <table:table-cell table:formula="of:=TRIM(COM.MICROSOFT.CONCAT([$PASTE.H83];&quot; &quot;; [$PASTE.I83];&quot; &quot;; [$PASTE.J83];&quot; &quot;; [$PASTE.K83];&quot; &quot;; [$PASTE.L83];&quot; &quot;; [$PASTE.M83];&quot; &quot;; [$PASTE.N83];&quot; &quot;; [$PASTE.O83];&quot; &quot;; [$PASTE.P83];&quot; &quot;))" office:value-type="string" office:string-value="subprocess.py:1045(__del__)" calcext:value-type="string">
            <text:p>subprocess.py:1045(__del__)</text:p>
          </table:table-cell>
          <table:table-cell table:number-columns-repeated="5"/>
        </table:table-row>
        <table:table-row table:style-name="ro1">
          <table:table-cell table:formula="of:=[$PASTE.C84]" office:value-type="float" office:value="232668" calcext:value-type="float">
            <text:p>232668</text:p>
          </table:table-cell>
          <table:table-cell table:formula="of:=[$PASTE.D84]" office:value-type="float" office:value="0.057" calcext:value-type="float">
            <text:p>0.057</text:p>
          </table:table-cell>
          <table:table-cell table:formula="of:=[$PASTE.E84]" office:value-type="float" office:value="0" calcext:value-type="float">
            <text:p>0</text:p>
          </table:table-cell>
          <table:table-cell table:formula="of:=[$PASTE.F84]" office:value-type="float" office:value="0.057" calcext:value-type="float">
            <text:p>0.057</text:p>
          </table:table-cell>
          <table:table-cell table:formula="of:=[$PASTE.G84]" office:value-type="float" office:value="0" calcext:value-type="float">
            <text:p>0</text:p>
          </table:table-cell>
          <table:table-cell table:formula="of:=TRIM(COM.MICROSOFT.CONCAT([$PASTE.H84];&quot; &quot;; [$PASTE.I84];&quot; &quot;; [$PASTE.J84];&quot; &quot;; [$PASTE.K84];&quot; &quot;; [$PASTE.L84];&quot; &quot;; [$PASTE.M84];&quot; &quot;; [$PASTE.N84];&quot; &quot;; [$PASTE.O84];&quot; &quot;; [$PASTE.P84];&quot; &quot;))" office:value-type="string" office:string-value="{built-in method builtins.isinstance}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table:formula="of:=[$PASTE.C85]" office:value-type="float" office:value="42000" calcext:value-type="float">
            <text:p>42000</text:p>
          </table:table-cell>
          <table:table-cell table:formula="of:=[$PASTE.D85]" office:value-type="float" office:value="0.047" calcext:value-type="float">
            <text:p>0.047</text:p>
          </table:table-cell>
          <table:table-cell table:formula="of:=[$PASTE.E85]" office:value-type="float" office:value="0" calcext:value-type="float">
            <text:p>0</text:p>
          </table:table-cell>
          <table:table-cell table:formula="of:=[$PASTE.F85]" office:value-type="float" office:value="6.095" calcext:value-type="float">
            <text:p>6.095</text:p>
          </table:table-cell>
          <table:table-cell table:formula="of:=[$PASTE.G85]" office:value-type="float" office:value="0" calcext:value-type="float">
            <text:p>0</text:p>
          </table:table-cell>
          <table:table-cell table:formula="of:=TRIM(COM.MICROSOFT.CONCAT([$PASTE.H85];&quot; &quot;; [$PASTE.I85];&quot; &quot;; [$PASTE.J85];&quot; &quot;; [$PASTE.K85];&quot; &quot;; [$PASTE.L85];&quot; &quot;; [$PASTE.M85];&quot; &quot;; [$PASTE.N85];&quot; &quot;; [$PASTE.O85];&quot; &quot;; [$PASTE.P85];&quot; &quot;))" office:value-type="string" office:string-value="shutil.py:228(_stat)" calcext:value-type="string">
            <text:p>shutil.py:228(_stat)</text:p>
          </table:table-cell>
          <table:table-cell table:number-columns-repeated="5"/>
        </table:table-row>
        <table:table-row table:style-name="ro1">
          <table:table-cell table:formula="of:=[$PASTE.C86]" office:value-type="float" office:value="2147" calcext:value-type="float">
            <text:p>2147</text:p>
          </table:table-cell>
          <table:table-cell table:formula="of:=[$PASTE.D86]" office:value-type="float" office:value="0.041" calcext:value-type="float">
            <text:p>0.041</text:p>
          </table:table-cell>
          <table:table-cell table:formula="of:=[$PASTE.E86]" office:value-type="float" office:value="0" calcext:value-type="float">
            <text:p>0</text:p>
          </table:table-cell>
          <table:table-cell table:formula="of:=[$PASTE.F86]" office:value-type="float" office:value="0.041" calcext:value-type="float">
            <text:p>0.041</text:p>
          </table:table-cell>
          <table:table-cell table:formula="of:=[$PASTE.G86]" office:value-type="float" office:value="0" calcext:value-type="float">
            <text:p>0</text:p>
          </table:table-cell>
          <table:table-cell table:formula="of:=TRIM(COM.MICROSOFT.CONCAT([$PASTE.H86];&quot; &quot;; [$PASTE.I86];&quot; &quot;; [$PASTE.J86];&quot; &quot;; [$PASTE.K86];&quot; &quot;; [$PASTE.L86];&quot; &quot;; [$PASTE.M86];&quot; &quot;; [$PASTE.N86];&quot; &quot;; [$PASTE.O86];&quot; &quot;; [$PASTE.P86];&quot; &quot;))" office:value-type="string" office:string-value="socket.py:480(send)" calcext:value-type="string">
            <text:p>socket.py:480(send)</text:p>
          </table:table-cell>
          <table:table-cell table:number-columns-repeated="5"/>
        </table:table-row>
        <table:table-row table:style-name="ro1">
          <table:table-cell table:formula="of:=[$PASTE.C87]" office:value-type="float" office:value="21000" calcext:value-type="float">
            <text:p>21000</text:p>
          </table:table-cell>
          <table:table-cell table:formula="of:=[$PASTE.D87]" office:value-type="float" office:value="0.041" calcext:value-type="float">
            <text:p>0.041</text:p>
          </table:table-cell>
          <table:table-cell table:formula="of:=[$PASTE.E87]" office:value-type="float" office:value="0" calcext:value-type="float">
            <text:p>0</text:p>
          </table:table-cell>
          <table:table-cell table:formula="of:=[$PASTE.F87]" office:value-type="float" office:value="0.041" calcext:value-type="float">
            <text:p>0.041</text:p>
          </table:table-cell>
          <table:table-cell table:formula="of:=[$PASTE.G87]" office:value-type="float" office:value="0" calcext:value-type="float">
            <text:p>0</text:p>
          </table:table-cell>
          <table:table-cell table:formula="of:=TRIM(COM.MICROSOFT.CONCAT([$PASTE.H87];&quot; &quot;; [$PASTE.I87];&quot; &quot;; [$PASTE.J87];&quot; &quot;; [$PASTE.K87];&quot; &quot;; [$PASTE.L87];&quot; &quot;; [$PASTE.M87];&quot; &quot;; [$PASTE.N87];&quot; &quot;; [$PASTE.O87];&quot; &quot;; [$PASTE.P87];&quot; &quot;))" office:value-type="string" office:string-value="{built-in method sys.exc_info}" calcext:value-type="string">
            <text:p>{built-in method sys.exc_info}</text:p>
          </table:table-cell>
          <table:table-cell table:number-columns-repeated="5"/>
        </table:table-row>
        <table:table-row table:style-name="ro1">
          <table:table-cell table:formula="of:=[$PASTE.C88]" office:value-type="float" office:value="21000" calcext:value-type="float">
            <text:p>21000</text:p>
          </table:table-cell>
          <table:table-cell table:formula="of:=[$PASTE.D88]" office:value-type="float" office:value="0.04" calcext:value-type="float">
            <text:p>0.04</text:p>
          </table:table-cell>
          <table:table-cell table:formula="of:=[$PASTE.E88]" office:value-type="float" office:value="0" calcext:value-type="float">
            <text:p>0</text:p>
          </table:table-cell>
          <table:table-cell table:formula="of:=[$PASTE.F88]" office:value-type="float" office:value="0.04" calcext:value-type="float">
            <text:p>0.04</text:p>
          </table:table-cell>
          <table:table-cell table:formula="of:=[$PASTE.G88]" office:value-type="float" office:value="0" calcext:value-type="float">
            <text:p>0</text:p>
          </table:table-cell>
          <table:table-cell table:formula="of:=TRIM(COM.MICROSOFT.CONCAT([$PASTE.H88];&quot; &quot;; [$PASTE.I88];&quot; &quot;; [$PASTE.J88];&quot; &quot;; [$PASTE.K88];&quot; &quot;; [$PASTE.L88];&quot; &quot;; [$PASTE.M88];&quot; &quot;; [$PASTE.N88];&quot; &quot;; [$PASTE.O88];&quot; &quot;; [$PASTE.P88];&quot; &quot;))" office:value-type="string" office:string-value="{built-in method _winapi.WaitForSingleObject}" calcext:value-type="string">
            <text:p>{built-in method _winapi.WaitForSingleObject}</text:p>
          </table:table-cell>
          <table:table-cell table:number-columns-repeated="5"/>
        </table:table-row>
        <table:table-row table:style-name="ro1">
          <table:table-cell table:formula="of:=[$PASTE.C89]" office:value-type="float" office:value="21001" calcext:value-type="float">
            <text:p>21001</text:p>
          </table:table-cell>
          <table:table-cell table:formula="of:=[$PASTE.D89]" office:value-type="float" office:value="0.04" calcext:value-type="float">
            <text:p>0.04</text:p>
          </table:table-cell>
          <table:table-cell table:formula="of:=[$PASTE.E89]" office:value-type="float" office:value="0" calcext:value-type="float">
            <text:p>0</text:p>
          </table:table-cell>
          <table:table-cell table:formula="of:=[$PASTE.F89]" office:value-type="float" office:value="0.053" calcext:value-type="float">
            <text:p>0.053</text:p>
          </table:table-cell>
          <table:table-cell table:formula="of:=[$PASTE.G89]" office:value-type="float" office:value="0" calcext:value-type="float">
            <text:p>0</text:p>
          </table:table-cell>
          <table:table-cell table:formula="of:=TRIM(COM.MICROSOFT.CONCAT([$PASTE.H89];&quot; &quot;; [$PASTE.I89];&quot; &quot;; [$PASTE.J89];&quot; &quot;; [$PASTE.K89];&quot; &quot;; [$PASTE.L89];&quot; &quot;; [$PASTE.M89];&quot; &quot;; [$PASTE.N89];&quot; &quot;; [$PASTE.O89];&quot; &quot;; [$PASTE.P89];&quot; &quot;))" office:value-type="string" office:string-value="codecs.py:309(__init__)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table:formula="of:=[$PASTE.C90]" office:value-type="float" office:value="42000" calcext:value-type="float">
            <text:p>42000</text:p>
          </table:table-cell>
          <table:table-cell table:formula="of:=[$PASTE.D90]" office:value-type="float" office:value="0.039" calcext:value-type="float">
            <text:p>0.039</text:p>
          </table:table-cell>
          <table:table-cell table:formula="of:=[$PASTE.E90]" office:value-type="float" office:value="0" calcext:value-type="float">
            <text:p>0</text:p>
          </table:table-cell>
          <table:table-cell table:formula="of:=[$PASTE.F90]" office:value-type="float" office:value="0.774" calcext:value-type="float">
            <text:p>0.774</text:p>
          </table:table-cell>
          <table:table-cell table:formula="of:=[$PASTE.G90]" office:value-type="float" office:value="0" calcext:value-type="float">
            <text:p>0</text:p>
          </table:table-cell>
          <table:table-cell table:formula="of:=TRIM(COM.MICROSOFT.CONCAT([$PASTE.H90];&quot; &quot;; [$PASTE.I90];&quot; &quot;; [$PASTE.J90];&quot; &quot;; [$PASTE.K90];&quot; &quot;; [$PASTE.L90];&quot; &quot;; [$PASTE.M90];&quot; &quot;; [$PASTE.N90];&quot; &quot;; [$PASTE.O90];&quot; &quot;; [$PASTE.P90];&quot; &quot;))" office:value-type="string" office:string-value="pathlib.py:974(__truediv__)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table:formula="of:=[$PASTE.C91]" office:value-type="float" office:value="42002" calcext:value-type="float">
            <text:p>42002</text:p>
          </table:table-cell>
          <table:table-cell table:formula="of:=[$PASTE.D91]" office:value-type="float" office:value="0.037" calcext:value-type="float">
            <text:p>0.037</text:p>
          </table:table-cell>
          <table:table-cell table:formula="of:=[$PASTE.E91]" office:value-type="float" office:value="0" calcext:value-type="float">
            <text:p>0</text:p>
          </table:table-cell>
          <table:table-cell table:formula="of:=[$PASTE.F91]" office:value-type="float" office:value="0.037" calcext:value-type="float">
            <text:p>0.037</text:p>
          </table:table-cell>
          <table:table-cell table:formula="of:=[$PASTE.G91]" office:value-type="float" office:value="0" calcext:value-type="float">
            <text:p>0</text:p>
          </table:table-cell>
          <table:table-cell table:formula="of:=TRIM(COM.MICROSOFT.CONCAT([$PASTE.H91];&quot; &quot;; [$PASTE.I91];&quot; &quot;; [$PASTE.J91];&quot; &quot;; [$PASTE.K91];&quot; &quot;; [$PASTE.L91];&quot; &quot;; [$PASTE.M91];&quot; &quot;; [$PASTE.N91];&quot; &quot;; [$PASTE.O91];&quot; &quot;; [$PASTE.P91];&quot; &quot;))" office:value-type="string" office:string-value="codecs.py:186(__init__)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table:formula="of:=[$PASTE.C92]" office:value-type="float" office:value="21000" calcext:value-type="float">
            <text:p>21000</text:p>
          </table:table-cell>
          <table:table-cell table:formula="of:=[$PASTE.D92]" office:value-type="float" office:value="0.034" calcext:value-type="float">
            <text:p>0.034</text:p>
          </table:table-cell>
          <table:table-cell table:formula="of:=[$PASTE.E92]" office:value-type="float" office:value="0" calcext:value-type="float">
            <text:p>0</text:p>
          </table:table-cell>
          <table:table-cell table:formula="of:=[$PASTE.F92]" office:value-type="float" office:value="6.535" calcext:value-type="float">
            <text:p>6.535</text:p>
          </table:table-cell>
          <table:table-cell table:formula="of:=[$PASTE.G92]" office:value-type="float" office:value="0" calcext:value-type="float">
            <text:p>0</text:p>
          </table:table-cell>
          <table:table-cell table:formula="of:=TRIM(COM.MICROSOFT.CONCAT([$PASTE.H92];&quot; &quot;; [$PASTE.I92];&quot; &quot;; [$PASTE.J92];&quot; &quot;; [$PASTE.K92];&quot; &quot;; [$PASTE.L92];&quot; &quot;; [$PASTE.M92];&quot; &quot;; [$PASTE.N92];&quot; &quot;; [$PASTE.O92];&quot; &quot;; [$PASTE.P92];&quot; &quot;))" office:value-type="string" office:string-value="genericpath.py:94(samefile)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table:formula="of:=[$PASTE.C93]" office:value-type="float" office:value="45127" calcext:value-type="float">
            <text:p>45127</text:p>
          </table:table-cell>
          <table:table-cell table:formula="of:=[$PASTE.D93]" office:value-type="float" office:value="0.031" calcext:value-type="float">
            <text:p>0.031</text:p>
          </table:table-cell>
          <table:table-cell table:formula="of:=[$PASTE.E93]" office:value-type="float" office:value="0" calcext:value-type="float">
            <text:p>0</text:p>
          </table:table-cell>
          <table:table-cell table:formula="of:=[$PASTE.F93]" office:value-type="float" office:value="0.031" calcext:value-type="float">
            <text:p>0.031</text:p>
          </table:table-cell>
          <table:table-cell table:formula="of:=[$PASTE.G93]" office:value-type="float" office:value="0" calcext:value-type="float">
            <text:p>0</text:p>
          </table:table-cell>
          <table:table-cell table:formula="of:=TRIM(COM.MICROSOFT.CONCAT([$PASTE.H93];&quot; &quot;; [$PASTE.I93];&quot; &quot;; [$PASTE.J93];&quot; &quot;; [$PASTE.K93];&quot; &quot;; [$PASTE.L93];&quot; &quot;; [$PASTE.M93];&quot; &quot;; [$PASTE.N93];&quot; &quot;; [$PASTE.O93];&quot; &quot;; [$PASTE.P93];&quot; &quot;))" office:value-type="string" office:string-value="{built-in method sys.intern}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table:formula="of:=[$PASTE.C94]" office:value-type="float" office:value="21000" calcext:value-type="float">
            <text:p>21000</text:p>
          </table:table-cell>
          <table:table-cell table:formula="of:=[$PASTE.D94]" office:value-type="float" office:value="0.029" calcext:value-type="float">
            <text:p>0.029</text:p>
          </table:table-cell>
          <table:table-cell table:formula="of:=[$PASTE.E94]" office:value-type="float" office:value="0" calcext:value-type="float">
            <text:p>0</text:p>
          </table:table-cell>
          <table:table-cell table:formula="of:=[$PASTE.F94]" office:value-type="float" office:value="0.029" calcext:value-type="float">
            <text:p>0.029</text:p>
          </table:table-cell>
          <table:table-cell table:formula="of:=[$PASTE.G94]" office:value-type="float" office:value="0" calcext:value-type="float">
            <text:p>0</text:p>
          </table:table-cell>
          <table:table-cell table:formula="of:=TRIM(COM.MICROSOFT.CONCAT([$PASTE.H94];&quot; &quot;; [$PASTE.I94];&quot; &quot;; [$PASTE.J94];&quot; &quot;; [$PASTE.K94];&quot; &quot;; [$PASTE.L94];&quot; &quot;; [$PASTE.M94];&quot; &quot;; [$PASTE.N94];&quot; &quot;; [$PASTE.O94];&quot; &quot;; [$PASTE.P94];&quot; &quot;))" office:value-type="string" office:string-value="{built-in method builtins.max}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table:formula="of:=[$PASTE.C95]" office:value-type="float" office:value="1" calcext:value-type="float">
            <text:p>1</text:p>
          </table:table-cell>
          <table:table-cell table:formula="of:=[$PASTE.D95]" office:value-type="float" office:value="0.027" calcext:value-type="float">
            <text:p>0.027</text:p>
          </table:table-cell>
          <table:table-cell table:formula="of:=[$PASTE.E95]" office:value-type="float" office:value="0.027" calcext:value-type="float">
            <text:p>0.027</text:p>
          </table:table-cell>
          <table:table-cell table:formula="of:=[$PASTE.F95]" office:value-type="float" office:value="0.027" calcext:value-type="float">
            <text:p>0.027</text:p>
          </table:table-cell>
          <table:table-cell table:formula="of:=[$PASTE.G95]" office:value-type="float" office:value="0.027" calcext:value-type="float">
            <text:p>0.027</text:p>
          </table:table-cell>
          <table:table-cell table:formula="of:=TRIM(COM.MICROSOFT.CONCAT([$PASTE.H95];&quot; &quot;; [$PASTE.I95];&quot; &quot;; [$PASTE.J95];&quot; &quot;; [$PASTE.K95];&quot; &quot;; [$PASTE.L95];&quot; &quot;; [$PASTE.M95];&quot; &quot;; [$PASTE.N95];&quot; &quot;; [$PASTE.O95];&quot; &quot;; [$PASTE.P95];&quot; &quot;))" office:value-type="string" office:string-value="{built-in method numpy.asarray}" calcext:value-type="string">
            <text:p>{built-in method numpy.asarray}</text:p>
          </table:table-cell>
          <table:table-cell table:number-columns-repeated="5"/>
        </table:table-row>
        <table:table-row table:style-name="ro1">
          <table:table-cell table:formula="of:=[$PASTE.C96]" office:value-type="float" office:value="21212" calcext:value-type="float">
            <text:p>21212</text:p>
          </table:table-cell>
          <table:table-cell table:formula="of:=[$PASTE.D96]" office:value-type="float" office:value="0.025" calcext:value-type="float">
            <text:p>0.025</text:p>
          </table:table-cell>
          <table:table-cell table:formula="of:=[$PASTE.E96]" office:value-type="float" office:value="0" calcext:value-type="float">
            <text:p>0</text:p>
          </table:table-cell>
          <table:table-cell table:formula="of:=[$PASTE.F96]" office:value-type="float" office:value="0.025" calcext:value-type="float">
            <text:p>0.025</text:p>
          </table:table-cell>
          <table:table-cell table:formula="of:=[$PASTE.G96]" office:value-type="float" office:value="0" calcext:value-type="float">
            <text:p>0</text:p>
          </table:table-cell>
          <table:table-cell table:formula="of:=TRIM(COM.MICROSOFT.CONCAT([$PASTE.H96];&quot; &quot;; [$PASTE.I96];&quot; &quot;; [$PASTE.J96];&quot; &quot;; [$PASTE.K96];&quot; &quot;; [$PASTE.L96];&quot; &quot;; [$PASTE.M96];&quot; &quot;; [$PASTE.N96];&quot; &quot;; [$PASTE.O96];&quot; &quot;; [$PASTE.P96];&quot; &quot;))" office:value-type="string" office:string-value="{built-in method builtins.getattr}" calcext:value-type="string">
            <text:p>{built-in method builtins.getattr}</text:p>
          </table:table-cell>
          <table:table-cell table:number-columns-repeated="5"/>
        </table:table-row>
        <table:table-row table:style-name="ro1">
          <table:table-cell table:formula="of:=[$PASTE.C97]" office:value-type="float" office:value="21000" calcext:value-type="float">
            <text:p>21000</text:p>
          </table:table-cell>
          <table:table-cell table:formula="of:=[$PASTE.D97]" office:value-type="float" office:value="0.024" calcext:value-type="float">
            <text:p>0.024</text:p>
          </table:table-cell>
          <table:table-cell table:formula="of:=[$PASTE.E97]" office:value-type="float" office:value="0" calcext:value-type="float">
            <text:p>0</text:p>
          </table:table-cell>
          <table:table-cell table:formula="of:=[$PASTE.F97]" office:value-type="float" office:value="0.089" calcext:value-type="float">
            <text:p>0.089</text:p>
          </table:table-cell>
          <table:table-cell table:formula="of:=[$PASTE.G97]" office:value-type="float" office:value="0" calcext:value-type="float">
            <text:p>0</text:p>
          </table:table-cell>
          <table:table-cell table:formula="of:=TRIM(COM.MICROSOFT.CONCAT([$PASTE.H97];&quot; &quot;; [$PASTE.I97];&quot; &quot;; [$PASTE.J97];&quot; &quot;; [$PASTE.K97];&quot; &quot;; [$PASTE.L97];&quot; &quot;; [$PASTE.M97];&quot; &quot;; [$PASTE.N97];&quot; &quot;; [$PASTE.O97];&quot; &quot;; [$PASTE.P97];&quot; &quot;))" office:value-type="string" office:string-value="subprocess.py:1445(_internal_poll)" calcext:value-type="string">
            <text:p>subprocess.py:1445(_internal_poll)</text:p>
          </table:table-cell>
          <table:table-cell table:number-columns-repeated="5"/>
        </table:table-row>
        <table:table-row table:style-name="ro1">
          <table:table-cell table:formula="of:=[$PASTE.C98]" office:value-type="float" office:value="17304" calcext:value-type="float">
            <text:p>17304</text:p>
          </table:table-cell>
          <table:table-cell table:formula="of:=[$PASTE.D98]" office:value-type="float" office:value="0.024" calcext:value-type="float">
            <text:p>0.024</text:p>
          </table:table-cell>
          <table:table-cell table:formula="of:=[$PASTE.E98]" office:value-type="float" office:value="0" calcext:value-type="float">
            <text:p>0</text:p>
          </table:table-cell>
          <table:table-cell table:formula="of:=[$PASTE.F98]" office:value-type="float" office:value="0.024" calcext:value-type="float">
            <text:p>0.024</text:p>
          </table:table-cell>
          <table:table-cell table:formula="of:=[$PASTE.G98]" office:value-type="float" office:value="0" calcext:value-type="float">
            <text:p>0</text:p>
          </table:table-cell>
          <table:table-cell table:formula="of:=TRIM(COM.MICROSOFT.CONCAT([$PASTE.H98];&quot; &quot;; [$PASTE.I98];&quot; &quot;; [$PASTE.J98];&quot; &quot;; [$PASTE.K98];&quot; &quot;; [$PASTE.L98];&quot; &quot;; [$PASTE.M98];&quot; &quot;; [$PASTE.N98];&quot; &quot;; [$PASTE.O98];&quot; &quot;; [$PASTE.P98];&quot; &quot;))" office:value-type="string" office:string-value="{built-in method _winapi.GetExitCodeProcess}" calcext:value-type="string">
            <text:p>{built-in method _winapi.GetExitCodeProcess}</text:p>
          </table:table-cell>
          <table:table-cell table:number-columns-repeated="5"/>
        </table:table-row>
        <table:table-row table:style-name="ro1">
          <table:table-cell table:formula="of:=[$PASTE.C99]" office:value-type="float" office:value="42000" calcext:value-type="float">
            <text:p>42000</text:p>
          </table:table-cell>
          <table:table-cell table:formula="of:=[$PASTE.D99]" office:value-type="float" office:value="0.024" calcext:value-type="float">
            <text:p>0.024</text:p>
          </table:table-cell>
          <table:table-cell table:formula="of:=[$PASTE.E99]" office:value-type="float" office:value="0" calcext:value-type="float">
            <text:p>0</text:p>
          </table:table-cell>
          <table:table-cell table:formula="of:=[$PASTE.F99]" office:value-type="float" office:value="0.024" calcext:value-type="float">
            <text:p>0.024</text:p>
          </table:table-cell>
          <table:table-cell table:formula="of:=[$PASTE.G99]" office:value-type="float" office:value="0" calcext:value-type="float">
            <text:p>0</text:p>
          </table:table-cell>
          <table:table-cell table:formula="of:=TRIM(COM.MICROSOFT.CONCAT([$PASTE.H99];&quot; &quot;; [$PASTE.I99];&quot; &quot;; [$PASTE.J99];&quot; &quot;; [$PASTE.K99];&quot; &quot;; [$PASTE.L99];&quot; &quot;; [$PASTE.M99];&quot; &quot;; [$PASTE.N99];&quot; &quot;; [$PASTE.O99];&quot; &quot;; [$PASTE.P99];&quot; &quot;))" office:value-type="string" office:string-value="pathlib.py:102(join_parsed_parts)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table:formula="of:=[$PASTE.C100]" office:value-type="float" office:value="45127" calcext:value-type="float">
            <text:p>45127</text:p>
          </table:table-cell>
          <table:table-cell table:formula="of:=[$PASTE.D100]" office:value-type="float" office:value="0.022" calcext:value-type="float">
            <text:p>0.022</text:p>
          </table:table-cell>
          <table:table-cell table:formula="of:=[$PASTE.E100]" office:value-type="float" office:value="0" calcext:value-type="float">
            <text:p>0</text:p>
          </table:table-cell>
          <table:table-cell table:formula="of:=[$PASTE.F100]" office:value-type="float" office:value="0.022" calcext:value-type="float">
            <text:p>0.022</text:p>
          </table:table-cell>
          <table:table-cell table:formula="of:=[$PASTE.G100]" office:value-type="float" office:value="0" calcext:value-type="float">
            <text:p>0</text:p>
          </table:table-cell>
          <table:table-cell table:formula="of:=TRIM(COM.MICROSOFT.CONCAT([$PASTE.H100];&quot; &quot;; [$PASTE.I100];&quot; &quot;; [$PASTE.J100];&quot; &quot;; [$PASTE.K100];&quot; &quot;; [$PASTE.L100];&quot; &quot;; [$PASTE.M100];&quot; &quot;; [$PASTE.N100];&quot; &quot;; [$PASTE.O100];&quot; &quot;; [$PASTE.P100];&quot; &quot;))" office:value-type="string" office:string-value="{built-in method sys.audit}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table:formula="of:=[$PASTE.C101]" office:value-type="float" office:value="3127" calcext:value-type="float">
            <text:p>3127</text:p>
          </table:table-cell>
          <table:table-cell table:formula="of:=[$PASTE.D101]" office:value-type="float" office:value="0.02" calcext:value-type="float">
            <text:p>0.02</text:p>
          </table:table-cell>
          <table:table-cell table:formula="of:=[$PASTE.E101]" office:value-type="float" office:value="0" calcext:value-type="float">
            <text:p>0</text:p>
          </table:table-cell>
          <table:table-cell table:formula="of:=[$PASTE.F101]" office:value-type="float" office:value="2.524" calcext:value-type="float">
            <text:p>2.524</text:p>
          </table:table-cell>
          <table:table-cell table:formula="of:=[$PASTE.G101]" office:value-type="float" office:value="0.001" calcext:value-type="float">
            <text:p>0.001</text:p>
          </table:table-cell>
          <table:table-cell table:formula="of:=TRIM(COM.MICROSOFT.CONCAT([$PASTE.H101];&quot; &quot;; [$PASTE.I101];&quot; &quot;; [$PASTE.J101];&quot; &quot;; [$PASTE.K101];&quot; &quot;; [$PASTE.L101];&quot; &quot;; [$PASTE.M101];&quot; &quot;; [$PASTE.N101];&quot; &quot;; [$PASTE.O101];&quot; &quot;; [$PASTE.P101];&quot; &quot;))" office:value-type="string" office:string-value="pathlib.py:516(select_from)" calcext:value-type="string">
            <text:p>pathlib.py:516(select_from)</text:p>
          </table:table-cell>
          <table:table-cell table:number-columns-repeated="5"/>
        </table:table-row>
        <table:table-row table:style-name="ro1">
          <table:table-cell table:formula="of:=[$PASTE.C102]" office:value-type="float" office:value="21000" calcext:value-type="float">
            <text:p>21000</text:p>
          </table:table-cell>
          <table:table-cell table:formula="of:=[$PASTE.D102]" office:value-type="float" office:value="0.016" calcext:value-type="float">
            <text:p>0.016</text:p>
          </table:table-cell>
          <table:table-cell table:formula="of:=[$PASTE.E102]" office:value-type="float" office:value="0" calcext:value-type="float">
            <text:p>0</text:p>
          </table:table-cell>
          <table:table-cell table:formula="of:=[$PASTE.F102]" office:value-type="float" office:value="0.053" calcext:value-type="float">
            <text:p>0.053</text:p>
          </table:table-cell>
          <table:table-cell table:formula="of:=[$PASTE.G102]" office:value-type="float" office:value="0" calcext:value-type="float">
            <text:p>0</text:p>
          </table:table-cell>
          <table:table-cell table:formula="of:=TRIM(COM.MICROSOFT.CONCAT([$PASTE.H102];&quot; &quot;; [$PASTE.I102];&quot; &quot;; [$PASTE.J102];&quot; &quot;; [$PASTE.K102];&quot; &quot;; [$PASTE.L102];&quot; &quot;; [$PASTE.M102];&quot; &quot;; [$PASTE.N102];&quot; &quot;; [$PASTE.O102];&quot; &quot;; [$PASTE.P102];&quot; &quot;))" office:value-type="string" office:string-value="subprocess.py:200(Close)" calcext:value-type="string">
            <text:p>subprocess.py:200(Close)</text:p>
          </table:table-cell>
          <table:table-cell table:number-columns-repeated="5"/>
        </table:table-row>
        <table:table-row table:style-name="ro1">
          <table:table-cell table:formula="of:=[$PASTE.C103]" office:value-type="float" office:value="21000" calcext:value-type="float">
            <text:p>21000</text:p>
          </table:table-cell>
          <table:table-cell table:formula="of:=[$PASTE.D103]" office:value-type="float" office:value="0.016" calcext:value-type="float">
            <text:p>0.016</text:p>
          </table:table-cell>
          <table:table-cell table:formula="of:=[$PASTE.E103]" office:value-type="float" office:value="0" calcext:value-type="float">
            <text:p>0</text:p>
          </table:table-cell>
          <table:table-cell table:formula="of:=[$PASTE.F103]" office:value-type="float" office:value="0.016" calcext:value-type="float">
            <text:p>0.016</text:p>
          </table:table-cell>
          <table:table-cell table:formula="of:=[$PASTE.G103]" office:value-type="float" office:value="0" calcext:value-type="float">
            <text:p>0</text:p>
          </table:table-cell>
          <table:table-cell table:formula="of:=TRIM(COM.MICROSOFT.CONCAT([$PASTE.H103];&quot; &quot;; [$PASTE.I103];&quot; &quot;; [$PASTE.J103];&quot; &quot;; [$PASTE.K103];&quot; &quot;; [$PASTE.L103];&quot; &quot;; [$PASTE.M103];&quot; &quot;; [$PASTE.N103];&quot; &quot;; [$PASTE.O103];&quot; &quot;; [$PASTE.P103];&quot; &quot;))" office:value-type="string" office:string-value="subprocess.py:1240(_get_handles)" calcext:value-type="string">
            <text:p>subprocess.py:1240(_get_handles)</text:p>
          </table:table-cell>
          <table:table-cell table:number-columns-repeated="5"/>
        </table:table-row>
        <table:table-row table:style-name="ro1">
          <table:table-cell table:formula="of:=[$PASTE.C104]" office:value-type="float" office:value="21000" calcext:value-type="float">
            <text:p>21000</text:p>
          </table:table-cell>
          <table:table-cell table:formula="of:=[$PASTE.D104]" office:value-type="float" office:value="0.014" calcext:value-type="float">
            <text:p>0.014</text:p>
          </table:table-cell>
          <table:table-cell table:formula="of:=[$PASTE.E104]" office:value-type="float" office:value="0" calcext:value-type="float">
            <text:p>0</text:p>
          </table:table-cell>
          <table:table-cell table:formula="of:=[$PASTE.F104]" office:value-type="float" office:value="0.014" calcext:value-type="float">
            <text:p>0.014</text:p>
          </table:table-cell>
          <table:table-cell table:formula="of:=[$PASTE.G104]" office:value-type="float" office:value="0" calcext:value-type="float">
            <text:p>0</text:p>
          </table:table-cell>
          <table:table-cell table:formula="of:=TRIM(COM.MICROSOFT.CONCAT([$PASTE.H104];&quot; &quot;; [$PASTE.I104];&quot; &quot;; [$PASTE.J104];&quot; &quot;; [$PASTE.K104];&quot; &quot;; [$PASTE.L104];&quot; &quot;; [$PASTE.M104];&quot; &quot;; [$PASTE.N104];&quot; &quot;; [$PASTE.O104];&quot; &quot;; [$PASTE.P104];&quot; &quot;))" office:value-type="string" office:string-value="{built-in method builtins.min}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table:formula="of:=[$PASTE.C105]" office:value-type="float" office:value="3127" calcext:value-type="float">
            <text:p>3127</text:p>
          </table:table-cell>
          <table:table-cell table:formula="of:=[$PASTE.D105]" office:value-type="float" office:value="0.014" calcext:value-type="float">
            <text:p>0.014</text:p>
          </table:table-cell>
          <table:table-cell table:formula="of:=[$PASTE.E105]" office:value-type="float" office:value="0" calcext:value-type="float">
            <text:p>0</text:p>
          </table:table-cell>
          <table:table-cell table:formula="of:=[$PASTE.F105]" office:value-type="float" office:value="2.504" calcext:value-type="float">
            <text:p>2.504</text:p>
          </table:table-cell>
          <table:table-cell table:formula="of:=[$PASTE.G105]" office:value-type="float" office:value="0.001" calcext:value-type="float">
            <text:p>0.001</text:p>
          </table:table-cell>
          <table:table-cell table:formula="of:=TRIM(COM.MICROSOFT.CONCAT([$PASTE.H105];&quot; &quot;; [$PASTE.I105];&quot; &quot;; [$PASTE.J105];&quot; &quot;; [$PASTE.K105];&quot; &quot;; [$PASTE.L105];&quot; &quot;; [$PASTE.M105];&quot; &quot;; [$PASTE.N105];&quot; &quot;; [$PASTE.O105];&quot; &quot;; [$PASTE.P105];&quot; &quot;))" office:value-type="string" office:string-value="pathlib.py:1434(is_dir)" calcext:value-type="string">
            <text:p>pathlib.py:1434(is_dir)</text:p>
          </table:table-cell>
          <table:table-cell table:number-columns-repeated="5"/>
        </table:table-row>
        <table:table-row table:style-name="ro1">
          <table:table-cell table:formula="of:=[$PASTE.C106]" office:value-type="float" office:value="21001" calcext:value-type="float">
            <text:p>21001</text:p>
          </table:table-cell>
          <table:table-cell table:formula="of:=[$PASTE.D106]" office:value-type="float" office:value="0.014" calcext:value-type="float">
            <text:p>0.014</text:p>
          </table:table-cell>
          <table:table-cell table:formula="of:=[$PASTE.E106]" office:value-type="float" office:value="0" calcext:value-type="float">
            <text:p>0</text:p>
          </table:table-cell>
          <table:table-cell table:formula="of:=[$PASTE.F106]" office:value-type="float" office:value="0.014" calcext:value-type="float">
            <text:p>0.014</text:p>
          </table:table-cell>
          <table:table-cell table:formula="of:=[$PASTE.G106]" office:value-type="float" office:value="0" calcext:value-type="float">
            <text:p>0</text:p>
          </table:table-cell>
          <table:table-cell table:formula="of:=TRIM(COM.MICROSOFT.CONCAT([$PASTE.H106];&quot; &quot;; [$PASTE.I106];&quot; &quot;; [$PASTE.J106];&quot; &quot;; [$PASTE.K106];&quot; &quot;; [$PASTE.L106];&quot; &quot;; [$PASTE.M106];&quot; &quot;; [$PASTE.N106];&quot; &quot;; [$PASTE.O106];&quot; &quot;; [$PASTE.P106];&quot; &quot;))" office:value-type="string" office:string-value="codecs.py:260(__init__)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table:formula="of:=[$PASTE.C107]" office:value-type="float" office:value="3127" calcext:value-type="float">
            <text:p>3127</text:p>
          </table:table-cell>
          <table:table-cell table:formula="of:=[$PASTE.D107]" office:value-type="float" office:value="0.011" calcext:value-type="float">
            <text:p>0.011</text:p>
          </table:table-cell>
          <table:table-cell table:formula="of:=[$PASTE.E107]" office:value-type="float" office:value="0" calcext:value-type="float">
            <text:p>0</text:p>
          </table:table-cell>
          <table:table-cell table:formula="of:=[$PASTE.F107]" office:value-type="float" office:value="0.011" calcext:value-type="float">
            <text:p>0.011</text:p>
          </table:table-cell>
          <table:table-cell table:formula="of:=[$PASTE.G107]" office:value-type="float" office:value="0" calcext:value-type="float">
            <text:p>0</text:p>
          </table:table-cell>
          <table:table-cell table:formula="of:=TRIM(COM.MICROSOFT.CONCAT([$PASTE.H107];&quot; &quot;; [$PASTE.I107];&quot; &quot;; [$PASTE.J107];&quot; &quot;; [$PASTE.K107];&quot; &quot;; [$PASTE.L107];&quot; &quot;; [$PASTE.M107];&quot; &quot;; [$PASTE.N107];&quot; &quot;; [$PASTE.O107];&quot; &quot;; [$PASTE.P107];&quot; &quot;))" office:value-type="string" office:string-value="{method '__exit__' of 'nt.ScandirIterator' objects}" calcext:value-type="string">
            <text:p>{method '__exit__' of 'nt.ScandirIterator' objects}</text:p>
          </table:table-cell>
          <table:table-cell table:number-columns-repeated="5"/>
        </table:table-row>
        <table:table-row table:style-name="ro1">
          <table:table-cell table:formula="of:=[$PASTE.C108]" office:value-type="float" office:value="21000" calcext:value-type="float">
            <text:p>21000</text:p>
          </table:table-cell>
          <table:table-cell table:formula="of:=[$PASTE.D108]" office:value-type="float" office:value="0.011" calcext:value-type="float">
            <text:p>0.011</text:p>
          </table:table-cell>
          <table:table-cell table:formula="of:=[$PASTE.E108]" office:value-type="float" office:value="0" calcext:value-type="float">
            <text:p>0</text:p>
          </table:table-cell>
          <table:table-cell table:formula="of:=[$PASTE.F108]" office:value-type="float" office:value="0.011" calcext:value-type="float">
            <text:p>0.011</text:p>
          </table:table-cell>
          <table:table-cell table:formula="of:=[$PASTE.G108]" office:value-type="float" office:value="0" calcext:value-type="float">
            <text:p>0</text:p>
          </table:table-cell>
          <table:table-cell table:formula="of:=TRIM(COM.MICROSOFT.CONCAT([$PASTE.H108];&quot; &quot;; [$PASTE.I108];&quot; &quot;; [$PASTE.J108];&quot; &quot;; [$PASTE.K108];&quot; &quot;; [$PASTE.L108];&quot; &quot;; [$PASTE.M108];&quot; &quot;; [$PASTE.N108];&quot; &quot;; [$PASTE.O108];&quot; &quot;; [$PASTE.P108];&quot; &quot;))" office:value-type="string" office:string-value="subprocess.py:241(_cleanup)" calcext:value-type="string">
            <text:p>subprocess.py:241(_cleanup)</text:p>
          </table:table-cell>
          <table:table-cell table:number-columns-repeated="5"/>
        </table:table-row>
        <table:table-row table:style-name="ro1">
          <table:table-cell table:formula="of:=[$PASTE.C109]" office:value-type="float" office:value="313" calcext:value-type="float">
            <text:p>313</text:p>
          </table:table-cell>
          <table:table-cell table:formula="of:=[$PASTE.D109]" office:value-type="float" office:value="0.01" calcext:value-type="float">
            <text:p>0.01</text:p>
          </table:table-cell>
          <table:table-cell table:formula="of:=[$PASTE.E109]" office:value-type="float" office:value="0" calcext:value-type="float">
            <text:p>0</text:p>
          </table:table-cell>
          <table:table-cell table:formula="of:=[$PASTE.F109]" office:value-type="float" office:value="0.01" calcext:value-type="float">
            <text:p>0.01</text:p>
          </table:table-cell>
          <table:table-cell table:formula="of:=[$PASTE.G109]" office:value-type="float" office:value="0" calcext:value-type="float">
            <text:p>0</text:p>
          </table:table-cell>
          <table:table-cell table:formula="of:=TRIM(COM.MICROSOFT.CONCAT([$PASTE.H109];&quot; &quot;; [$PASTE.I109];&quot; &quot;; [$PASTE.J109];&quot; &quot;; [$PASTE.K109];&quot; &quot;; [$PASTE.L109];&quot; &quot;; [$PASTE.M109];&quot; &quot;; [$PASTE.N109];&quot; &quot;; [$PASTE.O109];&quot; &quot;; [$PASTE.P109];&quot; &quot;))" office:value-type="string" office:string-value="{method 'strftime' of 'datetime.date' objects}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table:formula="of:=[$PASTE.C110]" office:value-type="float" office:value="42000" calcext:value-type="float">
            <text:p>42000</text:p>
          </table:table-cell>
          <table:table-cell table:formula="of:=[$PASTE.D110]" office:value-type="float" office:value="0.009" calcext:value-type="float">
            <text:p>0.009</text:p>
          </table:table-cell>
          <table:table-cell table:formula="of:=[$PASTE.E110]" office:value-type="float" office:value="0" calcext:value-type="float">
            <text:p>0</text:p>
          </table:table-cell>
          <table:table-cell table:formula="of:=[$PASTE.F110]" office:value-type="float" office:value="0.009" calcext:value-type="float">
            <text:p>0.009</text:p>
          </table:table-cell>
          <table:table-cell table:formula="of:=[$PASTE.G110]" office:value-type="float" office:value="0" calcext:value-type="float">
            <text:p>0</text:p>
          </table:table-cell>
          <table:table-cell table:formula="of:=TRIM(COM.MICROSOFT.CONCAT([$PASTE.H110];&quot; &quot;; [$PASTE.I110];&quot; &quot;; [$PASTE.J110];&quot; &quot;; [$PASTE.K110];&quot; &quot;; [$PASTE.L110];&quot; &quot;; [$PASTE.M110];&quot; &quot;; [$PASTE.N110];&quot; &quot;; [$PASTE.O110];&quot; &quot;; [$PASTE.P110];&quot; &quot;))" office:value-type="string" office:string-value="{built-in method nt.fspath}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table:formula="of:=[$PASTE.C111]" office:value-type="float" office:value="1" calcext:value-type="float">
            <text:p>1</text:p>
          </table:table-cell>
          <table:table-cell table:formula="of:=[$PASTE.D111]" office:value-type="float" office:value="0.009" calcext:value-type="float">
            <text:p>0.009</text:p>
          </table:table-cell>
          <table:table-cell table:formula="of:=[$PASTE.E111]" office:value-type="float" office:value="0.009" calcext:value-type="float">
            <text:p>0.009</text:p>
          </table:table-cell>
          <table:table-cell table:formula="of:=[$PASTE.F111]" office:value-type="float" office:value="0.012" calcext:value-type="float">
            <text:p>0.012</text:p>
          </table:table-cell>
          <table:table-cell table:formula="of:=[$PASTE.G111]" office:value-type="float" office:value="0.012" calcext:value-type="float">
            <text:p>0.012</text:p>
          </table:table-cell>
          <table:table-cell table:formula="of:=TRIM(COM.MICROSOFT.CONCAT([$PASTE.H111];&quot; &quot;; [$PASTE.I111];&quot; &quot;; [$PASTE.J111];&quot; &quot;; [$PASTE.K111];&quot; &quot;; [$PASTE.L111];&quot; &quot;; [$PASTE.M111];&quot; &quot;; [$PASTE.N111];&quot; &quot;; [$PASTE.O111];&quot; &quot;; [$PASTE.P111];&quot; &quot;))" office:value-type="string" office:string-value="evolve_executor.py:107(&lt;listcomp&gt;)" calcext:value-type="string">
            <text:p>evolve_executor.py:107(&lt;listcomp&gt;)</text:p>
          </table:table-cell>
          <table:table-cell table:number-columns-repeated="5"/>
        </table:table-row>
        <table:table-row table:style-name="ro1">
          <table:table-cell table:formula="of:=[$PASTE.C112]" office:value-type="float" office:value="2147" calcext:value-type="float">
            <text:p>2147</text:p>
          </table:table-cell>
          <table:table-cell table:formula="of:=[$PASTE.D112]" office:value-type="float" office:value="0.008" calcext:value-type="float">
            <text:p>0.008</text:p>
          </table:table-cell>
          <table:table-cell table:formula="of:=[$PASTE.E112]" office:value-type="float" office:value="0" calcext:value-type="float">
            <text:p>0</text:p>
          </table:table-cell>
          <table:table-cell table:formula="of:=[$PASTE.F112]" office:value-type="float" office:value="0.06" calcext:value-type="float">
            <text:p>0.06</text:p>
          </table:table-cell>
          <table:table-cell table:formula="of:=[$PASTE.G112]" office:value-type="float" office:value="0" calcext:value-type="float">
            <text:p>0</text:p>
          </table:table-cell>
          <table:table-cell table:formula="of:=TRIM(COM.MICROSOFT.CONCAT([$PASTE.H112];&quot; &quot;; [$PASTE.I112];&quot; &quot;; [$PASTE.J112];&quot; &quot;; [$PASTE.K112];&quot; &quot;; [$PASTE.L112];&quot; &quot;; [$PASTE.M112];&quot; &quot;; [$PASTE.N112];&quot; &quot;; [$PASTE.O112];&quot; &quot;; [$PASTE.P112];&quot; &quot;))" office:value-type="string" office:string-value="iostream.py:208(schedule)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table:formula="of:=[$PASTE.C113]" office:value-type="float" office:value="45127" calcext:value-type="float">
            <text:p>45127</text:p>
          </table:table-cell>
          <table:table-cell table:formula="of:=[$PASTE.D113]" office:value-type="float" office:value="0.008" calcext:value-type="float">
            <text:p>0.008</text:p>
          </table:table-cell>
          <table:table-cell table:formula="of:=[$PASTE.E113]" office:value-type="float" office:value="0" calcext:value-type="float">
            <text:p>0</text:p>
          </table:table-cell>
          <table:table-cell table:formula="of:=[$PASTE.F113]" office:value-type="float" office:value="0.008" calcext:value-type="float">
            <text:p>0.008</text:p>
          </table:table-cell>
          <table:table-cell table:formula="of:=[$PASTE.G113]" office:value-type="float" office:value="0" calcext:value-type="float">
            <text:p>0</text:p>
          </table:table-cell>
          <table:table-cell table:formula="of:=TRIM(COM.MICROSOFT.CONCAT([$PASTE.H113];&quot; &quot;; [$PASTE.I113];&quot; &quot;; [$PASTE.J113];&quot; &quot;; [$PASTE.K113];&quot; &quot;; [$PASTE.L113];&quot; &quot;; [$PASTE.M113];&quot; &quot;; [$PASTE.N113];&quot; &quot;; [$PASTE.O113];&quot; &quot;; [$PASTE.P113];&quot; &quot;))" office:value-type="string" office:string-value="{method 'reverse' of 'list' objects}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table:formula="of:=[$PASTE.C114]" office:value-type="float" office:value="1666" calcext:value-type="float">
            <text:p>1666</text:p>
          </table:table-cell>
          <table:table-cell table:formula="of:=[$PASTE.D114]" office:value-type="float" office:value="0.008" calcext:value-type="float">
            <text:p>0.008</text:p>
          </table:table-cell>
          <table:table-cell table:formula="of:=[$PASTE.E114]" office:value-type="float" office:value="0" calcext:value-type="float">
            <text:p>0</text:p>
          </table:table-cell>
          <table:table-cell table:formula="of:=[$PASTE.F114]" office:value-type="float" office:value="0.073" calcext:value-type="float">
            <text:p>0.073</text:p>
          </table:table-cell>
          <table:table-cell table:formula="of:=[$PASTE.G114]" office:value-type="float" office:value="0" calcext:value-type="float">
            <text:p>0</text:p>
          </table:table-cell>
          <table:table-cell table:formula="of:=TRIM(COM.MICROSOFT.CONCAT([$PASTE.H114];&quot; &quot;; [$PASTE.I114];&quot; &quot;; [$PASTE.J114];&quot; &quot;; [$PASTE.K114];&quot; &quot;; [$PASTE.L114];&quot; &quot;; [$PASTE.M114];&quot; &quot;; [$PASTE.N114];&quot; &quot;; [$PASTE.O114];&quot; &quot;; [$PASTE.P114];&quot; &quot;))" office:value-type="string" office:string-value="iostream.py:502(write)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table:formula="of:=[$PASTE.C115]" office:value-type="float" office:value="1" calcext:value-type="float">
            <text:p>1</text:p>
          </table:table-cell>
          <table:table-cell table:formula="of:=[$PASTE.D115]" office:value-type="float" office:value="0.007" calcext:value-type="float">
            <text:p>0.007</text:p>
          </table:table-cell>
          <table:table-cell table:formula="of:=[$PASTE.E115]" office:value-type="float" office:value="0.007" calcext:value-type="float">
            <text:p>0.007</text:p>
          </table:table-cell>
          <table:table-cell table:formula="of:=[$PASTE.F115]" office:value-type="float" office:value="0.007" calcext:value-type="float">
            <text:p>0.007</text:p>
          </table:table-cell>
          <table:table-cell table:formula="of:=[$PASTE.G115]" office:value-type="float" office:value="0.007" calcext:value-type="float">
            <text:p>0.007</text:p>
          </table:table-cell>
          <table:table-cell table:formula="of:=TRIM(COM.MICROSOFT.CONCAT([$PASTE.H115];&quot; &quot;; [$PASTE.I115];&quot; &quot;; [$PASTE.J115];&quot; &quot;; [$PASTE.K115];&quot; &quot;; [$PASTE.L115];&quot; &quot;; [$PASTE.M115];&quot; &quot;; [$PASTE.N115];&quot; &quot;; [$PASTE.O115];&quot; &quot;; [$PASTE.P115];&quot; &quot;))" office:value-type="string" office:string-value="evolve_executor.py:108(&lt;listcomp&gt;)" calcext:value-type="string">
            <text:p>evolve_executor.py:108(&lt;listcomp&gt;)</text:p>
          </table:table-cell>
          <table:table-cell table:number-columns-repeated="5"/>
        </table:table-row>
        <table:table-row table:style-name="ro1">
          <table:table-cell table:formula="of:=[$PASTE.C116]" office:value-type="float" office:value="1" calcext:value-type="float">
            <text:p>1</text:p>
          </table:table-cell>
          <table:table-cell table:formula="of:=[$PASTE.D116]" office:value-type="float" office:value="0.007" calcext:value-type="float">
            <text:p>0.007</text:p>
          </table:table-cell>
          <table:table-cell table:formula="of:=[$PASTE.E116]" office:value-type="float" office:value="0.007" calcext:value-type="float">
            <text:p>0.007</text:p>
          </table:table-cell>
          <table:table-cell table:formula="of:=[$PASTE.F116]" office:value-type="float" office:value="0.172" calcext:value-type="float">
            <text:p>0.172</text:p>
          </table:table-cell>
          <table:table-cell table:formula="of:=[$PASTE.G116]" office:value-type="float" office:value="0.172" calcext:value-type="float">
            <text:p>0.172</text:p>
          </table:table-cell>
          <table:table-cell table:formula="of:=TRIM(COM.MICROSOFT.CONCAT([$PASTE.H116];&quot; &quot;; [$PASTE.I116];&quot; &quot;; [$PASTE.J116];&quot; &quot;; [$PASTE.K116];&quot; &quot;; [$PASTE.L116];&quot; &quot;; [$PASTE.M116];&quot; &quot;; [$PASTE.N116];&quot; &quot;; [$PASTE.O116];&quot; &quot;; [$PASTE.P116];&quot; &quot;))" office:value-type="string" office:string-value="evolve_executor.py:109(&lt;listcomp&gt;)" calcext:value-type="string">
            <text:p>evolve_executor.py:109(&lt;listcomp&gt;)</text:p>
          </table:table-cell>
          <table:table-cell table:number-columns-repeated="5"/>
        </table:table-row>
        <table:table-row table:style-name="ro1">
          <table:table-cell table:formula="of:=[$PASTE.C117]" office:value-type="float" office:value="21000" calcext:value-type="float">
            <text:p>21000</text:p>
          </table:table-cell>
          <table:table-cell table:formula="of:=[$PASTE.D117]" office:value-type="float" office:value="0.007" calcext:value-type="float">
            <text:p>0.007</text:p>
          </table:table-cell>
          <table:table-cell table:formula="of:=[$PASTE.E117]" office:value-type="float" office:value="0" calcext:value-type="float">
            <text:p>0</text:p>
          </table:table-cell>
          <table:table-cell table:formula="of:=[$PASTE.F117]" office:value-type="float" office:value="0.007" calcext:value-type="float">
            <text:p>0.007</text:p>
          </table:table-cell>
          <table:table-cell table:formula="of:=[$PASTE.G117]" office:value-type="float" office:value="0" calcext:value-type="float">
            <text:p>0</text:p>
          </table:table-cell>
          <table:table-cell table:formula="of:=TRIM(COM.MICROSOFT.CONCAT([$PASTE.H117];&quot; &quot;; [$PASTE.I117];&quot; &quot;; [$PASTE.J117];&quot; &quot;; [$PASTE.K117];&quot; &quot;; [$PASTE.L117];&quot; &quot;; [$PASTE.M117];&quot; &quot;; [$PASTE.N117];&quot; &quot;; [$PASTE.O117];&quot; &quot;; [$PASTE.P117];&quot; &quot;))" office:value-type="string" office:string-value="{built-in method builtins.hasattr}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table:formula="of:=[$PASTE.C118]" office:value-type="float" office:value="21000" calcext:value-type="float">
            <text:p>21000</text:p>
          </table:table-cell>
          <table:table-cell table:formula="of:=[$PASTE.D118]" office:value-type="float" office:value="0.006" calcext:value-type="float">
            <text:p>0.006</text:p>
          </table:table-cell>
          <table:table-cell table:formula="of:=[$PASTE.E118]" office:value-type="float" office:value="0" calcext:value-type="float">
            <text:p>0</text:p>
          </table:table-cell>
          <table:table-cell table:formula="of:=[$PASTE.F118]" office:value-type="float" office:value="0.006" calcext:value-type="float">
            <text:p>0.006</text:p>
          </table:table-cell>
          <table:table-cell table:formula="of:=[$PASTE.G118]" office:value-type="float" office:value="0" calcext:value-type="float">
            <text:p>0</text:p>
          </table:table-cell>
          <table:table-cell table:formula="of:=TRIM(COM.MICROSOFT.CONCAT([$PASTE.H118];&quot; &quot;; [$PASTE.I118];&quot; &quot;; [$PASTE.J118];&quot; &quot;; [$PASTE.K118];&quot; &quot;; [$PASTE.L118];&quot; &quot;; [$PASTE.M118];&quot; &quot;; [$PASTE.N118];&quot; &quot;; [$PASTE.O118];&quot; &quot;; [$PASTE.P118];&quot; &quot;))" office:value-type="string" office:string-value="contextlib.py:486(__enter__)" calcext:value-type="string">
            <text:p>contextlib.py:486(__enter__)</text:p>
          </table:table-cell>
          <table:table-cell table:number-columns-repeated="5"/>
        </table:table-row>
        <table:table-row table:style-name="ro1">
          <table:table-cell table:formula="of:=[$PASTE.C119]" office:value-type="float" office:value="21000" calcext:value-type="float">
            <text:p>21000</text:p>
          </table:table-cell>
          <table:table-cell table:formula="of:=[$PASTE.D119]" office:value-type="float" office:value="0.006" calcext:value-type="float">
            <text:p>0.006</text:p>
          </table:table-cell>
          <table:table-cell table:formula="of:=[$PASTE.E119]" office:value-type="float" office:value="0" calcext:value-type="float">
            <text:p>0</text:p>
          </table:table-cell>
          <table:table-cell table:formula="of:=[$PASTE.F119]" office:value-type="float" office:value="0.006" calcext:value-type="float">
            <text:p>0.006</text:p>
          </table:table-cell>
          <table:table-cell table:formula="of:=[$PASTE.G119]" office:value-type="float" office:value="0" calcext:value-type="float">
            <text:p>0</text:p>
          </table:table-cell>
          <table:table-cell table:formula="of:=TRIM(COM.MICROSOFT.CONCAT([$PASTE.H119];&quot; &quot;; [$PASTE.I119];&quot; &quot;; [$PASTE.J119];&quot; &quot;; [$PASTE.K119];&quot; &quot;; [$PASTE.L119];&quot; &quot;; [$PASTE.M119];&quot; &quot;; [$PASTE.N119];&quot; &quot;; [$PASTE.O119];&quot; &quot;; [$PASTE.P119];&quot; &quot;))" office:value-type="string" office:string-value="{method '__exit__' of 'memoryview' objects}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table:formula="of:=[$PASTE.C120]" office:value-type="float" office:value="21000" calcext:value-type="float">
            <text:p>21000</text:p>
          </table:table-cell>
          <table:table-cell table:formula="of:=[$PASTE.D120]" office:value-type="float" office:value="0.006" calcext:value-type="float">
            <text:p>0.006</text:p>
          </table:table-cell>
          <table:table-cell table:formula="of:=[$PASTE.E120]" office:value-type="float" office:value="0" calcext:value-type="float">
            <text:p>0</text:p>
          </table:table-cell>
          <table:table-cell table:formula="of:=[$PASTE.F120]" office:value-type="float" office:value="0.006" calcext:value-type="float">
            <text:p>0.006</text:p>
          </table:table-cell>
          <table:table-cell table:formula="of:=[$PASTE.G120]" office:value-type="float" office:value="0" calcext:value-type="float">
            <text:p>0</text:p>
          </table:table-cell>
          <table:table-cell table:formula="of:=TRIM(COM.MICROSOFT.CONCAT([$PASTE.H120];&quot; &quot;; [$PASTE.I120];&quot; &quot;; [$PASTE.J120];&quot; &quot;; [$PASTE.K120];&quot; &quot;; [$PASTE.L120];&quot; &quot;; [$PASTE.M120];&quot; &quot;; [$PASTE.N120];&quot; &quot;; [$PASTE.O120];&quot; &quot;; [$PASTE.P120];&quot; &quot;))" office:value-type="string" office:string-value="{built-in method _stat.S_ISFIFO}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table:formula="of:=[$PASTE.C121]" office:value-type="float" office:value="21000" calcext:value-type="float">
            <text:p>21000</text:p>
          </table:table-cell>
          <table:table-cell table:formula="of:=[$PASTE.D121]" office:value-type="float" office:value="0.006" calcext:value-type="float">
            <text:p>0.006</text:p>
          </table:table-cell>
          <table:table-cell table:formula="of:=[$PASTE.E121]" office:value-type="float" office:value="0" calcext:value-type="float">
            <text:p>0</text:p>
          </table:table-cell>
          <table:table-cell table:formula="of:=[$PASTE.F121]" office:value-type="float" office:value="0.006" calcext:value-type="float">
            <text:p>0.006</text:p>
          </table:table-cell>
          <table:table-cell table:formula="of:=[$PASTE.G121]" office:value-type="float" office:value="0" calcext:value-type="float">
            <text:p>0</text:p>
          </table:table-cell>
          <table:table-cell table:formula="of:=TRIM(COM.MICROSOFT.CONCAT([$PASTE.H121];&quot; &quot;; [$PASTE.I121];&quot; &quot;; [$PASTE.J121];&quot; &quot;; [$PASTE.K121];&quot; &quot;; [$PASTE.L121];&quot; &quot;; [$PASTE.M121];&quot; &quot;; [$PASTE.N121];&quot; &quot;; [$PASTE.O121];&quot; &quot;; [$PASTE.P121];&quot; &quot;))" office:value-type="string" office:string-value="{method 'write' of '_io.BufferedWriter' objects}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table:formula="of:=[$PASTE.C122]" office:value-type="float" office:value="3127" calcext:value-type="float">
            <text:p>3127</text:p>
          </table:table-cell>
          <table:table-cell table:formula="of:=[$PASTE.D122]" office:value-type="float" office:value="0.006" calcext:value-type="float">
            <text:p>0.006</text:p>
          </table:table-cell>
          <table:table-cell table:formula="of:=[$PASTE.E122]" office:value-type="float" office:value="0" calcext:value-type="float">
            <text:p>0</text:p>
          </table:table-cell>
          <table:table-cell table:formula="of:=[$PASTE.F122]" office:value-type="float" office:value="2.487" calcext:value-type="float">
            <text:p>2.487</text:p>
          </table:table-cell>
          <table:table-cell table:formula="of:=[$PASTE.G122]" office:value-type="float" office:value="0.001" calcext:value-type="float">
            <text:p>0.001</text:p>
          </table:table-cell>
          <table:table-cell table:formula="of:=TRIM(COM.MICROSOFT.CONCAT([$PASTE.H122];&quot; &quot;; [$PASTE.I122];&quot; &quot;; [$PASTE.J122];&quot; &quot;; [$PASTE.K122];&quot; &quot;; [$PASTE.L122];&quot; &quot;; [$PASTE.M122];&quot; &quot;; [$PASTE.N122];&quot; &quot;; [$PASTE.O122];&quot; &quot;; [$PASTE.P122];&quot; &quot;))" office:value-type="string" office:string-value="pathlib.py:1227(stat)" calcext:value-type="string">
            <text:p>pathlib.py:1227(stat)</text:p>
          </table:table-cell>
          <table:table-cell table:number-columns-repeated="5"/>
        </table:table-row>
        <table:table-row table:style-name="ro1">
          <table:table-cell table:formula="of:=[$PASTE.C123]" office:value-type="float" office:value="2147" calcext:value-type="float">
            <text:p>2147</text:p>
          </table:table-cell>
          <table:table-cell table:formula="of:=[$PASTE.D123]" office:value-type="float" office:value="0.004" calcext:value-type="float">
            <text:p>0.004</text:p>
          </table:table-cell>
          <table:table-cell table:formula="of:=[$PASTE.E123]" office:value-type="float" office:value="0" calcext:value-type="float">
            <text:p>0</text:p>
          </table:table-cell>
          <table:table-cell table:formula="of:=[$PASTE.F123]" office:value-type="float" office:value="0.009" calcext:value-type="float">
            <text:p>0.009</text:p>
          </table:table-cell>
          <table:table-cell table:formula="of:=[$PASTE.G123]" office:value-type="float" office:value="0" calcext:value-type="float">
            <text:p>0</text:p>
          </table:table-cell>
          <table:table-cell table:formula="of:=TRIM(COM.MICROSOFT.CONCAT([$PASTE.H123];&quot; &quot;; [$PASTE.I123];&quot; &quot;; [$PASTE.J123];&quot; &quot;; [$PASTE.K123];&quot; &quot;; [$PASTE.L123];&quot; &quot;; [$PASTE.M123];&quot; &quot;; [$PASTE.N123];&quot; &quot;; [$PASTE.O123];&quot; &quot;; [$PASTE.P123];&quot; &quot;))" office:value-type="string" office:string-value="threading.py:1126(is_alive)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table:formula="of:=[$PASTE.C124]" office:value-type="float" office:value="833" calcext:value-type="float">
            <text:p>833</text:p>
          </table:table-cell>
          <table:table-cell table:formula="of:=[$PASTE.D124]" office:value-type="float" office:value="0.004" calcext:value-type="float">
            <text:p>0.004</text:p>
          </table:table-cell>
          <table:table-cell table:formula="of:=[$PASTE.E124]" office:value-type="float" office:value="0" calcext:value-type="float">
            <text:p>0</text:p>
          </table:table-cell>
          <table:table-cell table:formula="of:=[$PASTE.F124]" office:value-type="float" office:value="0.077" calcext:value-type="float">
            <text:p>0.077</text:p>
          </table:table-cell>
          <table:table-cell table:formula="of:=[$PASTE.G124]" office:value-type="float" office:value="0" calcext:value-type="float">
            <text:p>0</text:p>
          </table:table-cell>
          <table:table-cell table:formula="of:=TRIM(COM.MICROSOFT.CONCAT([$PASTE.H124];&quot; &quot;; [$PASTE.I124];&quot; &quot;; [$PASTE.J124];&quot; &quot;; [$PASTE.K124];&quot; &quot;; [$PASTE.L124];&quot; &quot;; [$PASTE.M124];&quot; &quot;; [$PASTE.N124];&quot; &quot;; [$PASTE.O124];&quot; &quot;; [$PASTE.P124];&quot; &quot;))" office:value-type="string" office:string-value="{built-in method builtins.print}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table:formula="of:=[$PASTE.C125]" office:value-type="float" office:value="3127" calcext:value-type="float">
            <text:p>3127</text:p>
          </table:table-cell>
          <table:table-cell table:formula="of:=[$PASTE.D125]" office:value-type="float" office:value="0.003" calcext:value-type="float">
            <text:p>0.003</text:p>
          </table:table-cell>
          <table:table-cell table:formula="of:=[$PASTE.E125]" office:value-type="float" office:value="0" calcext:value-type="float">
            <text:p>0</text:p>
          </table:table-cell>
          <table:table-cell table:formula="of:=[$PASTE.F125]" office:value-type="float" office:value="0.003" calcext:value-type="float">
            <text:p>0.003</text:p>
          </table:table-cell>
          <table:table-cell table:formula="of:=[$PASTE.G125]" office:value-type="float" office:value="0" calcext:value-type="float">
            <text:p>0</text:p>
          </table:table-cell>
          <table:table-cell table:formula="of:=TRIM(COM.MICROSOFT.CONCAT([$PASTE.H125];&quot; &quot;; [$PASTE.I125];&quot; &quot;; [$PASTE.J125];&quot; &quot;; [$PASTE.K125];&quot; &quot;; [$PASTE.L125];&quot; &quot;; [$PASTE.M125];&quot; &quot;; [$PASTE.N125];&quot; &quot;; [$PASTE.O125];&quot; &quot;; [$PASTE.P125];&quot; &quot;))" office:value-type="string" office:string-value="{built-in method _stat.S_ISDIR}" calcext:value-type="string">
            <text:p>{built-in method _stat.S_ISDIR}</text:p>
          </table:table-cell>
          <table:table-cell table:number-columns-repeated="5"/>
        </table:table-row>
        <table:table-row table:style-name="ro1">
          <table:table-cell table:formula="of:=[$PASTE.C126]" office:value-type="float" office:value="1666" calcext:value-type="float">
            <text:p>1666</text:p>
          </table:table-cell>
          <table:table-cell table:formula="of:=[$PASTE.D126]" office:value-type="float" office:value="0.003" calcext:value-type="float">
            <text:p>0.003</text:p>
          </table:table-cell>
          <table:table-cell table:formula="of:=[$PASTE.E126]" office:value-type="float" office:value="0" calcext:value-type="float">
            <text:p>0</text:p>
          </table:table-cell>
          <table:table-cell table:formula="of:=[$PASTE.F126]" office:value-type="float" office:value="0.003" calcext:value-type="float">
            <text:p>0.003</text:p>
          </table:table-cell>
          <table:table-cell table:formula="of:=[$PASTE.G126]" office:value-type="float" office:value="0" calcext:value-type="float">
            <text:p>0</text:p>
          </table:table-cell>
          <table:table-cell table:formula="of:=TRIM(COM.MICROSOFT.CONCAT([$PASTE.H126];&quot; &quot;; [$PASTE.I126];&quot; &quot;; [$PASTE.J126];&quot; &quot;; [$PASTE.K126];&quot; &quot;; [$PASTE.L126];&quot; &quot;; [$PASTE.M126];&quot; &quot;; [$PASTE.N126];&quot; &quot;; [$PASTE.O126];&quot; &quot;; [$PASTE.P126];&quot; &quot;))" office:value-type="string" office:string-value="iostream.py:420(_is_master_process)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table:formula="of:=[$PASTE.C127]" office:value-type="float" office:value="2147" calcext:value-type="float">
            <text:p>2147</text:p>
          </table:table-cell>
          <table:table-cell table:formula="of:=[$PASTE.D127]" office:value-type="float" office:value="0.002" calcext:value-type="float">
            <text:p>0.002</text:p>
          </table:table-cell>
          <table:table-cell table:formula="of:=[$PASTE.E127]" office:value-type="float" office:value="0" calcext:value-type="float">
            <text:p>0</text:p>
          </table:table-cell>
          <table:table-cell table:formula="of:=[$PASTE.F127]" office:value-type="float" office:value="0.004" calcext:value-type="float">
            <text:p>0.004</text:p>
          </table:table-cell>
          <table:table-cell table:formula="of:=[$PASTE.G127]" office:value-type="float" office:value="0" calcext:value-type="float">
            <text:p>0</text:p>
          </table:table-cell>
          <table:table-cell table:formula="of:=TRIM(COM.MICROSOFT.CONCAT([$PASTE.H127];&quot; &quot;; [$PASTE.I127];&quot; &quot;; [$PASTE.J127];&quot; &quot;; [$PASTE.K127];&quot; &quot;; [$PASTE.L127];&quot; &quot;; [$PASTE.M127];&quot; &quot;; [$PASTE.N127];&quot; &quot;; [$PASTE.O127];&quot; &quot;; [$PASTE.P127];&quot; &quot;))" office:value-type="string" office:string-value="threading.py:1059(_wait_for_tstate_lock)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table:formula="of:=[$PASTE.C128]" office:value-type="float" office:value="2147" calcext:value-type="float">
            <text:p>2147</text:p>
          </table:table-cell>
          <table:table-cell table:formula="of:=[$PASTE.D128]" office:value-type="float" office:value="0.002" calcext:value-type="float">
            <text:p>0.002</text:p>
          </table:table-cell>
          <table:table-cell table:formula="of:=[$PASTE.E128]" office:value-type="float" office:value="0" calcext:value-type="float">
            <text:p>0</text:p>
          </table:table-cell>
          <table:table-cell table:formula="of:=[$PASTE.F128]" office:value-type="float" office:value="0.002" calcext:value-type="float">
            <text:p>0.002</text:p>
          </table:table-cell>
          <table:table-cell table:formula="of:=[$PASTE.G128]" office:value-type="float" office:value="0" calcext:value-type="float">
            <text:p>0</text:p>
          </table:table-cell>
          <table:table-cell table:formula="of:=TRIM(COM.MICROSOFT.CONCAT([$PASTE.H128];&quot; &quot;; [$PASTE.I128];&quot; &quot;; [$PASTE.J128];&quot; &quot;; [$PASTE.K128];&quot; &quot;; [$PASTE.L128];&quot; &quot;; [$PASTE.M128];&quot; &quot;; [$PASTE.N128];&quot; &quot;; [$PASTE.O128];&quot; &quot;; [$PASTE.P128];&quot; &quot;))" office:value-type="string" office:string-value="iostream.py:97(_event_pipe)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table:formula="of:=[$PASTE.C129]" office:value-type="float" office:value="2147" calcext:value-type="float">
            <text:p>2147</text:p>
          </table:table-cell>
          <table:table-cell table:formula="of:=[$PASTE.D129]" office:value-type="float" office:value="0.002" calcext:value-type="float">
            <text:p>0.002</text:p>
          </table:table-cell>
          <table:table-cell table:formula="of:=[$PASTE.E129]" office:value-type="float" office:value="0" calcext:value-type="float">
            <text:p>0</text:p>
          </table:table-cell>
          <table:table-cell table:formula="of:=[$PASTE.F129]" office:value-type="float" office:value="0.002" calcext:value-type="float">
            <text:p>0.002</text:p>
          </table:table-cell>
          <table:table-cell table:formula="of:=[$PASTE.G129]" office:value-type="float" office:value="0" calcext:value-type="float">
            <text:p>0</text:p>
          </table:table-cell>
          <table:table-cell table:formula="of:=TRIM(COM.MICROSOFT.CONCAT([$PASTE.H129];&quot; &quot;; [$PASTE.I129];&quot; &quot;; [$PASTE.J129];&quot; &quot;; [$PASTE.K129];&quot; &quot;; [$PASTE.L129];&quot; &quot;; [$PASTE.M129];&quot; &quot;; [$PASTE.N129];&quot; &quot;; [$PASTE.O129];&quot; &quot;; [$PASTE.P129];&quot; &quot;))" office:value-type="string" office:string-value="{method 'acquire' of '_thread.lock' objects}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table:formula="of:=[$PASTE.C130]" office:value-type="float" office:value="313" calcext:value-type="float">
            <text:p>313</text:p>
          </table:table-cell>
          <table:table-cell table:formula="of:=[$PASTE.D130]" office:value-type="float" office:value="0.001" calcext:value-type="float">
            <text:p>0.001</text:p>
          </table:table-cell>
          <table:table-cell table:formula="of:=[$PASTE.E130]" office:value-type="float" office:value="0" calcext:value-type="float">
            <text:p>0</text:p>
          </table:table-cell>
          <table:table-cell table:formula="of:=[$PASTE.F130]" office:value-type="float" office:value="0.001" calcext:value-type="float">
            <text:p>0.001</text:p>
          </table:table-cell>
          <table:table-cell table:formula="of:=[$PASTE.G130]" office:value-type="float" office:value="0" calcext:value-type="float">
            <text:p>0</text:p>
          </table:table-cell>
          <table:table-cell table:formula="of:=TRIM(COM.MICROSOFT.CONCAT([$PASTE.H130];&quot; &quot;; [$PASTE.I130];&quot; &quot;; [$PASTE.J130];&quot; &quot;; [$PASTE.K130];&quot; &quot;; [$PASTE.L130];&quot; &quot;; [$PASTE.M130];&quot; &quot;; [$PASTE.N130];&quot; &quot;; [$PASTE.O130];&quot; &quot;; [$PASTE.P130];&quot; &quot;))" office:value-type="string" office:string-value="{built-in method now}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table:formula="of:=[$PASTE.C131]" office:value-type="float" office:value="1666" calcext:value-type="float">
            <text:p>1666</text:p>
          </table:table-cell>
          <table:table-cell table:formula="of:=[$PASTE.D131]" office:value-type="float" office:value="0.001" calcext:value-type="float">
            <text:p>0.001</text:p>
          </table:table-cell>
          <table:table-cell table:formula="of:=[$PASTE.E131]" office:value-type="float" office:value="0" calcext:value-type="float">
            <text:p>0</text:p>
          </table:table-cell>
          <table:table-cell table:formula="of:=[$PASTE.F131]" office:value-type="float" office:value="0.014" calcext:value-type="float">
            <text:p>0.014</text:p>
          </table:table-cell>
          <table:table-cell table:formula="of:=[$PASTE.G131]" office:value-type="float" office:value="0" calcext:value-type="float">
            <text:p>0</text:p>
          </table:table-cell>
          <table:table-cell table:formula="of:=TRIM(COM.MICROSOFT.CONCAT([$PASTE.H131];&quot; &quot;; [$PASTE.I131];&quot; &quot;; [$PASTE.J131];&quot; &quot;; [$PASTE.K131];&quot; &quot;; [$PASTE.L131];&quot; &quot;; [$PASTE.M131];&quot; &quot;; [$PASTE.N131];&quot; &quot;; [$PASTE.O131];&quot; &quot;; [$PASTE.P131];&quot; &quot;))" office:value-type="string" office:string-value="iostream.py:439(_schedule_flush)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table:formula="of:=[$PASTE.C132]" office:value-type="float" office:value="1666" calcext:value-type="float">
            <text:p>1666</text:p>
          </table:table-cell>
          <table:table-cell table:formula="of:=[$PASTE.D132]" office:value-type="float" office:value="0.001" calcext:value-type="float">
            <text:p>0.001</text:p>
          </table:table-cell>
          <table:table-cell table:formula="of:=[$PASTE.E132]" office:value-type="float" office:value="0" calcext:value-type="float">
            <text:p>0</text:p>
          </table:table-cell>
          <table:table-cell table:formula="of:=[$PASTE.F132]" office:value-type="float" office:value="0.001" calcext:value-type="float">
            <text:p>0.001</text:p>
          </table:table-cell>
          <table:table-cell table:formula="of:=[$PASTE.G132]" office:value-type="float" office:value="0" calcext:value-type="float">
            <text:p>0</text:p>
          </table:table-cell>
          <table:table-cell table:formula="of:=TRIM(COM.MICROSOFT.CONCAT([$PASTE.H132];&quot; &quot;; [$PASTE.I132];&quot; &quot;; [$PASTE.J132];&quot; &quot;; [$PASTE.K132];&quot; &quot;; [$PASTE.L132];&quot; &quot;; [$PASTE.M132];&quot; &quot;; [$PASTE.N132];&quot; &quot;; [$PASTE.O132];&quot; &quot;; [$PASTE.P132];&quot; &quot;))" office:value-type="string" office:string-value="{built-in method nt.getpid}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table:formula="of:=[$PASTE.C133]" office:value-type="float" office:value="2147" calcext:value-type="float">
            <text:p>2147</text:p>
          </table:table-cell>
          <table:table-cell table:formula="of:=[$PASTE.D133]" office:value-type="float" office:value="0.001" calcext:value-type="float">
            <text:p>0.001</text:p>
          </table:table-cell>
          <table:table-cell table:formula="of:=[$PASTE.E133]" office:value-type="float" office:value="0" calcext:value-type="float">
            <text:p>0</text:p>
          </table:table-cell>
          <table:table-cell table:formula="of:=[$PASTE.F133]" office:value-type="float" office:value="0.001" calcext:value-type="float">
            <text:p>0.001</text:p>
          </table:table-cell>
          <table:table-cell table:formula="of:=[$PASTE.G133]" office:value-type="float" office:value="0" calcext:value-type="float">
            <text:p>0</text:p>
          </table:table-cell>
          <table:table-cell table:formula="of:=TRIM(COM.MICROSOFT.CONCAT([$PASTE.H133];&quot; &quot;; [$PASTE.I133];&quot; &quot;; [$PASTE.J133];&quot; &quot;; [$PASTE.K133];&quot; &quot;; [$PASTE.L133];&quot; &quot;; [$PASTE.M133];&quot; &quot;; [$PASTE.N133];&quot; &quot;; [$PASTE.O133];&quot; &quot;; [$PASTE.P133];&quot; &quot;))" office:value-type="string" office:string-value="threading.py:529(is_set)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table:formula="of:=[$PASTE.C134]" office:value-type="float" office:value="2147" calcext:value-type="float">
            <text:p>2147</text:p>
          </table:table-cell>
          <table:table-cell table:formula="of:=[$PASTE.D134]" office:value-type="float" office:value="0" calcext:value-type="float">
            <text:p>0</text:p>
          </table:table-cell>
          <table:table-cell table:formula="of:=[$PASTE.E134]" office:value-type="float" office:value="0" calcext:value-type="float">
            <text:p>0</text:p>
          </table:table-cell>
          <table:table-cell table:formula="of:=[$PASTE.F134]" office:value-type="float" office:value="0" calcext:value-type="float">
            <text:p>0</text:p>
          </table:table-cell>
          <table:table-cell table:formula="of:=[$PASTE.G134]" office:value-type="float" office:value="0" calcext:value-type="float">
            <text:p>0</text:p>
          </table:table-cell>
          <table:table-cell table:formula="of:=TRIM(COM.MICROSOFT.CONCAT([$PASTE.H134];&quot; &quot;; [$PASTE.I134];&quot; &quot;; [$PASTE.J134];&quot; &quot;; [$PASTE.K134];&quot; &quot;; [$PASTE.L134];&quot; &quot;; [$PASTE.M134];&quot; &quot;; [$PASTE.N134];&quot; &quot;; [$PASTE.O134];&quot; &quot;; [$PASTE.P134];&quot; &quot;))" office:value-type="string" office:string-value="{method 'append' of 'collections.deque' objects}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table:formula="of:=[$PASTE.C135]" office:value-type="float" office:value="1" calcext:value-type="float">
            <text:p>1</text:p>
          </table:table-cell>
          <table:table-cell table:formula="of:=[$PASTE.D135]" office:value-type="float" office:value="0" calcext:value-type="float">
            <text:p>0</text:p>
          </table:table-cell>
          <table:table-cell table:formula="of:=[$PASTE.E135]" office:value-type="float" office:value="0" calcext:value-type="float">
            <text:p>0</text:p>
          </table:table-cell>
          <table:table-cell table:formula="of:=[$PASTE.F135]" office:value-type="float" office:value="0.028" calcext:value-type="float">
            <text:p>0.028</text:p>
          </table:table-cell>
          <table:table-cell table:formula="of:=[$PASTE.G135]" office:value-type="float" office:value="0.028" calcext:value-type="float">
            <text:p>0.028</text:p>
          </table:table-cell>
          <table:table-cell table:formula="of:=TRIM(COM.MICROSOFT.CONCAT([$PASTE.H135];&quot; &quot;; [$PASTE.I135];&quot; &quot;; [$PASTE.J135];&quot; &quot;; [$PASTE.K135];&quot; &quot;; [$PASTE.L135];&quot; &quot;; [$PASTE.M135];&quot; &quot;; [$PASTE.N135];&quot; &quot;; [$PASTE.O135];&quot; &quot;; [$PASTE.P135];&quot; &quot;))" office:value-type="string" office:string-value="shape_base.py:739(array_split)" calcext:value-type="string">
            <text:p>shape_base.py:739(array_split)</text:p>
          </table:table-cell>
          <table:table-cell table:number-columns-repeated="5"/>
        </table:table-row>
        <table:table-row table:style-name="ro1">
          <table:table-cell table:formula="of:=[$PASTE.C136]" office:value-type="float" office:value="211" calcext:value-type="float">
            <text:p>211</text:p>
          </table:table-cell>
          <table:table-cell table:formula="of:=[$PASTE.D136]" office:value-type="float" office:value="0" calcext:value-type="float">
            <text:p>0</text:p>
          </table:table-cell>
          <table:table-cell table:formula="of:=[$PASTE.E136]" office:value-type="float" office:value="0" calcext:value-type="float">
            <text:p>0</text:p>
          </table:table-cell>
          <table:table-cell table:formula="of:=[$PASTE.F136]" office:value-type="float" office:value="0.027" calcext:value-type="float">
            <text:p>0.027</text:p>
          </table:table-cell>
          <table:table-cell table:formula="of:=[$PASTE.G136]" office:value-type="float" office:value="0" calcext:value-type="float">
            <text:p>0</text:p>
          </table:table-cell>
          <table:table-cell table:formula="of:=TRIM(COM.MICROSOFT.CONCAT([$PASTE.H136];&quot; &quot;; [$PASTE.I136];&quot; &quot;; [$PASTE.J136];&quot; &quot;; [$PASTE.K136];&quot; &quot;; [$PASTE.L136];&quot; &quot;; [$PASTE.M136];&quot; &quot;; [$PASTE.N136];&quot; &quot;; [$PASTE.O136];&quot; &quot;; [$PASTE.P136];&quot; &quot;))" office:value-type="string" office:string-value="&lt;__array_function__ internals&gt;:2(swapaxes)" calcext:value-type="string">
            <text:p>&lt;__array_function__ internals&gt;:2(swapaxes)</text:p>
          </table:table-cell>
          <table:table-cell table:number-columns-repeated="5"/>
        </table:table-row>
        <table:table-row table:style-name="ro1">
          <table:table-cell table:formula="of:=[$PASTE.C137]" office:value-type="float" office:value="211" calcext:value-type="float">
            <text:p>211</text:p>
          </table:table-cell>
          <table:table-cell table:formula="of:=[$PASTE.D137]" office:value-type="float" office:value="0" calcext:value-type="float">
            <text:p>0</text:p>
          </table:table-cell>
          <table:table-cell table:formula="of:=[$PASTE.E137]" office:value-type="float" office:value="0" calcext:value-type="float">
            <text:p>0</text:p>
          </table:table-cell>
          <table:table-cell table:formula="of:=[$PASTE.F137]" office:value-type="float" office:value="0.027" calcext:value-type="float">
            <text:p>0.027</text:p>
          </table:table-cell>
          <table:table-cell table:formula="of:=[$PASTE.G137]" office:value-type="float" office:value="0" calcext:value-type="float">
            <text:p>0</text:p>
          </table:table-cell>
          <table:table-cell table:formula="of:=TRIM(COM.MICROSOFT.CONCAT([$PASTE.H137];&quot; &quot;; [$PASTE.I137];&quot; &quot;; [$PASTE.J137];&quot; &quot;; [$PASTE.K137];&quot; &quot;; [$PASTE.L137];&quot; &quot;; [$PASTE.M137];&quot; &quot;; [$PASTE.N137];&quot; &quot;; [$PASTE.O137];&quot; &quot;; [$PASTE.P137];&quot; &quot;))" office:value-type="string" office:string-value="fromnumeric.py:51(_wrapfunc)" calcext:value-type="string">
            <text:p>fromnumeric.py:51(_wrapfunc)</text:p>
          </table:table-cell>
          <table:table-cell table:number-columns-repeated="5"/>
        </table:table-row>
        <table:table-row table:style-name="ro1">
          <table:table-cell table:formula="of:=[$PASTE.C138]" office:value-type="float" office:value="211" calcext:value-type="float">
            <text:p>211</text:p>
          </table:table-cell>
          <table:table-cell table:formula="of:=[$PASTE.D138]" office:value-type="float" office:value="0" calcext:value-type="float">
            <text:p>0</text:p>
          </table:table-cell>
          <table:table-cell table:formula="of:=[$PASTE.E138]" office:value-type="float" office:value="0" calcext:value-type="float">
            <text:p>0</text:p>
          </table:table-cell>
          <table:table-cell table:formula="of:=[$PASTE.F138]" office:value-type="float" office:value="0" calcext:value-type="float">
            <text:p>0</text:p>
          </table:table-cell>
          <table:table-cell table:formula="of:=[$PASTE.G138]" office:value-type="float" office:value="0" calcext:value-type="float">
            <text:p>0</text:p>
          </table:table-cell>
          <table:table-cell table:formula="of:=TRIM(COM.MICROSOFT.CONCAT([$PASTE.H138];&quot; &quot;; [$PASTE.I138];&quot; &quot;; [$PASTE.J138];&quot; &quot;; [$PASTE.K138];&quot; &quot;; [$PASTE.L138];&quot; &quot;; [$PASTE.M138];&quot; &quot;; [$PASTE.N138];&quot; &quot;; [$PASTE.O138];&quot; &quot;; [$PASTE.P138];&quot; &quot;))" office:value-type="string" office:string-value="{method 'swapaxes' of 'numpy.ndarray' objects}" calcext:value-type="string">
            <text:p>{method 'swapaxes' of 'numpy.ndarray' objects}</text:p>
          </table:table-cell>
          <table:table-cell table:number-columns-repeated="5"/>
        </table:table-row>
        <table:table-row table:style-name="ro1">
          <table:table-cell table:formula="of:=[$PASTE.C139]" office:value-type="float" office:value="211" calcext:value-type="float">
            <text:p>211</text:p>
          </table:table-cell>
          <table:table-cell table:formula="of:=[$PASTE.D139]" office:value-type="float" office:value="0" calcext:value-type="float">
            <text:p>0</text:p>
          </table:table-cell>
          <table:table-cell table:formula="of:=[$PASTE.E139]" office:value-type="float" office:value="0" calcext:value-type="float">
            <text:p>0</text:p>
          </table:table-cell>
          <table:table-cell table:formula="of:=[$PASTE.F139]" office:value-type="float" office:value="0.027" calcext:value-type="float">
            <text:p>0.027</text:p>
          </table:table-cell>
          <table:table-cell table:formula="of:=[$PASTE.G139]" office:value-type="float" office:value="0" calcext:value-type="float">
            <text:p>0</text:p>
          </table:table-cell>
          <table:table-cell table:formula="of:=TRIM(COM.MICROSOFT.CONCAT([$PASTE.H139];&quot; &quot;; [$PASTE.I139];&quot; &quot;; [$PASTE.J139];&quot; &quot;; [$PASTE.K139];&quot; &quot;; [$PASTE.L139];&quot; &quot;; [$PASTE.M139];&quot; &quot;; [$PASTE.N139];&quot; &quot;; [$PASTE.O139];&quot; &quot;; [$PASTE.P139];&quot; &quot;))" office:value-type="string" office:string-value="fromnumeric.py:550(swapaxes)" calcext:value-type="string">
            <text:p>fromnumeric.py:550(swapaxes)</text:p>
          </table:table-cell>
          <table:table-cell table:number-columns-repeated="5"/>
        </table:table-row>
        <table:table-row table:style-name="ro1">
          <table:table-cell table:formula="of:=[$PASTE.C140]" office:value-type="string" office:string-value="212/1" calcext:value-type="string">
            <text:p>212/1</text:p>
          </table:table-cell>
          <table:table-cell table:formula="of:=[$PASTE.D140]" office:value-type="float" office:value="0" calcext:value-type="float">
            <text:p>0</text:p>
          </table:table-cell>
          <table:table-cell table:formula="of:=[$PASTE.E140]" office:value-type="float" office:value="0" calcext:value-type="float">
            <text:p>0</text:p>
          </table:table-cell>
          <table:table-cell table:formula="of:=[$PASTE.F140]" office:value-type="float" office:value="0.028" calcext:value-type="float">
            <text:p>0.028</text:p>
          </table:table-cell>
          <table:table-cell table:formula="of:=[$PASTE.G140]" office:value-type="float" office:value="0.028" calcext:value-type="float">
            <text:p>0.028</text:p>
          </table:table-cell>
          <table:table-cell table:formula="of:=TRIM(COM.MICROSOFT.CONCAT([$PASTE.H140];&quot; &quot;; [$PASTE.I140];&quot; &quot;; [$PASTE.J140];&quot; &quot;; [$PASTE.K140];&quot; &quot;; [$PASTE.L140];&quot; &quot;; [$PASTE.M140];&quot; &quot;; [$PASTE.N140];&quot; &quot;; [$PASTE.O140];&quot; &quot;; [$PASTE.P140];&quot; &quot;))" office:value-type="string" office:string-value="{built-in method numpy.core._multiarray_umath.implement_array_function}" calcext:value-type="string">
            <text:p>{built-in method numpy.core._multiarray_umath.implement_array_function}</text:p>
          </table:table-cell>
          <table:table-cell table:number-columns-repeated="5"/>
        </table:table-row>
        <table:table-row table:style-name="ro1">
          <table:table-cell table:formula="of:=[$PASTE.C141]" office:value-type="float" office:value="211" calcext:value-type="float">
            <text:p>211</text:p>
          </table:table-cell>
          <table:table-cell table:formula="of:=[$PASTE.D141]" office:value-type="float" office:value="0" calcext:value-type="float">
            <text:p>0</text:p>
          </table:table-cell>
          <table:table-cell table:formula="of:=[$PASTE.E141]" office:value-type="float" office:value="0" calcext:value-type="float">
            <text:p>0</text:p>
          </table:table-cell>
          <table:table-cell table:formula="of:=[$PASTE.F141]" office:value-type="float" office:value="0" calcext:value-type="float">
            <text:p>0</text:p>
          </table:table-cell>
          <table:table-cell table:formula="of:=[$PASTE.G141]" office:value-type="float" office:value="0" calcext:value-type="float">
            <text:p>0</text:p>
          </table:table-cell>
          <table:table-cell table:formula="of:=TRIM(COM.MICROSOFT.CONCAT([$PASTE.H141];&quot; &quot;; [$PASTE.I141];&quot; &quot;; [$PASTE.J141];&quot; &quot;; [$PASTE.K141];&quot; &quot;; [$PASTE.L141];&quot; &quot;; [$PASTE.M141];&quot; &quot;; [$PASTE.N141];&quot; &quot;; [$PASTE.O141];&quot; &quot;; [$PASTE.P141];&quot; &quot;))" office:value-type="string" office:string-value="fromnumeric.py:546(_swapaxes_dispatcher)" calcext:value-type="string">
            <text:p>fromnumeric.py:546(_swapaxes_dispatcher)</text:p>
          </table:table-cell>
          <table:table-cell table:number-columns-repeated="5"/>
        </table:table-row>
        <table:table-row table:style-name="ro1">
          <table:table-cell table:formula="of:=[$PASTE.C142]" office:value-type="float" office:value="1" calcext:value-type="float">
            <text:p>1</text:p>
          </table:table-cell>
          <table:table-cell table:formula="of:=[$PASTE.D142]" office:value-type="float" office:value="0" calcext:value-type="float">
            <text:p>0</text:p>
          </table:table-cell>
          <table:table-cell table:formula="of:=[$PASTE.E142]" office:value-type="float" office:value="0" calcext:value-type="float">
            <text:p>0</text:p>
          </table:table-cell>
          <table:table-cell table:formula="of:=[$PASTE.F142]" office:value-type="float" office:value="0" calcext:value-type="float">
            <text:p>0</text:p>
          </table:table-cell>
          <table:table-cell table:formula="of:=[$PASTE.G142]" office:value-type="float" office:value="0" calcext:value-type="float">
            <text:p>0</text:p>
          </table:table-cell>
          <table:table-cell table:formula="of:=TRIM(COM.MICROSOFT.CONCAT([$PASTE.H142];&quot; &quot;; [$PASTE.I142];&quot; &quot;; [$PASTE.J142];&quot; &quot;; [$PASTE.K142];&quot; &quot;; [$PASTE.L142];&quot; &quot;; [$PASTE.M142];&quot; &quot;; [$PASTE.N142];&quot; &quot;; [$PASTE.O142];&quot; &quot;; [$PASTE.P142];&quot; &quot;))" office:value-type="string" office:string-value="{method 'cumsum' of 'numpy.ndarray' objects}" calcext:value-type="string">
            <text:p>{method 'cumsum' of 'numpy.ndarray' objects}</text:p>
          </table:table-cell>
          <table:table-cell table:number-columns-repeated="5"/>
        </table:table-row>
        <table:table-row table:style-name="ro1">
          <table:table-cell table:formula="of:=[$PASTE.C143]" office:value-type="float" office:value="1" calcext:value-type="float">
            <text:p>1</text:p>
          </table:table-cell>
          <table:table-cell table:formula="of:=[$PASTE.D143]" office:value-type="float" office:value="0" calcext:value-type="float">
            <text:p>0</text:p>
          </table:table-cell>
          <table:table-cell table:formula="of:=[$PASTE.E143]" office:value-type="float" office:value="0" calcext:value-type="float">
            <text:p>0</text:p>
          </table:table-cell>
          <table:table-cell table:formula="of:=[$PASTE.F143]" office:value-type="float" office:value="0" calcext:value-type="float">
            <text:p>0</text:p>
          </table:table-cell>
          <table:table-cell table:formula="of:=[$PASTE.G143]" office:value-type="float" office:value="0" calcext:value-type="float">
            <text:p>0</text:p>
          </table:table-cell>
          <table:table-cell table:formula="of:=TRIM(COM.MICROSOFT.CONCAT([$PASTE.H143];&quot; &quot;; [$PASTE.I143];&quot; &quot;; [$PASTE.J143];&quot; &quot;; [$PASTE.K143];&quot; &quot;; [$PASTE.L143];&quot; &quot;; [$PASTE.M143];&quot; &quot;; [$PASTE.N143];&quot; &quot;; [$PASTE.O143];&quot; &quot;; [$PASTE.P143];&quot; &quot;))" office:value-type="string" office:string-value="{built-in method numpy.array}" calcext:value-type="string">
            <text:p>{built-in method numpy.array}</text:p>
          </table:table-cell>
          <table:table-cell table:number-columns-repeated="5"/>
        </table:table-row>
        <table:table-row table:style-name="ro1">
          <table:table-cell table:formula="of:=[$PASTE.C144]" office:value-type="float" office:value="1" calcext:value-type="float">
            <text:p>1</text:p>
          </table:table-cell>
          <table:table-cell table:formula="of:=[$PASTE.D144]" office:value-type="float" office:value="0" calcext:value-type="float">
            <text:p>0</text:p>
          </table:table-cell>
          <table:table-cell table:formula="of:=[$PASTE.E144]" office:value-type="float" office:value="0" calcext:value-type="float">
            <text:p>0</text:p>
          </table:table-cell>
          <table:table-cell table:formula="of:=[$PASTE.F144]" office:value-type="float" office:value="0.027" calcext:value-type="float">
            <text:p>0.027</text:p>
          </table:table-cell>
          <table:table-cell table:formula="of:=[$PASTE.G144]" office:value-type="float" office:value="0.027" calcext:value-type="float">
            <text:p>0.027</text:p>
          </table:table-cell>
          <table:table-cell table:formula="of:=TRIM(COM.MICROSOFT.CONCAT([$PASTE.H144];&quot; &quot;; [$PASTE.I144];&quot; &quot;; [$PASTE.J144];&quot; &quot;; [$PASTE.K144];&quot; &quot;; [$PASTE.L144];&quot; &quot;; [$PASTE.M144];&quot; &quot;; [$PASTE.N144];&quot; &quot;; [$PASTE.O144];&quot; &quot;; [$PASTE.P144];&quot; &quot;))" office:value-type="string" office:string-value="fromnumeric.py:38(_wrapit)" calcext:value-type="string">
            <text:p>fromnumeric.py:38(_wrapit)</text:p>
          </table:table-cell>
          <table:table-cell table:number-columns-repeated="5"/>
        </table:table-row>
        <table:table-row table:style-name="ro1">
          <table:table-cell table:formula="of:=[$PASTE.C145]" office:value-type="float" office:value="1" calcext:value-type="float">
            <text:p>1</text:p>
          </table:table-cell>
          <table:table-cell table:formula="of:=[$PASTE.D145]" office:value-type="float" office:value="0" calcext:value-type="float">
            <text:p>0</text:p>
          </table:table-cell>
          <table:table-cell table:formula="of:=[$PASTE.E145]" office:value-type="float" office:value="0" calcext:value-type="float">
            <text:p>0</text:p>
          </table:table-cell>
          <table:table-cell table:formula="of:=[$PASTE.F145]" office:value-type="float" office:value="0.028" calcext:value-type="float">
            <text:p>0.028</text:p>
          </table:table-cell>
          <table:table-cell table:formula="of:=[$PASTE.G145]" office:value-type="float" office:value="0.028" calcext:value-type="float">
            <text:p>0.028</text:p>
          </table:table-cell>
          <table:table-cell table:formula="of:=TRIM(COM.MICROSOFT.CONCAT([$PASTE.H145];&quot; &quot;; [$PASTE.I145];&quot; &quot;; [$PASTE.J145];&quot; &quot;; [$PASTE.K145];&quot; &quot;; [$PASTE.L145];&quot; &quot;; [$PASTE.M145];&quot; &quot;; [$PASTE.N145];&quot; &quot;; [$PASTE.O145];&quot; &quot;; [$PASTE.P145];&quot; &quot;))" office:value-type="string" office:string-value="&lt;__array_function__ internals&gt;:2(array_split)" calcext:value-type="string">
            <text:p>&lt;__array_function__ internals&gt;:2(array_split)</text:p>
          </table:table-cell>
          <table:table-cell table:number-columns-repeated="5"/>
        </table:table-row>
        <table:table-row table:style-name="ro1">
          <table:table-cell table:formula="of:=[$PASTE.C146]" office:value-type="float" office:value="2" calcext:value-type="float">
            <text:p>2</text:p>
          </table:table-cell>
          <table:table-cell table:formula="of:=[$PASTE.D146]" office:value-type="float" office:value="0" calcext:value-type="float">
            <text:p>0</text:p>
          </table:table-cell>
          <table:table-cell table:formula="of:=[$PASTE.E146]" office:value-type="float" office:value="0" calcext:value-type="float">
            <text:p>0</text:p>
          </table:table-cell>
          <table:table-cell table:formula="of:=[$PASTE.F146]" office:value-type="float" office:value="0" calcext:value-type="float">
            <text:p>0</text:p>
          </table:table-cell>
          <table:table-cell table:formula="of:=[$PASTE.G146]" office:value-type="float" office:value="0" calcext:value-type="float">
            <text:p>0</text:p>
          </table:table-cell>
          <table:table-cell table:formula="of:=TRIM(COM.MICROSOFT.CONCAT([$PASTE.H146];&quot; &quot;; [$PASTE.I146];&quot; &quot;; [$PASTE.J146];&quot; &quot;; [$PASTE.K146];&quot; &quot;; [$PASTE.L146];&quot; &quot;; [$PASTE.M146];&quot; &quot;; [$PASTE.N146];&quot; &quot;; [$PASTE.O146];&quot; &quot;; [$PASTE.P146];&quot; &quot;))" office:value-type="string" office:string-value="{method 'items' of 'dict' objects}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table:formula="of:=[$PASTE.C147]" office:value-type="float" office:value="1" calcext:value-type="float">
            <text:p>1</text:p>
          </table:table-cell>
          <table:table-cell table:formula="of:=[$PASTE.D147]" office:value-type="float" office:value="0" calcext:value-type="float">
            <text:p>0</text:p>
          </table:table-cell>
          <table:table-cell table:formula="of:=[$PASTE.E147]" office:value-type="float" office:value="0" calcext:value-type="float">
            <text:p>0</text:p>
          </table:table-cell>
          <table:table-cell table:formula="of:=[$PASTE.F147]" office:value-type="float" office:value="0" calcext:value-type="float">
            <text:p>0</text:p>
          </table:table-cell>
          <table:table-cell table:formula="of:=[$PASTE.G147]" office:value-type="float" office:value="0" calcext:value-type="float">
            <text:p>0</text:p>
          </table:table-cell>
          <table:table-cell table:formula="of:=TRIM(COM.MICROSOFT.CONCAT([$PASTE.H147];&quot; &quot;; [$PASTE.I147];&quot; &quot;; [$PASTE.J147];&quot; &quot;; [$PASTE.K147];&quot; &quot;; [$PASTE.L147];&quot; &quot;; [$PASTE.M147];&quot; &quot;; [$PASTE.N147];&quot; &quot;; [$PASTE.O147];&quot; &quot;; [$PASTE.P147];&quot; &quot;))" office:value-type="string" office:string-value="{built-in method builtins.divmod}" calcext:value-type="string">
            <text:p>{built-in method builtins.divmod}</text:p>
          </table:table-cell>
          <table:table-cell table:number-columns-repeated="5"/>
        </table:table-row>
        <table:table-row table:style-name="ro1">
          <table:table-cell table:formula="of:=[$PASTE.C148]" office:value-type="float" office:value="1" calcext:value-type="float">
            <text:p>1</text:p>
          </table:table-cell>
          <table:table-cell table:formula="of:=[$PASTE.D148]" office:value-type="float" office:value="0" calcext:value-type="float">
            <text:p>0</text:p>
          </table:table-cell>
          <table:table-cell table:formula="of:=[$PASTE.E148]" office:value-type="float" office:value="0" calcext:value-type="float">
            <text:p>0</text:p>
          </table:table-cell>
          <table:table-cell table:formula="of:=[$PASTE.F148]" office:value-type="float" office:value="0" calcext:value-type="float">
            <text:p>0</text:p>
          </table:table-cell>
          <table:table-cell table:formula="of:=[$PASTE.G148]" office:value-type="float" office:value="0" calcext:value-type="float">
            <text:p>0</text:p>
          </table:table-cell>
          <table:table-cell table:formula="of:=TRIM(COM.MICROSOFT.CONCAT([$PASTE.H148];&quot; &quot;; [$PASTE.I148];&quot; &quot;; [$PASTE.J148];&quot; &quot;; [$PASTE.K148];&quot; &quot;; [$PASTE.L148];&quot; &quot;; [$PASTE.M148];&quot; &quot;; [$PASTE.N148];&quot; &quot;; [$PASTE.O148];&quot; &quot;; [$PASTE.P148];&quot; &quot;))" office:value-type="string" office:string-value="{method 'disable' of '_lsprof.Profiler' objects}" calcext:value-type="string">
            <text:p>{method 'disable' of '_lsprof.Profiler' objects}</text:p>
          </table:table-cell>
          <table:table-cell table:number-columns-repeated="5"/>
        </table:table-row>
        <table:table-row table:style-name="ro1">
          <table:table-cell table:formula="of:=[$PASTE.C149]" office:value-type="float" office:value="1" calcext:value-type="float">
            <text:p>1</text:p>
          </table:table-cell>
          <table:table-cell table:formula="of:=[$PASTE.D149]" office:value-type="float" office:value="0" calcext:value-type="float">
            <text:p>0</text:p>
          </table:table-cell>
          <table:table-cell table:formula="of:=[$PASTE.E149]" office:value-type="float" office:value="0" calcext:value-type="float">
            <text:p>0</text:p>
          </table:table-cell>
          <table:table-cell table:formula="of:=[$PASTE.F149]" office:value-type="float" office:value="0" calcext:value-type="float">
            <text:p>0</text:p>
          </table:table-cell>
          <table:table-cell table:formula="of:=[$PASTE.G149]" office:value-type="float" office:value="0" calcext:value-type="float">
            <text:p>0</text:p>
          </table:table-cell>
          <table:table-cell table:formula="of:=TRIM(COM.MICROSOFT.CONCAT([$PASTE.H149];&quot; &quot;; [$PASTE.I149];&quot; &quot;; [$PASTE.J149];&quot; &quot;; [$PASTE.K149];&quot; &quot;; [$PASTE.L149];&quot; &quot;; [$PASTE.M149];&quot; &quot;; [$PASTE.N149];&quot; &quot;; [$PASTE.O149];&quot; &quot;; [$PASTE.P149];&quot; &quot;))" office:value-type="string" office:string-value="shape_base.py:735(_array_split_dispatcher)" calcext:value-type="string">
            <text:p>shape_base.py:735(_array_split_dispatcher)</text:p>
          </table:table-cell>
          <table:table-cell table:number-columns-repeated="5"/>
        </table:table-row>
        <table:table-row table:style-name="ro1">
          <table:table-cell table:formula="of:=[$PASTE.C150]" office:value-type="float" office:value="0" calcext:value-type="float">
            <text:p>0</text:p>
          </table:table-cell>
          <table:table-cell table:formula="of:=[$PASTE.D150]" office:value-type="float" office:value="0" calcext:value-type="float">
            <text:p>0</text:p>
          </table:table-cell>
          <table:table-cell table:formula="of:=[$PASTE.E150]" office:value-type="float" office:value="0" calcext:value-type="float">
            <text:p>0</text:p>
          </table:table-cell>
          <table:table-cell table:formula="of:=[$PASTE.F150]" office:value-type="float" office:value="0" calcext:value-type="float">
            <text:p>0</text:p>
          </table:table-cell>
          <table:table-cell table:formula="of:=[$PASTE.G150]" office:value-type="float" office:value="0" calcext:value-type="float">
            <text:p>0</text:p>
          </table:table-cell>
          <table:table-cell table:formula="of:=TRIM(COM.MICROSOFT.CONCAT([$PASTE.H150];&quot; &quot;; [$PASTE.I150];&quot; &quot;; [$PASTE.J150];&quot; &quot;; [$PASTE.K150];&quot; &quot;; [$PASTE.L150];&quot; &quot;; [$PASTE.M150];&quot; &quot;; [$PASTE.N150];&quot; &quot;; [$PASTE.O150];&quot; &quot;; [$PASTE.P150];&quot; &quot;))">
            <text:p/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style-name="ce4" office:value-type="string" calcext:value-type="string">
            <text:p>ncalls</text:p>
          </table:table-cell>
          <table:table-cell table:style-name="ce4" office:value-type="string" calcext:value-type="string">
            <text:p>tottime</text:p>
          </table:table-cell>
          <table:table-cell table:style-name="ce4" office:value-type="string" calcext:value-type="string">
            <text:p>percall</text:p>
          </table:table-cell>
          <table:table-cell table:style-name="ce4" office:value-type="string" calcext:value-type="string">
            <text:p>cumtime</text:p>
          </table:table-cell>
          <table:table-cell table:style-name="ce4" office:value-type="string" calcext:value-type="string">
            <text:p>percall</text:p>
          </table:table-cell>
          <table:table-cell table:style-name="ce5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.402" calcext:value-type="float">
            <text:p>61.402</text:p>
          </table:table-cell>
          <table:table-cell office:value-type="float" office:value="0.061" calcext:value-type="float">
            <text:p>0.061</text:p>
          </table:table-cell>
          <table:table-cell office:value-type="float" office:value="61.402" calcext:value-type="float">
            <text:p>61.402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{built-in method nt.system}</text:p>
          </table:table-cell>
          <table:table-cell table:formula="of:=LEFT([.E2];FIND(&quot; &quot;;[.E2])-1)" office:value-type="string" office:string-value="" calcext:value-type="error">
            <text:p>#VALUE!</text:p>
          </table:table-cell>
          <table:table-cell table:formula="of:=RIGHT([.E2];LEN([.E2])-FIND(&quot; &quot;;[.E2])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167218401 function calls in 122.609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7.659" calcext:value-type="float">
            <text:p>17.659</text:p>
          </table:table-cell>
          <table:table-cell office:value-type="float" office:value="0.003" calcext:value-type="float">
            <text:p>0.003</text:p>
          </table:table-cell>
          <table:table-cell office:value-type="float" office:value="30.177" calcext:value-type="float">
            <text:p>30.17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174(&lt;listcomp&gt;)</text:p>
          </table:table-cell>
          <table:table-cell table:number-columns-repeated="4"/>
          <table:table-cell office:value-type="string" calcext:value-type="string">
            <text:p>Ordered by: call count</text:p>
          </table:table-cell>
        </table:table-row>
        <table:table-row table:style-name="ro1">
          <table:table-cell office:value-type="float" office:value="127049108" calcext:value-type="float">
            <text:p>127049108</text:p>
          </table:table-cell>
          <table:table-cell office:value-type="float" office:value="13.728" calcext:value-type="float">
            <text:p>13.728</text:p>
          </table:table-cell>
          <table:table-cell office:value-type="float" office:value="0" calcext:value-type="float">
            <text:p>0</text:p>
          </table:table-cell>
          <table:table-cell office:value-type="float" office:value="13.728" calcext:value-type="float">
            <text:p>13.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.578" calcext:value-type="float">
            <text:p>6.578</text:p>
          </table:table-cell>
          <table:table-cell table:number-columns-repeated="2" office:value-type="float" office:value="122.609" calcext:value-type="float">
            <text:p>122.609</text:p>
          </table:table-cell>
          <table:table-cell office:value-type="string" calcext:value-type="string">
            <text:p>evolve_executor_00.py:96(simulate_universe)</text:p>
          </table:table-cell>
          <table:table-cell table:number-columns-repeated="4"/>
          <table:table-cell office:value-type="string" calcext:value-type="string">
            <text:p>2m 2s</text:p>
          </table:table-cell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815" calcext:value-type="float">
            <text:p>2.815</text:p>
          </table:table-cell>
          <table:table-cell office:value-type="float" office:value="0" calcext:value-type="float">
            <text:p>0</text:p>
          </table:table-cell>
          <table:table-cell office:value-type="float" office:value="14.204" calcext:value-type="float">
            <text:p>14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665" calcext:value-type="float">
            <text:p>2.665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426" calcext:value-type="float">
            <text:p>2.426</text:p>
          </table:table-cell>
          <table:table-cell office:value-type="float" office:value="0" calcext:value-type="float">
            <text:p>0</text:p>
          </table:table-cell>
          <table:table-cell office:value-type="float" office:value="3.091" calcext:value-type="float">
            <text:p>3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3" calcext:value-type="float">
            <text:p>1.73</text:p>
          </table:table-cell>
          <table:table-cell office:value-type="float" office:value="0.002" calcext:value-type="float">
            <text:p>0.002</text:p>
          </table:table-cell>
          <table:table-cell office:value-type="float" office:value="1.928" calcext:value-type="float">
            <text:p>1.92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707" calcext:value-type="float">
            <text:p>1.70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467" calcext:value-type="float">
            <text:p>1.467</text:p>
          </table:table-cell>
          <table:table-cell office:value-type="float" office:value="0" calcext:value-type="float">
            <text:p>0</text:p>
          </table:table-cell>
          <table:table-cell office:value-type="float" office:value="1.467" calcext:value-type="float">
            <text:p>1.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9433184" calcext:value-type="float">
            <text:p>19433184</text:p>
          </table:table-cell>
          <table:table-cell office:value-type="float" office:value="1.358" calcext:value-type="float">
            <text:p>1.358</text:p>
          </table:table-cell>
          <table:table-cell office:value-type="float" office:value="0" calcext:value-type="float">
            <text:p>0</text:p>
          </table:table-cell>
          <table:table-cell office:value-type="float" office:value="1.358" calcext:value-type="float">
            <text:p>1.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116" calcext:value-type="float">
            <text:p>1.116</text:p>
          </table:table-cell>
          <table:table-cell office:value-type="float" office:value="0" calcext:value-type="float">
            <text:p>0</text:p>
          </table:table-cell>
          <table:table-cell office:value-type="float" office:value="1.116" calcext:value-type="float">
            <text:p>1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063" calcext:value-type="float">
            <text:p>1.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1362507" calcext:value-type="float">
            <text:p>1362507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1366510" calcext:value-type="float">
            <text:p>136651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  <table:table-cell office:value-type="float" office:value="8.751" calcext:value-type="float">
            <text:p>8.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23" calcext:value-type="float">
            <text:p>0.523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7856404" calcext:value-type="float">
            <text:p>7856404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5032277" calcext:value-type="float">
            <text:p>5032277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79" calcext:value-type="float">
            <text:p>0.379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908338" calcext:value-type="float">
            <text:p>908338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.282" calcext:value-type="float">
            <text:p>1.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2.872" calcext:value-type="float">
            <text:p>2.87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1.894" calcext:value-type="float">
            <text:p>1.89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87(glue_book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1.288" calcext:value-type="float">
            <text:p>1.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67" calcext:value-type="float">
            <text:p>1.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.609" calcext:value-type="float">
            <text:p>122.609</text:p>
          </table:table-cell>
          <table:table-cell office:value-type="string" calcext:value-type="string">
            <text:p>&lt;string&gt;:1(&lt;module&gt;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.609" calcext:value-type="float">
            <text:p>122.609</text:p>
          </table:table-cell>
          <table:table-cell office:value-type="string" calcext:value-type="string">
            <text:p>{built-in method builtins.exec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>
            <text:p>ncalls</text:p>
          </table:table-cell>
          <table:table-cell table:style-name="ce4" office:value-type="string" calcext:value-type="string">
            <text:p>tottime</text:p>
          </table:table-cell>
          <table:table-cell table:style-name="ce4" office:value-type="string" calcext:value-type="string">
            <text:p>percall</text:p>
          </table:table-cell>
          <table:table-cell table:style-name="ce4" office:value-type="string" calcext:value-type="string">
            <text:p>cumtime</text:p>
          </table:table-cell>
          <table:table-cell table:style-name="ce4" office:value-type="string" calcext:value-type="string">
            <text:p>percall</text:p>
          </table:table-cell>
          <table:table-cell table:style-name="ce4" office:value-type="string" calcext:value-type="string">
            <text:p>filename:lineno(funct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47.109" calcext:value-type="float">
            <text:p>447.109</text:p>
          </table:table-cell>
          <table:table-cell table:number-columns-repeated="2" office:value-type="float" office:value="902.723" calcext:value-type="float">
            <text:p>902.723</text:p>
          </table:table-cell>
          <table:table-cell office:value-type="string" calcext:value-type="string">
            <text:p>evolve_executor_00.py:96(simulate_universe)</text:p>
          </table:table-cell>
          <table:table-cell/>
          <table:table-cell office:value-type="string" calcext:value-type="string">
            <text:p>1281281928 function calls in 902.725 second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5.274" calcext:value-type="float">
            <text:p>255.274</text:p>
          </table:table-cell>
          <table:table-cell office:value-type="float" office:value="0.255" calcext:value-type="float">
            <text:p>0.255</text:p>
          </table:table-cell>
          <table:table-cell office:value-type="float" office:value="255.274" calcext:value-type="float">
            <text:p>255.274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{built-in method nt.system}</text:p>
          </table:table-cell>
          <table:table-cell/>
          <table:table-cell office:value-type="string" calcext:value-type="string">
            <text:p>Ordered by: standard name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0.405" calcext:value-type="float">
            <text:p>60.405</text:p>
          </table:table-cell>
          <table:table-cell office:value-type="float" office:value="0.009" calcext:value-type="float">
            <text:p>0.009</text:p>
          </table:table-cell>
          <table:table-cell office:value-type="float" office:value="99.485" calcext:value-type="float">
            <text:p>99.485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evolve_executor_00.py:174(&lt;listcomp&gt;)</text:p>
          </table:table-cell>
          <table:table-cell/>
          <table:table-cell office:value-type="string" calcext:value-type="string">
            <text:p>simulate_universe(time_period=1000, start_step=200000, interval=1, delete=True, prep=False, speed=False)</text:p>
          </table:table-cell>
        </table:table-row>
        <table:table-row table:style-name="ro1">
          <table:table-cell office:value-type="float" office:value="911175404" calcext:value-type="float">
            <text:p>911175404</text:p>
          </table:table-cell>
          <table:table-cell office:value-type="float" office:value="56.747" calcext:value-type="float">
            <text:p>56.747</text:p>
          </table:table-cell>
          <table:table-cell office:value-type="float" office:value="0" calcext:value-type="float">
            <text:p>0</text:p>
          </table:table-cell>
          <table:table-cell office:value-type="float" office:value="56.747" calcext:value-type="float">
            <text:p>56.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2"/>
        </table:table-row>
        <table:table-row table:style-name="ro1">
          <table:table-cell office:value-type="float" office:value="345403972" calcext:value-type="float">
            <text:p>345403972</text:p>
          </table:table-cell>
          <table:table-cell office:value-type="float" office:value="39.976" calcext:value-type="float">
            <text:p>39.976</text:p>
          </table:table-cell>
          <table:table-cell office:value-type="float" office:value="0" calcext:value-type="float">
            <text:p>0</text:p>
          </table:table-cell>
          <table:table-cell office:value-type="float" office:value="39.976" calcext:value-type="float">
            <text:p>39.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.81" calcext:value-type="float">
            <text:p>12.81</text:p>
          </table:table-cell>
          <table:table-cell office:value-type="float" office:value="0.002" calcext:value-type="float">
            <text:p>0.002</text:p>
          </table:table-cell>
          <table:table-cell office:value-type="float" office:value="12.915" calcext:value-type="float">
            <text:p>12.91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073" calcext:value-type="float">
            <text:p>7.073</text:p>
          </table:table-cell>
          <table:table-cell office:value-type="float" office:value="0.007" calcext:value-type="float">
            <text:p>0.007</text:p>
          </table:table-cell>
          <table:table-cell office:value-type="float" office:value="7.243" calcext:value-type="float">
            <text:p>7.24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825" calcext:value-type="float">
            <text:p>2.825</text:p>
          </table:table-cell>
          <table:table-cell office:value-type="float" office:value="0.001" calcext:value-type="float">
            <text:p>0.001</text:p>
          </table:table-cell>
          <table:table-cell office:value-type="float" office:value="2.825" calcext:value-type="float">
            <text:p>2.82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2"/>
        </table:table-row>
        <table:table-row table:style-name="ro1">
          <table:table-cell office:value-type="float" office:value="845698" calcext:value-type="float">
            <text:p>845698</text:p>
          </table:table-cell>
          <table:table-cell office:value-type="float" office:value="2.234" calcext:value-type="float">
            <text:p>2.234</text:p>
          </table:table-cell>
          <table:table-cell office:value-type="float" office:value="0" calcext:value-type="float">
            <text:p>0</text:p>
          </table:table-cell>
          <table:table-cell office:value-type="float" office:value="2.234" calcext:value-type="float">
            <text:p>2.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2.006" calcext:value-type="float">
            <text:p>2.006</text:p>
          </table:table-cell>
          <table:table-cell office:value-type="float" office:value="0" calcext:value-type="float">
            <text:p>0</text:p>
          </table:table-cell>
          <table:table-cell office:value-type="float" office:value="2.577" calcext:value-type="float">
            <text:p>2.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1.036" calcext:value-type="float">
            <text:p>11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972" calcext:value-type="float">
            <text:p>1.972</text:p>
          </table:table-cell>
          <table:table-cell office:value-type="float" office:value="0.001" calcext:value-type="float">
            <text:p>0.001</text:p>
          </table:table-cell>
          <table:table-cell office:value-type="float" office:value="1.972" calcext:value-type="float">
            <text:p>1.97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46" calcext:value-type="float">
            <text:p>1.546</text:p>
          </table:table-cell>
          <table:table-cell office:value-type="float" office:value="0.773" calcext:value-type="float">
            <text:p>0.773</text:p>
          </table:table-cell>
          <table:table-cell office:value-type="float" office:value="2.343" calcext:value-type="float">
            <text:p>2.343</text:p>
          </table:table-cell>
          <table:table-cell office:value-type="float" office:value="1.172" calcext:value-type="float">
            <text:p>1.172</text:p>
          </table:table-cell>
          <table:table-cell office:value-type="string" calcext:value-type="string">
            <text:p>evolve_executor_00.py:87(glue_book)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434" calcext:value-type="float">
            <text:p>1.434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226" calcext:value-type="float">
            <text:p>1.226</text:p>
          </table:table-cell>
          <table:table-cell office:value-type="float" office:value="0" calcext:value-type="float">
            <text:p>0</text:p>
          </table:table-cell>
          <table:table-cell office:value-type="float" office:value="1.229" calcext:value-type="float">
            <text:p>1.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2"/>
        </table:table-row>
        <table:table-row table:style-name="ro1">
          <table:table-cell office:value-type="float" office:value="14813382" calcext:value-type="float">
            <text:p>14813382</text:p>
          </table:table-cell>
          <table:table-cell office:value-type="float" office:value="1.161" calcext:value-type="float">
            <text:p>1.161</text:p>
          </table:table-cell>
          <table:table-cell office:value-type="float" office:value="0" calcext:value-type="float">
            <text:p>0</text:p>
          </table:table-cell>
          <table:table-cell office:value-type="float" office:value="1.161" calcext:value-type="float">
            <text:p>1.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13.678" calcext:value-type="float">
            <text:p>13.67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87" calcext:value-type="float">
            <text:p>0.687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28" calcext:value-type="float">
            <text:p>0.628</text:p>
          </table:table-cell>
          <table:table-cell office:value-type="float" office:value="0" calcext:value-type="float">
            <text:p>0</text:p>
          </table:table-cell>
          <table:table-cell office:value-type="float" office:value="0.638" calcext:value-type="float">
            <text:p>0.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2"/>
        </table:table-row>
        <table:table-row table:style-name="ro1">
          <table:table-cell office:value-type="float" office:value="841695" calcext:value-type="float">
            <text:p>841695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7.169" calcext:value-type="float">
            <text:p>7.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2"/>
        </table:table-row>
        <table:table-row table:style-name="ro1">
          <table:table-cell office:value-type="float" office:value="4993008" calcext:value-type="float">
            <text:p>4993008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.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2"/>
        </table:table-row>
        <table:table-row table:style-name="ro1">
          <table:table-cell office:value-type="float" office:value="561130" calcext:value-type="float">
            <text:p>56113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2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2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3.384" calcext:value-type="float">
            <text:p>3.38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pathlib.py:1278(write_text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214" calcext:value-type="float">
            <text:p>1.21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.501" calcext:value-type="float">
            <text:p>1.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.236" calcext:value-type="float">
            <text:p>1.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2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902.725" calcext:value-type="float">
            <text:p>902.725</text:p>
          </table:table-cell>
          <table:table-cell office:value-type="string" calcext:value-type="string">
            <text:p>&lt;string&gt;:1(&lt;module&gt;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2.725" calcext:value-type="float">
            <text:p>902.725</text:p>
          </table:table-cell>
          <table:table-cell office:value-type="string" calcext:value-type="string">
            <text:p>{built-in method builtins.exec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hutil.py:234(copy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genericpath.py:94(same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10(_same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87(samestat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table:style-name="ce4" office:value-type="string" calcext:value-type="string">
            <text:p>ncalls</text:p>
          </table:table-cell>
          <table:table-cell table:style-name="ce4" office:value-type="string" calcext:value-type="string">
            <text:p>tottime</text:p>
          </table:table-cell>
          <table:table-cell table:style-name="ce4" office:value-type="string" calcext:value-type="string">
            <text:p>percall</text:p>
          </table:table-cell>
          <table:table-cell table:style-name="ce4" office:value-type="string" calcext:value-type="string">
            <text:p>cumtime</text:p>
          </table:table-cell>
          <table:table-cell table:style-name="ce4" office:value-type="string" calcext:value-type="string">
            <text:p>percall</text:p>
          </table:table-cell>
          <table:table-cell table:style-name="ce5" office:value-type="string" calcext:value-type="string">
            <text:p>filename:lineno(function)</text:p>
          </table:table-cell>
          <table:table-cell/>
          <table:table-cell table:style-name="ce2" office:value-type="string" calcext:value-type="string">
            <text:p>Actual fn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.916" calcext:value-type="float">
            <text:p>62.916</text:p>
          </table:table-cell>
          <table:table-cell office:value-type="float" office:value="0.063" calcext:value-type="float">
            <text:p>0.063</text:p>
          </table:table-cell>
          <table:table-cell office:value-type="float" office:value="62.916" calcext:value-type="float">
            <text:p>62.916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{built-in method nt.system}</text:p>
          </table:table-cell>
          <table:table-cell/>
          <table:table-cell office:value-type="string" calcext:value-type="string">
            <text:p>Multiple lines</text:p>
          </table:table-cell>
          <table:table-cell table:number-columns-repeated="2"/>
          <table:table-cell office:value-type="string" calcext:value-type="string">
            <text:p>173992411 function calls in 128.313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6.77" calcext:value-type="float">
            <text:p>16.77</text:p>
          </table:table-cell>
          <table:table-cell office:value-type="float" office:value="0.002" calcext:value-type="float">
            <text:p>0.002</text:p>
          </table:table-cell>
          <table:table-cell office:value-type="float" office:value="28.737" calcext:value-type="float">
            <text:p>28.73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174(&lt;listcomp&gt;)</text:p>
          </table:table-cell>
          <table:table-cell/>
          <table:table-cell office:value-type="string" calcext:value-type="string">
            <text:p>geha.shrink_kforth_to_aaff()</text:p>
          </table:table-cell>
          <table:table-cell table:number-columns-repeated="2"/>
          <table:table-cell office:value-type="string" calcext:value-type="string">
            <text:p>Ordered by: call count</text:p>
          </table:table-cell>
        </table:table-row>
        <table:table-row table:style-name="ro1">
          <table:table-cell office:value-type="float" office:value="122841482" calcext:value-type="float">
            <text:p>122841482</text:p>
          </table:table-cell>
          <table:table-cell office:value-type="float" office:value="13.47" calcext:value-type="float">
            <text:p>13.47</text:p>
          </table:table-cell>
          <table:table-cell office:value-type="float" office:value="0" calcext:value-type="float">
            <text:p>0</text:p>
          </table:table-cell>
          <table:table-cell office:value-type="float" office:value="13.47" calcext:value-type="float">
            <text:p>13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/>
          <table:table-cell office:value-type="string" calcext:value-type="string">
            <text:p>Multiple lines</text:p>
          </table:table-cell>
          <table:table-cell table:number-columns-repeated="2"/>
          <table:table-cell office:value-type="string" calcext:value-type="string">
            <text:p>simulate_universe(time_period=1000, start_step=21000, interval=1, delete=True, prep=False, speed=Fals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.753" calcext:value-type="float">
            <text:p>7.753</text:p>
          </table:table-cell>
          <table:table-cell table:number-columns-repeated="2" office:value-type="float" office:value="128.312" calcext:value-type="float">
            <text:p>128.312</text:p>
          </table:table-cell>
          <table:table-cell office:value-type="string" calcext:value-type="string">
            <text:p>evolve_executor_00.py:96(simulate_universe)</text:p>
          </table:table-cell>
          <table:table-cell/>
          <table:table-cell office:value-type="string" calcext:value-type="string">
            <text:p>PHASCII extraction</text:p>
          </table:table-cell>
          <table:table-cell table:number-columns-repeated="2"/>
          <table:table-cell office:value-type="string" calcext:value-type="string">
            <text:p>2m 8s</text:p>
          </table:table-cell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3.775" calcext:value-type="float">
            <text:p>3.775</text:p>
          </table:table-cell>
          <table:table-cell office:value-type="float" office:value="0" calcext:value-type="float">
            <text:p>0</text:p>
          </table:table-cell>
          <table:table-cell office:value-type="float" office:value="18.178" calcext:value-type="float">
            <text:p>18.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3.107" calcext:value-type="float">
            <text:p>3.107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656" calcext:value-type="float">
            <text:p>2.656</text:p>
          </table:table-cell>
          <table:table-cell office:value-type="float" office:value="0" calcext:value-type="float">
            <text:p>0</text:p>
          </table:table-cell>
          <table:table-cell office:value-type="float" office:value="2.828" calcext:value-type="float">
            <text:p>2.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2.161" calcext:value-type="float">
            <text:p>2.161</text:p>
          </table:table-cell>
          <table:table-cell office:value-type="float" office:value="0" calcext:value-type="float">
            <text:p>0</text:p>
          </table:table-cell>
          <table:table-cell office:value-type="float" office:value="3.051" calcext:value-type="float">
            <text:p>3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1.884" calcext:value-type="float">
            <text:p>1.884</text:p>
          </table:table-cell>
          <table:table-cell office:value-type="float" office:value="0" calcext:value-type="float">
            <text:p>0</text:p>
          </table:table-cell>
          <table:table-cell office:value-type="float" office:value="1.884" calcext:value-type="float">
            <text:p>1.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4" calcext:value-type="float">
            <text:p>1.84</text:p>
          </table:table-cell>
          <table:table-cell office:value-type="float" office:value="0.002" calcext:value-type="float">
            <text:p>0.002</text:p>
          </table:table-cell>
          <table:table-cell office:value-type="float" office:value="2.097" calcext:value-type="float">
            <text:p>2.09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24665474" calcext:value-type="float">
            <text:p>24665474</text:p>
          </table:table-cell>
          <table:table-cell office:value-type="float" office:value="1.744" calcext:value-type="float">
            <text:p>1.744</text:p>
          </table:table-cell>
          <table:table-cell office:value-type="float" office:value="0" calcext:value-type="float">
            <text:p>0</text:p>
          </table:table-cell>
          <table:table-cell office:value-type="float" office:value="1.744" calcext:value-type="float">
            <text:p>1.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077" calcext:value-type="float">
            <text:p>1.077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1728708" calcext:value-type="float">
            <text:p>1728708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863" calcext:value-type="float">
            <text:p>0.863</text:p>
          </table:table-cell>
          <table:table-cell office:value-type="float" office:value="0" calcext:value-type="float">
            <text:p>0</text:p>
          </table:table-cell>
          <table:table-cell office:value-type="float" office:value="11.181" calcext:value-type="float">
            <text:p>11.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1732711" calcext:value-type="float">
            <text:p>1732711</text:p>
          </table:table-cell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10176404" calcext:value-type="float">
            <text:p>10176404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6386484" calcext:value-type="float">
            <text:p>6386484</text:p>
          </table:table-cell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24" calcext:value-type="float">
            <text:p>0.524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04" calcext:value-type="float">
            <text:p>0.404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1152472" calcext:value-type="float">
            <text:p>1152472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2.887" calcext:value-type="float">
            <text:p>2.88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evolve_executor_00.py:87(glue_book)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921" calcext:value-type="float">
            <text:p>1.92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.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1.306" calcext:value-type="float">
            <text:p>1.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85" calcext:value-type="float">
            <text:p>1.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28.313" calcext:value-type="float">
            <text:p>128.313</text:p>
          </table:table-cell>
          <table:table-cell office:value-type="string" calcext:value-type="string">
            <text:p>&lt;string&gt;:1(&lt;module&gt;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.313" calcext:value-type="float">
            <text:p>128.313</text:p>
          </table:table-cell>
          <table:table-cell office:value-type="string" calcext:value-type="string">
            <text:p>{built-in method builtins.exec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>
          <table:table-cell table:style-name="ce4" office:value-type="string" calcext:value-type="string">
            <text:p>ncalls</text:p>
          </table:table-cell>
          <table:table-cell table:style-name="ce4" office:value-type="string" calcext:value-type="string">
            <text:p>tottime</text:p>
          </table:table-cell>
          <table:table-cell table:style-name="ce4" office:value-type="string" calcext:value-type="string">
            <text:p>percall</text:p>
          </table:table-cell>
          <table:table-cell table:style-name="ce4" office:value-type="string" calcext:value-type="string">
            <text:p>cumtime</text:p>
          </table:table-cell>
          <table:table-cell table:style-name="ce4" office:value-type="string" calcext:value-type="string">
            <text:p>percall</text:p>
          </table:table-cell>
          <table:table-cell table:style-name="ce5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.707" calcext:value-type="float">
            <text:p>65.707</text:p>
          </table:table-cell>
          <table:table-cell office:value-type="float" office:value="0.066" calcext:value-type="float">
            <text:p>0.066</text:p>
          </table:table-cell>
          <table:table-cell office:value-type="float" office:value="65.707" calcext:value-type="float">
            <text:p>65.707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{built-in method nt.system}</text:p>
          </table:table-cell>
          <table:table-cell table:number-columns-repeated="4"/>
          <table:table-cell office:value-type="string" calcext:value-type="string">
            <text:p>304216973 function calls in 159.384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8.68" calcext:value-type="float">
            <text:p>38.68</text:p>
          </table:table-cell>
          <table:table-cell office:value-type="float" office:value="0.006" calcext:value-type="float">
            <text:p>0.006</text:p>
          </table:table-cell>
          <table:table-cell office:value-type="float" office:value="63.798" calcext:value-type="float">
            <text:p>63.79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evolve_executor_00.py:178(&lt;listcomp&gt;)</text:p>
          </table:table-cell>
          <table:table-cell table:number-columns-repeated="4"/>
          <table:table-cell office:value-type="string" calcext:value-type="string">
            <text:p>Ordered by: internal time</text:p>
          </table:table-cell>
        </table:table-row>
        <table:table-row table:style-name="ro1">
          <table:table-cell office:value-type="float" office:value="270872445" calcext:value-type="float">
            <text:p>270872445</text:p>
          </table:table-cell>
          <table:table-cell office:value-type="float" office:value="26.204" calcext:value-type="float">
            <text:p>26.204</text:p>
          </table:table-cell>
          <table:table-cell office:value-type="float" office:value="0" calcext:value-type="float">
            <text:p>0</text:p>
          </table:table-cell>
          <table:table-cell office:value-type="float" office:value="26.204" calcext:value-type="float">
            <text:p>26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.013" calcext:value-type="float">
            <text:p>6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6.14" calcext:value-type="float">
            <text:p>6.1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60(&lt;listcomp&gt;)</text:p>
          </table:table-cell>
          <table:table-cell table:number-columns-repeated="4"/>
          <table:table-cell office:value-type="string" calcext:value-type="string">
            <text:p>2m 49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96" calcext:value-type="float">
            <text:p>3.396</text:p>
          </table:table-cell>
          <table:table-cell office:value-type="float" office:value="0.003" calcext:value-type="float">
            <text:p>0.003</text:p>
          </table:table-cell>
          <table:table-cell office:value-type="float" office:value="3.564" calcext:value-type="float">
            <text:p>3.56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2.469" calcext:value-type="float">
            <text:p>2.469</text:p>
          </table:table-cell>
          <table:table-cell office:value-type="float" office:value="0" calcext:value-type="float">
            <text:p>0</text:p>
          </table:table-cell>
          <table:table-cell office:value-type="float" office:value="12.591" calcext:value-type="float">
            <text:p>12.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102(wrangle_biodata)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2.742" calcext:value-type="float">
            <text:p>2.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808" calcext:value-type="float">
            <text:p>1.808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8" calcext:value-type="float">
            <text:p>1.80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2.159" calcext:value-type="float">
            <text:p>2.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1.322" calcext:value-type="float">
            <text:p>1.322</text:p>
          </table:table-cell>
          <table:table-cell office:value-type="float" office:value="0" calcext:value-type="float">
            <text:p>0</text:p>
          </table:table-cell>
          <table:table-cell office:value-type="float" office:value="1.322" calcext:value-type="float">
            <text:p>1.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247836" calcext:value-type="float">
            <text:p>1247836</text:p>
          </table:table-cell>
          <table:table-cell office:value-type="float" office:value="1.308" calcext:value-type="float">
            <text:p>1.308</text:p>
          </table:table-cell>
          <table:table-cell office:value-type="float" office:value="0" calcext:value-type="float">
            <text:p>0</text:p>
          </table:table-cell>
          <table:table-cell office:value-type="float" office:value="1.308" calcext:value-type="float">
            <text:p>1.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17802566" calcext:value-type="float">
            <text:p>17802566</text:p>
          </table:table-cell>
          <table:table-cell office:value-type="float" office:value="1.211" calcext:value-type="float">
            <text:p>1.211</text:p>
          </table:table-cell>
          <table:table-cell office:value-type="float" office:value="0" calcext:value-type="float">
            <text:p>0</text:p>
          </table:table-cell>
          <table:table-cell office:value-type="float" office:value="1.211" calcext:value-type="float">
            <text:p>1.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021" calcext:value-type="float">
            <text:p>1.021</text:p>
          </table:table-cell>
          <table:table-cell office:value-type="float" office:value="0" calcext:value-type="float">
            <text:p>0</text:p>
          </table:table-cell>
          <table:table-cell office:value-type="float" office:value="1.024" calcext:value-type="float">
            <text:p>1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1243830" calcext:value-type="float">
            <text:p>124383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7.821" calcext:value-type="float">
            <text:p>7.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97" calcext:value-type="float">
            <text:p>0.497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4606315" calcext:value-type="float">
            <text:p>4606315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6.398" calcext:value-type="float">
            <text:p>6.39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evolve_executor_00.py:58(replace_old_with_new)</text:p>
          </table:table-cell>
          <table:table-cell table:number-columns-repeated="5"/>
        </table:table-row>
        <table:table-row table:style-name="ro1">
          <table:table-cell office:value-type="float" office:value="3760719" calcext:value-type="float">
            <text:p>3760719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829220" calcext:value-type="float">
            <text:p>82922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.354" calcext:value-type="float">
            <text:p>2.35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.018" calcext:value-type="float">
            <text:p>1.01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evolve_executor_00.py:89(glue_book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.238" calcext:value-type="float">
            <text:p>1.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29" calcext:value-type="float">
            <text:p>1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AE44BC60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</table:table>
      <table:table table:name="Sheet5" table:style-name="ta1">
        <table:table-column table:style-name="co1" table:number-columns-repeated="11" table:default-cell-style-name="Default"/>
        <table:table-row table:style-name="ro1">
          <table:table-cell table:style-name="ce4" office:value-type="string" calcext:value-type="string">
            <text:p>ncalls</text:p>
          </table:table-cell>
          <table:table-cell table:style-name="ce4" office:value-type="string" calcext:value-type="string">
            <text:p>tottime</text:p>
          </table:table-cell>
          <table:table-cell table:style-name="ce4" office:value-type="string" calcext:value-type="string">
            <text:p>percall</text:p>
          </table:table-cell>
          <table:table-cell table:style-name="ce4" office:value-type="string" calcext:value-type="string">
            <text:p>cumtime</text:p>
          </table:table-cell>
          <table:table-cell table:style-name="ce4" office:value-type="string" calcext:value-type="string">
            <text:p>percall</text:p>
          </table:table-cell>
          <table:table-cell table:style-name="ce3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.603" calcext:value-type="float">
            <text:p>24.603</text:p>
          </table:table-cell>
          <table:table-cell office:value-type="float" office:value="0.025" calcext:value-type="float">
            <text:p>0.025</text:p>
          </table:table-cell>
          <table:table-cell office:value-type="float" office:value="24.603" calcext:value-type="float">
            <text:p>24.603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{built-in method _winapi.CreateProcess}</text:p>
          </table:table-cell>
          <table:table-cell table:number-columns-repeated="4"/>
          <table:table-cell office:value-type="string" calcext:value-type="string">
            <text:p>163978330 function calls (163978321 primitive calls) in 87.448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7.775" calcext:value-type="float">
            <text:p>17.775</text:p>
          </table:table-cell>
          <table:table-cell office:value-type="float" office:value="0.003" calcext:value-type="float">
            <text:p>0.003</text:p>
          </table:table-cell>
          <table:table-cell office:value-type="float" office:value="29.815" calcext:value-type="float">
            <text:p>29.8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247(&lt;listcomp&gt;)</text:p>
          </table:table-cell>
          <table:table-cell table:number-columns-repeated="4"/>
          <table:table-cell office:value-type="string" calcext:value-type="string">
            <text:p>Ordered by: internal time</text:p>
          </table:table-cell>
        </table:table-row>
        <table:table-row table:style-name="ro1">
          <table:table-cell office:value-type="float" office:value="127051118" calcext:value-type="float">
            <text:p>127051118</text:p>
          </table:table-cell>
          <table:table-cell office:value-type="float" office:value="13.23" calcext:value-type="float">
            <text:p>13.23</text:p>
          </table:table-cell>
          <table:table-cell office:value-type="float" office:value="0" calcext:value-type="float">
            <text:p>0</text:p>
          </table:table-cell>
          <table:table-cell office:value-type="float" office:value="13.23" calcext:value-type="float">
            <text:p>13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954" calcext:value-type="float">
            <text:p>6.954</text:p>
          </table:table-cell>
          <table:table-cell office:value-type="float" office:value="0.007" calcext:value-type="float">
            <text:p>0.007</text:p>
          </table:table-cell>
          <table:table-cell office:value-type="float" office:value="6.954" calcext:value-type="float">
            <text:p>6.95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{built-in method _winapi.TerminateProcess}</text:p>
          </table:table-cell>
          <table:table-cell table:number-columns-repeated="4"/>
          <table:table-cell office:value-type="string" calcext:value-type="string">
            <text:p>1m 32s</text:p>
          </table:table-cell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852" calcext:value-type="float">
            <text:p>2.852</text:p>
          </table:table-cell>
          <table:table-cell office:value-type="float" office:value="0" calcext:value-type="float">
            <text:p>0</text:p>
          </table:table-cell>
          <table:table-cell office:value-type="float" office:value="14.183" calcext:value-type="float">
            <text:p>14.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162(wrangle_biodata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711" calcext:value-type="float">
            <text:p>2.711</text:p>
          </table:table-cell>
          <table:table-cell office:value-type="float" office:value="0" calcext:value-type="float">
            <text:p>0</text:p>
          </table:table-cell>
          <table:table-cell office:value-type="float" office:value="2.844" calcext:value-type="float">
            <text:p>2.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61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446" calcext:value-type="float">
            <text:p>2.446</text:p>
          </table:table-cell>
          <table:table-cell office:value-type="float" office:value="0" calcext:value-type="float">
            <text:p>0</text:p>
          </table:table-cell>
          <table:table-cell office:value-type="float" office:value="3.116" calcext:value-type="float">
            <text:p>3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703" calcext:value-type="float">
            <text:p>1.703</text:p>
          </table:table-cell>
          <table:table-cell office:value-type="float" office:value="0" calcext:value-type="float">
            <text:p>0</text:p>
          </table:table-cell>
          <table:table-cell office:value-type="float" office:value="2.404" calcext:value-type="float">
            <text:p>2.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4" calcext:value-type="float">
            <text:p>1.64</text:p>
          </table:table-cell>
          <table:table-cell office:value-type="float" office:value="0.002" calcext:value-type="float">
            <text:p>0.002</text:p>
          </table:table-cell>
          <table:table-cell office:value-type="float" office:value="1.828" calcext:value-type="float">
            <text:p>1.82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436" calcext:value-type="float">
            <text:p>1.436</text:p>
          </table:table-cell>
          <table:table-cell office:value-type="float" office:value="0" calcext:value-type="float">
            <text:p>0</text:p>
          </table:table-cell>
          <table:table-cell office:value-type="float" office:value="1.436" calcext:value-type="float">
            <text:p>1.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9433184" calcext:value-type="float">
            <text:p>19433184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108" calcext:value-type="float">
            <text:p>1.108</text:p>
          </table:table-cell>
          <table:table-cell office:value-type="float" office:value="0" calcext:value-type="float">
            <text:p>0</text:p>
          </table:table-cell>
          <table:table-cell office:value-type="float" office:value="1.108" calcext:value-type="float">
            <text:p>1.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899" calcext:value-type="float">
            <text:p>0.899</text:p>
          </table:table-cell>
          <table:table-cell office:value-type="float" office:value="0" calcext:value-type="float">
            <text:p>0</text:p>
          </table:table-cell>
          <table:table-cell office:value-type="float" office:value="0.902" calcext:value-type="float">
            <text:p>0.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1406151" calcext:value-type="float">
            <text:p>1406151</text:p>
          </table:table-cell>
          <table:table-cell office:value-type="float" office:value="0.739" calcext:value-type="float">
            <text:p>0.739</text:p>
          </table:table-cell>
          <table:table-cell office:value-type="float" office:value="0" calcext:value-type="float">
            <text:p>0</text:p>
          </table:table-cell>
          <table:table-cell office:value-type="float" office:value="0.739" calcext:value-type="float">
            <text:p>0.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1400238" calcext:value-type="float">
            <text:p>1400238</text:p>
          </table:table-cell>
          <table:table-cell office:value-type="float" office:value="0.716" calcext:value-type="float">
            <text:p>0.716</text:p>
          </table:table-cell>
          <table:table-cell office:value-type="float" office:value="0" calcext:value-type="float">
            <text:p>0</text:p>
          </table:table-cell>
          <table:table-cell office:value-type="float" office:value="0.716" calcext:value-type="float">
            <text:p>0.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699" calcext:value-type="float">
            <text:p>0.699</text:p>
          </table:table-cell>
          <table:table-cell office:value-type="float" office:value="0" calcext:value-type="float">
            <text:p>0</text:p>
          </table:table-cell>
          <table:table-cell office:value-type="float" office:value="8.762" calcext:value-type="float">
            <text:p>8.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5042159" calcext:value-type="float">
            <text:p>504215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352" calcext:value-type="float">
            <text:p>0.352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32735" calcext:value-type="float">
            <text:p>32735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56(_select_fro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20434/4020431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908338" calcext:value-type="float">
            <text:p>908338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evolve_executor_00.py:215(&lt;listcomp&gt;)</text:p>
          </table:table-cell>
          <table:table-cell table:number-columns-repeated="5"/>
        </table:table-row>
        <table:table-row table:style-name="ro1">
          <table:table-cell office:value-type="float" office:value="136022" calcext:value-type="float">
            <text:p>13602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2.922" calcext:value-type="float">
            <text:p>2.92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59(replace_old_with_new)</text:p>
          </table:table-cell>
          <table:table-cell table:number-columns-repeated="5"/>
        </table:table-row>
        <table:table-row table:style-name="ro1">
          <table:table-cell office:value-type="float" office:value="32724" calcext:value-type="float">
            <text:p>32724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98(_make_child_relpath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35724" calcext:value-type="float">
            <text:p>35724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32724" calcext:value-type="float">
            <text:p>32724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fullmatch' of 're.Pattern' objects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24.672" calcext:value-type="float">
            <text:p>24.67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ubprocess.py:1334(_execute_child)</text:p>
          </table:table-cell>
          <table:table-cell table:number-columns-repeated="5"/>
        </table:table-row>
        <table:table-row table:style-name="ro1">
          <table:table-cell office:value-type="float" office:value="35724" calcext:value-type="float">
            <text:p>35724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D7D09BC60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208(&lt;listcomp&gt;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3" calcext:value-type="float">
            <text:p>0.13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evolve_executor_00.py:207(&lt;listcomp&gt;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209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07(_close_pipe_fds)</text:p>
          </table:table-cell>
          <table:table-cell table:number-columns-repeated="5"/>
        </table:table-row>
        <table:table-row table:style-name="ro1">
          <table:table-cell office:value-type="float" office:value="32735" calcext:value-type="float">
            <text:p>32735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66(glob)</text:p>
          </table:table-cell>
          <table:table-cell table:number-columns-repeated="5"/>
        </table:table-row>
        <table:table-row table:style-name="ro1">
          <table:table-cell office:value-type="float" office:value="35724" calcext:value-type="float">
            <text:p>35724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24.697" calcext:value-type="float">
            <text:p>24.697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ubprocess.py:756(__in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35728" calcext:value-type="float">
            <text:p>35728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213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6.966" calcext:value-type="float">
            <text:p>6.96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subprocess.py:1547(terminate)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214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119" calcext:value-type="float">
            <text:p>1.11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24.708" calcext:value-type="float">
            <text:p>24.70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pydercustomize.py:106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1.582" calcext:value-type="float">
            <text:p>1.582</text:p>
          </table:table-cell>
          <table:table-cell office:value-type="string" calcext:value-type="string">
            <text:p>evolve_executor_00.py:133(pregen_batches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.805" calcext:value-type="float">
            <text:p>1.8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90(glue_book)</text:p>
          </table:table-cell>
          <table:table-cell table:number-columns-repeated="5"/>
        </table:table-row>
        <table:table-row table:style-name="ro1">
          <table:table-cell office:value-type="float" office:value="65448" calcext:value-type="float">
            <text:p>65448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30(_select_from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2" calcext:value-type="float">
            <text:p>0.512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evolve_executor_00.py:206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89(__exit__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thread.allocate_lock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75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08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CloseHandle}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905" calcext:value-type="float">
            <text:p>0.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candir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87" calcext:value-type="float">
            <text:p>0.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3427" calcext:value-type="float">
            <text:p>1342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exc_info}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83" calcext:value-type="float">
            <text:p>0.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getattr}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40(_get_handles)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41(_cleanup)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evolve_executor_00.py:135(&lt;listcomp&gt;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olve_executor_00.py:136(&lt;listcomp&gt;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evolve_executor_00.py:137(&lt;listcomp&gt;)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textlib.py:486(__enter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16(select_from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2-01" calcext:value-type="date">
            <text:p>02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493(_parse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434(is_dir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3-01" calcext:value-type="date">
            <text:p>03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71(_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289(_compile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27(stat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nt.ScandirIterato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759(compile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33(__next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3-01" calcext:value-type="date">
            <text:p>03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74(getwidth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2-01" calcext:value-type="date">
            <text:p>02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435(_parse_sub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977(__and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939(parse)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4(__getitem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200(compile_pattern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nmatch.py:80(translate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DI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355(_escap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52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863(_parse_flag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36(_compile_inf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86(_make_selector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358(__call__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11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24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98(_code)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54(get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86(tell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670(__new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ypes.py:171(__ge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07(__init__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95(isstring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49(match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0(__len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re.compile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423(_simp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250(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923(fix_flag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6(__init__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81(groups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72(append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792(valu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65(_combine_flags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get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nex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8(__setitem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ite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extend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1(_is_wildcard_pattern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table table:name="Sheet6" table:style-name="ta1">
        <table:table-column table:style-name="co1" table:number-columns-repeated="11" table:default-cell-style-name="Default"/>
        <table:table-row table:style-name="ro1">
          <table:table-cell table:style-name="ce4" office:value-type="string" calcext:value-type="string">
            <text:p>ncalls</text:p>
          </table:table-cell>
          <table:table-cell table:style-name="ce4" office:value-type="string" calcext:value-type="string">
            <text:p>tottime</text:p>
          </table:table-cell>
          <table:table-cell table:style-name="ce4" office:value-type="string" calcext:value-type="string">
            <text:p>percall</text:p>
          </table:table-cell>
          <table:table-cell table:style-name="ce4" office:value-type="string" calcext:value-type="string">
            <text:p>cumtime</text:p>
          </table:table-cell>
          <table:table-cell table:style-name="ce4" office:value-type="string" calcext:value-type="string">
            <text:p>percall</text:p>
          </table:table-cell>
          <table:table-cell table:style-name="ce5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.331" calcext:value-type="float">
            <text:p>22.331</text:p>
          </table:table-cell>
          <table:table-cell office:value-type="float" office:value="0.022" calcext:value-type="float">
            <text:p>0.022</text:p>
          </table:table-cell>
          <table:table-cell office:value-type="float" office:value="22.331" calcext:value-type="float">
            <text:p>22.33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{built-in method _winapi.CreateProcess}</text:p>
          </table:table-cell>
          <table:table-cell table:number-columns-repeated="4"/>
          <table:table-cell office:value-type="string" calcext:value-type="string">
            <text:p>165925647 function calls (165925627 primitive calls) in 86.002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7.686" calcext:value-type="float">
            <text:p>17.686</text:p>
          </table:table-cell>
          <table:table-cell office:value-type="float" office:value="0.003" calcext:value-type="float">
            <text:p>0.003</text:p>
          </table:table-cell>
          <table:table-cell office:value-type="float" office:value="29.951" calcext:value-type="float">
            <text:p>29.95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246(&lt;listcomp&gt;)</text:p>
          </table:table-cell>
          <table:table-cell table:number-columns-repeated="4"/>
          <table:table-cell office:value-type="string" calcext:value-type="string">
            <text:p>Ordered by: internal time</text:p>
          </table:table-cell>
        </table:table-row>
        <table:table-row table:style-name="ro1">
          <table:table-cell office:value-type="float" office:value="127049223" calcext:value-type="float">
            <text:p>127049223</text:p>
          </table:table-cell>
          <table:table-cell office:value-type="float" office:value="13.479" calcext:value-type="float">
            <text:p>13.479</text:p>
          </table:table-cell>
          <table:table-cell office:value-type="float" office:value="0" calcext:value-type="float">
            <text:p>0</text:p>
          </table:table-cell>
          <table:table-cell office:value-type="float" office:value="13.479" calcext:value-type="float">
            <text:p>13.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3"/>
          <table:table-cell office:value-type="string" calcext:value-type="string">
            <text:p>WRONG</text:p>
          </table:table-cell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091" calcext:value-type="float">
            <text:p>5.091</text:p>
          </table:table-cell>
          <table:table-cell office:value-type="float" office:value="0.005" calcext:value-type="float">
            <text:p>0.005</text:p>
          </table:table-cell>
          <table:table-cell office:value-type="float" office:value="5.091" calcext:value-type="float">
            <text:p>5.09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{built-in method _winapi.TerminateProcess}</text:p>
          </table:table-cell>
          <table:table-cell table:number-columns-repeated="4"/>
          <table:table-cell office:value-type="string" calcext:value-type="string">
            <text:p>1m 32s</text:p>
          </table:table-cell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893" calcext:value-type="float">
            <text:p>2.893</text:p>
          </table:table-cell>
          <table:table-cell office:value-type="float" office:value="0" calcext:value-type="float">
            <text:p>0</text:p>
          </table:table-cell>
          <table:table-cell office:value-type="float" office:value="14.298" calcext:value-type="float">
            <text:p>14.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163(wrangle_biodata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744" calcext:value-type="float">
            <text:p>2.744</text:p>
          </table:table-cell>
          <table:table-cell office:value-type="float" office:value="0" calcext:value-type="float">
            <text:p>0</text:p>
          </table:table-cell>
          <table:table-cell office:value-type="float" office:value="2.878" calcext:value-type="float">
            <text:p>2.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62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427" calcext:value-type="float">
            <text:p>2.427</text:p>
          </table:table-cell>
          <table:table-cell office:value-type="float" office:value="0" calcext:value-type="float">
            <text:p>0</text:p>
          </table:table-cell>
          <table:table-cell office:value-type="float" office:value="3.101" calcext:value-type="float">
            <text:p>3.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09" calcext:value-type="float">
            <text:p>1.809</text:p>
          </table:table-cell>
          <table:table-cell office:value-type="float" office:value="0.002" calcext:value-type="float">
            <text:p>0.002</text:p>
          </table:table-cell>
          <table:table-cell office:value-type="float" office:value="2.007" calcext:value-type="float">
            <text:p>2.00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721" calcext:value-type="float">
            <text:p>1.721</text:p>
          </table:table-cell>
          <table:table-cell office:value-type="float" office:value="0" calcext:value-type="float">
            <text:p>0</text:p>
          </table:table-cell>
          <table:table-cell office:value-type="float" office:value="2.428" calcext:value-type="float">
            <text:p>2.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449" calcext:value-type="float">
            <text:p>1.449</text:p>
          </table:table-cell>
          <table:table-cell office:value-type="float" office:value="0" calcext:value-type="float">
            <text:p>0</text:p>
          </table:table-cell>
          <table:table-cell office:value-type="float" office:value="1.449" calcext:value-type="float">
            <text:p>1.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9433184" calcext:value-type="float">
            <text:p>19433184</text:p>
          </table:table-cell>
          <table:table-cell office:value-type="float" office:value="1.381" calcext:value-type="float">
            <text:p>1.381</text:p>
          </table:table-cell>
          <table:table-cell office:value-type="float" office:value="0" calcext:value-type="float">
            <text:p>0</text:p>
          </table:table-cell>
          <table:table-cell office:value-type="float" office:value="1.381" calcext:value-type="float">
            <text:p>1.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186135" calcext:value-type="float">
            <text:p>186135</text:p>
          </table:table-cell>
          <table:table-cell office:value-type="float" office:value="1.164" calcext:value-type="float">
            <text:p>1.164</text:p>
          </table:table-cell>
          <table:table-cell office:value-type="float" office:value="0" calcext:value-type="float">
            <text:p>0</text:p>
          </table:table-cell>
          <table:table-cell office:value-type="float" office:value="2.224" calcext:value-type="float">
            <text:p>2.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56(_select_from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105" calcext:value-type="float">
            <text:p>1.105</text:p>
          </table:table-cell>
          <table:table-cell office:value-type="float" office:value="0" calcext:value-type="float">
            <text:p>0</text:p>
          </table:table-cell>
          <table:table-cell office:value-type="float" office:value="1.105" calcext:value-type="float">
            <text:p>1.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937" calcext:value-type="float">
            <text:p>0.937</text:p>
          </table:table-cell>
          <table:table-cell office:value-type="float" office:value="0" calcext:value-type="float">
            <text:p>0</text:p>
          </table:table-cell>
          <table:table-cell office:value-type="float" office:value="0.939" calcext:value-type="float">
            <text:p>0.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1407113" calcext:value-type="float">
            <text:p>140711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1552533" calcext:value-type="float">
            <text:p>1552533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701" calcext:value-type="float">
            <text:p>0.701</text:p>
          </table:table-cell>
          <table:table-cell office:value-type="float" office:value="0" calcext:value-type="float">
            <text:p>0</text:p>
          </table:table-cell>
          <table:table-cell office:value-type="float" office:value="8.785" calcext:value-type="float">
            <text:p>8.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682" calcext:value-type="float">
            <text:p>0.682</text:p>
          </table:table-cell>
          <table:table-cell office:value-type="float" office:value="0" calcext:value-type="float">
            <text:p>0</text:p>
          </table:table-cell>
          <table:table-cell office:value-type="float" office:value="0.682" calcext:value-type="float">
            <text:p>0.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497" calcext:value-type="float">
            <text:p>0.497</text:p>
          </table:table-cell>
          <table:table-cell office:value-type="float" office:value="0" calcext:value-type="float">
            <text:p>0</text:p>
          </table:table-cell>
          <table:table-cell office:value-type="float" office:value="1.457" calcext:value-type="float">
            <text:p>1.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5040274" calcext:value-type="float">
            <text:p>5040274</text:p>
          </table:table-cell>
          <table:table-cell office:value-type="float" office:value="0.434" calcext:value-type="float">
            <text:p>0.434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.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402" calcext:value-type="float">
            <text:p>0.402</text:p>
          </table:table-cell>
          <table:table-cell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188019" calcext:value-type="float">
            <text:p>188019</text:p>
          </table:table-cell>
          <table:table-cell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B5D24BC60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357" calcext:value-type="float">
            <text:p>0.357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9579" calcext:value-type="float">
            <text:p>409579</text:p>
          </table:table-cell>
          <table:table-cell office:value-type="float" office:value="0.319" calcext:value-type="float">
            <text:p>0.319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20602/4020599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188019" calcext:value-type="float">
            <text:p>188019</text:p>
          </table:table-cell>
          <table:table-cell office:value-type="float" office:value="0.221" calcext:value-type="float">
            <text:p>0.221</text:p>
          </table:table-cell>
          <table:table-cell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186019" calcext:value-type="float">
            <text:p>186019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98(_make_child_relpath)</text:p>
          </table:table-cell>
          <table:table-cell table:number-columns-repeated="5"/>
        </table:table-row>
        <table:table-row table:style-name="ro1">
          <table:table-cell office:value-type="float" office:value="908338" calcext:value-type="float">
            <text:p>908338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evolve_executor_00.py:205(&lt;listcomp&gt;)</text:p>
          </table:table-cell>
          <table:table-cell table:number-columns-repeated="5"/>
        </table:table-row>
        <table:table-row table:style-name="ro1">
          <table:table-cell office:value-type="float" office:value="186019" calcext:value-type="float">
            <text:p>186019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fullmatch' of 're.Pattern' objects}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207(&lt;listcomp&gt;)</text:p>
          </table:table-cell>
          <table:table-cell table:number-columns-repeated="5"/>
        </table:table-row>
        <table:table-row table:style-name="ro1">
          <table:table-cell office:value-type="float" office:value="186135" calcext:value-type="float">
            <text:p>186135</text:p>
          </table:table-cell>
          <table:table-cell office:value-type="float" office:value="0.103" calcext:value-type="float">
            <text:p>0.103</text:p>
          </table:table-cell>
          <table:table-cell office:value-type="float" office:value="0" calcext:value-type="float">
            <text:p>0</text:p>
          </table:table-cell>
          <table:table-cell office:value-type="float" office:value="2.377" calcext:value-type="float">
            <text:p>2.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66(glob)</text:p>
          </table:table-cell>
          <table:table-cell table:number-columns-repeated="5"/>
        </table:table-row>
        <table:table-row table:style-name="ro1">
          <table:table-cell office:value-type="float" office:value="188023" calcext:value-type="float">
            <text:p>188023</text:p>
          </table:table-cell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2.955" calcext:value-type="float">
            <text:p>2.95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60(replace_old_with_new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188019" calcext:value-type="float">
            <text:p>18801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candir}</text:p>
          </table:table-cell>
          <table:table-cell table:number-columns-repeated="5"/>
        </table:table-row>
        <table:table-row table:style-name="ro1">
          <table:table-cell office:value-type="float" office:value="372038" calcext:value-type="float">
            <text:p>372038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30(_select_from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5.139" calcext:value-type="float">
            <text:p>5.139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ubprocess.py:1547(terminate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2.423" calcext:value-type="float">
            <text:p>2.423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evolve_executor_00.py:204(&lt;listcomp&gt;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07(_close_pipe_fds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22.415" calcext:value-type="float">
            <text:p>22.41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subprocess.py:1334(_execute_child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209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22.439" calcext:value-type="float">
            <text:p>22.439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subprocess.py:756(__in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213(&lt;listcomp&gt;)</text:p>
          </table:table-cell>
          <table:table-cell table:number-columns-repeated="5"/>
        </table:table-row>
        <table:table-row table:style-name="ro1">
          <table:table-cell office:value-type="float" office:value="14238" calcext:value-type="float">
            <text:p>1423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210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22.452" calcext:value-type="float">
            <text:p>22.45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spydercustomize.py:106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115" calcext:value-type="float">
            <text:p>1.11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string" calcext:value-type="string">
            <text:p>evolve_executor_00.py:134(pregen_batches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858" calcext:value-type="float">
            <text:p>1.85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91(glue_book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arnings.warn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89(__exit__)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CloseHandle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75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thread.allocate_lock}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89" calcext:value-type="float">
            <text:p>1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08(__init__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943" calcext:value-type="float">
            <text:p>0.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562" calcext:value-type="float">
            <text:p>0.56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83" calcext:value-type="float">
            <text:p>0.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11467" calcext:value-type="float">
            <text:p>1146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exc_info}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045(__del__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string" calcext:value-type="string">
            <text:p>{built-in method numpy.asarray}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getattr}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WaitForSingleObject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GetExitCodeProcess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445(_internal_poll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40(_get_handles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16(select_from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434(is_dir)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00(Clos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41(_cleanup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evolve_executor_00.py:136(&lt;listcomp&gt;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olve_executor_00.py:137(&lt;listcomp&gt;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nt.ScandirIterator' objects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evolve_executor_00.py:138(&lt;listcomp&gt;)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textlib.py:486(__enter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27(stat)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DIR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2-01" calcext:value-type="date">
            <text:p>02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493(_pars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hape_base.py:739(array_split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289(_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923(fix_flags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3-01" calcext:value-type="date">
            <text:p>03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71(_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cumsum' of 'numpy.ndarray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759(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939(parse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3-01" calcext:value-type="date">
            <text:p>03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74(getwidth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umpy.array}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33(__next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2-01" calcext:value-type="date">
            <text:p>02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435(_parse_sub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numeric.py:51(_wrapfunc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nmatch.py:80(translate)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4(__getitem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200(compile_pattern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12-01" calcext:value-type="date">
            <text:p>12/01/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{built-in method numpy.core._multiarray_umath.implement_array_function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__array_function__ internals&gt;:2(swapaxes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numeric.py:550(swapaxe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36(_compile_info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358(__call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86(_make_selector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24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fromnumeric.py:38(_wrapit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swapaxes' of 'numpy.ndarray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52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863(_parse_flag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355(_escap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977(__and__)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54(get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98(_cod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&lt;__array_function__ internals&gt;:2(array_split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86(tell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0(__len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07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ypes.py:171(__ge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6(__init__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11(__init__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670(__new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250(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423(_simple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49(match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95(isstring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re.compile}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72(append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81(groups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omnumeric.py:546(_swapaxes_dispatcher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65(_combine_flags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get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nex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792(valu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ite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8(__setitem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ape_base.py:735(_array_split_dispatcher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extend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1(_is_wildcard_pattern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divmod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table table:name="Sheet7" table:style-name="ta1">
        <table:table-column table:style-name="co1" table:number-columns-repeated="11" table:default-cell-style-name="Default"/>
        <table:table-row table:style-name="ro1">
          <table:table-cell table:style-name="ce4" office:value-type="string" calcext:value-type="string">
            <text:p>ncalls</text:p>
          </table:table-cell>
          <table:table-cell table:style-name="ce4" office:value-type="string" calcext:value-type="string">
            <text:p>tottime</text:p>
          </table:table-cell>
          <table:table-cell table:style-name="ce4" office:value-type="string" calcext:value-type="string">
            <text:p>percall</text:p>
          </table:table-cell>
          <table:table-cell table:style-name="ce4" office:value-type="string" calcext:value-type="string">
            <text:p>cumtime</text:p>
          </table:table-cell>
          <table:table-cell table:style-name="ce4" office:value-type="string" calcext:value-type="string">
            <text:p>percall</text:p>
          </table:table-cell>
          <table:table-cell table:style-name="ce5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18.954" calcext:value-type="float">
            <text:p>18.954</text:p>
          </table:table-cell>
          <table:table-cell office:value-type="float" office:value="0.019" calcext:value-type="float">
            <text:p>0.019</text:p>
          </table:table-cell>
          <table:table-cell office:value-type="float" office:value="18.954" calcext:value-type="float">
            <text:p>18.954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{built-in method _winapi.CreateProcess}</text:p>
          </table:table-cell>
          <table:table-cell table:number-columns-repeated="4"/>
          <table:table-cell office:value-type="string" calcext:value-type="string">
            <text:p>166494656 function calls (166494645 primitive calls) in 78.378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6.929" calcext:value-type="float">
            <text:p>16.929</text:p>
          </table:table-cell>
          <table:table-cell office:value-type="float" office:value="0.002" calcext:value-type="float">
            <text:p>0.002</text:p>
          </table:table-cell>
          <table:table-cell office:value-type="float" office:value="28.791" calcext:value-type="float">
            <text:p>28.79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.py:217(&lt;listcomp&gt;)</text:p>
          </table:table-cell>
          <table:table-cell table:number-columns-repeated="4"/>
          <table:table-cell office:value-type="string" calcext:value-type="string">
            <text:p>Ordered by: internal time</text:p>
          </table:table-cell>
        </table:table-row>
        <table:table-row table:style-name="ro1">
          <table:table-cell office:value-type="float" office:value="127049248" calcext:value-type="float">
            <text:p>127049248</text:p>
          </table:table-cell>
          <table:table-cell office:value-type="float" office:value="13.029" calcext:value-type="float">
            <text:p>13.029</text:p>
          </table:table-cell>
          <table:table-cell office:value-type="float" office:value="0" calcext:value-type="float">
            <text:p>0</text:p>
          </table:table-cell>
          <table:table-cell office:value-type="float" office:value="13.029" calcext:value-type="float">
            <text:p>13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13.99" calcext:value-type="float">
            <text:p>13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129(wrangle_biodata)</text:p>
          </table:table-cell>
          <table:table-cell table:number-columns-repeated="4"/>
          <table:table-cell office:value-type="string" calcext:value-type="string">
            <text:p>1m 24s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632" calcext:value-type="float">
            <text:p>2.632</text:p>
          </table:table-cell>
          <table:table-cell office:value-type="float" office:value="0" calcext:value-type="float">
            <text:p>0</text:p>
          </table:table-cell>
          <table:table-cell office:value-type="float" office:value="2.762" calcext:value-type="float">
            <text:p>2.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62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float" office:value="3.078" calcext:value-type="float">
            <text:p>3.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16" calcext:value-type="float">
            <text:p>2.316</text:p>
          </table:table-cell>
          <table:table-cell office:value-type="float" office:value="0.002" calcext:value-type="float">
            <text:p>0.002</text:p>
          </table:table-cell>
          <table:table-cell office:value-type="float" office:value="2.316" calcext:value-type="float">
            <text:p>2.31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{built-in method _winapi.TerminateProces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687" calcext:value-type="float">
            <text:p>1.687</text:p>
          </table:table-cell>
          <table:table-cell office:value-type="float" office:value="0" calcext:value-type="float">
            <text:p>0</text:p>
          </table:table-cell>
          <table:table-cell office:value-type="float" office:value="2.363" calcext:value-type="float">
            <text:p>2.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91" calcext:value-type="float">
            <text:p>1.591</text:p>
          </table:table-cell>
          <table:table-cell office:value-type="float" office:value="0.002" calcext:value-type="float">
            <text:p>0.002</text:p>
          </table:table-cell>
          <table:table-cell office:value-type="float" office:value="1.776" calcext:value-type="float">
            <text:p>1.77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411" calcext:value-type="float">
            <text:p>1.411</text:p>
          </table:table-cell>
          <table:table-cell office:value-type="float" office:value="0" calcext:value-type="float">
            <text:p>0</text:p>
          </table:table-cell>
          <table:table-cell office:value-type="float" office:value="1.411" calcext:value-type="float">
            <text:p>1.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228800" calcext:value-type="float">
            <text:p>228800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2.605" calcext:value-type="float">
            <text:p>2.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56(_select_from)</text:p>
          </table:table-cell>
          <table:table-cell table:number-columns-repeated="5"/>
        </table:table-row>
        <table:table-row table:style-name="ro1">
          <table:table-cell office:value-type="float" office:value="19433184" calcext:value-type="float">
            <text:p>19433184</text:p>
          </table:table-cell>
          <table:table-cell office:value-type="float" office:value="1.324" calcext:value-type="float">
            <text:p>1.324</text:p>
          </table:table-cell>
          <table:table-cell office:value-type="float" office:value="0" calcext:value-type="float">
            <text:p>0</text:p>
          </table:table-cell>
          <table:table-cell office:value-type="float" office:value="1.324" calcext:value-type="float">
            <text:p>1.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102" calcext:value-type="float">
            <text:p>1.102</text:p>
          </table:table-cell>
          <table:table-cell office:value-type="float" office:value="0" calcext:value-type="float">
            <text:p>0</text:p>
          </table:table-cell>
          <table:table-cell office:value-type="float" office:value="1.102" calcext:value-type="float">
            <text:p>1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941" calcext:value-type="float">
            <text:p>0.941</text:p>
          </table:table-cell>
          <table:table-cell office:value-type="float" office:value="0" calcext:value-type="float">
            <text:p>0</text:p>
          </table:table-cell>
          <table:table-cell office:value-type="float" office:value="0.943" calcext:value-type="float">
            <text:p>0.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1" calcext:value-type="float">
            <text:p>0.001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1416143" calcext:value-type="float">
            <text:p>1416143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1595172" calcext:value-type="float">
            <text:p>1595172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689" calcext:value-type="float">
            <text:p>0.689</text:p>
          </table:table-cell>
          <table:table-cell office:value-type="float" office:value="0" calcext:value-type="float">
            <text:p>0</text:p>
          </table:table-cell>
          <table:table-cell office:value-type="float" office:value="8.642" calcext:value-type="float">
            <text:p>8.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666" calcext:value-type="float">
            <text:p>0.666</text:p>
          </table:table-cell>
          <table:table-cell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0.589" calcext:value-type="float">
            <text:p>0.589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498" calcext:value-type="float">
            <text:p>0.498</text:p>
          </table:table-cell>
          <table:table-cell office:value-type="float" office:value="0" calcext:value-type="float">
            <text:p>0</text:p>
          </table:table-cell>
          <table:table-cell office:value-type="float" office:value="1.461" calcext:value-type="float">
            <text:p>1.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230659" calcext:value-type="float">
            <text:p>230659</text:p>
          </table:table-cell>
          <table:table-cell office:value-type="float" office:value="0.497" calcext:value-type="float">
            <text:p>0.497</text:p>
          </table:table-cell>
          <table:table-cell office:value-type="float" office:value="0" calcext:value-type="float">
            <text:p>0</text:p>
          </table:table-cell>
          <table:table-cell office:value-type="float" office:value="0.497" calcext:value-type="float">
            <text:p>0.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DBB9BC60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57" calcext:value-type="float">
            <text:p>0.45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5040283" calcext:value-type="float">
            <text:p>5040283</text:p>
          </table:table-cell>
          <table:table-cell office:value-type="float" office:value="0.409" calcext:value-type="float">
            <text:p>0.409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499424" calcext:value-type="float">
            <text:p>49942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512" calcext:value-type="float">
            <text:p>0.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230659" calcext:value-type="float">
            <text:p>230659</text:p>
          </table:table-cell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4020606" calcext:value-type="float">
            <text:p>4020606</text:p>
          </table:table-cell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228659" calcext:value-type="float">
            <text:p>228659</text:p>
          </table:table-cell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float" office:value="1.019" calcext:value-type="float">
            <text:p>1.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98(_make_child_relpath)</text:p>
          </table:table-cell>
          <table:table-cell table:number-columns-repeated="5"/>
        </table:table-row>
        <table:table-row table:style-name="ro1">
          <table:table-cell office:value-type="float" office:value="908338" calcext:value-type="float">
            <text:p>908338</text:p>
          </table:table-cell>
          <table:table-cell office:value-type="float" office:value="0.193" calcext:value-type="float">
            <text:p>0.19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18" calcext:value-type="float">
            <text:p>0.61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.py:172(&lt;listcomp&gt;)</text:p>
          </table:table-cell>
          <table:table-cell table:number-columns-repeated="5"/>
        </table:table-row>
        <table:table-row table:style-name="ro1">
          <table:table-cell office:value-type="float" office:value="228659" calcext:value-type="float">
            <text:p>228659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fullmatch' of 're.Pattern' objects}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3" calcext:value-type="float">
            <text:p>0.18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.py:173(&lt;listcomp&gt;)</text:p>
          </table:table-cell>
          <table:table-cell table:number-columns-repeated="5"/>
        </table:table-row>
        <table:table-row table:style-name="ro1">
          <table:table-cell office:value-type="float" office:value="230663" calcext:value-type="float">
            <text:p>230663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28800" calcext:value-type="float">
            <text:p>228800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2.741" calcext:value-type="float">
            <text:p>2.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66(glob)</text:p>
          </table:table-cell>
          <table:table-cell table:number-columns-repeated="5"/>
        </table:table-row>
        <table:table-row table:style-name="ro1">
          <table:table-cell office:value-type="float" office:value="230659" calcext:value-type="float">
            <text:p>230659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73" calcext:value-type="float">
            <text:p>0.073</text:p>
          </table:table-cell>
          <table:table-cell table:number-columns-repeated="2" office:value-type="float" office:value="25.173" calcext:value-type="float">
            <text:p>25.173</text:p>
          </table:table-cell>
          <table:table-cell office:value-type="string" calcext:value-type="string">
            <text:p>evolve_executor.py:156(bunch_run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2.832" calcext:value-type="float">
            <text:p>2.83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.py:60(replace_old_with_new)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2.804" calcext:value-type="float">
            <text:p>2.80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evolve_executor.py:171(&lt;listcomp&gt;)</text:p>
          </table:table-cell>
          <table:table-cell table:number-columns-repeated="5"/>
        </table:table-row>
        <table:table-row table:style-name="ro1">
          <table:table-cell office:value-type="float" office:value="457318" calcext:value-type="float">
            <text:p>45731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30(_select_from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candir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2.345" calcext:value-type="float">
            <text:p>2.34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subprocess.py:1547(terminat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9.022" calcext:value-type="float">
            <text:p>19.022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subprocess.py:1334(_execute_child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07(_close_pipe_fd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174(&lt;listcomp&gt;)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178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19.046" calcext:value-type="float">
            <text:p>19.046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subprocess.py:756(__init__)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175(&lt;listcomp&gt;)</text:p>
          </table:table-cell>
          <table:table-cell table:number-columns-repeated="5"/>
        </table:table-row>
        <table:table-row table:style-name="ro1">
          <table:table-cell office:value-type="float" office:value="14288" calcext:value-type="float">
            <text:p>1428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1.148" calcext:value-type="float">
            <text:p>1.14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1" calcext:value-type="float">
            <text:p>0.011</text:p>
          </table:table-cell>
          <table:table-cell table:number-columns-repeated="2" office:value-type="float" office:value="1.635" calcext:value-type="float">
            <text:p>1.635</text:p>
          </table:table-cell>
          <table:table-cell office:value-type="string" calcext:value-type="string">
            <text:p>evolve_executor.py:100(pregen_batches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19.058" calcext:value-type="float">
            <text:p>19.05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spydercustomize.py:106(__init__)</text:p>
          </table:table-cell>
          <table:table-cell table:number-columns-repeated="5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evolve_executor.py:91(glue_book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arnings.wa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CloseHandle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89(__ex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75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thread.allocate_lock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.087" calcext:value-type="float">
            <text:p>1.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08(__init__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947" calcext:value-type="float">
            <text:p>0.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.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11448" calcext:value-type="float">
            <text:p>1144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WaitForSingleObject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045(__del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exc_info}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87" calcext:value-type="float">
            <text:p>0.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getattr}</text:p>
          </table:table-cell>
          <table:table-cell table:number-columns-repeated="5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string" calcext:value-type="string">
            <text:p>{built-in method numpy.asarray}</text:p>
          </table:table-cell>
          <table:table-cell table:number-columns-repeated="5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GetExitCodeProces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445(_internal_poll)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16(select_from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40(_get_handles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00(Close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41(_cleanup)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434(is_dir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evolve_executor.py:102(&lt;listcomp&gt;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olve_executor.py:103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textlib.py:486(__enter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string" calcext:value-type="string">
            <text:p>evolve_executor.py:104(&lt;listcomp&gt;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nt.ScandirIterator' objects}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27(stat)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DIR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ape_base.py:739(array_split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cumsum' of 'numpy.ndarray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umpy.array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numeric.py:51(_wrapfunc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__array_function__ internals&gt;:2(swapaxes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12-01" calcext:value-type="date">
            <text:p>12/01/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{built-in method numpy.core._multiarray_umath.implement_array_function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numeric.py:550(swapaxes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swapaxes' of 'numpy.ndarray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fromnumeric.py:38(_wrapit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&lt;__array_function__ internals&gt;:2(array_split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omnumeric.py:546(_swapaxes_dispatcher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divmod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ape_base.py:735(_array_split_dispatcher)</text:p>
          </table:table-cell>
          <table:table-cell table:number-columns-repeated="5"/>
        </table:table-row>
      </table:table>
      <table:table table:name="Sheet8" table:style-name="ta1">
        <table:table-column table:style-name="co1" table:number-columns-repeated="11" table:default-cell-style-name="Default"/>
        <table:table-row table:style-name="ro1">
          <table:table-cell table:style-name="ce4" office:value-type="string" calcext:value-type="string">
            <text:p>ncalls</text:p>
          </table:table-cell>
          <table:table-cell table:style-name="ce4" office:value-type="string" calcext:value-type="string">
            <text:p>tottime</text:p>
          </table:table-cell>
          <table:table-cell table:style-name="ce4" office:value-type="string" calcext:value-type="string">
            <text:p>percall</text:p>
          </table:table-cell>
          <table:table-cell table:style-name="ce4" office:value-type="string" calcext:value-type="string">
            <text:p>cumtime</text:p>
          </table:table-cell>
          <table:table-cell table:style-name="ce4" office:value-type="string" calcext:value-type="string">
            <text:p>percall</text:p>
          </table:table-cell>
          <table:table-cell table:style-name="ce5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.944" calcext:value-type="float">
            <text:p>19.944</text:p>
          </table:table-cell>
          <table:table-cell office:value-type="float" office:value="0.02" calcext:value-type="float">
            <text:p>0.02</text:p>
          </table:table-cell>
          <table:table-cell office:value-type="float" office:value="19.944" calcext:value-type="float">
            <text:p>19.9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{built-in method _winapi.CreateProcess}</text:p>
          </table:table-cell>
          <table:table-cell table:number-columns-repeated="4"/>
          <table:table-cell office:value-type="string" calcext:value-type="string">
            <text:p>166002203 function calls (166002192 primitive calls) in 76.645 second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14.615" calcext:value-type="float">
            <text:p>14.615</text:p>
          </table:table-cell>
          <table:table-cell office:value-type="float" office:value="0.015" calcext:value-type="float">
            <text:p>0.015</text:p>
          </table:table-cell>
          <table:table-cell office:value-type="float" office:value="26.521" calcext:value-type="float">
            <text:p>26.52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evolve_executor.py:218(&lt;listcomp&gt;)</text:p>
          </table:table-cell>
          <table:table-cell table:number-columns-repeated="4"/>
          <table:table-cell office:value-type="string" calcext:value-type="string">
            <text:p>Ordered by: internal time</text:p>
          </table:table-cell>
        </table:table-row>
        <table:table-row table:style-name="ro1">
          <table:table-cell office:value-type="float" office:value="127049228" calcext:value-type="float">
            <text:p>127049228</text:p>
          </table:table-cell>
          <table:table-cell office:value-type="float" office:value="13.085" calcext:value-type="float">
            <text:p>13.085</text:p>
          </table:table-cell>
          <table:table-cell office:value-type="float" office:value="0" calcext:value-type="float">
            <text:p>0</text:p>
          </table:table-cell>
          <table:table-cell office:value-type="float" office:value="13.085" calcext:value-type="float">
            <text:p>13.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845" calcext:value-type="float">
            <text:p>2.845</text:p>
          </table:table-cell>
          <table:table-cell office:value-type="float" office:value="0" calcext:value-type="float">
            <text:p>0</text:p>
          </table:table-cell>
          <table:table-cell office:value-type="float" office:value="14.006" calcext:value-type="float">
            <text:p>14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129(wrangle_biodata)</text:p>
          </table:table-cell>
          <table:table-cell table:number-columns-repeated="4"/>
          <table:table-cell office:value-type="string" calcext:value-type="string">
            <text:p>1m 22s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594" calcext:value-type="float">
            <text:p>2.594</text:p>
          </table:table-cell>
          <table:table-cell office:value-type="float" office:value="0" calcext:value-type="float">
            <text:p>0</text:p>
          </table:table-cell>
          <table:table-cell office:value-type="float" office:value="2.725" calcext:value-type="float">
            <text:p>2.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62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517" calcext:value-type="float">
            <text:p>2.517</text:p>
          </table:table-cell>
          <table:table-cell office:value-type="float" office:value="0.003" calcext:value-type="float">
            <text:p>0.003</text:p>
          </table:table-cell>
          <table:table-cell office:value-type="float" office:value="2.517" calcext:value-type="float">
            <text:p>2.5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{built-in method _winapi.TerminateProces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391" calcext:value-type="float">
            <text:p>2.391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685" calcext:value-type="float">
            <text:p>1.685</text:p>
          </table:table-cell>
          <table:table-cell office:value-type="float" office:value="0" calcext:value-type="float">
            <text:p>0</text:p>
          </table:table-cell>
          <table:table-cell office:value-type="float" office:value="2.384" calcext:value-type="float">
            <text:p>2.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456" calcext:value-type="float">
            <text:p>1.456</text:p>
          </table:table-cell>
          <table:table-cell office:value-type="float" office:value="0" calcext:value-type="float">
            <text:p>0</text:p>
          </table:table-cell>
          <table:table-cell office:value-type="float" office:value="1.456" calcext:value-type="float">
            <text:p>1.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437" calcext:value-type="float">
            <text:p>1.437</text:p>
          </table:table-cell>
          <table:table-cell office:value-type="float" office:value="0.001" calcext:value-type="float">
            <text:p>0.001</text:p>
          </table:table-cell>
          <table:table-cell office:value-type="float" office:value="1.628" calcext:value-type="float">
            <text:p>1.62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19433184" calcext:value-type="float">
            <text:p>19433184</text:p>
          </table:table-cell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192216" calcext:value-type="float">
            <text:p>192216</text:p>
          </table:table-cell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  <table:table-cell office:value-type="float" office:value="2.313" calcext:value-type="float">
            <text:p>2.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56(_select_from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062" calcext:value-type="float">
            <text:p>1.062</text:p>
          </table:table-cell>
          <table:table-cell office:value-type="float" office:value="0" calcext:value-type="float">
            <text:p>0</text:p>
          </table:table-cell>
          <table:table-cell office:value-type="float" office:value="1.062" calcext:value-type="float">
            <text:p>1.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949" calcext:value-type="float">
            <text:p>0.949</text:p>
          </table:table-cell>
          <table:table-cell office:value-type="float" office:value="0" calcext:value-type="float">
            <text:p>0</text:p>
          </table:table-cell>
          <table:table-cell office:value-type="float" office:value="0.951" calcext:value-type="float">
            <text:p>0.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74" calcext:value-type="float">
            <text:p>0.74</text:p>
          </table:table-cell>
          <table:table-cell office:value-type="float" office:value="0.001" calcext:value-type="float">
            <text:p>0.001</text:p>
          </table:table-cell>
          <table:table-cell office:value-type="float" office:value="0.74" calcext:value-type="float">
            <text:p>0.7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706" calcext:value-type="float">
            <text:p>0.706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1409055" calcext:value-type="float">
            <text:p>1409055</text:p>
          </table:table-cell>
          <table:table-cell office:value-type="float" office:value="0.693" calcext:value-type="float">
            <text:p>0.693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1558608" calcext:value-type="float">
            <text:p>1558608</text:p>
          </table:table-cell>
          <table:table-cell office:value-type="float" office:value="0.686" calcext:value-type="float">
            <text:p>0.686</text:p>
          </table:table-cell>
          <table:table-cell office:value-type="float" office:value="0" calcext:value-type="float">
            <text:p>0</text:p>
          </table:table-cell>
          <table:table-cell office:value-type="float" office:value="0.686" calcext:value-type="float">
            <text:p>0.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674" calcext:value-type="float">
            <text:p>0.674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.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496" calcext:value-type="float">
            <text:p>0.496</text:p>
          </table:table-cell>
          <table:table-cell office:value-type="float" office:value="0" calcext:value-type="float">
            <text:p>0</text:p>
          </table:table-cell>
          <table:table-cell office:value-type="float" office:value="1.468" calcext:value-type="float">
            <text:p>1.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office:value-type="float" office:value="0.465" calcext:value-type="float">
            <text:p>0.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5040263" calcext:value-type="float">
            <text:p>5040263</text:p>
          </table:table-cell>
          <table:table-cell office:value-type="float" office:value="0.429" calcext:value-type="float">
            <text:p>0.429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391" calcext:value-type="float">
            <text:p>0.391</text:p>
          </table:table-cell>
          <table:table-cell office:value-type="float" office:value="0" calcext:value-type="float">
            <text:p>0</text:p>
          </table:table-cell>
          <table:table-cell office:value-type="float" office:value="0.391" calcext:value-type="float">
            <text:p>0.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194095" calcext:value-type="float">
            <text:p>194095</text:p>
          </table:table-cell>
          <table:table-cell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DBB9BC60}</text:p>
          </table:table-cell>
          <table:table-cell table:number-columns-repeated="5"/>
        </table:table-row>
        <table:table-row table:style-name="ro1">
          <table:table-cell office:value-type="float" office:value="422712" calcext:value-type="float">
            <text:p>422712</text:p>
          </table:table-cell>
          <table:table-cell office:value-type="float" office:value="0.354" calcext:value-type="float">
            <text:p>0.354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352" calcext:value-type="float">
            <text:p>0.352</text:p>
          </table:table-cell>
          <table:table-cell office:value-type="float" office:value="0" calcext:value-type="float">
            <text:p>0</text:p>
          </table:table-cell>
          <table:table-cell office:value-type="float" office:value="0.386" calcext:value-type="float">
            <text:p>0.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20586" calcext:value-type="float">
            <text:p>4020586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237" calcext:value-type="float">
            <text:p>0.237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.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194095" calcext:value-type="float">
            <text:p>194095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627" calcext:value-type="float">
            <text:p>0.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192095" calcext:value-type="float">
            <text:p>192095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98(_make_child_relpath)</text:p>
          </table:table-cell>
          <table:table-cell table:number-columns-repeated="5"/>
        </table:table-row>
        <table:table-row table:style-name="ro1">
          <table:table-cell office:value-type="float" office:value="908338" calcext:value-type="float">
            <text:p>908338</text:p>
          </table:table-cell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01" calcext:value-type="float">
            <text:p>0.001</text:p>
          </table:table-cell>
          <table:table-cell office:value-type="float" office:value="0.584" calcext:value-type="float">
            <text:p>0.58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evolve_executor.py:172(&lt;listcomp&gt;)</text:p>
          </table:table-cell>
          <table:table-cell table:number-columns-repeated="5"/>
        </table:table-row>
        <table:table-row table:style-name="ro1">
          <table:table-cell office:value-type="float" office:value="192095" calcext:value-type="float">
            <text:p>192095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fullmatch' of 're.Pattern' objects}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.py:173(&lt;listcomp&gt;)</text:p>
          </table:table-cell>
          <table:table-cell table:number-columns-repeated="5"/>
        </table:table-row>
        <table:table-row table:style-name="ro1">
          <table:table-cell office:value-type="float" office:value="194099" calcext:value-type="float">
            <text:p>194099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192216" calcext:value-type="float">
            <text:p>192216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2.447" calcext:value-type="float">
            <text:p>2.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66(glob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67" calcext:value-type="float">
            <text:p>0.067</text:p>
          </table:table-cell>
          <table:table-cell table:number-columns-repeated="2" office:value-type="float" office:value="26.01" calcext:value-type="float">
            <text:p>26.01</text:p>
          </table:table-cell>
          <table:table-cell office:value-type="string" calcext:value-type="string">
            <text:p>evolve_executor.py:156(bunch_run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2.792" calcext:value-type="float">
            <text:p>2.79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.py:60(replace_old_with_new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194095" calcext:value-type="float">
            <text:p>194095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384190" calcext:value-type="float">
            <text:p>38419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30(_select_from)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2.494" calcext:value-type="float">
            <text:p>2.494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evolve_executor.py:171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subprocess.py:1547(terminate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candir}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175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20.017" calcext:value-type="float">
            <text:p>20.01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ubprocess.py:1334(_execute_child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07(_close_pipe_fds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20.04" calcext:value-type="float">
            <text:p>20.0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ubprocess.py:756(__in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174(&lt;listcomp&gt;)</text:p>
          </table:table-cell>
          <table:table-cell table:number-columns-repeated="5"/>
        </table:table-row>
        <table:table-row table:style-name="ro1">
          <table:table-cell office:value-type="float" office:value="14248" calcext:value-type="float">
            <text:p>1424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178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20.052" calcext:value-type="float">
            <text:p>20.05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pydercustomize.py:106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107" calcext:value-type="float">
            <text:p>1.10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1.573" calcext:value-type="float">
            <text:p>1.573</text:p>
          </table:table-cell>
          <table:table-cell office:value-type="string" calcext:value-type="string">
            <text:p>evolve_executor.py:100(pregen_batches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.py:91(glue_book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arnings.warn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89(__ex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CloseHandle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75(__in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thread.allocate_lock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08(__init__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.094" calcext:value-type="float">
            <text:p>1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955" calcext:value-type="float">
            <text:p>0.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468" calcext:value-type="float">
            <text:p>0.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11448" calcext:value-type="float">
            <text:p>1144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045(__del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WaitForSingleObject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exc_info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.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getattr}</text:p>
          </table:table-cell>
          <table:table-cell table:number-columns-repeated="5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string" calcext:value-type="string">
            <text:p>{built-in method numpy.asarray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GetExitCodeProces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445(_internal_poll)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40(_get_handles)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16(select_from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00(Clos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41(_cleanup)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434(is_dir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evolve_executor.py:102(&lt;listcomp&gt;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olve_executor.py:103(&lt;listcomp&gt;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evolve_executor.py:104(&lt;listcomp&gt;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textlib.py:486(__enter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27(stat)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nt.ScandirIterator' objects}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DIR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ape_base.py:739(array_split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cumsum' of 'numpy.ndarray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umpy.array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numeric.py:51(_wrapfunc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12-01" calcext:value-type="date">
            <text:p>12/01/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{built-in method numpy.core._multiarray_umath.implement_array_function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__array_function__ internals&gt;:2(swapaxes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swapaxes' of 'numpy.ndarray' objects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numeric.py:550(swapaxe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&lt;__array_function__ internals&gt;:2(array_split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fromnumeric.py:38(_wrapit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omnumeric.py:546(_swapaxes_dispatcher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divmod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ape_base.py:735(_array_split_dispatcher)</text:p>
          </table:table-cell>
          <table:table-cell table:number-columns-repeated="5"/>
        </table:table-row>
      </table:table>
      <table:table table:name="Sheet11" table:style-name="ta1">
        <table:table-column table:style-name="co1" table:number-columns-repeated="15" table:default-cell-style-name="Default"/>
        <table:table-row table:style-name="ro1">
          <table:table-cell table:style-name="ce4" office:value-type="string" calcext:value-type="string">
            <text:p>ncalls</text:p>
          </table:table-cell>
          <table:table-cell table:style-name="ce4" office:value-type="string" calcext:value-type="string">
            <text:p>tottime</text:p>
          </table:table-cell>
          <table:table-cell table:style-name="ce4" office:value-type="string" calcext:value-type="string">
            <text:p>percall</text:p>
          </table:table-cell>
          <table:table-cell table:style-name="ce4" office:value-type="string" calcext:value-type="string">
            <text:p>cumtime</text:p>
          </table:table-cell>
          <table:table-cell table:style-name="ce4" office:value-type="string" calcext:value-type="string">
            <text:p>percall</text:p>
          </table:table-cell>
          <table:table-cell table:style-name="ce4" office:value-type="string" calcext:value-type="string">
            <text:p>filename:lineno(function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067.085" calcext:value-type="float">
            <text:p>4067.085</text:p>
          </table:table-cell>
          <table:table-cell office:value-type="float" office:value="0.194" calcext:value-type="float">
            <text:p>0.194</text:p>
          </table:table-cell>
          <table:table-cell office:value-type="float" office:value="4067.085" calcext:value-type="float">
            <text:p>4067.085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{built-in method _winapi.CreateProcess}</text:p>
          </table:table-cell>
          <table:table-cell table:number-columns-repeated="4"/>
          <table:table-cell office:value-type="string" calcext:value-type="string">
            <text:p>2949312870 function calls (2949312659 primitive calls) in 9523.499 seconds</text:p>
          </table:table-cell>
          <table:table-cell table:number-columns-repeated="4"/>
        </table:table-row>
        <table:table-row table:style-name="ro1">
          <table:table-cell office:value-type="float" office:value="108086567" calcext:value-type="float">
            <text:p>108086567</text:p>
          </table:table-cell>
          <table:table-cell office:value-type="float" office:value="1040.076" calcext:value-type="float">
            <text:p>1040.076</text:p>
          </table:table-cell>
          <table:table-cell office:value-type="float" office:value="0" calcext:value-type="float">
            <text:p>0</text:p>
          </table:table-cell>
          <table:table-cell office:value-type="float" office:value="2073.459" calcext:value-type="float">
            <text:p>2073.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56(_select_from)</text:p>
          </table:table-cell>
          <table:table-cell table:number-columns-repeated="4"/>
          <table:table-cell office:value-type="string" calcext:value-type="string">
            <text:p>Ordered by: internal time</text:p>
          </table:table-cell>
          <table:table-cell/>
          <table:table-cell table:style-name="ce11" office:value-type="string" calcext:value-type="string">
            <text:p>2h 38m 43s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550.208" calcext:value-type="float">
            <text:p>550.208</text:p>
          </table:table-cell>
          <table:table-cell office:value-type="float" office:value="0.026" calcext:value-type="float">
            <text:p>0.026</text:p>
          </table:table-cell>
          <table:table-cell office:value-type="float" office:value="1008.188" calcext:value-type="float">
            <text:p>1008.188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evolve_executor.py:242(&lt;listcomp&gt;)</text:p>
          </table:table-cell>
          <table:table-cell table:number-columns-repeated="4"/>
          <table:table-cell office:value-type="string" calcext:value-type="string">
            <text:p>&gt;3h 48m 12s + 16m</text:p>
          </table:table-cell>
          <table:table-cell/>
          <table:table-cell table:style-name="ce11" office:value-type="string" calcext:value-type="string">
            <text:p>Started ~1805</text:p>
          </table:table-cell>
          <table:table-cell/>
          <table:table-cell table:style-name="ce11" office:value-type="string" calcext:value-type="string">
            <text:p>7300 started at 18:21:22</text:p>
          </table:table-cell>
        </table:table-row>
        <table:table-row table:style-name="ro1">
          <table:table-cell office:value-type="float" office:value="440553902" calcext:value-type="float">
            <text:p>440553902</text:p>
          </table:table-cell>
          <table:table-cell office:value-type="float" office:value="505.048" calcext:value-type="float">
            <text:p>505.048</text:p>
          </table:table-cell>
          <table:table-cell office:value-type="float" office:value="0" calcext:value-type="float">
            <text:p>0</text:p>
          </table:table-cell>
          <table:table-cell office:value-type="float" office:value="505.048" calcext:value-type="float">
            <text:p>505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21000, start_step=0, interval=1, delete=True, prep=False, speed=False)</text:p>
          </table:table-cell>
          <table:table-cell table:number-columns-repeated="4"/>
        </table:table-row>
        <table:table-row table:style-name="ro1">
          <table:table-cell office:value-type="float" office:value="108125440" calcext:value-type="float">
            <text:p>108125440</text:p>
          </table:table-cell>
          <table:table-cell office:value-type="float" office:value="469.7" calcext:value-type="float">
            <text:p>469.7</text:p>
          </table:table-cell>
          <table:table-cell office:value-type="float" office:value="0" calcext:value-type="float">
            <text:p>0</text:p>
          </table:table-cell>
          <table:table-cell office:value-type="float" office:value="469.7" calcext:value-type="float">
            <text:p>46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DBB9BC60}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77.833" calcext:value-type="float">
            <text:p>277.833</text:p>
          </table:table-cell>
          <table:table-cell office:value-type="float" office:value="0.013" calcext:value-type="float">
            <text:p>0.013</text:p>
          </table:table-cell>
          <table:table-cell office:value-type="float" office:value="277.833" calcext:value-type="float">
            <text:p>277.83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{built-in method _winapi.TerminateProcess}</text:p>
          </table:table-cell>
          <table:table-cell table:number-columns-repeated="9"/>
        </table:table-row>
        <table:table-row table:style-name="ro1">
          <table:table-cell office:value-type="float" office:value="324568453" calcext:value-type="float">
            <text:p>324568453</text:p>
          </table:table-cell>
          <table:table-cell office:value-type="float" office:value="244.039" calcext:value-type="float">
            <text:p>244.039</text:p>
          </table:table-cell>
          <table:table-cell office:value-type="float" office:value="0" calcext:value-type="float">
            <text:p>0</text:p>
          </table:table-cell>
          <table:table-cell office:value-type="float" office:value="344.149" calcext:value-type="float">
            <text:p>344.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9"/>
        </table:table-row>
        <table:table-row table:style-name="ro1">
          <table:table-cell office:value-type="float" office:value="-434580378" calcext:value-type="float">
            <text:p>-434580378</text:p>
          </table:table-cell>
          <table:table-cell office:value-type="float" office:value="213.949" calcext:value-type="float">
            <text:p>213.949</text:p>
          </table:table-cell>
          <table:table-cell office:value-type="float" office:value="-0" calcext:value-type="float">
            <text:p>0</text:p>
          </table:table-cell>
          <table:table-cell office:value-type="float" office:value="213.949" calcext:value-type="float">
            <text:p>213.949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9"/>
        </table:table-row>
        <table:table-row table:style-name="ro1">
          <table:table-cell office:value-type="float" office:value="108125440" calcext:value-type="float">
            <text:p>108125440</text:p>
          </table:table-cell>
          <table:table-cell office:value-type="float" office:value="186.291" calcext:value-type="float">
            <text:p>186.291</text:p>
          </table:table-cell>
          <table:table-cell office:value-type="float" office:value="0" calcext:value-type="float">
            <text:p>0</text:p>
          </table:table-cell>
          <table:table-cell office:value-type="float" office:value="706.24" calcext:value-type="float">
            <text:p>706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9"/>
        </table:table-row>
        <table:table-row table:style-name="ro1">
          <table:table-cell office:value-type="float" office:value="108083440" calcext:value-type="float">
            <text:p>108083440</text:p>
          </table:table-cell>
          <table:table-cell office:value-type="float" office:value="170.109" calcext:value-type="float">
            <text:p>170.109</text:p>
          </table:table-cell>
          <table:table-cell office:value-type="float" office:value="0" calcext:value-type="float">
            <text:p>0</text:p>
          </table:table-cell>
          <table:table-cell office:value-type="float" office:value="876.25" calcext:value-type="float">
            <text:p>87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98(_make_child_relpath)</text:p>
          </table:table-cell>
          <table:table-cell table:number-columns-repeated="9"/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117.6" calcext:value-type="float">
            <text:p>117.6</text:p>
          </table:table-cell>
          <table:table-cell office:value-type="float" office:value="0.001" calcext:value-type="float">
            <text:p>0.001</text:p>
          </table:table-cell>
          <table:table-cell office:value-type="float" office:value="123.075" calcext:value-type="float">
            <text:p>123.07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.py:63(&lt;listcomp&gt;)</text:p>
          </table:table-cell>
          <table:table-cell table:number-columns-repeated="9"/>
        </table:table-row>
        <table:table-row table:style-name="ro1">
          <table:table-cell office:value-type="float" office:value="260471031" calcext:value-type="float">
            <text:p>260471031</text:p>
          </table:table-cell>
          <table:table-cell office:value-type="float" office:value="115.81" calcext:value-type="float">
            <text:p>115.81</text:p>
          </table:table-cell>
          <table:table-cell office:value-type="float" office:value="0" calcext:value-type="float">
            <text:p>0</text:p>
          </table:table-cell>
          <table:table-cell office:value-type="float" office:value="115.81" calcext:value-type="float">
            <text:p>115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9"/>
        </table:table-row>
        <table:table-row table:style-name="ro1">
          <table:table-cell office:value-type="float" office:value="14770135" calcext:value-type="float">
            <text:p>14770135</text:p>
          </table:table-cell>
          <table:table-cell office:value-type="float" office:value="109.679" calcext:value-type="float">
            <text:p>109.679</text:p>
          </table:table-cell>
          <table:table-cell office:value-type="float" office:value="0" calcext:value-type="float">
            <text:p>0</text:p>
          </table:table-cell>
          <table:table-cell office:value-type="float" office:value="538.38" calcext:value-type="float">
            <text:p>538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136(wrangle_biodata)</text:p>
          </table:table-cell>
          <table:table-cell table:number-columns-repeated="9"/>
        </table:table-row>
        <table:table-row table:style-name="ro1">
          <table:table-cell office:value-type="float" office:value="108083440" calcext:value-type="float">
            <text:p>108083440</text:p>
          </table:table-cell>
          <table:table-cell office:value-type="float" office:value="103.93" calcext:value-type="float">
            <text:p>103.93</text:p>
          </table:table-cell>
          <table:table-cell office:value-type="float" office:value="0" calcext:value-type="float">
            <text:p>0</text:p>
          </table:table-cell>
          <table:table-cell office:value-type="float" office:value="103.93" calcext:value-type="float">
            <text:p>103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fullmatch' of 're.Pattern' objects}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99.499" calcext:value-type="float">
            <text:p>99.499</text:p>
          </table:table-cell>
          <table:table-cell office:value-type="float" office:value="0.032" calcext:value-type="float">
            <text:p>0.032</text:p>
          </table:table-cell>
          <table:table-cell office:value-type="float" office:value="394.573" calcext:value-type="float">
            <text:p>394.573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evolve_executor.py:188(&lt;listcomp&gt;)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98.561" calcext:value-type="float">
            <text:p>98.561</text:p>
          </table:table-cell>
          <table:table-cell office:value-type="float" office:value="0.032" calcext:value-type="float">
            <text:p>0.032</text:p>
          </table:table-cell>
          <table:table-cell office:value-type="float" office:value="174.182" calcext:value-type="float">
            <text:p>174.182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evolve_executor.py:189(&lt;listcomp&gt;)</text:p>
          </table:table-cell>
          <table:table-cell table:number-columns-repeated="9"/>
        </table:table-row>
        <table:table-row table:style-name="ro1">
          <table:table-cell office:value-type="float" office:value="14770135" calcext:value-type="float">
            <text:p>14770135</text:p>
          </table:table-cell>
          <table:table-cell office:value-type="float" office:value="91.997" calcext:value-type="float">
            <text:p>91.997</text:p>
          </table:table-cell>
          <table:table-cell office:value-type="float" office:value="0" calcext:value-type="float">
            <text:p>0</text:p>
          </table:table-cell>
          <table:table-cell office:value-type="float" office:value="118.271" calcext:value-type="float">
            <text:p>118.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76.495" calcext:value-type="float">
            <text:p>76.495</text:p>
          </table:table-cell>
          <table:table-cell office:value-type="float" office:value="0.024" calcext:value-type="float">
            <text:p>0.024</text:p>
          </table:table-cell>
          <table:table-cell office:value-type="float" office:value="100.54" calcext:value-type="float">
            <text:p>100.5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evolve_executor.py:194(&lt;listcomp&gt;)</text:p>
          </table:table-cell>
          <table:table-cell table:number-columns-repeated="9"/>
        </table:table-row>
        <table:table-row table:style-name="ro1">
          <table:table-cell office:value-type="float" office:value="108086567" calcext:value-type="float">
            <text:p>108086567</text:p>
          </table:table-cell>
          <table:table-cell office:value-type="float" office:value="75.141" calcext:value-type="float">
            <text:p>75.141</text:p>
          </table:table-cell>
          <table:table-cell office:value-type="float" office:value="0" calcext:value-type="float">
            <text:p>0</text:p>
          </table:table-cell>
          <table:table-cell office:value-type="float" office:value="2151.301" calcext:value-type="float">
            <text:p>2151.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66(glob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72.791" calcext:value-type="float">
            <text:p>72.791</text:p>
          </table:table-cell>
          <table:table-cell office:value-type="float" office:value="0.003" calcext:value-type="float">
            <text:p>0.003</text:p>
          </table:table-cell>
          <table:table-cell office:value-type="float" office:value="80.066" calcext:value-type="float">
            <text:p>80.06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9"/>
        </table:table-row>
        <table:table-row table:style-name="ro1">
          <table:table-cell office:value-type="float" office:value="14770135" calcext:value-type="float">
            <text:p>14770135</text:p>
          </table:table-cell>
          <table:table-cell office:value-type="float" office:value="68.872" calcext:value-type="float">
            <text:p>68.872</text:p>
          </table:table-cell>
          <table:table-cell office:value-type="float" office:value="0" calcext:value-type="float">
            <text:p>0</text:p>
          </table:table-cell>
          <table:table-cell office:value-type="float" office:value="96.414" calcext:value-type="float">
            <text:p>96.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9"/>
        </table:table-row>
        <table:table-row table:style-name="ro1">
          <table:table-cell office:value-type="float" office:value="152477851" calcext:value-type="float">
            <text:p>152477851</text:p>
          </table:table-cell>
          <table:table-cell office:value-type="float" office:value="68.108" calcext:value-type="float">
            <text:p>68.108</text:p>
          </table:table-cell>
          <table:table-cell office:value-type="float" office:value="0" calcext:value-type="float">
            <text:p>0</text:p>
          </table:table-cell>
          <table:table-cell office:value-type="float" office:value="68.108" calcext:value-type="float">
            <text:p>68.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62.261" calcext:value-type="float">
            <text:p>62.261</text:p>
          </table:table-cell>
          <table:table-cell office:value-type="float" office:value="0.02" calcext:value-type="float">
            <text:p>0.02</text:p>
          </table:table-cell>
          <table:table-cell office:value-type="float" office:value="102.198" calcext:value-type="float">
            <text:p>102.198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evolve_executor.py:195(&lt;listcomp&gt;)</text:p>
          </table:table-cell>
          <table:table-cell table:number-columns-repeated="9"/>
        </table:table-row>
        <table:table-row table:style-name="ro1">
          <table:table-cell office:value-type="float" office:value="108125444" calcext:value-type="float">
            <text:p>108125444</text:p>
          </table:table-cell>
          <table:table-cell office:value-type="float" office:value="59.251" calcext:value-type="float">
            <text:p>59.251</text:p>
          </table:table-cell>
          <table:table-cell office:value-type="float" office:value="0" calcext:value-type="float">
            <text:p>0</text:p>
          </table:table-cell>
          <table:table-cell office:value-type="float" office:value="100.109" calcext:value-type="float">
            <text:p>10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9"/>
        </table:table-row>
        <table:table-row table:style-name="ro1">
          <table:table-cell office:value-type="float" office:value="14770135" calcext:value-type="float">
            <text:p>14770135</text:p>
          </table:table-cell>
          <table:table-cell office:value-type="float" office:value="57.136" calcext:value-type="float">
            <text:p>57.136</text:p>
          </table:table-cell>
          <table:table-cell office:value-type="float" office:value="0" calcext:value-type="float">
            <text:p>0</text:p>
          </table:table-cell>
          <table:table-cell office:value-type="float" office:value="57.136" calcext:value-type="float">
            <text:p>57.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9"/>
        </table:table-row>
        <table:table-row table:style-name="ro1">
          <table:table-cell office:value-type="float" office:value="789594592" calcext:value-type="float">
            <text:p>789594592</text:p>
          </table:table-cell>
          <table:table-cell office:value-type="float" office:value="53.816" calcext:value-type="float">
            <text:p>53.816</text:p>
          </table:table-cell>
          <table:table-cell office:value-type="float" office:value="0" calcext:value-type="float">
            <text:p>0</text:p>
          </table:table-cell>
          <table:table-cell office:value-type="float" office:value="53.816" calcext:value-type="float">
            <text:p>53.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9"/>
        </table:table-row>
        <table:table-row table:style-name="ro1">
          <table:table-cell office:value-type="float" office:value="108125440" calcext:value-type="float">
            <text:p>108125440</text:p>
          </table:table-cell>
          <table:table-cell office:value-type="float" office:value="50.249" calcext:value-type="float">
            <text:p>50.249</text:p>
          </table:table-cell>
          <table:table-cell office:value-type="float" office:value="0" calcext:value-type="float">
            <text:p>0</text:p>
          </table:table-cell>
          <table:table-cell office:value-type="float" office:value="50.249" calcext:value-type="float">
            <text:p>50.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9"/>
        </table:table-row>
        <table:table-row table:style-name="ro1">
          <table:table-cell office:value-type="float" office:value="216166880" calcext:value-type="float">
            <text:p>216166880</text:p>
          </table:table-cell>
          <table:table-cell office:value-type="float" office:value="44.673" calcext:value-type="float">
            <text:p>44.673</text:p>
          </table:table-cell>
          <table:table-cell office:value-type="float" office:value="0" calcext:value-type="float">
            <text:p>0</text:p>
          </table:table-cell>
          <table:table-cell office:value-type="float" office:value="44.673" calcext:value-type="float">
            <text:p>44.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30(_select_from)</text:p>
          </table:table-cell>
          <table:table-cell table:number-columns-repeated="9"/>
        </table:table-row>
        <table:table-row table:style-name="ro1">
          <table:table-cell office:value-type="float" office:value="14770135" calcext:value-type="float">
            <text:p>14770135</text:p>
          </table:table-cell>
          <table:table-cell office:value-type="float" office:value="41.464" calcext:value-type="float">
            <text:p>41.464</text:p>
          </table:table-cell>
          <table:table-cell office:value-type="float" office:value="0" calcext:value-type="float">
            <text:p>0</text:p>
          </table:table-cell>
          <table:table-cell office:value-type="float" office:value="41.464" calcext:value-type="float">
            <text:p>41.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.01" calcext:value-type="float">
            <text:p>40.01</text:p>
          </table:table-cell>
          <table:table-cell table:number-columns-repeated="2" office:value-type="float" office:value="7389.923" calcext:value-type="float">
            <text:p>7389.923</text:p>
          </table:table-cell>
          <table:table-cell office:value-type="string" calcext:value-type="string">
            <text:p>evolve_executor.py:163(bunch_run)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37.675" calcext:value-type="float">
            <text:p>37.675</text:p>
          </table:table-cell>
          <table:table-cell office:value-type="float" office:value="0.012" calcext:value-type="float">
            <text:p>0.012</text:p>
          </table:table-cell>
          <table:table-cell office:value-type="float" office:value="2188.976" calcext:value-type="float">
            <text:p>2188.97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volve_executor.py:181(&lt;listcomp&gt;)</text:p>
          </table:table-cell>
          <table:table-cell table:number-columns-repeated="9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32.487" calcext:value-type="float">
            <text:p>32.487</text:p>
          </table:table-cell>
          <table:table-cell office:value-type="float" office:value="0.002" calcext:value-type="float">
            <text:p>0.002</text:p>
          </table:table-cell>
          <table:table-cell office:value-type="float" office:value="32.487" calcext:value-type="float">
            <text:p>32.48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9"/>
        </table:table-row>
        <table:table-row table:style-name="ro1">
          <table:table-cell office:value-type="float" office:value="42002" calcext:value-type="float">
            <text:p>42002</text:p>
          </table:table-cell>
          <table:table-cell office:value-type="float" office:value="23.858" calcext:value-type="float">
            <text:p>23.858</text:p>
          </table:table-cell>
          <table:table-cell office:value-type="float" office:value="0.001" calcext:value-type="float">
            <text:p>0.001</text:p>
          </table:table-cell>
          <table:table-cell office:value-type="float" office:value="23.858" calcext:value-type="float">
            <text:p>23.85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9"/>
        </table:table-row>
        <table:table-row table:style-name="ro1">
          <table:table-cell office:value-type="float" office:value="14770135" calcext:value-type="float">
            <text:p>14770135</text:p>
          </table:table-cell>
          <table:table-cell office:value-type="float" office:value="22.662" calcext:value-type="float">
            <text:p>22.662</text:p>
          </table:table-cell>
          <table:table-cell office:value-type="float" office:value="0" calcext:value-type="float">
            <text:p>0</text:p>
          </table:table-cell>
          <table:table-cell office:value-type="float" office:value="335.947" calcext:value-type="float">
            <text:p>335.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9"/>
        </table:table-row>
        <table:table-row table:style-name="ro1">
          <table:table-cell office:value-type="float" office:value="63003" calcext:value-type="float">
            <text:p>63003</text:p>
          </table:table-cell>
          <table:table-cell office:value-type="float" office:value="21.628" calcext:value-type="float">
            <text:p>21.628</text:p>
          </table:table-cell>
          <table:table-cell office:value-type="float" office:value="0" calcext:value-type="float">
            <text:p>0</text:p>
          </table:table-cell>
          <table:table-cell office:value-type="float" office:value="21.676" calcext:value-type="float">
            <text:p>21.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20.368" calcext:value-type="float">
            <text:p>20.368</text:p>
          </table:table-cell>
          <table:table-cell office:value-type="float" office:value="0.007" calcext:value-type="float">
            <text:p>0.007</text:p>
          </table:table-cell>
          <table:table-cell office:value-type="float" office:value="20.368" calcext:value-type="float">
            <text:p>20.36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.py:190(&lt;listcomp&gt;)</text:p>
          </table:table-cell>
          <table:table-cell table:number-columns-repeated="9"/>
        </table:table-row>
        <table:table-row table:style-name="ro1">
          <table:table-cell office:value-type="float" office:value="87127" calcext:value-type="float">
            <text:p>87127</text:p>
          </table:table-cell>
          <table:table-cell office:value-type="float" office:value="14.827" calcext:value-type="float">
            <text:p>14.827</text:p>
          </table:table-cell>
          <table:table-cell office:value-type="float" office:value="0" calcext:value-type="float">
            <text:p>0</text:p>
          </table:table-cell>
          <table:table-cell office:value-type="float" office:value="15.016" calcext:value-type="float">
            <text:p>15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14.126" calcext:value-type="float">
            <text:p>14.126</text:p>
          </table:table-cell>
          <table:table-cell office:value-type="float" office:value="0.005" calcext:value-type="float">
            <text:p>0.005</text:p>
          </table:table-cell>
          <table:table-cell office:value-type="float" office:value="14.126" calcext:value-type="float">
            <text:p>14.12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evolve_executor.py:196(&lt;listcomp&gt;)</text:p>
          </table:table-cell>
          <table:table-cell table:number-columns-repeated="9"/>
        </table:table-row>
        <table:table-row table:style-name="ro1">
          <table:table-cell office:value-type="float" office:value="169833426" calcext:value-type="float">
            <text:p>169833426</text:p>
          </table:table-cell>
          <table:table-cell office:value-type="float" office:value="14.048" calcext:value-type="float">
            <text:p>14.048</text:p>
          </table:table-cell>
          <table:table-cell office:value-type="float" office:value="0" calcext:value-type="float">
            <text:p>0</text:p>
          </table:table-cell>
          <table:table-cell office:value-type="float" office:value="14.048" calcext:value-type="float">
            <text:p>14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9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12.114" calcext:value-type="float">
            <text:p>12.114</text:p>
          </table:table-cell>
          <table:table-cell office:value-type="float" office:value="0.001" calcext:value-type="float">
            <text:p>0.001</text:p>
          </table:table-cell>
          <table:table-cell office:value-type="float" office:value="13.296" calcext:value-type="float">
            <text:p>13.29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9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1.507" calcext:value-type="float">
            <text:p>11.507</text:p>
          </table:table-cell>
          <table:table-cell office:value-type="float" office:value="0" calcext:value-type="float">
            <text:p>0</text:p>
          </table:table-cell>
          <table:table-cell office:value-type="float" office:value="11.583" calcext:value-type="float">
            <text:p>11.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9"/>
        </table:table-row>
        <table:table-row table:style-name="ro1">
          <table:table-cell office:value-type="float" office:value="105003" calcext:value-type="float">
            <text:p>105003</text:p>
          </table:table-cell>
          <table:table-cell office:value-type="float" office:value="11.238" calcext:value-type="float">
            <text:p>11.238</text:p>
          </table:table-cell>
          <table:table-cell office:value-type="float" office:value="0" calcext:value-type="float">
            <text:p>0</text:p>
          </table:table-cell>
          <table:table-cell office:value-type="float" office:value="33.354" calcext:value-type="float">
            <text:p>33.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9"/>
        </table:table-row>
        <table:table-row table:style-name="ro1">
          <table:table-cell office:value-type="float" office:value="105003" calcext:value-type="float">
            <text:p>105003</text:p>
          </table:table-cell>
          <table:table-cell office:value-type="float" office:value="9.647" calcext:value-type="float">
            <text:p>9.647</text:p>
          </table:table-cell>
          <table:table-cell office:value-type="float" office:value="0" calcext:value-type="float">
            <text:p>0</text:p>
          </table:table-cell>
          <table:table-cell office:value-type="float" office:value="9.647" calcext:value-type="float">
            <text:p>9.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8.511" calcext:value-type="float">
            <text:p>8.511</text:p>
          </table:table-cell>
          <table:table-cell office:value-type="float" office:value="0.003" calcext:value-type="float">
            <text:p>0.003</text:p>
          </table:table-cell>
          <table:table-cell office:value-type="float" office:value="8.52" calcext:value-type="float">
            <text:p>8.5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{built-in method nt.scandir}</text:p>
          </table:table-cell>
          <table:table-cell table:number-columns-repeated="9"/>
        </table:table-row>
        <table:table-row table:style-name="ro1">
          <table:table-cell office:value-type="float" office:value="14770135" calcext:value-type="float">
            <text:p>14770135</text:p>
          </table:table-cell>
          <table:table-cell office:value-type="float" office:value="7.651" calcext:value-type="float">
            <text:p>7.651</text:p>
          </table:table-cell>
          <table:table-cell office:value-type="float" office:value="0" calcext:value-type="float">
            <text:p>0</text:p>
          </table:table-cell>
          <table:table-cell office:value-type="float" office:value="18.205" calcext:value-type="float">
            <text:p>18.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9"/>
        </table:table-row>
        <table:table-row table:style-name="ro1">
          <table:table-cell office:value-type="float" office:value="29540270" calcext:value-type="float">
            <text:p>29540270</text:p>
          </table:table-cell>
          <table:table-cell office:value-type="float" office:value="6.978" calcext:value-type="float">
            <text:p>6.978</text:p>
          </table:table-cell>
          <table:table-cell office:value-type="float" office:value="0" calcext:value-type="float">
            <text:p>0</text:p>
          </table:table-cell>
          <table:table-cell office:value-type="float" office:value="6.978" calcext:value-type="float">
            <text:p>6.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9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6.439" calcext:value-type="float">
            <text:p>6.439</text:p>
          </table:table-cell>
          <table:table-cell office:value-type="float" office:value="0.001" calcext:value-type="float">
            <text:p>0.001</text:p>
          </table:table-cell>
          <table:table-cell office:value-type="float" office:value="6.439" calcext:value-type="float">
            <text:p>6.43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ort' of 'list' objects}</text:p>
          </table:table-cell>
          <table:table-cell table:number-columns-repeated="9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.564" calcext:value-type="float">
            <text:p>3.564</text:p>
          </table:table-cell>
          <table:table-cell office:value-type="float" office:value="0" calcext:value-type="float">
            <text:p>0</text:p>
          </table:table-cell>
          <table:table-cell office:value-type="float" office:value="126.639" calcext:value-type="float">
            <text:p>126.639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evolve_executor.py:60(replace_old_with_new)</text:p>
          </table:table-cell>
          <table:table-cell table:number-columns-repeated="9"/>
        </table:table-row>
        <table:table-row table:style-name="ro1">
          <table:table-cell office:value-type="float" office:value="14770135" calcext:value-type="float">
            <text:p>14770135</text:p>
          </table:table-cell>
          <table:table-cell office:value-type="float" office:value="2.476" calcext:value-type="float">
            <text:p>2.476</text:p>
          </table:table-cell>
          <table:table-cell office:value-type="float" office:value="0" calcext:value-type="float">
            <text:p>0</text:p>
          </table:table-cell>
          <table:table-cell office:value-type="float" office:value="2.476" calcext:value-type="float">
            <text:p>2.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9"/>
        </table:table-row>
        <table:table-row table:style-name="ro1">
          <table:table-cell office:value-type="float" office:value="14770135" calcext:value-type="float">
            <text:p>14770135</text:p>
          </table:table-cell>
          <table:table-cell office:value-type="float" office:value="1.675" calcext:value-type="float">
            <text:p>1.675</text:p>
          </table:table-cell>
          <table:table-cell office:value-type="float" office:value="0" calcext:value-type="float">
            <text:p>0</text:p>
          </table:table-cell>
          <table:table-cell office:value-type="float" office:value="1.675" calcext:value-type="float">
            <text:p>1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9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1.121" calcext:value-type="float">
            <text:p>1.121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.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  <table:table-cell office:value-type="float" office:value="278.619" calcext:value-type="float">
            <text:p>278.619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subprocess.py:1547(terminate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office:value-type="float" office:value="4068.383" calcext:value-type="float">
            <text:p>4068.383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subprocess.py:1334(_execute_child)</text:p>
          </table:table-cell>
          <table:table-cell table:number-columns-repeated="9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9" calcext:value-type="float">
            <text:p>0.379</text:p>
          </table:table-cell>
          <table:table-cell office:value-type="float" office:value="0.189" calcext:value-type="float">
            <text:p>0.189</text:p>
          </table:table-cell>
          <table:table-cell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evolve_executor.py:96(glue_book)</text:p>
          </table:table-cell>
          <table:table-cell table:number-columns-repeated="9"/>
        </table:table-row>
        <table:table-row table:style-name="ro1">
          <table:table-cell office:value-type="float" office:value="45127" calcext:value-type="float">
            <text:p>45127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328" calcext:value-type="float">
            <text:p>0.328</text:p>
          </table:table-cell>
          <table:table-cell office:value-type="float" office:value="0" calcext:value-type="float">
            <text:p>0</text:p>
          </table:table-cell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07(_close_pipe_fds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office:value-type="float" office:value="4068.844" calcext:value-type="float">
            <text:p>4068.844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subprocess.py:756(__init__)</text:p>
          </table:table-cell>
          <table:table-cell table:number-columns-repeated="9"/>
        </table:table-row>
        <table:table-row table:style-name="ro1">
          <table:table-cell office:value-type="float" office:value="300260" calcext:value-type="float">
            <text:p>300260</text:p>
          </table:table-cell>
          <table:table-cell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.py:201(&lt;listcomp&gt;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242" calcext:value-type="float">
            <text:p>0.242</text:p>
          </table:table-cell>
          <table:table-cell office:value-type="float" office:value="0" calcext:value-type="float">
            <text:p>0</text:p>
          </table:table-cell>
          <table:table-cell office:value-type="float" office:value="25.706" calcext:value-type="float">
            <text:p>25.70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234" calcext:value-type="float">
            <text:p>0.234</text:p>
          </table:table-cell>
          <table:table-cell table:number-columns-repeated="2" office:value-type="float" office:value="36.427" calcext:value-type="float">
            <text:p>36.427</text:p>
          </table:table-cell>
          <table:table-cell office:value-type="string" calcext:value-type="string">
            <text:p>evolve_executor.py:105(pregen_batches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arnings.warn}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9"/>
        </table:table-row>
        <table:table-row table:style-name="ro1">
          <table:table-cell office:value-type="float" office:value="42002" calcext:value-type="float">
            <text:p>42002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51.039" calcext:value-type="float">
            <text:p>51.03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4069.045" calcext:value-type="float">
            <text:p>4069.045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spydercustomize.py:106(__init__)</text:p>
          </table:table-cell>
          <table:table-cell table:number-columns-repeated="9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89(__exit__)</text:p>
          </table:table-cell>
          <table:table-cell table:number-columns-repeated="9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9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CloseHandle}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75(__init__)</text:p>
          </table:table-cell>
          <table:table-cell table:number-columns-repeated="9"/>
        </table:table-row>
        <table:table-row table:style-name="ro1">
          <table:table-cell office:value-type="float" office:value="63003" calcext:value-type="float">
            <text:p>63003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office:value-type="float" office:value="24.776" calcext:value-type="float">
            <text:p>24.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thread.allocate_lock}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08(__init__)</text:p>
          </table:table-cell>
          <table:table-cell table:number-columns-repeated="9"/>
        </table:table-row>
        <table:table-row table:style-name="ro1">
          <table:table-cell office:value-type="float" office:value="63003" calcext:value-type="float">
            <text:p>63003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office:value-type="float" office:value="21.754" calcext:value-type="float">
            <text:p>21.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9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17.251" calcext:value-type="float">
            <text:p>17.25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9"/>
        </table:table-row>
        <table:table-row table:style-name="ro1">
          <table:table-cell office:value-type="float" office:value="45127" calcext:value-type="float">
            <text:p>45127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9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11.65" calcext:value-type="float">
            <text:p>11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6.613" calcext:value-type="float">
            <text:p>6.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9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 office:value-type="float" office:value="1.182" calcext:value-type="float">
            <text:p>1.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0.379" calcext:value-type="float">
            <text:p>0.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045(__del__)</text:p>
          </table:table-cell>
          <table:table-cell table:number-columns-repeated="9"/>
        </table:table-row>
        <table:table-row table:style-name="ro1">
          <table:table-cell office:value-type="float" office:value="232668" calcext:value-type="float">
            <text:p>232668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9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6.095" calcext:value-type="float">
            <text:p>6.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9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exc_info}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WaitForSingleObject}</text:p>
          </table:table-cell>
          <table:table-cell table:number-columns-repeated="9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9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9"/>
        </table:table-row>
        <table:table-row table:style-name="ro1">
          <table:table-cell office:value-type="float" office:value="42002" calcext:value-type="float">
            <text:p>42002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6.535" calcext:value-type="float">
            <text:p>6.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9"/>
        </table:table-row>
        <table:table-row table:style-name="ro1">
          <table:table-cell office:value-type="float" office:value="45127" calcext:value-type="float">
            <text:p>45127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027" calcext:value-type="float">
            <text:p>0.027</text:p>
          </table:table-cell>
          <table:table-cell office:value-type="string" calcext:value-type="string">
            <text:p>{built-in method numpy.asarray}</text:p>
          </table:table-cell>
          <table:table-cell table:number-columns-repeated="9"/>
        </table:table-row>
        <table:table-row table:style-name="ro1">
          <table:table-cell office:value-type="float" office:value="21212" calcext:value-type="float">
            <text:p>21212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getattr}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445(_internal_poll)</text:p>
          </table:table-cell>
          <table:table-cell table:number-columns-repeated="9"/>
        </table:table-row>
        <table:table-row table:style-name="ro1">
          <table:table-cell office:value-type="float" office:value="17304" calcext:value-type="float">
            <text:p>17304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GetExitCodeProcess}</text:p>
          </table:table-cell>
          <table:table-cell table:number-columns-repeated="9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9"/>
        </table:table-row>
        <table:table-row table:style-name="ro1">
          <table:table-cell office:value-type="float" office:value="45127" calcext:value-type="float">
            <text:p>45127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.524" calcext:value-type="float">
            <text:p>2.52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516(select_from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00(Close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40(_get_handles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2.504" calcext:value-type="float">
            <text:p>2.50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434(is_dir)</text:p>
          </table:table-cell>
          <table:table-cell table:number-columns-repeated="9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nt.ScandirIterator' objects}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41(_cleanup)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9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string" calcext:value-type="string">
            <text:p>evolve_executor.py:107(&lt;listcomp&gt;)</text:p>
          </table:table-cell>
          <table:table-cell table:number-columns-repeated="9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9"/>
        </table:table-row>
        <table:table-row table:style-name="ro1">
          <table:table-cell office:value-type="float" office:value="45127" calcext:value-type="float">
            <text:p>45127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9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007" calcext:value-type="float">
            <text:p>0.007</text:p>
          </table:table-cell>
          <table:table-cell office:value-type="string" calcext:value-type="string">
            <text:p>evolve_executor.py:108(&lt;listcomp&gt;)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7" calcext:value-type="float">
            <text:p>0.007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string" calcext:value-type="string">
            <text:p>evolve_executor.py:109(&lt;listcomp&gt;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86(__enter__)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2.487" calcext:value-type="float">
            <text:p>2.48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27(stat)</text:p>
          </table:table-cell>
          <table:table-cell table:number-columns-repeated="9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9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stat.S_ISDIR}</text:p>
          </table:table-cell>
          <table:table-cell table:number-columns-repeated="9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9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9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9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9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9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9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9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shape_base.py:739(array_split)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__array_function__ internals&gt;:2(swapaxes)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numeric.py:51(_wrapfunc)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swapaxes' of 'numpy.ndarray' objects}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numeric.py:550(swapaxe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2/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{built-in method numpy.core._multiarray_umath.implement_array_function}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omnumeric.py:546(_swapaxes_dispatcher)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cumsum' of 'numpy.ndarray' objects}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umpy.array}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string" calcext:value-type="string">
            <text:p>fromnumeric.py:38(_wrapit)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string" calcext:value-type="string">
            <text:p>&lt;__array_function__ internals&gt;:2(array_split)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divmod}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ape_base.py:735(_array_split_dispatcher)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2" table:target-range-address="Sheet2.A1:Sheet2.H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Sheet1.A1:Sheet1.F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Sheet3.A1:Sheet3.F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Sheet4.A1:Sheet4.F8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0:50:16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6T19:26:24.791000000</meta:creation-date>
    <dc:date>2024-03-20T21:28:54.978000000</dc:date>
    <meta:editing-duration>PT18H17M22S</meta:editing-duration>
    <meta:editing-cycles>9</meta:editing-cycles>
    <meta:generator>LibreOffice/6.1.6.3$Windows_X86_64 LibreOffice_project/5896ab1714085361c45cf540f76f60673dd96a72</meta:generator>
    <meta:document-statistic meta:table-count="11" meta:cell-count="9300" meta:object-count="0"/>
  </office:meta>
</office:document-meta>
</file>